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3.2535in" table:align="margins"/>
    </style:style>
    <style:style style:name="Table2.A" style:family="table-column">
      <style:table-column-properties style:column-width="3.2535in" style:rel-column-width="65535*"/>
    </style:style>
    <style:style style:name="Table2.A1" style:family="table-cell">
      <style:table-cell-properties fo:padding-left="0.0799in" fo:padding-right="0.0201in" fo:padding-top="0.0403in" fo:padding-bottom="0.0403in" fo:border="0.05pt solid #000000"/>
    </style:style>
    <style:style style:name="Table4" style:family="table">
      <style:table-properties style:width="3.2535in" table:align="margins"/>
    </style:style>
    <style:style style:name="Table4.A" style:family="table-column">
      <style:table-column-properties style:column-width="3.253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2535in" table:align="margins"/>
    </style:style>
    <style:style style:name="Table6.A" style:family="table-column">
      <style:table-column-properties style:column-width="3.2535in" style:rel-column-width="65535*"/>
    </style:style>
    <style:style style:name="Table6.A1" style:family="table-cell">
      <style:table-cell-properties fo:padding="0.0382in" fo:border="0.05pt solid #000000"/>
    </style:style>
    <style:style style:name="Table8" style:family="table">
      <style:table-properties style:width="3.2535in" table:align="margins"/>
    </style:style>
    <style:style style:name="Table8.A" style:family="table-column">
      <style:table-column-properties style:column-width="3.2535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2535in" table:align="margins"/>
    </style:style>
    <style:style style:name="Table5.A" style:family="table-column">
      <style:table-column-properties style:column-width="3.253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3.2535in" table:align="margins"/>
    </style:style>
    <style:style style:name="Table66.A" style:family="table-column">
      <style:table-column-properties style:column-width="3.2535in" style:rel-column-width="65535*"/>
    </style:style>
    <style:style style:name="Table66.A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2542in" table:align="margins"/>
    </style:style>
    <style:style style:name="Table3.A" style:family="table-column">
      <style:table-column-properties style:column-width="3.2542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2535in" table:align="margins"/>
    </style:style>
    <style:style style:name="Table7.A" style:family="table-column">
      <style:table-column-properties style:column-width="3.2535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2535in" table:align="margins"/>
    </style:style>
    <style:style style:name="Table9.A" style:family="table-column">
      <style:table-column-properties style:column-width="3.2535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3.2535in" table:align="margins"/>
    </style:style>
    <style:style style:name="Table31.A" style:family="table-column">
      <style:table-column-properties style:column-width="3.2535in" style:rel-column-width="65535*"/>
    </style:style>
    <style:style style:name="Table31.A1" style:family="table-cell">
      <style:table-cell-properties fo:padding="0.0382in" fo:border="0.05pt solid #000000"/>
    </style:style>
    <style:style style:name="Table22" style:family="table">
      <style:table-properties style:width="3.2535in" table:align="margins"/>
    </style:style>
    <style:style style:name="Table22.A" style:family="table-column">
      <style:table-column-properties style:column-width="3.2535in" style:rel-column-width="65535*"/>
    </style:style>
    <style:style style:name="Table22.A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3.2535in" table:align="margins"/>
    </style:style>
    <style:style style:name="Table19.A" style:family="table-column">
      <style:table-column-properties style:column-width="3.2535in" style:rel-column-width="65535*"/>
    </style:style>
    <style:style style:name="Table19.A1" style:family="table-cell">
      <style:table-cell-properties fo:padding="0.0382in" fo:border="0.05pt solid #000000"/>
    </style:style>
    <style:style style:name="Table127" style:family="table">
      <style:table-properties style:width="3.2535in" table:align="margins"/>
    </style:style>
    <style:style style:name="Table127.A" style:family="table-column">
      <style:table-column-properties style:column-width="3.2535in" style:rel-column-width="65535*"/>
    </style:style>
    <style:style style:name="Table127.A1" style:family="table-cell">
      <style:table-cell-properties fo:padding="0.0382in" fo:border="0.05pt solid #000000"/>
    </style:style>
    <style:style style:name="Table12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8" style:family="table">
      <style:table-properties style:width="3.2535in" table:align="margins"/>
    </style:style>
    <style:style style:name="Table128.A" style:family="table-column">
      <style:table-column-properties style:column-width="3.2535in" style:rel-column-width="65535*"/>
    </style:style>
    <style:style style:name="Table128.A1" style:family="table-cell">
      <style:table-cell-properties fo:padding="0.0382in" fo:border="0.05pt solid #000000"/>
    </style:style>
    <style:style style:name="Table12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9" style:family="table">
      <style:table-properties style:width="3.2542in" table:align="margins"/>
    </style:style>
    <style:style style:name="Table129.A" style:family="table-column">
      <style:table-column-properties style:column-width="3.2542in" style:rel-column-width="65535*"/>
    </style:style>
    <style:style style:name="Table129.A1" style:family="table-cell">
      <style:table-cell-properties fo:padding="0.0382in" fo:border="0.05pt solid #000000"/>
    </style:style>
    <style:style style:name="Table12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0" style:family="table">
      <style:table-properties style:width="3.2542in" table:align="margins"/>
    </style:style>
    <style:style style:name="Table130.A" style:family="table-column">
      <style:table-column-properties style:column-width="3.2542in" style:rel-column-width="65535*"/>
    </style:style>
    <style:style style:name="Table130.A1" style:family="table-cell">
      <style:table-cell-properties fo:padding="0.0382in" fo:border="0.05pt solid #000000"/>
    </style:style>
    <style:style style:name="Table131" style:family="table">
      <style:table-properties style:width="3.2542in" table:align="margins"/>
    </style:style>
    <style:style style:name="Table131.A" style:family="table-column">
      <style:table-column-properties style:column-width="3.2542in" style:rel-column-width="65535*"/>
    </style:style>
    <style:style style:name="Table131.A1" style:family="table-cell">
      <style:table-cell-properties fo:padding="0.0382in" fo:border="0.05pt solid #000000"/>
    </style:style>
    <style:style style:name="Table13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2" style:family="table">
      <style:table-properties style:width="3.2542in" table:align="margins"/>
    </style:style>
    <style:style style:name="Table132.A" style:family="table-column">
      <style:table-column-properties style:column-width="3.2542in" style:rel-column-width="65535*"/>
    </style:style>
    <style:style style:name="Table132.A1" style:family="table-cell">
      <style:table-cell-properties fo:padding="0.0382in" fo:border="0.05pt solid #000000"/>
    </style:style>
    <style:style style:name="Table13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3" style:family="table">
      <style:table-properties style:width="3.2542in" table:align="margins"/>
    </style:style>
    <style:style style:name="Table133.A" style:family="table-column">
      <style:table-column-properties style:column-width="3.2542in" style:rel-column-width="65535*"/>
    </style:style>
    <style:style style:name="Table133.A1" style:family="table-cell">
      <style:table-cell-properties fo:padding="0.0382in" fo:border="0.05pt solid #000000"/>
    </style:style>
    <style:style style:name="Table13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3.2535in" table:align="margins"/>
    </style:style>
    <style:style style:name="Table21.A" style:family="table-column">
      <style:table-column-properties style:column-width="3.2535in" style:rel-column-width="65535*"/>
    </style:style>
    <style:style style:name="Table21.A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3.2535in" table:align="margins"/>
    </style:style>
    <style:style style:name="Table23.A" style:family="table-column">
      <style:table-column-properties style:column-width="3.2535in" style:rel-column-width="65535*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3.2535in" table:align="margins"/>
    </style:style>
    <style:style style:name="Table24.A" style:family="table-column">
      <style:table-column-properties style:column-width="1.3111in" style:rel-column-width="26409*"/>
    </style:style>
    <style:style style:name="Table24.B" style:family="table-column">
      <style:table-column-properties style:column-width="1.9424in" style:rel-column-width="39126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3.2535in" table:align="margins"/>
    </style:style>
    <style:style style:name="Table25.A" style:family="table-column">
      <style:table-column-properties style:column-width="3.2535in" style:rel-column-width="65535*"/>
    </style:style>
    <style:style style:name="Table25.A1" style:family="table-cell">
      <style:table-cell-properties fo:padding="0.0382in" fo:border="0.05pt solid #000000"/>
    </style:style>
    <style:style style:name="Table10" style:family="table">
      <style:table-properties style:width="3.2549in" fo:margin-left="0in" table:align="left"/>
    </style:style>
    <style:style style:name="Table10.A" style:family="table-column">
      <style:table-column-properties style:column-width="0.3736in"/>
    </style:style>
    <style:style style:name="Table10.B" style:family="table-column">
      <style:table-column-properties style:column-width="2.8813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2535in" table:align="margins"/>
    </style:style>
    <style:style style:name="Table11.A" style:family="table-column">
      <style:table-column-properties style:column-width="3.253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3.2535in" table:align="margins"/>
    </style:style>
    <style:style style:name="Table12.A" style:family="table-column">
      <style:table-column-properties style:column-width="3.2535in" style:rel-column-width="65535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2535in" table:align="margins"/>
    </style:style>
    <style:style style:name="Table14.A" style:family="table-column">
      <style:table-column-properties style:column-width="3.2535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2535in" table:align="margins"/>
    </style:style>
    <style:style style:name="Table13.A" style:family="table-column">
      <style:table-column-properties style:column-width="3.2535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2535in" table:align="margins"/>
    </style:style>
    <style:style style:name="Table20.A" style:family="table-column">
      <style:table-column-properties style:column-width="3.2535in" style:rel-column-width="65535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7" style:family="table">
      <style:table-properties style:width="3.2535in" table:align="margins"/>
    </style:style>
    <style:style style:name="Table97.A" style:family="table-column">
      <style:table-column-properties style:column-width="3.2535in" style:rel-column-width="65535*"/>
    </style:style>
    <style:style style:name="Table97.A1" style:family="table-cell">
      <style:table-cell-properties fo:padding="0.0382in" fo:border="0.05pt solid #000000"/>
    </style:style>
    <style:style style:name="Table9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.2542in" table:align="margins"/>
    </style:style>
    <style:style style:name="Table1.A" style:family="table-column">
      <style:table-column-properties style:column-width="2.0007in" style:rel-column-width="40286*"/>
    </style:style>
    <style:style style:name="Table1.B" style:family="table-column">
      <style:table-column-properties style:column-width="1.2535in" style:rel-column-width="25249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6" style:family="table">
      <style:table-properties style:width="3.2542in" table:align="margins"/>
    </style:style>
    <style:style style:name="Table16.A" style:family="table-column">
      <style:table-column-properties style:column-width="0.9993in" style:rel-column-width="20129*"/>
    </style:style>
    <style:style style:name="Table16.B" style:family="table-column">
      <style:table-column-properties style:column-width="2.2549in" style:rel-column-width="45406*"/>
    </style:style>
    <style:style style:name="Table1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2542in" table:align="margins"/>
    </style:style>
    <style:style style:name="Table17.A" style:family="table-column">
      <style:table-column-properties style:column-width="3.2542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2542in" table:align="margins"/>
    </style:style>
    <style:style style:name="Table18.A" style:family="table-column">
      <style:table-column-properties style:column-width="3.2542in" style:rel-column-width="65535*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3.2535in" table:align="margins"/>
    </style:style>
    <style:style style:name="Table26.A" style:family="table-column">
      <style:table-column-properties style:column-width="3.2535in" style:rel-column-width="65535*"/>
    </style:style>
    <style:style style:name="Table26.A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3.2535in" table:align="margins"/>
    </style:style>
    <style:style style:name="Table29.A" style:family="table-column">
      <style:table-column-properties style:column-width="3.2535in" style:rel-column-width="65535*"/>
    </style:style>
    <style:style style:name="Table29.A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3.2535in" table:align="margins"/>
    </style:style>
    <style:style style:name="Table30.A" style:family="table-column">
      <style:table-column-properties style:column-width="3.2535in" style:rel-column-width="65535*"/>
    </style:style>
    <style:style style:name="Table30.A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3.2535in" table:align="margins"/>
    </style:style>
    <style:style style:name="Table27.A" style:family="table-column">
      <style:table-column-properties style:column-width="3.2535in" style:rel-column-width="65535*"/>
    </style:style>
    <style:style style:name="Table27.A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2535in" table:align="margins"/>
    </style:style>
    <style:style style:name="Table28.A" style:family="table-column">
      <style:table-column-properties style:column-width="3.2535in" style:rel-column-width="65535*"/>
    </style:style>
    <style:style style:name="Table28.A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0" style:family="table">
      <style:table-properties style:width="3.2535in" table:align="margins"/>
    </style:style>
    <style:style style:name="Table110.A" style:family="table-column">
      <style:table-column-properties style:column-width="3.2535in" style:rel-column-width="65535*"/>
    </style:style>
    <style:style style:name="Table110.A1" style:family="table-cell">
      <style:table-cell-properties fo:padding="0.0382in" fo:border="0.05pt solid #000000"/>
    </style:style>
    <style:style style:name="Table45" style:family="table">
      <style:table-properties style:width="3.2535in" table:align="margins"/>
    </style:style>
    <style:style style:name="Table45.A" style:family="table-column">
      <style:table-column-properties style:column-width="3.2535in" style:rel-column-width="65535*"/>
    </style:style>
    <style:style style:name="Table45.A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3.2542in" table:align="margins"/>
    </style:style>
    <style:style style:name="Table46.A" style:family="table-column">
      <style:table-column-properties style:column-width="3.2542in" style:rel-column-width="65535*"/>
    </style:style>
    <style:style style:name="Table46.A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3.2542in" table:align="margins"/>
    </style:style>
    <style:style style:name="Table47.A" style:family="table-column">
      <style:table-column-properties style:column-width="3.2542in" style:rel-column-width="65535*"/>
    </style:style>
    <style:style style:name="Table47.A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3.2542in" table:align="margins"/>
    </style:style>
    <style:style style:name="Table65.A" style:family="table-column">
      <style:table-column-properties style:column-width="3.2542in" style:rel-column-width="65535*"/>
    </style:style>
    <style:style style:name="Table65.A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3.2535in" table:align="margins"/>
    </style:style>
    <style:style style:name="Table32.A" style:family="table-column">
      <style:table-column-properties style:column-width="3.2535in" style:rel-column-width="65535*"/>
    </style:style>
    <style:style style:name="Table32.A1" style:family="table-cell">
      <style:table-cell-properties fo:padding="0.0382in" fo:border="0.05pt solid #000000"/>
    </style:style>
    <style:style style:name="Table57" style:family="table">
      <style:table-properties style:width="2.6875in" fo:margin-left="0.2431in" table:align="left"/>
    </style:style>
    <style:style style:name="Table57.A" style:family="table-column">
      <style:table-column-properties style:column-width="0.2688in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J1" style:family="table-cell">
      <style:table-cell-properties fo:padding="0.0382in" fo:border="0.05pt solid #000000"/>
    </style:style>
    <style:style style:name="Table33" style:family="table">
      <style:table-properties style:width="3.2535in" table:align="margins"/>
    </style:style>
    <style:style style:name="Table33.A" style:family="table-column">
      <style:table-column-properties style:column-width="3.2535in" style:rel-column-width="65535*"/>
    </style:style>
    <style:style style:name="Table33.A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2535in" table:align="margins"/>
    </style:style>
    <style:style style:name="Table34.A" style:family="table-column">
      <style:table-column-properties style:column-width="3.2535in" style:rel-column-width="65535*"/>
    </style:style>
    <style:style style:name="Table34.A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3.2535in" table:align="margins"/>
    </style:style>
    <style:style style:name="Table37.A" style:family="table-column">
      <style:table-column-properties style:column-width="3.2535in" style:rel-column-width="65535*"/>
    </style:style>
    <style:style style:name="Table37.A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7" style:family="table">
      <style:table-properties style:width="3.2535in" table:align="margins"/>
    </style:style>
    <style:style style:name="Table117.A" style:family="table-column">
      <style:table-column-properties style:column-width="3.2535in" style:rel-column-width="65535*"/>
    </style:style>
    <style:style style:name="Table117.A1" style:family="table-cell">
      <style:table-cell-properties fo:padding="0.0382in" fo:border="0.05pt solid #000000"/>
    </style:style>
    <style:style style:name="Table1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8" style:family="table">
      <style:table-properties style:width="3.2535in" table:align="margins"/>
    </style:style>
    <style:style style:name="Table118.A" style:family="table-column">
      <style:table-column-properties style:column-width="3.2535in" style:rel-column-width="65535*"/>
    </style:style>
    <style:style style:name="Table118.A1" style:family="table-cell">
      <style:table-cell-properties fo:padding="0.0382in" fo:border="0.05pt solid #000000"/>
    </style:style>
    <style:style style:name="Table1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0" style:family="table">
      <style:table-properties style:width="3.2535in" table:align="margins"/>
    </style:style>
    <style:style style:name="Table120.A" style:family="table-column">
      <style:table-column-properties style:column-width="3.2535in" style:rel-column-width="65535*"/>
    </style:style>
    <style:style style:name="Table120.A1" style:family="table-cell">
      <style:table-cell-properties fo:padding="0.0382in" fo:border="0.05pt solid #000000"/>
    </style:style>
    <style:style style:name="Table12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9" style:family="table">
      <style:table-properties style:width="3.2535in" table:align="margins"/>
    </style:style>
    <style:style style:name="Table119.A" style:family="table-column">
      <style:table-column-properties style:column-width="3.2535in" style:rel-column-width="65535*"/>
    </style:style>
    <style:style style:name="Table119.A1" style:family="table-cell">
      <style:table-cell-properties fo:padding="0.0382in" fo:border="0.05pt solid #000000"/>
    </style:style>
    <style:style style:name="Table1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2" style:family="table">
      <style:table-properties style:width="3.2535in" table:align="margins"/>
    </style:style>
    <style:style style:name="Table122.A" style:family="table-column">
      <style:table-column-properties style:column-width="3.2535in" style:rel-column-width="65535*"/>
    </style:style>
    <style:style style:name="Table122.A1" style:family="table-cell">
      <style:table-cell-properties fo:padding="0.0382in" fo:border="0.05pt solid #000000"/>
    </style:style>
    <style:style style:name="Table12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3.2542in" table:align="margins"/>
    </style:style>
    <style:style style:name="Table35.A" style:family="table-column">
      <style:table-column-properties style:column-width="3.2542in" style:rel-column-width="65535*"/>
    </style:style>
    <style:style style:name="Table35.A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1" style:family="table">
      <style:table-properties style:width="3.2542in" table:align="margins"/>
    </style:style>
    <style:style style:name="Table121.A" style:family="table-column">
      <style:table-column-properties style:column-width="3.2542in" style:rel-column-width="65535*"/>
    </style:style>
    <style:style style:name="Table121.A1" style:family="table-cell">
      <style:table-cell-properties fo:padding="0.0382in" fo:border="0.05pt solid #000000"/>
    </style:style>
    <style:style style:name="Table12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4" style:family="table">
      <style:table-properties style:width="3.2542in" table:align="margins"/>
    </style:style>
    <style:style style:name="Table124.A" style:family="table-column">
      <style:table-column-properties style:column-width="3.2542in" style:rel-column-width="65535*"/>
    </style:style>
    <style:style style:name="Table124.A1" style:family="table-cell">
      <style:table-cell-properties fo:padding="0.0382in" fo:border="0.05pt solid #000000"/>
    </style:style>
    <style:style style:name="Table12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3.2535in" table:align="margins"/>
    </style:style>
    <style:style style:name="Table36.A" style:family="table-column">
      <style:table-column-properties style:column-width="0.3722in" style:rel-column-width="7497*"/>
    </style:style>
    <style:style style:name="Table36.B" style:family="table-column">
      <style:table-column-properties style:column-width="2.8813in" style:rel-column-width="58038*"/>
    </style:style>
    <style:style style:name="Table36.A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3.2535in" table:align="margins"/>
    </style:style>
    <style:style style:name="Table67.A" style:family="table-column">
      <style:table-column-properties style:column-width="3.2535in" style:rel-column-width="65535*"/>
    </style:style>
    <style:style style:name="Table67.A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5" style:family="table">
      <style:table-properties style:width="3.2535in" table:align="margins"/>
    </style:style>
    <style:style style:name="Table105.A" style:family="table-column">
      <style:table-column-properties style:column-width="3.2535in" style:rel-column-width="65535*"/>
    </style:style>
    <style:style style:name="Table105.A1" style:family="table-cell">
      <style:table-cell-properties fo:padding="0.0382in" fo:border="0.05pt solid #000000"/>
    </style:style>
    <style:style style:name="Table10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3.2535in" table:align="margins"/>
    </style:style>
    <style:style style:name="Table38.A" style:family="table-column">
      <style:table-column-properties style:column-width="3.2535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3.2535in" table:align="margins"/>
    </style:style>
    <style:style style:name="Table39.A" style:family="table-column">
      <style:table-column-properties style:column-width="0.3125in" style:rel-column-width="6294*"/>
    </style:style>
    <style:style style:name="Table39.B" style:family="table-column">
      <style:table-column-properties style:column-width="2.941in" style:rel-column-width="59241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B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7" style:family="table">
      <style:table-properties style:width="3.2535in" table:align="margins"/>
    </style:style>
    <style:style style:name="Table107.A" style:family="table-column">
      <style:table-column-properties style:column-width="3.2535in" style:rel-column-width="65535*"/>
    </style:style>
    <style:style style:name="Table107.A1" style:family="table-cell">
      <style:table-cell-properties fo:padding="0.0382in" fo:border="0.05pt solid #000000"/>
    </style:style>
    <style:style style:name="Table10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8" style:family="table">
      <style:table-properties style:width="3.2535in" table:align="margins"/>
    </style:style>
    <style:style style:name="Table108.A" style:family="table-column">
      <style:table-column-properties style:column-width="3.2535in" style:rel-column-width="65535*"/>
    </style:style>
    <style:style style:name="Table108.A1" style:family="table-cell">
      <style:table-cell-properties fo:padding="0.0382in" fo:border="0.05pt solid #000000"/>
    </style:style>
    <style:style style:name="Table10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3.2514in" table:align="left"/>
    </style:style>
    <style:style style:name="Table41.A" style:family="table-column">
      <style:table-column-properties style:column-width="1.3097in"/>
    </style:style>
    <style:style style:name="Table41.B" style:family="table-column">
      <style:table-column-properties style:column-width="1.9417in"/>
    </style:style>
    <style:style style:name="Table41.A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3.2514in" table:align="left"/>
    </style:style>
    <style:style style:name="Table42.A" style:family="table-column">
      <style:table-column-properties style:column-width="1.25in"/>
    </style:style>
    <style:style style:name="Table42.B" style:family="table-column">
      <style:table-column-properties style:column-width="2.0014in"/>
    </style:style>
    <style:style style:name="Table42.A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3.2514in" table:align="left"/>
    </style:style>
    <style:style style:name="Table43.A" style:family="table-column">
      <style:table-column-properties style:column-width="1.3097in"/>
    </style:style>
    <style:style style:name="Table43.B" style:family="table-column">
      <style:table-column-properties style:column-width="1.9417in"/>
    </style:style>
    <style:style style:name="Table43.A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3.2514in" table:align="left"/>
    </style:style>
    <style:style style:name="Table44.A" style:family="table-column">
      <style:table-column-properties style:column-width="1.6889in"/>
    </style:style>
    <style:style style:name="Table44.B" style:family="table-column">
      <style:table-column-properties style:column-width="1.5625in"/>
    </style:style>
    <style:style style:name="Table44.A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6" style:family="table">
      <style:table-properties style:width="3.2576in" fo:margin-left="0in" table:align="left"/>
    </style:style>
    <style:style style:name="Table106.A" style:family="table-column">
      <style:table-column-properties style:column-width="0.9375in"/>
    </style:style>
    <style:style style:name="Table106.B" style:family="table-column">
      <style:table-column-properties style:column-width="2.3201in"/>
    </style:style>
    <style:style style:name="Table106.A1" style:family="table-cell">
      <style:table-cell-properties fo:padding="0.0382in" fo:border="0.05pt solid #000000"/>
    </style:style>
    <style:style style:name="Table106.A2" style:family="table-cell">
      <style:table-cell-properties fo:padding="0.0382in" fo:border-left="0.05pt solid #000000" fo:border-right="none" fo:border-top="none" fo:border-bottom="0.05pt solid #000000"/>
    </style:style>
    <style:style style:name="Table10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1" style:family="table">
      <style:table-properties style:width="3.2535in" table:align="margins"/>
    </style:style>
    <style:style style:name="Table101.A" style:family="table-column">
      <style:table-column-properties style:column-width="3.2535in" style:rel-column-width="65535*"/>
    </style:style>
    <style:style style:name="Table101.A1" style:family="table-cell">
      <style:table-cell-properties fo:padding="0.0382in" fo:border="0.05pt solid #000000"/>
    </style:style>
    <style:style style:name="Table102" style:family="table">
      <style:table-properties style:width="3.2535in" table:align="margins"/>
    </style:style>
    <style:style style:name="Table102.A" style:family="table-column">
      <style:table-column-properties style:column-width="3.2535in" style:rel-column-width="65535*"/>
    </style:style>
    <style:style style:name="Table102.A1" style:family="table-cell">
      <style:table-cell-properties fo:padding="0.0382in" fo:border="0.05pt solid #000000"/>
    </style:style>
    <style:style style:name="Table48" style:family="table">
      <style:table-properties style:width="3.2535in" table:align="margins"/>
    </style:style>
    <style:style style:name="Table48.A" style:family="table-column">
      <style:table-column-properties style:column-width="3.2535in" style:rel-column-width="65535*"/>
    </style:style>
    <style:style style:name="Table48.A1" style:family="table-cell">
      <style:table-cell-properties fo:padding="0.0382in" fo:border="0.05pt solid #000000"/>
    </style:style>
    <style:style style:name="Table49" style:family="table">
      <style:table-properties style:width="3.2535in" table:align="margins"/>
    </style:style>
    <style:style style:name="Table49.A" style:family="table-column">
      <style:table-column-properties style:column-width="3.2535in" style:rel-column-width="65535*"/>
    </style:style>
    <style:style style:name="Table49.A1" style:family="table-cell">
      <style:table-cell-properties fo:padding="0.0382in" fo:border="0.05pt solid #000000"/>
    </style:style>
    <style:style style:name="Table50" style:family="table">
      <style:table-properties style:width="3.2535in" table:align="margins"/>
    </style:style>
    <style:style style:name="Table50.A" style:family="table-column">
      <style:table-column-properties style:column-width="3.2535in" style:rel-column-width="65535*"/>
    </style:style>
    <style:style style:name="Table50.A1" style:family="table-cell">
      <style:table-cell-properties fo:padding="0.0382in" fo:border="0.05pt solid #000000"/>
    </style:style>
    <style:style style:name="Table51" style:family="table">
      <style:table-properties style:width="3.2535in" table:align="margins"/>
    </style:style>
    <style:style style:name="Table51.A" style:family="table-column">
      <style:table-column-properties style:column-width="3.2535in" style:rel-column-width="65535*"/>
    </style:style>
    <style:style style:name="Table51.A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3.2535in" table:align="margins"/>
    </style:style>
    <style:style style:name="Table53.A" style:family="table-column">
      <style:table-column-properties style:column-width="3.2535in" style:rel-column-width="65535*"/>
    </style:style>
    <style:style style:name="Table53.A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3.2535in" table:align="margins"/>
    </style:style>
    <style:style style:name="Table55.A" style:family="table-column">
      <style:table-column-properties style:column-width="3.2535in" style:rel-column-width="65535*"/>
    </style:style>
    <style:style style:name="Table55.A1" style:family="table-cell">
      <style:table-cell-properties fo:padding="0.0382in" fo:border="0.05pt solid #000000"/>
    </style:style>
    <style:style style:name="Table54" style:family="table">
      <style:table-properties style:width="3.2535in" table:align="margins"/>
    </style:style>
    <style:style style:name="Table54.A" style:family="table-column">
      <style:table-column-properties style:column-width="3.2535in" style:rel-column-width="65535*"/>
    </style:style>
    <style:style style:name="Table54.A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4" style:family="table">
      <style:table-properties style:width="3.2535in" table:align="margins"/>
    </style:style>
    <style:style style:name="Table104.A" style:family="table-column">
      <style:table-column-properties style:column-width="3.2535in" style:rel-column-width="65535*"/>
    </style:style>
    <style:style style:name="Table104.A1" style:family="table-cell">
      <style:table-cell-properties fo:padding="0.0382in" fo:border="0.05pt solid #000000"/>
    </style:style>
    <style:style style:name="Table10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3" style:family="table">
      <style:table-properties style:width="3.2535in" table:align="margins"/>
    </style:style>
    <style:style style:name="Table103.A" style:family="table-column">
      <style:table-column-properties style:column-width="3.2535in" style:rel-column-width="65535*"/>
    </style:style>
    <style:style style:name="Table103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03.A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2" style:family="table">
      <style:table-properties style:width="3.2542in" table:align="margins"/>
    </style:style>
    <style:style style:name="Table52.A" style:family="table-column">
      <style:table-column-properties style:column-width="3.2542in" style:rel-column-width="65535*"/>
    </style:style>
    <style:style style:name="Table52.A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9" style:family="table">
      <style:table-properties style:width="3.2542in" table:align="margins"/>
    </style:style>
    <style:style style:name="Table109.A" style:family="table-column">
      <style:table-column-properties style:column-width="3.2542in" style:rel-column-width="65535*"/>
    </style:style>
    <style:style style:name="Table109.A1" style:family="table-cell">
      <style:table-cell-properties fo:padding="0.0382in" fo:border="0.05pt solid #000000"/>
    </style:style>
    <style:style style:name="Table10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3.2542in" table:align="margins"/>
    </style:style>
    <style:style style:name="Table62.A" style:family="table-column">
      <style:table-column-properties style:column-width="3.2542in" style:rel-column-width="65535*"/>
    </style:style>
    <style:style style:name="Table62.A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1" style:family="table">
      <style:table-properties style:width="3.2535in" table:align="margins"/>
    </style:style>
    <style:style style:name="Table111.A" style:family="table-column">
      <style:table-column-properties style:column-width="3.2535in" style:rel-column-width="65535*"/>
    </style:style>
    <style:style style:name="Table111.A1" style:family="table-cell">
      <style:table-cell-properties fo:padding="0.0382in" fo:border="0.05pt solid #000000"/>
    </style:style>
    <style:style style:name="Table112" style:family="table">
      <style:table-properties style:width="3.2535in" table:align="margins"/>
    </style:style>
    <style:style style:name="Table112.A" style:family="table-column">
      <style:table-column-properties style:column-width="3.2535in" style:rel-column-width="65535*"/>
    </style:style>
    <style:style style:name="Table112.A1" style:family="table-cell">
      <style:table-cell-properties fo:padding="0.0382in" fo:border="0.05pt solid #000000"/>
    </style:style>
    <style:style style:name="Table1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3" style:family="table">
      <style:table-properties style:width="3.2535in" table:align="margins"/>
    </style:style>
    <style:style style:name="Table113.A" style:family="table-column">
      <style:table-column-properties style:column-width="3.2535in" style:rel-column-width="65535*"/>
    </style:style>
    <style:style style:name="Table113.A1" style:family="table-cell">
      <style:table-cell-properties fo:padding="0.0382in" fo:border="0.05pt solid #000000"/>
    </style:style>
    <style:style style:name="Table1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3.2535in" table:align="margins"/>
    </style:style>
    <style:style style:name="Table58.A" style:family="table-column">
      <style:table-column-properties style:column-width="3.2535in" style:rel-column-width="65535*"/>
    </style:style>
    <style:style style:name="Table58.A1" style:family="table-cell">
      <style:table-cell-properties fo:padding="0.0382in" fo:border="0.05pt solid #000000"/>
    </style:style>
    <style:style style:name="Table56" style:family="table">
      <style:table-properties style:width="3.2535in" table:align="margins"/>
    </style:style>
    <style:style style:name="Table56.A" style:family="table-column">
      <style:table-column-properties style:column-width="3.2535in" style:rel-column-width="65535*"/>
    </style:style>
    <style:style style:name="Table56.A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4" style:family="table">
      <style:table-properties style:width="3.2535in" table:align="margins"/>
    </style:style>
    <style:style style:name="Table114.A" style:family="table-column">
      <style:table-column-properties style:column-width="3.2535in" style:rel-column-width="65535*"/>
    </style:style>
    <style:style style:name="Table114.A1" style:family="table-cell">
      <style:table-cell-properties fo:padding="0.0382in" fo:border="0.05pt solid #000000"/>
    </style:style>
    <style:style style:name="Table1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5" style:family="table">
      <style:table-properties style:width="3.2535in" table:align="margins"/>
    </style:style>
    <style:style style:name="Table115.A" style:family="table-column">
      <style:table-column-properties style:column-width="3.2535in" style:rel-column-width="65535*"/>
    </style:style>
    <style:style style:name="Table115.A1" style:family="table-cell">
      <style:table-cell-properties fo:padding="0.0382in" fo:border="0.05pt solid #000000"/>
    </style:style>
    <style:style style:name="Table59" style:family="table">
      <style:table-properties style:width="3.2535in" table:align="margins"/>
    </style:style>
    <style:style style:name="Table59.A" style:family="table-column">
      <style:table-column-properties style:column-width="3.2535in" style:rel-column-width="65535*"/>
    </style:style>
    <style:style style:name="Table59.A1" style:family="table-cell">
      <style:table-cell-properties fo:padding="0.0382in" fo:border="0.05pt solid #000000"/>
    </style:style>
    <style:style style:name="Table116" style:family="table">
      <style:table-properties style:width="3.2535in" table:align="margins"/>
    </style:style>
    <style:style style:name="Table116.A" style:family="table-column">
      <style:table-column-properties style:column-width="3.2535in" style:rel-column-width="65535*"/>
    </style:style>
    <style:style style:name="Table116.A1" style:family="table-cell">
      <style:table-cell-properties fo:padding="0.0382in" fo:border="0.05pt solid #000000"/>
    </style:style>
    <style:style style:name="Table61" style:family="table">
      <style:table-properties style:width="3.2535in" table:align="margins"/>
    </style:style>
    <style:style style:name="Table61.A" style:family="table-column">
      <style:table-column-properties style:column-width="3.2535in" style:rel-column-width="65535*"/>
    </style:style>
    <style:style style:name="Table61.A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3.2542in" table:align="margins"/>
    </style:style>
    <style:style style:name="Table60.A" style:family="table-column">
      <style:table-column-properties style:column-width="3.2542in" style:rel-column-width="65535*"/>
    </style:style>
    <style:style style:name="Table60.A1" style:family="table-cell">
      <style:table-cell-properties fo:padding="0.0382in" fo:border="0.05pt solid #000000"/>
    </style:style>
    <style:style style:name="Table64" style:family="table">
      <style:table-properties style:width="3.2542in" table:align="margins"/>
    </style:style>
    <style:style style:name="Table64.A" style:family="table-column">
      <style:table-column-properties style:column-width="3.2542in" style:rel-column-width="65535*"/>
    </style:style>
    <style:style style:name="Table64.A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3.2542in" table:align="margins"/>
    </style:style>
    <style:style style:name="Table63.A" style:family="table-column">
      <style:table-column-properties style:column-width="3.2542in" style:rel-column-width="65535*"/>
    </style:style>
    <style:style style:name="Table63.1" style:family="table-row">
      <style:table-row-properties style:min-row-height="0.2528in"/>
    </style:style>
    <style:style style:name="Table63.A1" style:family="table-cell">
      <style:table-cell-properties fo:padding="0.0382in" fo:border="0.05pt solid #000000"/>
    </style:style>
    <style:style style:name="Table63.2" style:family="table-row">
      <style:table-row-properties style:min-row-height="0.3674in"/>
    </style:style>
    <style:style style:name="Table6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3.2535in" table:align="margins"/>
    </style:style>
    <style:style style:name="Table69.A" style:family="table-column">
      <style:table-column-properties style:column-width="3.2535in" style:rel-column-width="65535*"/>
    </style:style>
    <style:style style:name="Table69.A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3.2535in" table:align="margins"/>
    </style:style>
    <style:style style:name="Table70.A" style:family="table-column">
      <style:table-column-properties style:column-width="3.2535in" style:rel-column-width="65535*"/>
    </style:style>
    <style:style style:name="Table70.A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3.2535in" table:align="margins"/>
    </style:style>
    <style:style style:name="Table71.A" style:family="table-column">
      <style:table-column-properties style:column-width="3.2535in" style:rel-column-width="65535*"/>
    </style:style>
    <style:style style:name="Table71.A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3.2535in" table:align="margins"/>
    </style:style>
    <style:style style:name="Table72.A" style:family="table-column">
      <style:table-column-properties style:column-width="3.2535in" style:rel-column-width="65535*"/>
    </style:style>
    <style:style style:name="Table72.A1" style:family="table-cell">
      <style:table-cell-properties fo:padding="0.0382in" fo:border="0.05pt solid #000000"/>
    </style:style>
    <style:style style:name="Table73" style:family="table">
      <style:table-properties style:width="3.2535in" table:align="margins"/>
    </style:style>
    <style:style style:name="Table73.A" style:family="table-column">
      <style:table-column-properties style:column-width="3.2535in" style:rel-column-width="65535*"/>
    </style:style>
    <style:style style:name="Table73.A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3.2535in" table:align="margins"/>
    </style:style>
    <style:style style:name="Table74.A" style:family="table-column">
      <style:table-column-properties style:column-width="3.2535in" style:rel-column-width="65535*"/>
    </style:style>
    <style:style style:name="Table74.A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3.2535in" table:align="margins"/>
    </style:style>
    <style:style style:name="Table75.A" style:family="table-column">
      <style:table-column-properties style:column-width="3.2535in" style:rel-column-width="65535*"/>
    </style:style>
    <style:style style:name="Table75.A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3.2535in" table:align="margins"/>
    </style:style>
    <style:style style:name="Table76.A" style:family="table-column">
      <style:table-column-properties style:column-width="3.2535in" style:rel-column-width="65535*"/>
    </style:style>
    <style:style style:name="Table76.A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5" style:family="table">
      <style:table-properties style:width="3.2514in" table:align="left"/>
    </style:style>
    <style:style style:name="Table85.A" style:family="table-column">
      <style:table-column-properties style:column-width="0.2528in"/>
    </style:style>
    <style:style style:name="Table85.B" style:family="table-column">
      <style:table-column-properties style:column-width="2.9986in"/>
    </style:style>
    <style:style style:name="Table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5.B1" style:family="table-cell">
      <style:table-cell-properties fo:padding="0.0382in" fo:border="0.05pt solid #000000"/>
    </style:style>
    <style:style style:name="Table85.A2" style:family="table-cell">
      <style:table-cell-properties fo:padding="0.0382in" fo:border-left="0.05pt solid #000000" fo:border-right="none" fo:border-top="none" fo:border-bottom="0.05pt solid #000000"/>
    </style:style>
    <style:style style:name="Table8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2535in" table:align="margins"/>
    </style:style>
    <style:style style:name="Table15.A" style:family="table-column">
      <style:table-column-properties style:column-width="3.2535in" style:rel-column-width="65535*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6" style:family="table">
      <style:table-properties style:width="3.2535in" table:align="margins"/>
    </style:style>
    <style:style style:name="Table86.A" style:family="table-column">
      <style:table-column-properties style:column-width="3.2535in" style:rel-column-width="65535*"/>
    </style:style>
    <style:style style:name="Table86.A1" style:family="table-cell">
      <style:table-cell-properties fo:padding="0.0382in" fo:border="0.05pt solid #000000"/>
    </style:style>
    <style:style style:name="Table8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3.2535in" table:align="margins"/>
    </style:style>
    <style:style style:name="Table77.A" style:family="table-column">
      <style:table-column-properties style:column-width="3.2535in" style:rel-column-width="65535*"/>
    </style:style>
    <style:style style:name="Table77.A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3.2535in" table:align="margins"/>
    </style:style>
    <style:style style:name="Table80.A" style:family="table-column">
      <style:table-column-properties style:column-width="3.2535in" style:rel-column-width="65535*"/>
    </style:style>
    <style:style style:name="Table80.A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3.2542in" table:align="margins"/>
    </style:style>
    <style:style style:name="Table78.A" style:family="table-column">
      <style:table-column-properties style:column-width="3.2542in" style:rel-column-width="65535*"/>
    </style:style>
    <style:style style:name="Table78.A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3.2542in" table:align="margins"/>
    </style:style>
    <style:style style:name="Table79.A" style:family="table-column">
      <style:table-column-properties style:column-width="3.2542in" style:rel-column-width="65535*"/>
    </style:style>
    <style:style style:name="Table79.A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3.2535in" table:align="margins"/>
    </style:style>
    <style:style style:name="Table81.A" style:family="table-column">
      <style:table-column-properties style:column-width="3.2535in" style:rel-column-width="65535*"/>
    </style:style>
    <style:style style:name="Table81.A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3.2535in" table:align="margins"/>
    </style:style>
    <style:style style:name="Table82.A" style:family="table-column">
      <style:table-column-properties style:column-width="3.2535in" style:rel-column-width="65535*"/>
    </style:style>
    <style:style style:name="Table82.A1" style:family="table-cell">
      <style:table-cell-properties fo:padding="0.0382in" fo:border="0.05pt solid #000000"/>
    </style:style>
    <style:style style:name="Table83" style:family="table">
      <style:table-properties style:width="3.2535in" table:align="margins"/>
    </style:style>
    <style:style style:name="Table83.A" style:family="table-column">
      <style:table-column-properties style:column-width="3.2535in" style:rel-column-width="65535*"/>
    </style:style>
    <style:style style:name="Table83.A1" style:family="table-cell">
      <style:table-cell-properties fo:padding="0.0382in" fo:border="0.05pt solid #000000"/>
    </style:style>
    <style:style style:name="Table8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4" style:family="table">
      <style:table-properties style:width="3.2535in" table:align="margins"/>
    </style:style>
    <style:style style:name="Table84.A" style:family="table-column">
      <style:table-column-properties style:column-width="3.2535in" style:rel-column-width="65535*"/>
    </style:style>
    <style:style style:name="Table84.A1" style:family="table-cell">
      <style:table-cell-properties fo:padding="0.0382in" fo:border="0.05pt solid #000000"/>
    </style:style>
    <style:style style:name="Table8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8" style:family="table">
      <style:table-properties style:width="3.2535in" table:align="margins"/>
    </style:style>
    <style:style style:name="Table98.A" style:family="table-column">
      <style:table-column-properties style:column-width="3.2535in" style:rel-column-width="65535*"/>
    </style:style>
    <style:style style:name="Table98.A1" style:family="table-cell">
      <style:table-cell-properties fo:padding="0.0382in" fo:border="0.05pt solid #000000"/>
    </style:style>
    <style:style style:name="Table9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0" style:family="table">
      <style:table-properties style:width="3.2535in" table:align="margins"/>
    </style:style>
    <style:style style:name="Table100.A" style:family="table-column">
      <style:table-column-properties style:column-width="3.2535in" style:rel-column-width="65535*"/>
    </style:style>
    <style:style style:name="Table100.A1" style:family="table-cell">
      <style:table-cell-properties fo:padding="0.0382in" fo:border="0.05pt solid #000000"/>
    </style:style>
    <style:style style:name="Table10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3.2542in" table:align="margins"/>
    </style:style>
    <style:style style:name="Table68.A" style:family="table-column">
      <style:table-column-properties style:column-width="3.2542in" style:rel-column-width="65535*"/>
    </style:style>
    <style:style style:name="Table68.A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4" style:family="table">
      <style:table-properties style:width="3.2535in" table:align="margins"/>
    </style:style>
    <style:style style:name="Table134.A" style:family="table-column">
      <style:table-column-properties style:column-width="3.2535in" style:rel-column-width="65535*"/>
    </style:style>
    <style:style style:name="Table134.A1" style:family="table-cell">
      <style:table-cell-properties fo:padding="0.0382in" fo:border="0.05pt solid #000000"/>
    </style:style>
    <style:style style:name="Table13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7" style:family="table">
      <style:table-properties style:width="3.2542in" table:align="margins"/>
    </style:style>
    <style:style style:name="Table137.A" style:family="table-column">
      <style:table-column-properties style:column-width="3.2542in" style:rel-column-width="65535*"/>
    </style:style>
    <style:style style:name="Table137.A1" style:family="table-cell">
      <style:table-cell-properties fo:padding="0.0382in" fo:border="0.05pt solid #000000"/>
    </style:style>
    <style:style style:name="Table13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8" style:family="table">
      <style:table-properties style:width="3.2542in" table:align="margins"/>
    </style:style>
    <style:style style:name="Table138.A" style:family="table-column">
      <style:table-column-properties style:column-width="3.2542in" style:rel-column-width="65535*"/>
    </style:style>
    <style:style style:name="Table138.A1" style:family="table-cell">
      <style:table-cell-properties fo:padding="0.0382in" fo:border="0.05pt solid #000000"/>
    </style:style>
    <style:style style:name="Table13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3" style:family="table">
      <style:table-properties style:width="3.2535in" table:align="margins"/>
    </style:style>
    <style:style style:name="Table123.A" style:family="table-column">
      <style:table-column-properties style:column-width="3.2535in" style:rel-column-width="65535*"/>
    </style:style>
    <style:style style:name="Table123.A1" style:family="table-cell">
      <style:table-cell-properties fo:padding="0.0382in" fo:border="0.05pt solid #000000"/>
    </style:style>
    <style:style style:name="Table12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5" style:family="table">
      <style:table-properties style:width="3.2535in" table:align="margins"/>
    </style:style>
    <style:style style:name="Table125.A" style:family="table-column">
      <style:table-column-properties style:column-width="3.2535in" style:rel-column-width="65535*"/>
    </style:style>
    <style:style style:name="Table125.A1" style:family="table-cell">
      <style:table-cell-properties fo:padding="0.0382in" fo:border="0.05pt solid #000000"/>
    </style:style>
    <style:style style:name="Table12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6" style:family="table">
      <style:table-properties style:width="3.2535in" table:align="margins"/>
    </style:style>
    <style:style style:name="Table126.A" style:family="table-column">
      <style:table-column-properties style:column-width="3.2535in" style:rel-column-width="65535*"/>
    </style:style>
    <style:style style:name="Table126.A1" style:family="table-cell">
      <style:table-cell-properties fo:padding="0.0382in" fo:border="0.05pt solid #000000"/>
    </style:style>
    <style:style style:name="Table12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7" style:family="table">
      <style:table-properties style:width="3.2535in" table:align="margins"/>
    </style:style>
    <style:style style:name="Table87.A" style:family="table-column">
      <style:table-column-properties style:column-width="3.2535in" style:rel-column-width="65535*"/>
    </style:style>
    <style:style style:name="Table87.A1" style:family="table-cell">
      <style:table-cell-properties fo:padding="0.0382in" fo:border="0.05pt solid #000000"/>
    </style:style>
    <style:style style:name="Table88" style:family="table">
      <style:table-properties style:width="3.2535in" table:align="margins"/>
    </style:style>
    <style:style style:name="Table88.A" style:family="table-column">
      <style:table-column-properties style:column-width="3.2535in" style:rel-column-width="65535*"/>
    </style:style>
    <style:style style:name="Table88.A1" style:family="table-cell">
      <style:table-cell-properties fo:padding="0.0382in" fo:border="0.05pt solid #000000"/>
    </style:style>
    <style:style style:name="Table8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9" style:family="table">
      <style:table-properties style:width="3.2535in" table:align="margins"/>
    </style:style>
    <style:style style:name="Table89.A" style:family="table-column">
      <style:table-column-properties style:column-width="3.2535in" style:rel-column-width="65535*"/>
    </style:style>
    <style:style style:name="Table89.A1" style:family="table-cell">
      <style:table-cell-properties fo:padding="0.0382in" fo:border="0.05pt solid #000000"/>
    </style:style>
    <style:style style:name="Table8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0" style:family="table">
      <style:table-properties style:width="3.2535in" table:align="margins"/>
    </style:style>
    <style:style style:name="Table90.A" style:family="table-column">
      <style:table-column-properties style:column-width="3.2535in" style:rel-column-width="65535*"/>
    </style:style>
    <style:style style:name="Table90.A1" style:family="table-cell">
      <style:table-cell-properties fo:padding="0.0382in" fo:border="0.05pt solid #000000"/>
    </style:style>
    <style:style style:name="Table91" style:family="table">
      <style:table-properties style:width="3.2535in" table:align="margins"/>
    </style:style>
    <style:style style:name="Table91.A" style:family="table-column">
      <style:table-column-properties style:column-width="3.2535in" style:rel-column-width="65535*"/>
    </style:style>
    <style:style style:name="Table91.A1" style:family="table-cell">
      <style:table-cell-properties fo:padding="0.0382in" fo:border="0.05pt solid #000000"/>
    </style:style>
    <style:style style:name="Table9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2" style:family="table">
      <style:table-properties style:width="3.2535in" table:align="margins"/>
    </style:style>
    <style:style style:name="Table92.A" style:family="table-column">
      <style:table-column-properties style:column-width="3.2535in" style:rel-column-width="65535*"/>
    </style:style>
    <style:style style:name="Table92.A1" style:family="table-cell">
      <style:table-cell-properties fo:padding="0.0382in" fo:border="0.05pt solid #000000"/>
    </style:style>
    <style:style style:name="Table9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3" style:family="table">
      <style:table-properties style:width="3.2535in" table:align="margins"/>
    </style:style>
    <style:style style:name="Table93.A" style:family="table-column">
      <style:table-column-properties style:column-width="3.2535in" style:rel-column-width="65535*"/>
    </style:style>
    <style:style style:name="Table93.A1" style:family="table-cell">
      <style:table-cell-properties fo:padding="0.0382in" fo:border="0.05pt solid #000000"/>
    </style:style>
    <style:style style:name="Table9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4" style:family="table">
      <style:table-properties style:width="3.2535in" table:align="margins"/>
    </style:style>
    <style:style style:name="Table94.A" style:family="table-column">
      <style:table-column-properties style:column-width="3.2535in" style:rel-column-width="65535*"/>
    </style:style>
    <style:style style:name="Table94.A1" style:family="table-cell">
      <style:table-cell-properties fo:padding="0.0382in" fo:border="0.05pt solid #000000"/>
    </style:style>
    <style:style style:name="Table9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3.2542in" table:align="margins"/>
    </style:style>
    <style:style style:name="Table40.A" style:family="table-column">
      <style:table-column-properties style:column-width="3.2542in" style:rel-column-width="65535*"/>
    </style:style>
    <style:style style:name="Table40.A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9" style:family="table">
      <style:table-properties style:width="3.2535in" table:align="margins"/>
    </style:style>
    <style:style style:name="Table139.A" style:family="table-column">
      <style:table-column-properties style:column-width="1.6271in" style:rel-column-width="32767*"/>
    </style:style>
    <style:style style:name="Table139.A1" style:family="table-cell">
      <style:table-cell-properties fo:padding="0.0382in" fo:border="0.05pt solid #000000"/>
    </style:style>
    <style:style style:name="Table139.A2" style:family="table-cell">
      <style:table-cell-properties fo:padding="0.0382in" fo:border-left="0.05pt solid #000000" fo:border-right="none" fo:border-top="none" fo:border-bottom="0.05pt solid #000000"/>
    </style:style>
    <style:style style:name="Table1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5" style:family="table">
      <style:table-properties style:width="3.2542in" table:align="margins"/>
    </style:style>
    <style:style style:name="Table95.A" style:family="table-column">
      <style:table-column-properties style:column-width="3.2542in" style:rel-column-width="65535*"/>
    </style:style>
    <style:style style:name="Table95.A1" style:family="table-cell">
      <style:table-cell-properties fo:padding="0.0382in" fo:border="0.05pt solid #000000"/>
    </style:style>
    <style:style style:name="Table9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6" style:family="table">
      <style:table-properties style:width="3.2542in" table:align="margins"/>
    </style:style>
    <style:style style:name="Table96.A" style:family="table-column">
      <style:table-column-properties style:column-width="3.2542in" style:rel-column-width="65535*"/>
    </style:style>
    <style:style style:name="Table96.A1" style:family="table-cell">
      <style:table-cell-properties fo:padding="0.0382in" fo:border="0.05pt solid #000000"/>
    </style:style>
    <style:style style:name="Table141" style:family="table">
      <style:table-properties style:width="3.2542in" table:align="margins"/>
    </style:style>
    <style:style style:name="Table141.A" style:family="table-column">
      <style:table-column-properties style:column-width="3.2542in" style:rel-column-width="65535*"/>
    </style:style>
    <style:style style:name="Table141.A1" style:family="table-cell">
      <style:table-cell-properties fo:padding="0.0382in" fo:border="0.05pt solid #000000"/>
    </style:style>
    <style:style style:name="Table140" style:family="table">
      <style:table-properties style:width="3.2535in" table:align="margins"/>
    </style:style>
    <style:style style:name="Table140.A" style:family="table-column">
      <style:table-column-properties style:column-width="3.2535in" style:rel-column-width="65535*"/>
    </style:style>
    <style:style style:name="Table140.A1" style:family="table-cell">
      <style:table-cell-properties fo:padding="0.0382in" fo:border="0.05pt solid #000000"/>
    </style:style>
    <style:style style:name="Table14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9" style:family="table">
      <style:table-properties style:width="3.2535in" table:align="margins"/>
    </style:style>
    <style:style style:name="Table99.A" style:family="table-column">
      <style:table-column-properties style:column-width="3.2535in" style:rel-column-width="65535*"/>
    </style:style>
    <style:style style:name="Table99.A1" style:family="table-cell">
      <style:table-cell-properties fo:padding="0.0382in" fo:border="0.05pt solid #000000"/>
    </style:style>
    <style:style style:name="Table99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ffffff" style:font-name="Liberation Mono" fo:font-size="9pt" fo:font-weight="bold" officeooo:rsid="000cebef" officeooo:paragraph-rsid="000cebef" fo:background-color="#000000" style:font-size-asian="9pt" style:font-weight-asian="bold" style:font-size-complex="9pt" style:font-weight-complex="bold"/>
    </style:style>
    <style:style style:name="P2" style:family="paragraph" style:parent-style-name="Standard">
      <style:text-properties fo:color="#ffffff" style:font-name="Liberation Mono" fo:font-size="9pt" fo:font-weight="bold" officeooo:rsid="00104766" officeooo:paragraph-rsid="001ac0db" fo:background-color="#000000" style:font-size-asian="9pt" style:font-weight-asian="bold" style:font-size-complex="9pt" style:font-weight-complex="bold"/>
    </style:style>
    <style:style style:name="P3" style:family="paragraph" style:parent-style-name="Standard">
      <style:text-properties fo:color="#ffffff" style:font-name="Liberation Mono" fo:font-size="9pt" fo:font-weight="bold" officeooo:rsid="00104766" officeooo:paragraph-rsid="001e53bc" fo:background-color="#000000" style:font-size-asian="9pt" style:font-weight-asian="bold" style:font-size-complex="9pt" style:font-weight-complex="bold"/>
    </style:style>
    <style:style style:name="P4" style:family="paragraph" style:parent-style-name="Standard">
      <style:text-properties fo:color="#ffffff" style:font-name="Liberation Mono" fo:font-size="9pt" fo:font-weight="bold" officeooo:rsid="001108d0" officeooo:paragraph-rsid="001108d0" fo:background-color="#000000" style:font-size-asian="9pt" style:font-weight-asian="bold" style:font-size-complex="9pt" style:font-weight-complex="bold"/>
    </style:style>
    <style:style style:name="P5" style:family="paragraph" style:parent-style-name="Standard">
      <style:text-properties fo:color="#ffffff" style:font-name="Liberation Mono" fo:font-size="9pt" fo:font-weight="bold" officeooo:rsid="0029ddb5" officeooo:paragraph-rsid="0029ddb5" fo:background-color="#000000" style:font-size-asian="9pt" style:font-weight-asian="bold" style:font-size-complex="9pt" style:font-weight-complex="bold"/>
    </style:style>
    <style:style style:name="P6" style:family="paragraph" style:parent-style-name="Standard">
      <style:text-properties fo:color="#ffffff" style:font-name="Liberation Mono" fo:font-size="9pt" fo:font-weight="bold" officeooo:rsid="00367f52" officeooo:paragraph-rsid="00367f52" fo:background-color="#000000" style:font-size-asian="9pt" style:font-weight-asian="bold" style:font-size-complex="9pt" style:font-weight-complex="bold"/>
    </style:style>
    <style:style style:name="P7" style:family="paragraph" style:parent-style-name="Standard">
      <loext:graphic-properties draw:fill="none" draw:fill-color="#ffffff" draw:opacity="100%"/>
      <style:paragraph-properties fo:background-color="transparent"/>
      <style:text-properties fo:color="#ffffff" style:font-name="Liberation Mono" fo:font-size="9pt" fo:font-weight="bold" officeooo:rsid="00367f52" officeooo:paragraph-rsid="00367f52" fo:background-color="#000000" style:font-size-asian="9pt" style:font-weight-asian="bold" style:font-size-complex="9pt" style:font-weight-complex="bold"/>
    </style:style>
    <style:style style:name="P8" style:family="paragraph" style:parent-style-name="Standard">
      <style:text-properties fo:color="#ffffff" style:font-name="Liberation Mono" fo:font-size="9pt" fo:font-weight="bold" officeooo:rsid="00367f52" officeooo:paragraph-rsid="00521947" fo:background-color="#000000" style:font-size-asian="9pt" style:font-weight-asian="bold" style:font-size-complex="9pt" style:font-weight-complex="bold"/>
    </style:style>
    <style:style style:name="P9" style:family="paragraph" style:parent-style-name="Standard">
      <style:text-properties fo:color="#ffffff" style:font-name="Liberation Mono" fo:font-size="9pt" fo:font-weight="bold" officeooo:rsid="00367f52" officeooo:paragraph-rsid="0074a1b3" fo:background-color="#000000" style:font-size-asian="9pt" style:font-weight-asian="bold" style:font-size-complex="9pt" style:font-weight-complex="bold"/>
    </style:style>
    <style:style style:name="P10" style:family="paragraph" style:parent-style-name="Standard">
      <style:text-properties fo:color="#ffffff" style:font-name="Liberation Mono" fo:font-size="9pt" fo:font-weight="bold" officeooo:rsid="00367f52" officeooo:paragraph-rsid="007e528a" fo:background-color="#000000" style:font-size-asian="9pt" style:font-weight-asian="bold" style:font-size-complex="9pt" style:font-weight-complex="bold"/>
    </style:style>
    <style:style style:name="P11" style:family="paragraph" style:parent-style-name="Standard">
      <style:text-properties fo:color="#ffffff" style:font-name="Liberation Mono" fo:font-size="9pt" fo:font-weight="bold" officeooo:rsid="00367f52" officeooo:paragraph-rsid="008cea0b" fo:background-color="#000000" style:font-size-asian="9pt" style:font-weight-asian="bold" style:font-size-complex="9pt" style:font-weight-complex="bold"/>
    </style:style>
    <style:style style:name="P12" style:family="paragraph" style:parent-style-name="Standard">
      <style:text-properties fo:color="#ffffff" style:font-name="Liberation Mono" fo:font-size="9pt" fo:font-weight="bold" officeooo:rsid="00367f52" officeooo:paragraph-rsid="009dcd28" fo:background-color="#000000" style:font-size-asian="9pt" style:font-weight-asian="bold" style:font-size-complex="9pt" style:font-weight-complex="bold"/>
    </style:style>
    <style:style style:name="P13" style:family="paragraph" style:parent-style-name="Standard">
      <style:text-properties fo:color="#ffffff" style:font-name="Liberation Mono" fo:font-size="9pt" fo:font-weight="bold" officeooo:rsid="00367f52" officeooo:paragraph-rsid="00aede7d" fo:background-color="#000000" style:font-size-asian="9pt" style:font-weight-asian="bold" style:font-size-complex="9pt" style:font-weight-complex="bold"/>
    </style:style>
    <style:style style:name="P14" style:family="paragraph" style:parent-style-name="Standard">
      <style:text-properties fo:color="#ffffff" style:font-name="Liberation Mono" fo:font-size="9pt" fo:font-weight="bold" officeooo:rsid="00367f52" officeooo:paragraph-rsid="00fe9cd3" fo:background-color="#000000" style:font-size-asian="9pt" style:font-weight-asian="bold" style:font-size-complex="9pt" style:font-weight-complex="bold"/>
    </style:style>
    <style:style style:name="P15" style:family="paragraph" style:parent-style-name="Standard">
      <style:text-properties fo:color="#ffffff" style:font-name="Liberation Mono" fo:font-size="9pt" fo:font-weight="bold" officeooo:rsid="00367f52" officeooo:paragraph-rsid="0108460a" fo:background-color="#000000" style:font-size-asian="9pt" style:font-weight-asian="bold" style:font-size-complex="9pt" style:font-weight-complex="bold"/>
    </style:style>
    <style:style style:name="P16" style:family="paragraph" style:parent-style-name="Standard">
      <style:text-properties fo:color="#ffffff" style:font-name="Liberation Mono" fo:font-size="9pt" fo:font-weight="bold" officeooo:rsid="00367f52" officeooo:paragraph-rsid="010c5411" fo:background-color="#000000" style:font-size-asian="9pt" style:font-weight-asian="bold" style:font-size-complex="9pt" style:font-weight-complex="bold"/>
    </style:style>
    <style:style style:name="P17" style:family="paragraph" style:parent-style-name="Standard">
      <style:text-properties fo:color="#ffffff" style:font-name="Liberation Mono" fo:font-size="9pt" fo:font-weight="bold" officeooo:rsid="00367f52" officeooo:paragraph-rsid="0129bc6d" fo:background-color="#000000" style:font-size-asian="9pt" style:font-weight-asian="bold" style:font-size-complex="9pt" style:font-weight-complex="bold"/>
    </style:style>
    <style:style style:name="P18" style:family="paragraph" style:parent-style-name="Standard">
      <style:text-properties fo:color="#ffffff" style:font-name="Liberation Mono" fo:font-size="9pt" fo:font-weight="bold" officeooo:rsid="00367f52" officeooo:paragraph-rsid="014d146b" fo:background-color="#000000" style:font-size-asian="9pt" style:font-weight-asian="bold" style:font-size-complex="9pt" style:font-weight-complex="bold"/>
    </style:style>
    <style:style style:name="P19" style:family="paragraph" style:parent-style-name="Standard">
      <style:text-properties fo:color="#ffffff" style:font-name="Liberation Mono" fo:font-size="9pt" fo:font-weight="bold" officeooo:rsid="003745c6" officeooo:paragraph-rsid="003745c6" fo:background-color="#000000" style:font-size-asian="9pt" style:font-weight-asian="bold" style:font-size-complex="9pt" style:font-weight-complex="bold"/>
    </style:style>
    <style:style style:name="P20" style:family="paragraph" style:parent-style-name="Standard">
      <style:text-properties fo:color="#ffffff" style:font-name="Liberation Mono" fo:font-size="9pt" fo:font-weight="bold" officeooo:rsid="003d4653" officeooo:paragraph-rsid="0042f281" fo:background-color="#000000" style:font-size-asian="9pt" style:font-weight-asian="bold" style:font-size-complex="9pt" style:font-weight-complex="bold"/>
    </style:style>
    <style:style style:name="P21" style:family="paragraph" style:parent-style-name="Standard">
      <style:text-properties fo:color="#ffffff" style:font-name="Liberation Mono" fo:font-size="9pt" fo:font-weight="bold" officeooo:rsid="003d4653" officeooo:paragraph-rsid="00b815be" fo:background-color="#000000" style:font-size-asian="9pt" style:font-weight-asian="bold" style:font-size-complex="9pt" style:font-weight-complex="bold"/>
    </style:style>
    <style:style style:name="P22" style:family="paragraph" style:parent-style-name="Standard">
      <style:text-properties fo:color="#ffffff" style:font-name="Liberation Mono" fo:font-size="9pt" fo:font-weight="bold" officeooo:rsid="003d4653" officeooo:paragraph-rsid="00bc9fef" fo:background-color="#000000" style:font-size-asian="9pt" style:font-weight-asian="bold" style:font-size-complex="9pt" style:font-weight-complex="bold"/>
    </style:style>
    <style:style style:name="P23" style:family="paragraph" style:parent-style-name="Standard">
      <style:text-properties fo:color="#ffffff" style:font-name="Liberation Mono" fo:font-size="9pt" fo:font-weight="bold" officeooo:rsid="003d4653" officeooo:paragraph-rsid="00bce438" fo:background-color="#000000" style:font-size-asian="9pt" style:font-weight-asian="bold" style:font-size-complex="9pt" style:font-weight-complex="bold"/>
    </style:style>
    <style:style style:name="P24" style:family="paragraph" style:parent-style-name="Standard">
      <style:text-properties fo:color="#ffffff" style:font-name="Liberation Mono" fo:font-size="9pt" fo:font-weight="bold" officeooo:rsid="003d4653" officeooo:paragraph-rsid="00be20fb" fo:background-color="#000000" style:font-size-asian="9pt" style:font-weight-asian="bold" style:font-size-complex="9pt" style:font-weight-complex="bold"/>
    </style:style>
    <style:style style:name="P25" style:family="paragraph" style:parent-style-name="Standard">
      <style:text-properties fo:color="#ffffff" style:font-name="Liberation Mono" fo:font-size="9pt" fo:font-weight="bold" officeooo:rsid="003d4653" officeooo:paragraph-rsid="00d49691" fo:background-color="#000000" style:font-size-asian="9pt" style:font-weight-asian="bold" style:font-size-complex="9pt" style:font-weight-complex="bold"/>
    </style:style>
    <style:style style:name="P26" style:family="paragraph" style:parent-style-name="Standard">
      <style:text-properties fo:color="#ffffff" style:font-name="Liberation Mono" fo:font-size="9pt" fo:font-weight="bold" officeooo:rsid="003d4653" officeooo:paragraph-rsid="00d5026d" fo:background-color="#000000" style:font-size-asian="9pt" style:font-weight-asian="bold" style:font-size-complex="9pt" style:font-weight-complex="bold"/>
    </style:style>
    <style:style style:name="P27" style:family="paragraph" style:parent-style-name="Standard">
      <style:text-properties fo:color="#ffffff" style:font-name="Liberation Mono" fo:font-size="9pt" fo:font-weight="bold" officeooo:rsid="003d4653" officeooo:paragraph-rsid="00d5d77f" fo:background-color="#000000" style:font-size-asian="9pt" style:font-weight-asian="bold" style:font-size-complex="9pt" style:font-weight-complex="bold"/>
    </style:style>
    <style:style style:name="P28" style:family="paragraph" style:parent-style-name="Standard">
      <style:text-properties fo:color="#ffffff" style:font-name="Liberation Mono" fo:font-size="9pt" fo:font-weight="bold" officeooo:rsid="003ece33" officeooo:paragraph-rsid="0040150c" fo:background-color="#000000" style:font-size-asian="9pt" style:font-weight-asian="bold" style:font-size-complex="9pt" style:font-weight-complex="bold"/>
    </style:style>
    <style:style style:name="P29" style:family="paragraph" style:parent-style-name="Standard">
      <style:text-properties fo:color="#ffffff" style:font-name="Liberation Mono" fo:font-size="9pt" fo:font-weight="bold" officeooo:rsid="000be760" officeooo:paragraph-rsid="0040150c" fo:background-color="#000000" style:font-size-asian="9pt" style:font-weight-asian="bold" style:font-size-complex="9pt" style:font-weight-complex="bold"/>
    </style:style>
    <style:style style:name="P30" style:family="paragraph" style:parent-style-name="Standard">
      <style:text-properties fo:color="#ffffff" style:font-name="Liberation Mono" fo:font-size="9pt" fo:font-weight="bold" officeooo:rsid="00416f56" officeooo:paragraph-rsid="00625412" fo:background-color="#000000" style:font-size-asian="9pt" style:font-weight-asian="bold" style:font-size-complex="9pt" style:font-weight-complex="bold"/>
    </style:style>
    <style:style style:name="P31" style:family="paragraph" style:parent-style-name="Standard">
      <style:text-properties fo:color="#ffffff" style:font-name="Liberation Mono" fo:font-size="9pt" fo:font-weight="bold" officeooo:rsid="00416f56" officeooo:paragraph-rsid="00ad9d6d" fo:background-color="#000000" style:font-size-asian="9pt" style:font-weight-asian="bold" style:font-size-complex="9pt" style:font-weight-complex="bold"/>
    </style:style>
    <style:style style:name="P32" style:family="paragraph" style:parent-style-name="Standard">
      <style:text-properties fo:color="#ffffff" style:font-name="Liberation Mono" fo:font-size="9pt" fo:font-weight="bold" officeooo:rsid="00416f56" officeooo:paragraph-rsid="00416f56" fo:background-color="#000000" style:font-size-asian="9pt" style:font-weight-asian="bold" style:font-size-complex="9pt" style:font-weight-complex="bold"/>
    </style:style>
    <style:style style:name="P33" style:family="paragraph" style:parent-style-name="Standard">
      <style:text-properties fo:color="#ffffff" style:font-name="Liberation Mono" fo:font-size="9pt" fo:font-weight="bold" officeooo:rsid="00416f56" officeooo:paragraph-rsid="00e1ac0d" fo:background-color="#000000" style:font-size-asian="9pt" style:font-weight-asian="bold" style:font-size-complex="9pt" style:font-weight-complex="bold"/>
    </style:style>
    <style:style style:name="P34" style:family="paragraph" style:parent-style-name="Standard">
      <style:text-properties fo:color="#ffffff" style:font-name="Liberation Mono" fo:font-size="9pt" fo:font-weight="bold" officeooo:rsid="00471daa" officeooo:paragraph-rsid="004b1b68" fo:background-color="#000000" style:font-size-asian="9pt" style:font-weight-asian="bold" style:font-size-complex="9pt" style:font-weight-complex="bold"/>
    </style:style>
    <style:style style:name="P35" style:family="paragraph" style:parent-style-name="Standard">
      <style:text-properties fo:color="#ffffff" style:font-name="Liberation Mono" fo:font-size="9pt" fo:font-weight="bold" officeooo:rsid="0027ff66" officeooo:paragraph-rsid="0027ff66" fo:background-color="#000000" style:font-size-asian="9pt" style:font-weight-asian="bold" style:font-size-complex="9pt" style:font-weight-complex="bold"/>
    </style:style>
    <style:style style:name="P36" style:family="paragraph" style:parent-style-name="Standard">
      <style:text-properties fo:color="#ffffff" style:font-name="Liberation Mono" fo:font-size="9pt" fo:font-weight="bold" officeooo:rsid="0042f281" officeooo:paragraph-rsid="00497bec" fo:background-color="#000000" style:font-size-asian="9pt" style:font-weight-asian="bold" style:font-size-complex="9pt" style:font-weight-complex="bold"/>
    </style:style>
    <style:style style:name="P37" style:family="paragraph" style:parent-style-name="Standard">
      <style:text-properties fo:color="#ffffff" style:font-name="Liberation Mono" fo:font-size="9pt" fo:font-weight="bold" officeooo:rsid="003c40d9" officeooo:paragraph-rsid="003c40d9" fo:background-color="#000000" style:font-size-asian="9pt" style:font-weight-asian="bold" style:font-size-complex="9pt" style:font-weight-complex="bold"/>
    </style:style>
    <style:style style:name="P38" style:family="paragraph" style:parent-style-name="Standard">
      <style:text-properties fo:color="#ffffff" style:font-name="Liberation Mono" fo:font-size="9pt" fo:font-weight="bold" officeooo:rsid="0054d0f5" officeooo:paragraph-rsid="0054d0f5" fo:background-color="#000000" style:font-size-asian="9pt" style:font-weight-asian="bold" style:font-size-complex="9pt" style:font-weight-complex="bold"/>
    </style:style>
    <style:style style:name="P39" style:family="paragraph" style:parent-style-name="Standard">
      <style:text-properties fo:color="#ffffff" style:font-name="Liberation Mono" fo:font-size="9pt" fo:font-weight="bold" officeooo:rsid="005426e0" officeooo:paragraph-rsid="005426e0" fo:background-color="#000000" style:font-size-asian="9pt" style:font-weight-asian="bold" style:font-size-complex="9pt" style:font-weight-complex="bold"/>
    </style:style>
    <style:style style:name="P40" style:family="paragraph" style:parent-style-name="Standard">
      <style:text-properties fo:color="#ffffff" style:font-name="Liberation Mono" fo:font-size="9pt" fo:font-weight="bold" officeooo:rsid="002c79c6" officeooo:paragraph-rsid="00625412" fo:background-color="#000000" style:font-size-asian="9pt" style:font-weight-asian="bold" style:font-size-complex="9pt" style:font-weight-complex="bold"/>
    </style:style>
    <style:style style:name="P41" style:family="paragraph" style:parent-style-name="Standard">
      <style:text-properties fo:color="#ffffff" style:font-name="Liberation Mono" fo:font-size="9pt" fo:font-weight="bold" officeooo:rsid="00651826" officeooo:paragraph-rsid="00651826" fo:background-color="#000000" style:font-size-asian="9pt" style:font-weight-asian="bold" style:font-size-complex="9pt" style:font-weight-complex="bold"/>
    </style:style>
    <style:style style:name="P42" style:family="paragraph" style:parent-style-name="Standard">
      <style:text-properties fo:color="#ffffff" style:font-name="Liberation Mono" fo:font-size="9pt" fo:font-weight="bold" officeooo:rsid="00651826" officeooo:paragraph-rsid="012d472c" fo:background-color="#000000" style:font-size-asian="9pt" style:font-weight-asian="bold" style:font-size-complex="9pt" style:font-weight-complex="bold"/>
    </style:style>
    <style:style style:name="P43" style:family="paragraph" style:parent-style-name="Standard">
      <style:text-properties fo:color="#ffffff" style:font-name="Liberation Mono" fo:font-size="9pt" fo:font-weight="bold" officeooo:rsid="0067e149" officeooo:paragraph-rsid="0067e149" fo:background-color="#000000" style:font-size-asian="9pt" style:font-weight-asian="bold" style:font-size-complex="9pt" style:font-weight-complex="bold"/>
    </style:style>
    <style:style style:name="P44" style:family="paragraph" style:parent-style-name="Standard">
      <style:text-properties fo:color="#ffffff" style:font-name="Liberation Mono" fo:font-size="9pt" fo:font-weight="bold" officeooo:rsid="006bcde2" officeooo:paragraph-rsid="006bcde2" fo:background-color="#000000" style:font-size-asian="9pt" style:font-weight-asian="bold" style:font-size-complex="9pt" style:font-weight-complex="bold"/>
    </style:style>
    <style:style style:name="P45" style:family="paragraph" style:parent-style-name="Standard">
      <style:text-properties fo:color="#ffffff" style:font-name="Liberation Mono" fo:font-size="9pt" fo:font-weight="bold" officeooo:rsid="0077385e" officeooo:paragraph-rsid="007e528a" fo:background-color="#000000" style:font-size-asian="9pt" style:font-weight-asian="bold" style:font-size-complex="9pt" style:font-weight-complex="bold"/>
    </style:style>
    <style:style style:name="P46" style:family="paragraph" style:parent-style-name="Standard">
      <style:text-properties fo:color="#ffffff" style:font-name="Liberation Mono" fo:font-size="9pt" fo:font-weight="bold" officeooo:rsid="0078aba6" officeooo:paragraph-rsid="007e528a" fo:background-color="#000000" style:font-size-asian="9pt" style:font-weight-asian="bold" style:font-size-complex="9pt" style:font-weight-complex="bold"/>
    </style:style>
    <style:style style:name="P47" style:family="paragraph" style:parent-style-name="Standard">
      <style:text-properties fo:color="#ffffff" style:font-name="Liberation Mono" fo:font-size="9pt" fo:font-weight="bold" officeooo:rsid="0082c3a0" officeooo:paragraph-rsid="0082c3a0" fo:background-color="#000000" style:font-size-asian="9pt" style:font-weight-asian="bold" style:font-size-complex="9pt" style:font-weight-complex="bold"/>
    </style:style>
    <style:style style:name="P48" style:family="paragraph" style:parent-style-name="Standard">
      <style:text-properties fo:color="#ffffff" style:font-name="Liberation Mono" fo:font-size="9pt" fo:font-weight="bold" officeooo:rsid="0082c3a0" officeooo:paragraph-rsid="00ef494a" fo:background-color="#000000" style:font-size-asian="9pt" style:font-weight-asian="bold" style:font-size-complex="9pt" style:font-weight-complex="bold"/>
    </style:style>
    <style:style style:name="P49" style:family="paragraph" style:parent-style-name="Standard">
      <style:text-properties fo:color="#ffffff" style:font-name="Liberation Mono" fo:font-size="9pt" fo:font-weight="bold" officeooo:rsid="00847e3f" officeooo:paragraph-rsid="00847e3f" fo:background-color="#000000" style:font-size-asian="9pt" style:font-weight-asian="bold" style:font-size-complex="9pt" style:font-weight-complex="bold"/>
    </style:style>
    <style:style style:name="P50" style:family="paragraph" style:parent-style-name="Standard">
      <style:text-properties fo:color="#ffffff" style:font-name="Liberation Mono" fo:font-size="9pt" fo:font-weight="bold" officeooo:rsid="00847e3f" officeooo:paragraph-rsid="00f436f5" fo:background-color="#000000" style:font-size-asian="9pt" style:font-weight-asian="bold" style:font-size-complex="9pt" style:font-weight-complex="bold"/>
    </style:style>
    <style:style style:name="P51" style:family="paragraph" style:parent-style-name="Standard">
      <style:text-properties fo:color="#ffffff" style:font-name="Liberation Mono" fo:font-size="9pt" fo:font-weight="bold" officeooo:paragraph-rsid="001e53bc" fo:background-color="#000000" style:font-size-asian="9pt" style:font-weight-asian="bold" style:font-size-complex="9pt" style:font-weight-complex="bold"/>
    </style:style>
    <style:style style:name="P52" style:family="paragraph" style:parent-style-name="Standard">
      <style:text-properties fo:color="#ffffff" style:font-name="Liberation Mono" fo:font-size="9pt" fo:font-weight="bold" officeooo:rsid="0089e1c8" officeooo:paragraph-rsid="00a406d9" fo:background-color="#000000" style:font-size-asian="9pt" style:font-weight-asian="bold" style:font-size-complex="9pt" style:font-weight-complex="bold"/>
    </style:style>
    <style:style style:name="P53" style:family="paragraph" style:parent-style-name="Standard">
      <style:text-properties fo:color="#ffffff" style:font-name="Liberation Mono" fo:font-size="9pt" fo:font-weight="bold" officeooo:rsid="0061cc61" officeooo:paragraph-rsid="00ad9d6d" fo:background-color="#000000" style:font-size-asian="9pt" style:font-weight-asian="bold" style:font-size-complex="9pt" style:font-weight-complex="bold"/>
    </style:style>
    <style:style style:name="P54" style:family="paragraph" style:parent-style-name="Standard">
      <style:text-properties fo:color="#ffffff" style:font-name="Liberation Mono" fo:font-size="9pt" fo:font-weight="bold" officeooo:rsid="005b4291" officeooo:paragraph-rsid="00ad9d6d" fo:background-color="#000000" style:font-size-asian="9pt" style:font-weight-asian="bold" style:font-size-complex="9pt" style:font-weight-complex="bold"/>
    </style:style>
    <style:style style:name="P55" style:family="paragraph" style:parent-style-name="Standard">
      <style:text-properties fo:color="#ffffff" style:font-name="Liberation Mono" fo:font-size="9pt" fo:font-weight="bold" officeooo:rsid="005c454b" officeooo:paragraph-rsid="00ad9d6d" fo:background-color="#000000" style:font-size-asian="9pt" style:font-weight-asian="bold" style:font-size-complex="9pt" style:font-weight-complex="bold"/>
    </style:style>
    <style:style style:name="P56" style:family="paragraph" style:parent-style-name="Standard">
      <style:text-properties fo:color="#ffffff" style:font-name="Liberation Mono" fo:font-size="9pt" fo:font-weight="bold" officeooo:rsid="008330cc" officeooo:paragraph-rsid="00aede7d" fo:background-color="#000000" style:font-size-asian="9pt" style:font-weight-asian="bold" style:font-size-complex="9pt" style:font-weight-complex="bold"/>
    </style:style>
    <style:style style:name="P57" style:family="paragraph" style:parent-style-name="Standard">
      <style:text-properties fo:color="#ffffff" style:font-name="Liberation Mono" fo:font-size="9pt" fo:font-weight="bold" officeooo:rsid="00898093" officeooo:paragraph-rsid="00aede7d" fo:background-color="#000000" style:font-size-asian="9pt" style:font-weight-asian="bold" style:font-size-complex="9pt" style:font-weight-complex="bold"/>
    </style:style>
    <style:style style:name="P58" style:family="paragraph" style:parent-style-name="Standard">
      <style:text-properties fo:color="#ffffff" style:font-name="Liberation Mono" fo:font-size="9pt" fo:font-weight="bold" officeooo:rsid="00b2a356" officeooo:paragraph-rsid="00b2a356" fo:background-color="#000000" style:font-size-asian="9pt" style:font-weight-asian="bold" style:font-size-complex="9pt" style:font-weight-complex="bold"/>
    </style:style>
    <style:style style:name="P59" style:family="paragraph" style:parent-style-name="Standard">
      <style:text-properties fo:color="#ffffff" style:font-name="Liberation Mono" fo:font-size="9pt" fo:font-weight="bold" officeooo:rsid="00b2a356" officeooo:paragraph-rsid="00b44bc0" fo:background-color="#000000" style:font-size-asian="9pt" style:font-weight-asian="bold" style:font-size-complex="9pt" style:font-weight-complex="bold"/>
    </style:style>
    <style:style style:name="P60" style:family="paragraph" style:parent-style-name="Standard">
      <style:text-properties fo:color="#ffffff" style:font-name="Liberation Mono" fo:font-size="9pt" fo:font-weight="bold" officeooo:rsid="00b2a356" officeooo:paragraph-rsid="00b5fb2b" fo:background-color="#000000" style:font-size-asian="9pt" style:font-weight-asian="bold" style:font-size-complex="9pt" style:font-weight-complex="bold"/>
    </style:style>
    <style:style style:name="P61" style:family="paragraph" style:parent-style-name="Standard">
      <style:text-properties fo:color="#ffffff" style:font-name="Liberation Mono" fo:font-size="9pt" fo:font-weight="bold" officeooo:rsid="00b2a356" officeooo:paragraph-rsid="00b61f56" fo:background-color="#000000" style:font-size-asian="9pt" style:font-weight-asian="bold" style:font-size-complex="9pt" style:font-weight-complex="bold"/>
    </style:style>
    <style:style style:name="P62" style:family="paragraph" style:parent-style-name="Standard">
      <style:text-properties fo:color="#ffffff" style:font-name="Liberation Mono" fo:font-size="9pt" fo:font-weight="bold" officeooo:rsid="00b2a356" officeooo:paragraph-rsid="00b77033" fo:background-color="#000000" style:font-size-asian="9pt" style:font-weight-asian="bold" style:font-size-complex="9pt" style:font-weight-complex="bold"/>
    </style:style>
    <style:style style:name="P63" style:family="paragraph" style:parent-style-name="Standard">
      <style:text-properties fo:color="#ffffff" style:font-name="Liberation Mono" fo:font-size="9pt" fo:font-weight="bold" officeooo:rsid="00b0ad80" officeooo:paragraph-rsid="00b0ad80" fo:background-color="#000000" style:font-size-asian="9pt" style:font-weight-asian="bold" style:font-size-complex="9pt" style:font-weight-complex="bold"/>
    </style:style>
    <style:style style:name="P64" style:family="paragraph" style:parent-style-name="Standard">
      <style:text-properties fo:color="#ffffff" style:font-name="Liberation Mono" fo:font-size="9pt" fo:font-weight="bold" officeooo:rsid="00f04d2c" officeooo:paragraph-rsid="00f1d875" fo:background-color="#000000" style:font-size-asian="9pt" style:font-weight-asian="bold" style:font-size-complex="9pt" style:font-weight-complex="bold"/>
    </style:style>
    <style:style style:name="P65" style:family="paragraph" style:parent-style-name="Standard">
      <style:text-properties fo:color="#ffffff" style:font-name="Liberation Mono" fo:font-size="9pt" fo:font-weight="bold" officeooo:rsid="00f1d875" officeooo:paragraph-rsid="00f1d875" fo:background-color="#000000" style:font-size-asian="9pt" style:font-weight-asian="bold" style:font-size-complex="9pt" style:font-weight-complex="bold"/>
    </style:style>
    <style:style style:name="P66" style:family="paragraph" style:parent-style-name="Standard">
      <style:text-properties fo:color="#ffffff" style:font-name="Liberation Mono" fo:font-size="9pt" fo:font-weight="bold" officeooo:rsid="006cb590" officeooo:paragraph-rsid="00f6f63b" fo:background-color="#000000" style:font-size-asian="9pt" style:font-weight-asian="bold" style:font-size-complex="9pt" style:font-weight-complex="bold"/>
    </style:style>
    <style:style style:name="P67" style:family="paragraph" style:parent-style-name="Standard">
      <style:text-properties fo:color="#ffffff" style:font-name="Liberation Mono" fo:font-size="9pt" fo:font-weight="bold" officeooo:rsid="00f9cb85" officeooo:paragraph-rsid="00f9cb85" fo:background-color="#000000" style:font-size-asian="9pt" style:font-weight-asian="bold" style:font-size-complex="9pt" style:font-weight-complex="bold"/>
    </style:style>
    <style:style style:name="P68" style:family="paragraph" style:parent-style-name="Standard">
      <style:text-properties fo:color="#ffffff" style:font-name="Liberation Mono" fo:font-size="9pt" fo:font-weight="bold" officeooo:rsid="00fb02e8" officeooo:paragraph-rsid="00fb02e8" fo:background-color="#000000" style:font-size-asian="9pt" style:font-weight-asian="bold" style:font-size-complex="9pt" style:font-weight-complex="bold"/>
    </style:style>
    <style:style style:name="P69" style:family="paragraph" style:parent-style-name="Standard">
      <style:text-properties fo:color="#ffffff" style:font-name="Liberation Mono" fo:font-size="9pt" fo:font-weight="bold" officeooo:rsid="010b4f19" officeooo:paragraph-rsid="010b4f19" fo:background-color="#000000" style:font-size-asian="9pt" style:font-weight-asian="bold" style:font-size-complex="9pt" style:font-weight-complex="bold"/>
    </style:style>
    <style:style style:name="P70" style:family="paragraph" style:parent-style-name="Standard">
      <style:text-properties fo:color="#ffffff" style:font-name="Liberation Mono" fo:font-size="9pt" fo:font-weight="bold" officeooo:rsid="010fcec4" officeooo:paragraph-rsid="010fcec4" fo:background-color="#000000" style:font-size-asian="9pt" style:font-weight-asian="bold" style:font-size-complex="9pt" style:font-weight-complex="bold"/>
    </style:style>
    <style:style style:name="P71" style:family="paragraph" style:parent-style-name="Standard">
      <style:text-properties fo:color="#ffffff" style:font-name="Liberation Mono" fo:font-size="9pt" fo:font-weight="bold" officeooo:rsid="00859147" officeooo:paragraph-rsid="01168370" fo:background-color="#000000" style:font-size-asian="9pt" style:font-weight-asian="bold" style:font-size-complex="9pt" style:font-weight-complex="bold"/>
    </style:style>
    <style:style style:name="P72" style:family="paragraph" style:parent-style-name="Standard">
      <style:text-properties fo:color="#ffffff" style:font-name="Liberation Mono" fo:font-size="9pt" fo:font-weight="bold" officeooo:rsid="01178f8a" officeooo:paragraph-rsid="011c4d81" fo:background-color="#000000" style:font-size-asian="9pt" style:font-weight-asian="bold" style:font-size-complex="9pt" style:font-weight-complex="bold"/>
    </style:style>
    <style:style style:name="P73" style:family="paragraph" style:parent-style-name="Standard">
      <style:text-properties fo:color="#ffffff" style:font-name="Liberation Mono" fo:font-size="9pt" fo:font-weight="bold" officeooo:rsid="01197616" officeooo:paragraph-rsid="01197616" fo:background-color="#000000" style:font-size-asian="9pt" style:font-weight-asian="bold" style:font-size-complex="9pt" style:font-weight-complex="bold"/>
    </style:style>
    <style:style style:name="P74" style:family="paragraph" style:parent-style-name="Standard">
      <style:text-properties fo:color="#ffffff" style:font-name="Liberation Mono" fo:font-size="9pt" fo:font-weight="bold" officeooo:rsid="011af13c" officeooo:paragraph-rsid="011af13c" fo:background-color="#000000" style:font-size-asian="9pt" style:font-weight-asian="bold" style:font-size-complex="9pt" style:font-weight-complex="bold"/>
    </style:style>
    <style:style style:name="P75" style:family="paragraph" style:parent-style-name="Standard">
      <style:text-properties fo:color="#ffffff" style:font-name="Liberation Mono" fo:font-size="9pt" fo:font-weight="bold" officeooo:rsid="0086f11c" officeooo:paragraph-rsid="011c4d81" fo:background-color="#000000" style:font-size-asian="9pt" style:font-weight-asian="bold" style:font-size-complex="9pt" style:font-weight-complex="bold"/>
    </style:style>
    <style:style style:name="P76" style:family="paragraph" style:parent-style-name="Standard">
      <style:text-properties fo:color="#ffffff" style:font-name="Liberation Mono" fo:font-size="9pt" fo:font-weight="bold" officeooo:rsid="006a0bc1" officeooo:paragraph-rsid="006a0bc1" fo:background-color="#000000" style:font-size-asian="9pt" style:font-weight-asian="bold" style:font-size-complex="9pt" style:font-weight-complex="bold"/>
    </style:style>
    <style:style style:name="P77" style:family="paragraph" style:parent-style-name="Standard">
      <style:text-properties fo:color="#ffffff" style:font-name="Liberation Mono" fo:font-size="9pt" fo:font-weight="bold" officeooo:rsid="0138d5a8" officeooo:paragraph-rsid="0138d5a8" fo:background-color="#000000" style:font-size-asian="9pt" style:font-weight-asian="bold" style:font-size-complex="9pt" style:font-weight-complex="bold"/>
    </style:style>
    <style:style style:name="P78" style:family="paragraph" style:parent-style-name="Standard">
      <style:text-properties fo:color="#ffffff" style:font-name="Liberation Mono" fo:font-size="9pt" fo:font-weight="bold" officeooo:rsid="013d39b1" officeooo:paragraph-rsid="013d39b1" fo:background-color="#000000" style:font-size-asian="9pt" style:font-weight-asian="bold" style:font-size-complex="9pt" style:font-weight-complex="bold"/>
    </style:style>
    <style:style style:name="P79" style:family="paragraph" style:parent-style-name="Standard">
      <style:text-properties fo:color="#ffffff" style:font-name="Liberation Mono" fo:font-size="9pt" fo:font-weight="bold" officeooo:paragraph-rsid="004b1b68" fo:background-color="#000000" style:font-size-asian="9pt" style:font-weight-asian="bold" style:font-size-complex="9pt" style:font-weight-complex="bold"/>
    </style:style>
    <style:style style:name="P80" style:family="paragraph" style:parent-style-name="Standard">
      <style:text-properties fo:color="#ffffff" style:font-name="Liberation Mono" fo:font-size="9pt" fo:font-weight="bold" officeooo:rsid="014f388c" officeooo:paragraph-rsid="014f388c" fo:background-color="#000000" style:font-size-asian="9pt" style:font-weight-asian="bold" style:font-size-complex="9pt" style:font-weight-complex="bold"/>
    </style:style>
    <style:style style:name="P81" style:family="paragraph" style:parent-style-name="Standard">
      <style:text-properties fo:color="#ffffff" style:font-name="Liberation Mono" fo:font-size="9pt" fo:font-weight="bold" officeooo:rsid="015570e7" officeooo:paragraph-rsid="015570e7" fo:background-color="#000000" style:font-size-asian="9pt" style:font-weight-asian="bold" style:font-size-complex="9pt" style:font-weight-complex="bold"/>
    </style:style>
    <style:style style:name="P82" style:family="paragraph" style:parent-style-name="Standard">
      <style:text-properties fo:color="#ffffff" style:font-name="Liberation Mono" fo:font-size="9pt" fo:font-weight="bold" officeooo:rsid="015987cf" officeooo:paragraph-rsid="015987cf" fo:background-color="#000000" style:font-size-asian="9pt" style:font-weight-asian="bold" style:font-size-complex="9pt" style:font-weight-complex="bold"/>
    </style:style>
    <style:style style:name="P83" style:family="paragraph" style:parent-style-name="Standard">
      <style:text-properties fo:color="#ffffff" style:font-name="Liberation Mono" fo:font-size="9pt" officeooo:rsid="00367f52" officeooo:paragraph-rsid="010e3fa8" fo:background-color="#000000" style:font-size-asian="9pt" style:font-size-complex="9pt"/>
    </style:style>
    <style:style style:name="P84" style:family="paragraph" style:parent-style-name="Standard">
      <style:text-properties style:font-name="Liberation Mono" fo:font-size="7pt" officeooo:paragraph-rsid="000a344f" style:font-size-asian="7pt" style:font-size-complex="7pt"/>
    </style:style>
    <style:style style:name="P85" style:family="paragraph" style:parent-style-name="Standard">
      <style:text-properties style:font-name="Liberation Mono" fo:font-size="7pt" officeooo:rsid="000cebef" officeooo:paragraph-rsid="000cebef" style:font-size-asian="7pt" style:font-size-complex="7pt"/>
    </style:style>
    <style:style style:name="P86" style:family="paragraph" style:parent-style-name="Standard">
      <style:text-properties style:font-name="Liberation Mono" fo:font-size="7pt" officeooo:rsid="00367f52" officeooo:paragraph-rsid="00367f52" style:font-size-asian="7pt" style:font-size-complex="7pt"/>
    </style:style>
    <style:style style:name="P87" style:family="paragraph" style:parent-style-name="Standard">
      <style:text-properties style:font-name="Liberation Mono" fo:font-size="7pt" officeooo:rsid="00367f52" officeooo:paragraph-rsid="0040150c" style:font-size-asian="7pt" style:font-size-complex="7pt"/>
    </style:style>
    <style:style style:name="P88" style:family="paragraph" style:parent-style-name="Standard">
      <style:text-properties style:font-name="Liberation Mono" fo:font-size="7pt" officeooo:rsid="00367f52" officeooo:paragraph-rsid="003745c6" style:font-size-asian="7pt" style:font-size-complex="7pt"/>
    </style:style>
    <style:style style:name="P89" style:family="paragraph" style:parent-style-name="Standard">
      <style:text-properties style:font-name="Liberation Mono" fo:font-size="7pt" officeooo:rsid="00367f52" officeooo:paragraph-rsid="00521947" style:font-size-asian="7pt" style:font-size-complex="7pt"/>
    </style:style>
    <style:style style:name="P90" style:family="paragraph" style:parent-style-name="Standard">
      <style:text-properties style:font-name="Liberation Mono" fo:font-size="7pt" officeooo:rsid="00367f52" officeooo:paragraph-rsid="00497bec" style:font-size-asian="7pt" style:font-size-complex="7pt"/>
    </style:style>
    <style:style style:name="P91" style:family="paragraph" style:parent-style-name="Standard">
      <style:text-properties style:font-name="Liberation Mono" fo:font-size="7pt" officeooo:rsid="00367f52" officeooo:paragraph-rsid="007e528a" style:font-size-asian="7pt" style:font-size-complex="7pt"/>
    </style:style>
    <style:style style:name="P92" style:family="paragraph" style:parent-style-name="Standard">
      <style:text-properties style:font-name="Liberation Mono" fo:font-size="7pt" officeooo:rsid="00367f52" officeooo:paragraph-rsid="009dcd28" style:font-size-asian="7pt" style:font-size-complex="7pt"/>
    </style:style>
    <style:style style:name="P93" style:family="paragraph" style:parent-style-name="Standard">
      <style:text-properties style:font-name="Liberation Mono" fo:font-size="7pt" officeooo:rsid="00367f52" officeooo:paragraph-rsid="00ad9d6d" style:font-size-asian="7pt" style:font-size-complex="7pt"/>
    </style:style>
    <style:style style:name="P94" style:family="paragraph" style:parent-style-name="Standard">
      <style:text-properties style:font-name="Liberation Mono" fo:font-size="7pt" officeooo:rsid="00367f52" officeooo:paragraph-rsid="00aede7d" style:font-size-asian="7pt" style:font-size-complex="7pt"/>
    </style:style>
    <style:style style:name="P95" style:family="paragraph" style:parent-style-name="Standard">
      <style:text-properties style:font-name="Liberation Mono" fo:font-size="7pt" officeooo:rsid="00367f52" officeooo:paragraph-rsid="00898093" style:font-size-asian="7pt" style:font-size-complex="7pt"/>
    </style:style>
    <style:style style:name="P96" style:family="paragraph" style:parent-style-name="Standard">
      <style:text-properties style:font-name="Liberation Mono" fo:font-size="7pt" officeooo:rsid="00367f52" officeooo:paragraph-rsid="00f1d875" style:font-size-asian="7pt" style:font-size-complex="7pt"/>
    </style:style>
    <style:style style:name="P97" style:family="paragraph" style:parent-style-name="Standard">
      <style:text-properties style:font-name="Liberation Mono" fo:font-size="7pt" officeooo:rsid="00367f52" officeooo:paragraph-rsid="00f436f5" style:font-size-asian="7pt" style:font-size-complex="7pt"/>
    </style:style>
    <style:style style:name="P98" style:family="paragraph" style:parent-style-name="Standard">
      <style:text-properties style:font-name="Liberation Mono" fo:font-size="7pt" officeooo:rsid="00367f52" officeooo:paragraph-rsid="01168370" style:font-size-asian="7pt" style:font-size-complex="7pt"/>
    </style:style>
    <style:style style:name="P99" style:family="paragraph" style:parent-style-name="Standard">
      <style:text-properties style:font-name="Liberation Mono" fo:font-size="7pt" officeooo:rsid="00367f52" officeooo:paragraph-rsid="011c4d81" style:font-size-asian="7pt" style:font-size-complex="7pt"/>
    </style:style>
    <style:style style:name="P100" style:family="paragraph" style:parent-style-name="Standard">
      <style:text-properties style:font-name="Liberation Mono" fo:font-size="7pt" officeooo:rsid="00367f52" officeooo:paragraph-rsid="0129bc6d" style:font-size-asian="7pt" style:font-size-complex="7pt"/>
    </style:style>
    <style:style style:name="P101" style:family="paragraph" style:parent-style-name="Standard">
      <style:text-properties style:font-name="Liberation Mono" fo:font-size="7pt" officeooo:rsid="00367f52" officeooo:paragraph-rsid="0133ce6b" style:font-size-asian="7pt" style:font-size-complex="7pt"/>
    </style:style>
    <style:style style:name="P102" style:family="paragraph" style:parent-style-name="Standard">
      <style:text-properties style:font-name="Liberation Mono" fo:font-size="7pt" officeooo:rsid="00367f52" officeooo:paragraph-rsid="009fb387" style:font-size-asian="7pt" style:font-size-complex="7pt"/>
    </style:style>
    <style:style style:name="P103" style:family="paragraph" style:parent-style-name="Standard">
      <style:text-properties style:font-name="Liberation Mono" fo:font-size="7pt" officeooo:rsid="00367f52" officeooo:paragraph-rsid="01178f8a" style:font-size-asian="7pt" style:font-size-complex="7pt"/>
    </style:style>
    <style:style style:name="P104" style:family="paragraph" style:parent-style-name="Standard">
      <style:text-properties style:font-name="Liberation Mono" fo:font-size="7pt" officeooo:rsid="00367f52" officeooo:paragraph-rsid="014c4d82" style:font-size-asian="7pt" style:font-size-complex="7pt"/>
    </style:style>
    <style:style style:name="P105" style:family="paragraph" style:parent-style-name="Standard">
      <style:text-properties style:font-name="Liberation Mono" fo:font-size="7pt" officeooo:rsid="00367f52" officeooo:paragraph-rsid="00d49691" style:font-size-asian="7pt" style:font-size-complex="7pt"/>
    </style:style>
    <style:style style:name="P106" style:family="paragraph" style:parent-style-name="Standard">
      <style:text-properties style:font-name="Liberation Mono" fo:font-size="7pt" officeooo:rsid="00367f52" officeooo:paragraph-rsid="014d146b" style:font-size-asian="7pt" style:font-size-complex="7pt"/>
    </style:style>
    <style:style style:name="P107" style:family="paragraph" style:parent-style-name="Standard">
      <style:text-properties style:font-name="Liberation Mono" fo:font-size="7pt" officeooo:rsid="003745c6" officeooo:paragraph-rsid="0042f281" style:font-size-asian="7pt" style:font-size-complex="7pt"/>
    </style:style>
    <style:style style:name="P108" style:family="paragraph" style:parent-style-name="Standard">
      <style:text-properties style:font-name="Liberation Mono" fo:font-size="7pt" officeooo:rsid="003745c6" officeooo:paragraph-rsid="004b1b68" style:font-size-asian="7pt" style:font-size-complex="7pt"/>
    </style:style>
    <style:style style:name="P109" style:family="paragraph" style:parent-style-name="Standard">
      <style:text-properties style:font-name="Liberation Mono" fo:font-size="7pt" officeooo:rsid="003745c6" officeooo:paragraph-rsid="000a344f" style:font-size-asian="7pt" style:font-size-complex="7pt"/>
    </style:style>
    <style:style style:name="P110" style:family="paragraph" style:parent-style-name="Standard">
      <style:text-properties style:font-name="Liberation Mono" fo:font-size="7pt" officeooo:rsid="0027ff66" officeooo:paragraph-rsid="0027ff66" style:font-size-asian="7pt" style:font-size-complex="7pt"/>
    </style:style>
    <style:style style:name="P111" style:family="paragraph" style:parent-style-name="Standard">
      <style:text-properties style:font-name="Liberation Mono" fo:font-size="7pt" officeooo:rsid="0027ff66" officeooo:paragraph-rsid="00625412" style:font-size-asian="7pt" style:font-size-complex="7pt"/>
    </style:style>
    <style:style style:name="P112" style:family="paragraph" style:parent-style-name="Standard">
      <style:text-properties style:font-name="Liberation Mono" fo:font-size="7pt" officeooo:rsid="00104766" officeooo:paragraph-rsid="000a344f" style:font-size-asian="7pt" style:font-size-complex="7pt"/>
    </style:style>
    <style:style style:name="P113" style:family="paragraph" style:parent-style-name="Standard">
      <style:text-properties style:font-name="Liberation Mono" fo:font-size="7pt" officeooo:paragraph-rsid="004b1b68" style:font-size-asian="7pt" style:font-size-complex="7pt"/>
    </style:style>
    <style:style style:name="P114" style:family="paragraph" style:parent-style-name="Standard">
      <style:text-properties style:font-name="Liberation Mono" fo:font-size="7pt" officeooo:rsid="00651826" officeooo:paragraph-rsid="00651826" style:font-size-asian="7pt" style:font-size-complex="7pt"/>
    </style:style>
    <style:style style:name="P115" style:family="paragraph" style:parent-style-name="Standard">
      <style:text-properties style:font-name="Liberation Mono" fo:font-size="7pt" officeooo:rsid="0009b010" officeooo:paragraph-rsid="0040150c" style:font-size-asian="7pt" style:font-size-complex="7pt"/>
    </style:style>
    <style:style style:name="P116" style:family="paragraph" style:parent-style-name="Standard">
      <style:text-properties style:font-name="Liberation Mono" fo:font-size="7pt" officeooo:rsid="0054d0f5" officeooo:paragraph-rsid="0054d0f5" style:font-size-asian="7pt" style:font-size-complex="7pt"/>
    </style:style>
    <style:style style:name="P117" style:family="paragraph" style:parent-style-name="Standard">
      <style:text-properties style:font-name="Liberation Mono" fo:font-size="7pt" officeooo:paragraph-rsid="001ac0db" style:font-size-asian="7pt" style:font-size-complex="7pt"/>
    </style:style>
    <style:style style:name="P118" style:family="paragraph" style:parent-style-name="Standard">
      <style:text-properties style:font-name="Liberation Mono" fo:font-size="7pt" officeooo:paragraph-rsid="001e53bc" style:font-size-asian="7pt" style:font-size-complex="7pt"/>
    </style:style>
    <style:style style:name="P119" style:family="paragraph" style:parent-style-name="Standard">
      <style:text-properties style:font-name="Liberation Mono" fo:font-size="7pt" officeooo:paragraph-rsid="00ad9d6d" style:font-size-asian="7pt" style:font-size-complex="7pt"/>
    </style:style>
    <style:style style:name="P120" style:family="paragraph" style:parent-style-name="Standard">
      <style:text-properties style:font-name="Liberation Mono" fo:font-size="7pt" officeooo:rsid="00b0ad80" officeooo:paragraph-rsid="00b0ad80" style:font-size-asian="7pt" style:font-size-complex="7pt"/>
    </style:style>
    <style:style style:name="P121" style:family="paragraph" style:parent-style-name="Standard">
      <style:text-properties style:font-name="Liberation Mono" fo:font-size="7pt" officeooo:rsid="00b0ad80" officeooo:paragraph-rsid="00d999ef" style:font-size-asian="7pt" style:font-size-complex="7pt"/>
    </style:style>
    <style:style style:name="P122" style:family="paragraph" style:parent-style-name="Standard">
      <style:text-properties style:font-name="Liberation Mono" fo:font-size="7pt" officeooo:rsid="00b0ad80" officeooo:paragraph-rsid="014d146b" style:font-size-asian="7pt" style:font-size-complex="7pt"/>
    </style:style>
    <style:style style:name="P123" style:family="paragraph" style:parent-style-name="Standard">
      <style:text-properties style:font-name="Liberation Mono" fo:font-size="7pt" officeooo:rsid="00b2a356" officeooo:paragraph-rsid="00b2a356" style:font-size-asian="7pt" style:font-size-complex="7pt"/>
    </style:style>
    <style:style style:name="P124" style:family="paragraph" style:parent-style-name="Standard">
      <style:text-properties style:font-name="Liberation Mono" fo:font-size="7pt" officeooo:rsid="00d8793c" officeooo:paragraph-rsid="00b0ad80" style:font-size-asian="7pt" style:font-size-complex="7pt"/>
    </style:style>
    <style:style style:name="P125" style:family="paragraph" style:parent-style-name="Standard">
      <style:text-properties style:font-name="Liberation Mono" fo:font-size="7pt" officeooo:rsid="00d8793c" officeooo:paragraph-rsid="00d8793c" style:font-size-asian="7pt" style:font-size-complex="7pt"/>
    </style:style>
    <style:style style:name="P126" style:family="paragraph" style:parent-style-name="Standard">
      <style:text-properties style:font-name="Liberation Mono" fo:font-size="7pt" officeooo:rsid="00d8793c" officeooo:paragraph-rsid="00d999ef" style:font-size-asian="7pt" style:font-size-complex="7pt"/>
    </style:style>
    <style:style style:name="P127" style:family="paragraph" style:parent-style-name="Standard">
      <style:text-properties style:font-name="Liberation Mono" fo:font-size="7pt" officeooo:rsid="00d8793c" officeooo:paragraph-rsid="00db68df" style:font-size-asian="7pt" style:font-size-complex="7pt"/>
    </style:style>
    <style:style style:name="P128" style:family="paragraph" style:parent-style-name="Standard">
      <style:text-properties style:font-name="Liberation Mono" fo:font-size="7pt" officeooo:rsid="00d8793c" officeooo:paragraph-rsid="00db819c" style:font-size-asian="7pt" style:font-size-complex="7pt"/>
    </style:style>
    <style:style style:name="P129" style:family="paragraph" style:parent-style-name="Standard">
      <style:text-properties style:font-name="Liberation Mono" fo:font-size="7pt" officeooo:rsid="00d8793c" officeooo:paragraph-rsid="00e99ea3" style:font-size-asian="7pt" style:font-size-complex="7pt"/>
    </style:style>
    <style:style style:name="P130" style:family="paragraph" style:parent-style-name="Standard">
      <style:text-properties style:font-name="Liberation Mono" fo:font-size="7pt" officeooo:rsid="00d8793c" officeooo:paragraph-rsid="00898093" style:font-size-asian="7pt" style:font-size-complex="7pt"/>
    </style:style>
    <style:style style:name="P131" style:family="paragraph" style:parent-style-name="Standard">
      <style:text-properties style:font-name="Liberation Mono" fo:font-size="7pt" officeooo:rsid="008330cc" officeooo:paragraph-rsid="00367f52" style:font-size-asian="7pt" style:font-size-complex="7pt"/>
    </style:style>
    <style:style style:name="P132" style:family="paragraph" style:parent-style-name="Standard">
      <style:text-properties style:font-name="Liberation Mono" fo:font-size="7pt" officeooo:rsid="01178f8a" officeooo:paragraph-rsid="00367f52" style:font-size-asian="7pt" style:font-size-complex="7pt"/>
    </style:style>
    <style:style style:name="P133" style:family="paragraph" style:parent-style-name="Standard">
      <style:text-properties style:font-name="Liberation Mono" fo:font-size="7pt" officeooo:rsid="01178f8a" officeooo:paragraph-rsid="011c4d81" style:font-size-asian="7pt" style:font-size-complex="7pt"/>
    </style:style>
    <style:style style:name="P134" style:family="paragraph" style:parent-style-name="Standard">
      <style:text-properties style:font-name="Liberation Mono" fo:font-size="7pt" officeooo:rsid="0138d5a8" officeooo:paragraph-rsid="0138d5a8" style:font-size-asian="7pt" style:font-size-complex="7pt"/>
    </style:style>
    <style:style style:name="P135" style:family="paragraph" style:parent-style-name="Standard">
      <style:text-properties style:font-name="Liberation Mono" fo:font-size="7pt" officeooo:rsid="013d39b1" officeooo:paragraph-rsid="013d39b1" style:font-size-asian="7pt" style:font-size-complex="7pt"/>
    </style:style>
    <style:style style:name="P136" style:family="paragraph" style:parent-style-name="Standard">
      <style:text-properties style:font-name="Liberation Mono" fo:font-size="7pt" officeooo:paragraph-rsid="013d39b1" style:font-size-asian="7pt" style:font-size-complex="7pt"/>
    </style:style>
    <style:style style:name="P137" style:family="paragraph" style:parent-style-name="Standard">
      <style:text-properties style:font-name="Liberation Mono" fo:font-size="7pt" officeooo:rsid="00fb02e8" officeooo:paragraph-rsid="00fb02e8" style:font-size-asian="7pt" style:font-size-complex="7pt"/>
    </style:style>
    <style:style style:name="P138" style:family="paragraph" style:parent-style-name="Standard">
      <style:text-properties style:font-name="Liberation Mono" fo:font-size="7pt" fo:font-weight="bold" officeooo:rsid="00367f52" officeooo:paragraph-rsid="00a406d9" style:font-size-asian="7pt" style:font-weight-asian="bold" style:font-size-complex="7pt" style:font-weight-complex="bold"/>
    </style:style>
    <style:style style:name="P139" style:family="paragraph" style:parent-style-name="Standard">
      <style:text-properties style:font-name="Liberation Mono" fo:font-size="9pt" officeooo:rsid="00367f52" officeooo:paragraph-rsid="0040150c" style:font-size-asian="9pt" style:font-size-complex="9pt"/>
    </style:style>
    <style:style style:name="P140" style:family="paragraph" style:parent-style-name="Standard">
      <style:text-properties style:font-name="Liberation Mono" fo:font-size="9pt" officeooo:rsid="00367f52" officeooo:paragraph-rsid="014c4d82" style:font-size-asian="9pt" style:font-size-complex="9pt"/>
    </style:style>
    <style:style style:name="P141" style:family="paragraph" style:parent-style-name="Standard">
      <style:text-properties style:font-name="Liberation Mono" fo:font-size="9pt" officeooo:rsid="003d4653" officeooo:paragraph-rsid="00bc9fef" style:font-size-asian="9pt" style:font-size-complex="9pt"/>
    </style:style>
    <style:style style:name="P142" style:family="paragraph" style:parent-style-name="Standard">
      <style:text-properties style:font-name="Liberation Mono" fo:font-size="9pt" officeooo:rsid="0082c3a0" officeooo:paragraph-rsid="00ec4368" style:font-size-asian="9pt" style:font-size-complex="9pt"/>
    </style:style>
    <style:style style:name="P143" style:family="paragraph" style:parent-style-name="Standard">
      <style:text-properties style:font-name="Liberation Mono" fo:font-size="3pt" officeooo:rsid="00367f52" officeooo:paragraph-rsid="00367f52" style:font-size-asian="2.59999990463257pt" style:font-size-complex="3pt"/>
    </style:style>
    <style:style style:name="P144" style:family="paragraph" style:parent-style-name="Standard">
      <style:text-properties style:font-name="Liberation Mono" fo:font-size="3pt" officeooo:rsid="00367f52" officeooo:paragraph-rsid="009fb387" style:font-size-asian="2.59999990463257pt" style:font-size-complex="3pt"/>
    </style:style>
    <style:style style:name="P145" style:family="paragraph" style:parent-style-name="Standard">
      <style:text-properties style:use-window-font-color="true" style:font-name="Liberation Mono" fo:font-size="7pt" fo:font-weight="normal" officeooo:rsid="00471daa" officeooo:paragraph-rsid="00ad9d6d" fo:background-color="transparent" style:font-size-asian="7pt" style:font-weight-asian="normal" style:font-size-complex="7pt" style:font-weight-complex="normal"/>
    </style:style>
    <style:style style:name="P146" style:family="paragraph" style:parent-style-name="Standard">
      <style:paragraph-properties fo:margin-top="0in" fo:margin-bottom="0in" loext:contextual-spacing="false" fo:text-align="center" style:justify-single-word="false"/>
      <style:text-properties style:use-window-font-color="true" style:font-name="Liberation Mono" fo:font-size="9pt" fo:font-weight="normal" officeooo:rsid="000db062" officeooo:paragraph-rsid="000db062" fo:background-color="transparent" style:font-size-asian="9pt" style:font-weight-asian="normal" style:font-size-complex="9pt" style:font-weight-complex="normal"/>
    </style:style>
    <style:style style:name="P147" style:family="paragraph" style:parent-style-name="Standard">
      <style:paragraph-properties fo:margin-top="0in" fo:margin-bottom="0in" loext:contextual-spacing="false" fo:text-align="center" style:justify-single-word="false"/>
      <style:text-properties style:use-window-font-color="true" style:font-name="Liberation Mono" fo:font-size="7pt" fo:font-weight="normal" officeooo:rsid="000db062" officeooo:paragraph-rsid="000db062" fo:background-color="transparent" style:font-size-asian="7pt" style:font-weight-asian="normal" style:font-size-complex="7pt" style:font-weight-complex="normal"/>
    </style:style>
    <style:style style:name="P148" style:family="paragraph" style:parent-style-name="Standard">
      <style:paragraph-properties fo:margin-top="0in" fo:margin-bottom="0in" loext:contextual-spacing="false" fo:text-align="center" style:justify-single-word="false"/>
      <style:text-properties style:use-window-font-color="true" style:font-name="Liberation Mono" fo:font-size="11pt" fo:font-weight="bold" officeooo:rsid="000db062" officeooo:paragraph-rsid="000db062" fo:background-color="transparent" style:font-size-asian="11pt" style:font-weight-asian="bold" style:font-size-complex="11pt" style:font-weight-complex="bold"/>
    </style:style>
    <style:style style:name="P149" style:family="paragraph" style:parent-style-name="Standard">
      <style:paragraph-properties fo:margin-top="0in" fo:margin-bottom="0in" loext:contextual-spacing="false"/>
      <style:text-properties style:font-name="Liberation Mono" fo:font-size="7pt" officeooo:rsid="00367f52" officeooo:paragraph-rsid="0133ce6b" style:font-size-asian="7pt" style:font-size-complex="7pt"/>
    </style:style>
    <style:style style:name="P150" style:family="paragraph" style:parent-style-name="Standard">
      <loext:graphic-properties draw:fill="none" draw:fill-color="#ffffff" draw:fill-image-width="0in" draw:fill-image-height="0in"/>
      <style:paragraph-properties fo:margin-top="0in" fo:margin-bottom="0in" loext:contextual-spacing="false" fo:background-color="transparent" style:vertical-align="middle" style:writing-mode="page"/>
      <style:text-properties fo:color="#ffffff" style:font-name="Liberation Mono" fo:font-size="9pt" fo:font-weight="bold" officeooo:rsid="0009b010" officeooo:paragraph-rsid="000a344f" fo:background-color="#000000" style:font-size-asian="9pt" style:font-weight-asian="bold" style:font-size-complex="9pt" style:font-weight-complex="bold"/>
    </style:style>
    <style:style style:name="P151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29ddb5" officeooo:paragraph-rsid="0029ddb5" style:font-size-asian="7pt" style:font-size-complex="7pt"/>
    </style:style>
    <style:style style:name="P152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407a47" officeooo:paragraph-rsid="00521947" style:font-size-asian="7pt" style:font-size-complex="7pt"/>
    </style:style>
    <style:style style:name="P153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3d4653" officeooo:paragraph-rsid="00536558" style:font-size-asian="7pt" style:font-size-complex="7pt"/>
    </style:style>
    <style:style style:name="P154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77385e" officeooo:paragraph-rsid="007e528a" style:font-size-asian="7pt" style:font-size-complex="7pt"/>
    </style:style>
    <style:style style:name="P155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980b7f" officeooo:paragraph-rsid="00980b7f" style:font-size-asian="7pt" style:font-size-complex="7pt"/>
    </style:style>
    <style:style style:name="P156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82c3a0" officeooo:paragraph-rsid="0082c3a0" style:font-size-asian="7pt" style:font-size-complex="7pt"/>
    </style:style>
    <style:style style:name="P157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82c3a0" officeooo:paragraph-rsid="00a078af" style:font-size-asian="7pt" style:font-size-complex="7pt"/>
    </style:style>
    <style:style style:name="P158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a078af" officeooo:paragraph-rsid="00a078af" style:font-size-asian="7pt" style:font-size-complex="7pt"/>
    </style:style>
    <style:style style:name="P159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09b010" officeooo:paragraph-rsid="000a344f" style:font-size-asian="7pt" style:font-size-complex="7pt"/>
    </style:style>
    <style:style style:name="P160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a4360c" officeooo:paragraph-rsid="00a4360c" style:font-size-asian="7pt" style:font-size-complex="7pt"/>
    </style:style>
    <style:style style:name="P161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104766" officeooo:paragraph-rsid="00a80673" style:font-size-asian="7pt" style:font-size-complex="7pt"/>
    </style:style>
    <style:style style:name="P162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b815be" officeooo:paragraph-rsid="00bc7ea4" style:font-size-asian="7pt" style:font-size-complex="7pt"/>
    </style:style>
    <style:style style:name="P163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c275fc" officeooo:paragraph-rsid="00c275fc" style:font-size-asian="7pt" style:font-size-complex="7pt"/>
    </style:style>
    <style:style style:name="P164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c9f82f" officeooo:paragraph-rsid="00d49691" style:font-size-asian="7pt" style:font-size-complex="7pt"/>
    </style:style>
    <style:style style:name="P165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e205f2" officeooo:paragraph-rsid="00e205f2" style:font-size-asian="7pt" style:font-size-complex="7pt"/>
    </style:style>
    <style:style style:name="P166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cd3880" officeooo:paragraph-rsid="00e205f2" style:font-size-asian="7pt" style:font-size-complex="7pt"/>
    </style:style>
    <style:style style:name="P167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fc7b28" officeooo:paragraph-rsid="00fc7b28" style:font-size-asian="7pt" style:font-size-complex="7pt"/>
    </style:style>
    <style:style style:name="P168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13a81a9" officeooo:paragraph-rsid="013bc37b" style:font-size-asian="7pt" style:font-size-complex="7pt"/>
    </style:style>
    <style:style style:name="P169" style:family="paragraph" style:parent-style-name="Table_20_Contents">
      <style:paragraph-properties fo:margin-top="0in" fo:margin-bottom="0in" loext:contextual-spacing="false"/>
      <style:text-properties style:font-name="Liberation Mono" fo:font-size="7pt" fo:font-style="normal" officeooo:rsid="003745c6" officeooo:paragraph-rsid="0037d8d2" style:font-size-asian="7pt" style:font-style-asian="normal" style:font-size-complex="7pt" style:font-style-complex="normal"/>
    </style:style>
    <style:style style:name="P170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625412" officeooo:paragraph-rsid="00625412" style:font-size-asian="7pt" style:font-weight-asian="normal" style:font-size-complex="7pt" style:font-weight-complex="normal"/>
    </style:style>
    <style:style style:name="P171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625412" officeooo:paragraph-rsid="01209131" style:font-size-asian="7pt" style:font-weight-asian="normal" style:font-size-complex="7pt" style:font-weight-complex="normal"/>
    </style:style>
    <style:style style:name="P172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f04d2c" officeooo:paragraph-rsid="00f1d875" style:font-size-asian="7pt" style:font-weight-asian="normal" style:font-size-complex="7pt" style:font-weight-complex="normal"/>
    </style:style>
    <style:style style:name="P173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f5da75" officeooo:paragraph-rsid="00f5da75" style:font-size-asian="7pt" style:font-weight-asian="normal" style:font-size-complex="7pt" style:font-weight-complex="normal"/>
    </style:style>
    <style:style style:name="P174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fe9cd3" officeooo:paragraph-rsid="00fe9cd3" style:font-size-asian="7pt" style:font-weight-asian="normal" style:font-size-complex="7pt" style:font-weight-complex="normal"/>
    </style:style>
    <style:style style:name="P175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fe9cd3" officeooo:paragraph-rsid="0100605a" style:font-size-asian="7pt" style:font-weight-asian="normal" style:font-size-complex="7pt" style:font-weight-complex="normal"/>
    </style:style>
    <style:style style:name="P176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129bc6d" officeooo:paragraph-rsid="0129bc6d" style:font-size-asian="7pt" style:font-weight-asian="normal" style:font-size-complex="7pt" style:font-weight-complex="normal"/>
    </style:style>
    <style:style style:name="P177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0f04d2c" officeooo:paragraph-rsid="00f1d875" style:font-size-asian="7pt" style:font-weight-asian="bold" style:font-size-complex="7pt" style:font-weight-complex="bold"/>
    </style:style>
    <style:style style:name="P178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0f5da75" officeooo:paragraph-rsid="00f5da75" style:font-size-asian="7pt" style:font-weight-asian="bold" style:font-size-complex="7pt" style:font-weight-complex="bold"/>
    </style:style>
    <style:style style:name="P179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0fe9cd3" officeooo:paragraph-rsid="00fe9cd3" style:font-size-asian="7pt" style:font-weight-asian="bold" style:font-size-complex="7pt" style:font-weight-complex="bold"/>
    </style:style>
    <style:style style:name="P180" style:family="paragraph" style:parent-style-name="Table_20_Contents">
      <style:text-properties style:font-name="Liberation Mono" fo:font-size="7pt" officeooo:rsid="000cebef" officeooo:paragraph-rsid="000cebef" style:font-size-asian="7pt" style:font-size-complex="7pt"/>
    </style:style>
    <style:style style:name="P181" style:family="paragraph" style:parent-style-name="Table_20_Contents">
      <style:text-properties style:font-name="Liberation Mono" fo:font-size="7pt" officeooo:rsid="000cebef" officeooo:paragraph-rsid="0022786f" style:font-size-asian="7pt" style:font-size-complex="7pt"/>
    </style:style>
    <style:style style:name="P182" style:family="paragraph" style:parent-style-name="Table_20_Contents">
      <style:text-properties style:font-name="Liberation Mono" fo:font-size="7pt" officeooo:rsid="000cebef" officeooo:paragraph-rsid="00aa06d6" style:font-size-asian="7pt" style:font-size-complex="7pt"/>
    </style:style>
    <style:style style:name="P183" style:family="paragraph" style:parent-style-name="Table_20_Contents">
      <style:text-properties style:font-name="Liberation Mono" fo:font-size="7pt" officeooo:rsid="000d9f12" officeooo:paragraph-rsid="000d9f12" style:font-size-asian="7pt" style:font-size-complex="7pt"/>
    </style:style>
    <style:style style:name="P184" style:family="paragraph" style:parent-style-name="Table_20_Contents">
      <style:text-properties style:font-name="Liberation Mono" fo:font-size="7pt" officeooo:rsid="00104766" officeooo:paragraph-rsid="001ac0db" style:font-size-asian="7pt" style:font-size-complex="7pt"/>
    </style:style>
    <style:style style:name="P185" style:family="paragraph" style:parent-style-name="Table_20_Contents">
      <style:text-properties style:font-name="Liberation Mono" fo:font-size="7pt" officeooo:rsid="00104766" officeooo:paragraph-rsid="004ce4af" style:font-size-asian="7pt" style:font-size-complex="7pt"/>
    </style:style>
    <style:style style:name="P186" style:family="paragraph" style:parent-style-name="Table_20_Contents">
      <style:text-properties style:font-name="Liberation Mono" fo:font-size="7pt" officeooo:rsid="00104766" officeooo:paragraph-rsid="001e53bc" style:font-size-asian="7pt" style:font-size-complex="7pt"/>
    </style:style>
    <style:style style:name="P187" style:family="paragraph" style:parent-style-name="Table_20_Contents">
      <style:text-properties style:font-name="Liberation Mono" fo:font-size="7pt" officeooo:rsid="001108d0" officeooo:paragraph-rsid="001b53c5" style:font-size-asian="7pt" style:font-size-complex="7pt"/>
    </style:style>
    <style:style style:name="P188" style:family="paragraph" style:parent-style-name="Table_20_Contents">
      <style:text-properties style:font-name="Liberation Mono" fo:font-size="7pt" officeooo:rsid="001b53c5" officeooo:paragraph-rsid="001b53c5" style:font-size-asian="7pt" style:font-size-complex="7pt"/>
    </style:style>
    <style:style style:name="P189" style:family="paragraph" style:parent-style-name="Table_20_Contents">
      <style:text-properties style:font-name="Liberation Mono" fo:font-size="7pt" officeooo:rsid="0027ff66" officeooo:paragraph-rsid="0027ff66" style:font-size-asian="7pt" style:font-size-complex="7pt"/>
    </style:style>
    <style:style style:name="P190" style:family="paragraph" style:parent-style-name="Table_20_Contents">
      <style:text-properties style:font-name="Liberation Mono" fo:font-size="7pt" officeooo:rsid="0027ff66" officeooo:paragraph-rsid="009b506d" style:font-size-asian="7pt" style:font-size-complex="7pt"/>
    </style:style>
    <style:style style:name="P191" style:family="paragraph" style:parent-style-name="Table_20_Contents">
      <style:text-properties style:font-name="Liberation Mono" fo:font-size="7pt" officeooo:rsid="002c40b4" officeooo:paragraph-rsid="002c40b4" style:font-size-asian="7pt" style:font-size-complex="7pt"/>
    </style:style>
    <style:style style:name="P192" style:family="paragraph" style:parent-style-name="Table_20_Contents">
      <style:text-properties style:font-name="Liberation Mono" fo:font-size="7pt" officeooo:rsid="002c40b4" officeooo:paragraph-rsid="002c79c6" style:font-size-asian="7pt" style:font-size-complex="7pt"/>
    </style:style>
    <style:style style:name="P193" style:family="paragraph" style:parent-style-name="Table_20_Contents">
      <style:text-properties style:font-name="Liberation Mono" fo:font-size="7pt" officeooo:rsid="002c40b4" officeooo:paragraph-rsid="00807e0d" style:font-size-asian="7pt" style:font-size-complex="7pt"/>
    </style:style>
    <style:style style:name="P194" style:family="paragraph" style:parent-style-name="Table_20_Contents">
      <style:text-properties style:font-name="Liberation Mono" fo:font-size="7pt" officeooo:rsid="002c40b4" officeooo:paragraph-rsid="00ad9d6d" style:font-size-asian="7pt" style:font-size-complex="7pt"/>
    </style:style>
    <style:style style:name="P195" style:family="paragraph" style:parent-style-name="Table_20_Contents">
      <style:paragraph-properties fo:text-align="center" style:justify-single-word="false"/>
      <style:text-properties style:font-name="Liberation Mono" fo:font-size="7pt" officeooo:rsid="000be760" officeooo:paragraph-rsid="0040150c" style:font-size-asian="7pt" style:font-size-complex="7pt"/>
    </style:style>
    <style:style style:name="P196" style:family="paragraph" style:parent-style-name="Table_20_Contents">
      <style:text-properties style:font-name="Liberation Mono" fo:font-size="7pt" officeooo:rsid="000be760" officeooo:paragraph-rsid="0040150c" style:font-size-asian="7pt" style:font-size-complex="7pt"/>
    </style:style>
    <style:style style:name="P197" style:family="paragraph" style:parent-style-name="Table_20_Contents">
      <style:paragraph-properties fo:text-align="center" style:justify-single-word="false"/>
      <style:text-properties style:font-name="Liberation Mono" fo:font-size="7pt" officeooo:rsid="0035d0a1" officeooo:paragraph-rsid="0040150c" style:font-size-asian="7pt" style:font-size-complex="7pt"/>
    </style:style>
    <style:style style:name="P198" style:family="paragraph" style:parent-style-name="Table_20_Contents">
      <style:text-properties style:font-name="Liberation Mono" fo:font-size="7pt" officeooo:rsid="0035d0a1" officeooo:paragraph-rsid="0040150c" style:font-size-asian="7pt" style:font-size-complex="7pt"/>
    </style:style>
    <style:style style:name="P199" style:family="paragraph" style:parent-style-name="Table_20_Contents">
      <style:text-properties style:font-name="Liberation Mono" fo:font-size="7pt" officeooo:rsid="00367f52" officeooo:paragraph-rsid="00367f52" style:font-size-asian="7pt" style:font-size-complex="7pt"/>
    </style:style>
    <style:style style:name="P200" style:family="paragraph" style:parent-style-name="Table_20_Contents">
      <style:text-properties style:font-name="Liberation Mono" fo:font-size="7pt" officeooo:rsid="00367f52" officeooo:paragraph-rsid="0052792c" style:font-size-asian="7pt" style:font-size-complex="7pt"/>
    </style:style>
    <style:style style:name="P201" style:family="paragraph" style:parent-style-name="Table_20_Contents">
      <style:text-properties style:font-name="Liberation Mono" fo:font-size="7pt" officeooo:rsid="003c40d9" officeooo:paragraph-rsid="003c40d9" style:font-size-asian="7pt" style:font-size-complex="7pt"/>
    </style:style>
    <style:style style:name="P202" style:family="paragraph" style:parent-style-name="Table_20_Contents">
      <style:text-properties style:font-name="Liberation Mono" fo:font-size="7pt" officeooo:rsid="003d4653" officeooo:paragraph-rsid="0042f281" style:font-size-asian="7pt" style:font-size-complex="7pt"/>
    </style:style>
    <style:style style:name="P203" style:family="paragraph" style:parent-style-name="Table_20_Contents">
      <style:text-properties style:font-name="Liberation Mono" fo:font-size="7pt" officeooo:rsid="003d4653" officeooo:paragraph-rsid="00536558" style:font-size-asian="7pt" style:font-size-complex="7pt"/>
    </style:style>
    <style:style style:name="P204" style:family="paragraph" style:parent-style-name="Table_20_Contents">
      <style:text-properties style:font-name="Liberation Mono" fo:font-size="7pt" officeooo:rsid="003ece33" officeooo:paragraph-rsid="0040150c" style:font-size-asian="7pt" style:font-size-complex="7pt"/>
    </style:style>
    <style:style style:name="P205" style:family="paragraph" style:parent-style-name="Table_20_Contents">
      <style:text-properties style:font-name="Liberation Mono" fo:font-size="7pt" officeooo:rsid="00407a47" officeooo:paragraph-rsid="00407a47" style:font-size-asian="7pt" style:font-size-complex="7pt"/>
    </style:style>
    <style:style style:name="P206" style:family="paragraph" style:parent-style-name="Table_20_Contents">
      <style:text-properties style:font-name="Liberation Mono" fo:font-size="7pt" officeooo:rsid="00407a47" officeooo:paragraph-rsid="00521947" style:font-size-asian="7pt" style:font-size-complex="7pt"/>
    </style:style>
    <style:style style:name="P207" style:family="paragraph" style:parent-style-name="Table_20_Contents">
      <style:text-properties style:font-name="Liberation Mono" fo:font-size="7pt" officeooo:rsid="00416f56" officeooo:paragraph-rsid="00416f56" style:font-size-asian="7pt" style:font-size-complex="7pt"/>
    </style:style>
    <style:style style:name="P208" style:family="paragraph" style:parent-style-name="Table_20_Contents">
      <style:text-properties style:font-name="Liberation Mono" fo:font-size="7pt" officeooo:rsid="00416f56" officeooo:paragraph-rsid="004b1b68" style:font-size-asian="7pt" style:font-size-complex="7pt"/>
    </style:style>
    <style:style style:name="P209" style:family="paragraph" style:parent-style-name="Table_20_Contents">
      <style:text-properties style:font-name="Liberation Mono" fo:font-size="7pt" officeooo:rsid="0042f281" officeooo:paragraph-rsid="00497bec" style:font-size-asian="7pt" style:font-size-complex="7pt"/>
    </style:style>
    <style:style style:name="P210" style:family="paragraph" style:parent-style-name="Table_20_Contents">
      <style:paragraph-properties fo:text-align="center" style:justify-single-word="false"/>
      <style:text-properties style:font-name="Liberation Mono" fo:font-size="7pt" officeooo:rsid="00471daa" officeooo:paragraph-rsid="004b1b68" style:font-size-asian="7pt" style:font-size-complex="7pt"/>
    </style:style>
    <style:style style:name="P211" style:family="paragraph" style:parent-style-name="Table_20_Contents">
      <style:text-properties style:font-name="Liberation Mono" fo:font-size="7pt" officeooo:rsid="00471daa" officeooo:paragraph-rsid="004b1b68" style:font-size-asian="7pt" style:font-size-complex="7pt"/>
    </style:style>
    <style:style style:name="P212" style:family="paragraph" style:parent-style-name="Table_20_Contents">
      <style:text-properties style:font-name="Liberation Mono" fo:font-size="7pt" officeooo:rsid="005426e0" officeooo:paragraph-rsid="005426e0" style:font-size-asian="7pt" style:font-size-complex="7pt"/>
    </style:style>
    <style:style style:name="P213" style:family="paragraph" style:parent-style-name="Table_20_Contents">
      <style:text-properties style:font-name="Liberation Mono" fo:font-size="7pt" officeooo:rsid="0054d0f5" officeooo:paragraph-rsid="0054d0f5" style:font-size-asian="7pt" style:font-size-complex="7pt"/>
    </style:style>
    <style:style style:name="P214" style:family="paragraph" style:parent-style-name="Table_20_Contents">
      <style:text-properties style:font-name="Liberation Mono" fo:font-size="7pt" officeooo:rsid="0054d0f5" officeooo:paragraph-rsid="0057e035" style:font-size-asian="7pt" style:font-size-complex="7pt"/>
    </style:style>
    <style:style style:name="P215" style:family="paragraph" style:parent-style-name="Table_20_Contents">
      <style:text-properties style:font-name="Liberation Mono" fo:font-size="7pt" officeooo:rsid="0054d0f5" officeooo:paragraph-rsid="0059281f" style:font-size-asian="7pt" style:font-size-complex="7pt"/>
    </style:style>
    <style:style style:name="P216" style:family="paragraph" style:parent-style-name="Table_20_Contents">
      <style:text-properties style:font-name="Liberation Mono" fo:font-size="7pt" officeooo:rsid="002c79c6" officeooo:paragraph-rsid="00625412" style:font-size-asian="7pt" style:font-size-complex="7pt"/>
    </style:style>
    <style:style style:name="P217" style:family="paragraph" style:parent-style-name="Table_20_Contents">
      <style:text-properties style:font-name="Liberation Mono" fo:font-size="7pt" officeooo:rsid="00651826" officeooo:paragraph-rsid="00651826" style:font-size-asian="7pt" style:font-size-complex="7pt"/>
    </style:style>
    <style:style style:name="P218" style:family="paragraph" style:parent-style-name="Table_20_Contents">
      <style:text-properties style:font-name="Liberation Mono" fo:font-size="7pt" officeooo:rsid="00651826" officeooo:paragraph-rsid="00dfeed5" style:font-size-asian="7pt" style:font-size-complex="7pt"/>
    </style:style>
    <style:style style:name="P219" style:family="paragraph" style:parent-style-name="Table_20_Contents">
      <style:text-properties style:font-name="Liberation Mono" fo:font-size="7pt" officeooo:rsid="00651826" officeooo:paragraph-rsid="00e0ddb9" style:font-size-asian="7pt" style:font-size-complex="7pt"/>
    </style:style>
    <style:style style:name="P220" style:family="paragraph" style:parent-style-name="Table_20_Contents">
      <style:text-properties style:font-name="Liberation Mono" fo:font-size="7pt" officeooo:rsid="0067e149" officeooo:paragraph-rsid="0067e149" style:font-size-asian="7pt" style:font-size-complex="7pt"/>
    </style:style>
    <style:style style:name="P221" style:family="paragraph" style:parent-style-name="Table_20_Contents">
      <style:text-properties style:font-name="Liberation Mono" fo:font-size="7pt" officeooo:rsid="006a0bc1" officeooo:paragraph-rsid="006a0bc1" style:font-size-asian="7pt" style:font-size-complex="7pt"/>
    </style:style>
    <style:style style:name="P222" style:family="paragraph" style:parent-style-name="Table_20_Contents">
      <style:text-properties style:font-name="Liberation Mono" fo:font-size="7pt" officeooo:rsid="006bcde2" officeooo:paragraph-rsid="006bcde2" style:font-size-asian="7pt" style:font-size-complex="7pt"/>
    </style:style>
    <style:style style:name="P223" style:family="paragraph" style:parent-style-name="Table_20_Contents">
      <style:text-properties style:font-name="Liberation Mono" fo:font-size="7pt" officeooo:rsid="0074ac54" officeooo:paragraph-rsid="0074ac54" style:font-size-asian="7pt" style:font-size-complex="7pt"/>
    </style:style>
    <style:style style:name="P224" style:family="paragraph" style:parent-style-name="Table_20_Contents">
      <style:text-properties style:font-name="Liberation Mono" fo:font-size="7pt" officeooo:rsid="0077385e" officeooo:paragraph-rsid="007e528a" style:font-size-asian="7pt" style:font-size-complex="7pt"/>
    </style:style>
    <style:style style:name="P225" style:family="paragraph" style:parent-style-name="Table_20_Contents">
      <style:text-properties style:font-name="Liberation Mono" fo:font-size="7pt" officeooo:rsid="0078aba6" officeooo:paragraph-rsid="007e528a" style:font-size-asian="7pt" style:font-size-complex="7pt"/>
    </style:style>
    <style:style style:name="P226" style:family="paragraph" style:parent-style-name="Table_20_Contents">
      <style:text-properties style:font-name="Liberation Mono" fo:font-size="7pt" officeooo:rsid="0082c3a0" officeooo:paragraph-rsid="0082c3a0" style:font-size-asian="7pt" style:font-size-complex="7pt"/>
    </style:style>
    <style:style style:name="P227" style:family="paragraph" style:parent-style-name="Table_20_Contents">
      <style:text-properties style:font-name="Liberation Mono" fo:font-size="7pt" officeooo:rsid="00847e3f" officeooo:paragraph-rsid="00847e3f" style:font-size-asian="7pt" style:font-size-complex="7pt"/>
    </style:style>
    <style:style style:name="P228" style:family="paragraph" style:parent-style-name="Table_20_Contents">
      <style:text-properties style:font-name="Liberation Mono" fo:font-size="7pt" officeooo:rsid="00847e3f" officeooo:paragraph-rsid="00f436f5" style:font-size-asian="7pt" style:font-size-complex="7pt"/>
    </style:style>
    <style:style style:name="P229" style:family="paragraph" style:parent-style-name="Table_20_Contents">
      <style:text-properties style:font-name="Liberation Mono" fo:font-size="7pt" officeooo:rsid="00898093" officeooo:paragraph-rsid="00aede7d" style:font-size-asian="7pt" style:font-size-complex="7pt"/>
    </style:style>
    <style:style style:name="P230" style:family="paragraph" style:parent-style-name="Table_20_Contents">
      <style:text-properties style:font-name="Liberation Mono" fo:font-size="7pt" officeooo:rsid="00898093" officeooo:paragraph-rsid="014c4d82" style:font-size-asian="7pt" style:font-size-complex="7pt"/>
    </style:style>
    <style:style style:name="P231" style:family="paragraph" style:parent-style-name="Table_20_Contents">
      <style:text-properties style:font-name="Liberation Mono" fo:font-size="7pt" officeooo:rsid="008cea0b" officeooo:paragraph-rsid="008cea0b" style:font-size-asian="7pt" style:font-size-complex="7pt"/>
    </style:style>
    <style:style style:name="P232" style:family="paragraph" style:parent-style-name="Table_20_Contents">
      <style:text-properties style:font-name="Liberation Mono" fo:font-size="7pt" officeooo:rsid="008e8866" officeooo:paragraph-rsid="008e8866" style:font-size-asian="7pt" style:font-size-complex="7pt"/>
    </style:style>
    <style:style style:name="P233" style:family="paragraph" style:parent-style-name="Table_20_Contents">
      <style:text-properties style:font-name="Liberation Mono" fo:font-size="7pt" officeooo:rsid="0090e2f7" officeooo:paragraph-rsid="009dcd28" style:font-size-asian="7pt" style:font-size-complex="7pt"/>
    </style:style>
    <style:style style:name="P234" style:family="paragraph" style:parent-style-name="Table_20_Contents">
      <style:text-properties style:font-name="Liberation Mono" fo:font-size="7pt" officeooo:rsid="009fb387" officeooo:paragraph-rsid="00a68740" style:font-size-asian="7pt" style:font-size-complex="7pt"/>
    </style:style>
    <style:style style:name="P235" style:family="paragraph" style:parent-style-name="Table_20_Contents">
      <style:text-properties style:font-name="Liberation Mono" fo:font-size="7pt" officeooo:rsid="0089e1c8" officeooo:paragraph-rsid="00a406d9" style:font-size-asian="7pt" style:font-size-complex="7pt"/>
    </style:style>
    <style:style style:name="P236" style:family="paragraph" style:parent-style-name="Table_20_Contents">
      <style:text-properties style:font-name="Liberation Mono" fo:font-size="7pt" officeooo:rsid="00a99447" officeooo:paragraph-rsid="00a99447" style:font-size-asian="7pt" style:font-size-complex="7pt"/>
    </style:style>
    <style:style style:name="P237" style:family="paragraph" style:parent-style-name="Table_20_Contents">
      <style:text-properties style:font-name="Liberation Mono" fo:font-size="7pt" officeooo:rsid="0061cc61" officeooo:paragraph-rsid="00ad9d6d" style:font-size-asian="7pt" style:font-size-complex="7pt"/>
    </style:style>
    <style:style style:name="P238" style:family="paragraph" style:parent-style-name="Table_20_Contents">
      <style:text-properties style:font-name="Liberation Mono" fo:font-size="7pt" officeooo:rsid="005b4291" officeooo:paragraph-rsid="00ad9d6d" style:font-size-asian="7pt" style:font-size-complex="7pt"/>
    </style:style>
    <style:style style:name="P239" style:family="paragraph" style:parent-style-name="Table_20_Contents">
      <style:text-properties style:font-name="Liberation Mono" fo:font-size="7pt" officeooo:rsid="005c454b" officeooo:paragraph-rsid="00ad9d6d" style:font-size-asian="7pt" style:font-size-complex="7pt"/>
    </style:style>
    <style:style style:name="P240" style:family="paragraph" style:parent-style-name="Table_20_Contents">
      <style:text-properties style:font-name="Liberation Mono" fo:font-size="7pt" officeooo:rsid="006a00c5" officeooo:paragraph-rsid="00aede7d" style:font-size-asian="7pt" style:font-size-complex="7pt"/>
    </style:style>
    <style:style style:name="P241" style:family="paragraph" style:parent-style-name="Table_20_Contents">
      <style:text-properties style:font-name="Liberation Mono" fo:font-size="7pt" officeooo:rsid="008330cc" officeooo:paragraph-rsid="00aede7d" style:font-size-asian="7pt" style:font-size-complex="7pt"/>
    </style:style>
    <style:style style:name="P242" style:family="paragraph" style:parent-style-name="Table_20_Contents">
      <style:text-properties style:font-name="Liberation Mono" fo:font-size="7pt" officeooo:rsid="00b0ad80" officeooo:paragraph-rsid="00b0ad80" style:font-size-asian="7pt" style:font-size-complex="7pt"/>
    </style:style>
    <style:style style:name="P243" style:family="paragraph" style:parent-style-name="Table_20_Contents">
      <style:paragraph-properties fo:text-align="center" style:justify-single-word="false"/>
      <style:text-properties style:font-name="Liberation Mono" fo:font-size="7pt" officeooo:rsid="00b0ad80" officeooo:paragraph-rsid="00b0ad80" style:font-size-asian="7pt" style:font-size-complex="7pt"/>
    </style:style>
    <style:style style:name="P244" style:family="paragraph" style:parent-style-name="Table_20_Contents">
      <style:text-properties style:font-name="Liberation Mono" fo:font-size="7pt" officeooo:rsid="00b3a233" officeooo:paragraph-rsid="00b3a233" style:font-size-asian="7pt" style:font-size-complex="7pt"/>
    </style:style>
    <style:style style:name="P245" style:family="paragraph" style:parent-style-name="Table_20_Contents">
      <style:text-properties style:font-name="Liberation Mono" fo:font-size="7pt" officeooo:rsid="00b3fd02" officeooo:paragraph-rsid="00b3fd02" style:font-size-asian="7pt" style:font-size-complex="7pt"/>
    </style:style>
    <style:style style:name="P246" style:family="paragraph" style:parent-style-name="Table_20_Contents">
      <style:text-properties style:font-name="Liberation Mono" fo:font-size="7pt" officeooo:rsid="00b3fd02" officeooo:paragraph-rsid="00f436f5" style:font-size-asian="7pt" style:font-size-complex="7pt"/>
    </style:style>
    <style:style style:name="P247" style:family="paragraph" style:parent-style-name="Table_20_Contents">
      <style:text-properties style:font-name="Liberation Mono" fo:font-size="7pt" officeooo:rsid="00b44bc0" officeooo:paragraph-rsid="00b44bc0" style:font-size-asian="7pt" style:font-size-complex="7pt"/>
    </style:style>
    <style:style style:name="P248" style:family="paragraph" style:parent-style-name="Table_20_Contents">
      <style:text-properties style:font-name="Liberation Mono" fo:font-size="7pt" officeooo:rsid="00b5fb2b" officeooo:paragraph-rsid="00b5fb2b" style:font-size-asian="7pt" style:font-size-complex="7pt"/>
    </style:style>
    <style:style style:name="P249" style:family="paragraph" style:parent-style-name="Table_20_Contents">
      <style:text-properties style:font-name="Liberation Mono" fo:font-size="7pt" officeooo:rsid="00b61f56" officeooo:paragraph-rsid="00b61f56" style:font-size-asian="7pt" style:font-size-complex="7pt"/>
    </style:style>
    <style:style style:name="P250" style:family="paragraph" style:parent-style-name="Table_20_Contents">
      <style:text-properties style:font-name="Liberation Mono" fo:font-size="7pt" officeooo:rsid="00b77033" officeooo:paragraph-rsid="00b77033" style:font-size-asian="7pt" style:font-size-complex="7pt"/>
    </style:style>
    <style:style style:name="P251" style:family="paragraph" style:parent-style-name="Table_20_Contents">
      <style:text-properties style:font-name="Liberation Mono" fo:font-size="7pt" officeooo:rsid="00b815be" officeooo:paragraph-rsid="00b815be" style:font-size-asian="7pt" style:font-size-complex="7pt"/>
    </style:style>
    <style:style style:name="P252" style:family="paragraph" style:parent-style-name="Table_20_Contents">
      <style:text-properties style:font-name="Liberation Mono" fo:font-size="7pt" officeooo:rsid="00b815be" officeooo:paragraph-rsid="00b89a2c" style:font-size-asian="7pt" style:font-size-complex="7pt"/>
    </style:style>
    <style:style style:name="P253" style:family="paragraph" style:parent-style-name="Table_20_Contents">
      <style:text-properties style:font-name="Liberation Mono" fo:font-size="7pt" officeooo:rsid="00b815be" officeooo:paragraph-rsid="00ba983d" style:font-size-asian="7pt" style:font-size-complex="7pt"/>
    </style:style>
    <style:style style:name="P254" style:family="paragraph" style:parent-style-name="Table_20_Contents">
      <style:text-properties style:font-name="Liberation Mono" fo:font-size="7pt" officeooo:rsid="00b815be" officeooo:paragraph-rsid="00bc7ea4" style:font-size-asian="7pt" style:font-size-complex="7pt"/>
    </style:style>
    <style:style style:name="P255" style:family="paragraph" style:parent-style-name="Table_20_Contents">
      <style:text-properties style:font-name="Liberation Mono" fo:font-size="7pt" officeooo:rsid="00bce438" officeooo:paragraph-rsid="00bce438" style:font-size-asian="7pt" style:font-size-complex="7pt"/>
    </style:style>
    <style:style style:name="P256" style:family="paragraph" style:parent-style-name="Table_20_Contents">
      <style:text-properties style:font-name="Liberation Mono" fo:font-size="7pt" officeooo:rsid="00be20fb" officeooo:paragraph-rsid="00be20fb" style:font-size-asian="7pt" style:font-size-complex="7pt"/>
    </style:style>
    <style:style style:name="P257" style:family="paragraph" style:parent-style-name="Table_20_Contents">
      <style:text-properties style:font-name="Liberation Mono" fo:font-size="7pt" officeooo:rsid="00bfe6aa" officeooo:paragraph-rsid="00bfe6aa" style:font-size-asian="7pt" style:font-size-complex="7pt"/>
    </style:style>
    <style:style style:name="P258" style:family="paragraph" style:parent-style-name="Table_20_Contents">
      <style:text-properties style:font-name="Liberation Mono" fo:font-size="7pt" officeooo:rsid="00c275fc" officeooo:paragraph-rsid="00c275fc" style:font-size-asian="7pt" style:font-size-complex="7pt"/>
    </style:style>
    <style:style style:name="P259" style:family="paragraph" style:parent-style-name="Table_20_Contents">
      <style:text-properties style:font-name="Liberation Mono" fo:font-size="7pt" officeooo:rsid="00c45e32" officeooo:paragraph-rsid="00c45e32" style:font-size-asian="7pt" style:font-size-complex="7pt"/>
    </style:style>
    <style:style style:name="P260" style:family="paragraph" style:parent-style-name="Table_20_Contents">
      <style:text-properties style:font-name="Liberation Mono" fo:font-size="7pt" officeooo:rsid="00c7cc50" officeooo:paragraph-rsid="00c7cc50" style:font-size-asian="7pt" style:font-size-complex="7pt"/>
    </style:style>
    <style:style style:name="P261" style:family="paragraph" style:parent-style-name="Table_20_Contents">
      <style:text-properties style:font-name="Liberation Mono" fo:font-size="7pt" officeooo:rsid="00c7cc50" officeooo:paragraph-rsid="00c8e8c4" style:font-size-asian="7pt" style:font-size-complex="7pt"/>
    </style:style>
    <style:style style:name="P262" style:family="paragraph" style:parent-style-name="Table_20_Contents">
      <style:text-properties style:font-name="Liberation Mono" fo:font-size="7pt" officeooo:rsid="00c9f82f" officeooo:paragraph-rsid="00d49691" style:font-size-asian="7pt" style:font-size-complex="7pt"/>
    </style:style>
    <style:style style:name="P263" style:family="paragraph" style:parent-style-name="Table_20_Contents">
      <style:text-properties style:font-name="Liberation Mono" fo:font-size="7pt" officeooo:rsid="00cd3880" officeooo:paragraph-rsid="00cd3880" style:font-size-asian="7pt" style:font-size-complex="7pt"/>
    </style:style>
    <style:style style:name="P264" style:family="paragraph" style:parent-style-name="Table_20_Contents">
      <style:text-properties style:font-name="Liberation Mono" fo:font-size="7pt" officeooo:rsid="00cd3880" officeooo:paragraph-rsid="00cfda0a" style:font-size-asian="7pt" style:font-size-complex="7pt"/>
    </style:style>
    <style:style style:name="P265" style:family="paragraph" style:parent-style-name="Table_20_Contents">
      <style:text-properties style:font-name="Liberation Mono" fo:font-size="7pt" officeooo:rsid="00cd3880" officeooo:paragraph-rsid="00d1d7e3" style:font-size-asian="7pt" style:font-size-complex="7pt"/>
    </style:style>
    <style:style style:name="P266" style:family="paragraph" style:parent-style-name="Table_20_Contents">
      <style:text-properties style:font-name="Liberation Mono" fo:font-size="7pt" officeooo:rsid="00cd3880" officeooo:paragraph-rsid="00d1e172" style:font-size-asian="7pt" style:font-size-complex="7pt"/>
    </style:style>
    <style:style style:name="P267" style:family="paragraph" style:parent-style-name="Table_20_Contents">
      <style:text-properties style:font-name="Liberation Mono" fo:font-size="7pt" officeooo:rsid="00cd3880" officeooo:paragraph-rsid="00d3b38e" style:font-size-asian="7pt" style:font-size-complex="7pt"/>
    </style:style>
    <style:style style:name="P268" style:family="paragraph" style:parent-style-name="Table_20_Contents">
      <style:text-properties style:font-name="Liberation Mono" fo:font-size="7pt" officeooo:rsid="00d5026d" officeooo:paragraph-rsid="00d5026d" style:font-size-asian="7pt" style:font-size-complex="7pt"/>
    </style:style>
    <style:style style:name="P269" style:family="paragraph" style:parent-style-name="Table_20_Contents">
      <style:text-properties style:font-name="Liberation Mono" fo:font-size="7pt" officeooo:rsid="00d5026d" officeooo:paragraph-rsid="00d5d77f" style:font-size-asian="7pt" style:font-size-complex="7pt"/>
    </style:style>
    <style:style style:name="P270" style:family="paragraph" style:parent-style-name="Table_20_Contents">
      <style:text-properties style:font-name="Liberation Mono" fo:font-size="7pt" officeooo:rsid="00d5d77f" officeooo:paragraph-rsid="00d5d77f" style:font-size-asian="7pt" style:font-size-complex="7pt"/>
    </style:style>
    <style:style style:name="P271" style:family="paragraph" style:parent-style-name="Table_20_Contents">
      <style:text-properties style:font-name="Liberation Mono" fo:font-size="7pt" officeooo:rsid="00d8793c" officeooo:paragraph-rsid="00d8793c" style:font-size-asian="7pt" style:font-size-complex="7pt"/>
    </style:style>
    <style:style style:name="P272" style:family="paragraph" style:parent-style-name="Table_20_Contents">
      <style:text-properties style:font-name="Liberation Mono" fo:font-size="7pt" officeooo:rsid="00d999ef" officeooo:paragraph-rsid="00d999ef" style:font-size-asian="7pt" style:font-size-complex="7pt"/>
    </style:style>
    <style:style style:name="P273" style:family="paragraph" style:parent-style-name="Table_20_Contents">
      <style:text-properties style:font-name="Liberation Mono" fo:font-size="7pt" officeooo:rsid="00db68df" officeooo:paragraph-rsid="00db68df" style:font-size-asian="7pt" style:font-size-complex="7pt"/>
    </style:style>
    <style:style style:name="P274" style:family="paragraph" style:parent-style-name="Table_20_Contents">
      <style:text-properties style:font-name="Liberation Mono" fo:font-size="7pt" officeooo:rsid="00db819c" officeooo:paragraph-rsid="00db819c" style:font-size-asian="7pt" style:font-size-complex="7pt"/>
    </style:style>
    <style:style style:name="P275" style:family="paragraph" style:parent-style-name="Table_20_Contents">
      <style:text-properties style:font-name="Liberation Mono" fo:font-size="7pt" officeooo:rsid="00e1ac0d" officeooo:paragraph-rsid="00e1ac0d" style:font-size-asian="7pt" style:font-size-complex="7pt"/>
    </style:style>
    <style:style style:name="P276" style:family="paragraph" style:parent-style-name="Table_20_Contents">
      <style:text-properties style:font-name="Liberation Mono" fo:font-size="7pt" officeooo:rsid="00e3b027" officeooo:paragraph-rsid="00e99ea3" style:font-size-asian="7pt" style:font-size-complex="7pt"/>
    </style:style>
    <style:style style:name="P277" style:family="paragraph" style:parent-style-name="Table_20_Contents">
      <style:text-properties style:font-name="Liberation Mono" fo:font-size="7pt" officeooo:rsid="00e3b027" officeooo:paragraph-rsid="00fc7b28" style:font-size-asian="7pt" style:font-size-complex="7pt"/>
    </style:style>
    <style:style style:name="P278" style:family="paragraph" style:parent-style-name="Table_20_Contents">
      <style:text-properties style:font-name="Liberation Mono" fo:font-size="7pt" officeooo:rsid="00ec4368" officeooo:paragraph-rsid="00ec4368" style:font-size-asian="7pt" style:font-size-complex="7pt"/>
    </style:style>
    <style:style style:name="P279" style:family="paragraph" style:parent-style-name="Table_20_Contents">
      <style:text-properties style:font-name="Liberation Mono" fo:font-size="7pt" officeooo:rsid="00ef494a" officeooo:paragraph-rsid="00ef494a" style:font-size-asian="7pt" style:font-size-complex="7pt"/>
    </style:style>
    <style:style style:name="P280" style:family="paragraph" style:parent-style-name="Table_20_Contents">
      <style:text-properties style:font-name="Liberation Mono" fo:font-size="7pt" officeooo:rsid="00f04d2c" officeooo:paragraph-rsid="00f1d875" style:font-size-asian="7pt" style:font-size-complex="7pt"/>
    </style:style>
    <style:style style:name="P281" style:family="paragraph" style:parent-style-name="Table_20_Contents">
      <style:text-properties style:font-name="Liberation Mono" fo:font-size="7pt" officeooo:rsid="00f1d875" officeooo:paragraph-rsid="00f1d875" style:font-size-asian="7pt" style:font-size-complex="7pt"/>
    </style:style>
    <style:style style:name="P282" style:family="paragraph" style:parent-style-name="Table_20_Contents">
      <style:text-properties style:font-name="Liberation Mono" fo:font-size="7pt" officeooo:rsid="00f6f63b" officeooo:paragraph-rsid="00f6f63b" style:font-size-asian="7pt" style:font-size-complex="7pt"/>
    </style:style>
    <style:style style:name="P283" style:family="paragraph" style:parent-style-name="Table_20_Contents">
      <style:text-properties style:font-name="Liberation Mono" fo:font-size="7pt" officeooo:rsid="006dd1e6" officeooo:paragraph-rsid="006dd1e6" style:font-size-asian="7pt" style:font-size-complex="7pt"/>
    </style:style>
    <style:style style:name="P284" style:family="paragraph" style:parent-style-name="Table_20_Contents">
      <style:text-properties style:font-name="Liberation Mono" fo:font-size="7pt" officeooo:rsid="006dd1e6" officeooo:paragraph-rsid="00f6f63b" style:font-size-asian="7pt" style:font-size-complex="7pt"/>
    </style:style>
    <style:style style:name="P285" style:family="paragraph" style:parent-style-name="Table_20_Contents">
      <style:text-properties style:font-name="Liberation Mono" fo:font-size="7pt" officeooo:rsid="00f6f6f7" officeooo:paragraph-rsid="00f6f6f7" style:font-size-asian="7pt" style:font-size-complex="7pt"/>
    </style:style>
    <style:style style:name="P286" style:family="paragraph" style:parent-style-name="Table_20_Contents">
      <style:text-properties style:font-name="Liberation Mono" fo:font-size="7pt" officeooo:rsid="00f6f6f7" officeooo:paragraph-rsid="00f7f217" style:font-size-asian="7pt" style:font-size-complex="7pt"/>
    </style:style>
    <style:style style:name="P287" style:family="paragraph" style:parent-style-name="Table_20_Contents">
      <style:text-properties style:font-name="Liberation Mono" fo:font-size="7pt" officeooo:rsid="00f7f217" officeooo:paragraph-rsid="00f7f217" style:font-size-asian="7pt" style:font-size-complex="7pt"/>
    </style:style>
    <style:style style:name="P288" style:family="paragraph" style:parent-style-name="Table_20_Contents">
      <style:text-properties style:font-name="Liberation Mono" fo:font-size="7pt" officeooo:rsid="00f80d5d" officeooo:paragraph-rsid="00f80d5d" style:font-size-asian="7pt" style:font-size-complex="7pt"/>
    </style:style>
    <style:style style:name="P289" style:family="paragraph" style:parent-style-name="Table_20_Contents">
      <style:text-properties style:font-name="Liberation Mono" fo:font-size="7pt" officeooo:rsid="00f9cb85" officeooo:paragraph-rsid="00f9cb85" style:font-size-asian="7pt" style:font-size-complex="7pt"/>
    </style:style>
    <style:style style:name="P290" style:family="paragraph" style:parent-style-name="Table_20_Contents">
      <style:text-properties style:font-name="Liberation Mono" fo:font-size="7pt" officeooo:rsid="00fe9cd3" officeooo:paragraph-rsid="00fe9cd3" style:font-size-asian="7pt" style:font-size-complex="7pt"/>
    </style:style>
    <style:style style:name="P291" style:family="paragraph" style:parent-style-name="Table_20_Contents">
      <style:text-properties style:font-name="Liberation Mono" fo:font-size="7pt" officeooo:rsid="0108460a" officeooo:paragraph-rsid="0108460a" style:font-size-asian="7pt" style:font-size-complex="7pt"/>
    </style:style>
    <style:style style:name="P292" style:family="paragraph" style:parent-style-name="Table_20_Contents">
      <style:text-properties style:font-name="Liberation Mono" fo:font-size="7pt" officeooo:rsid="010b4f19" officeooo:paragraph-rsid="010b4f19" style:font-size-asian="7pt" style:font-size-complex="7pt"/>
    </style:style>
    <style:style style:name="P293" style:family="paragraph" style:parent-style-name="Table_20_Contents">
      <style:text-properties style:font-name="Liberation Mono" fo:font-size="7pt" officeooo:rsid="010c5411" officeooo:paragraph-rsid="010c5411" style:font-size-asian="7pt" style:font-size-complex="7pt"/>
    </style:style>
    <style:style style:name="P294" style:family="paragraph" style:parent-style-name="Table_20_Contents">
      <style:text-properties style:font-name="Liberation Mono" fo:font-size="7pt" officeooo:rsid="010eaed6" officeooo:paragraph-rsid="010eaed6" style:font-size-asian="7pt" style:font-size-complex="7pt"/>
    </style:style>
    <style:style style:name="P295" style:family="paragraph" style:parent-style-name="Table_20_Contents">
      <style:text-properties style:font-name="Liberation Mono" fo:font-size="7pt" officeooo:rsid="010eaed6" officeooo:paragraph-rsid="010fcec4" style:font-size-asian="7pt" style:font-size-complex="7pt"/>
    </style:style>
    <style:style style:name="P296" style:family="paragraph" style:parent-style-name="Table_20_Contents">
      <style:text-properties style:font-name="Liberation Mono" fo:font-size="7pt" officeooo:rsid="010fcec4" officeooo:paragraph-rsid="010fcec4" style:font-size-asian="7pt" style:font-size-complex="7pt"/>
    </style:style>
    <style:style style:name="P297" style:family="paragraph" style:parent-style-name="Table_20_Contents">
      <style:text-properties style:font-name="Liberation Mono" fo:font-size="7pt" officeooo:rsid="010fcec4" officeooo:paragraph-rsid="0111472e" style:font-size-asian="7pt" style:font-size-complex="7pt"/>
    </style:style>
    <style:style style:name="P298" style:family="paragraph" style:parent-style-name="Table_20_Contents">
      <style:text-properties style:font-name="Liberation Mono" fo:font-size="7pt" officeooo:rsid="00859147" officeooo:paragraph-rsid="01168370" style:font-size-asian="7pt" style:font-size-complex="7pt"/>
    </style:style>
    <style:style style:name="P299" style:family="paragraph" style:parent-style-name="Table_20_Contents">
      <style:text-properties style:font-name="Liberation Mono" fo:font-size="7pt" officeooo:rsid="01168370" officeooo:paragraph-rsid="011c4d81" style:font-size-asian="7pt" style:font-size-complex="7pt"/>
    </style:style>
    <style:style style:name="P300" style:family="paragraph" style:parent-style-name="Table_20_Contents">
      <style:text-properties style:font-name="Liberation Mono" fo:font-size="7pt" officeooo:rsid="01178f8a" officeooo:paragraph-rsid="011c4d81" style:font-size-asian="7pt" style:font-size-complex="7pt"/>
    </style:style>
    <style:style style:name="P301" style:family="paragraph" style:parent-style-name="Table_20_Contents">
      <style:text-properties style:font-name="Liberation Mono" fo:font-size="7pt" officeooo:rsid="01197616" officeooo:paragraph-rsid="01197616" style:font-size-asian="7pt" style:font-size-complex="7pt"/>
    </style:style>
    <style:style style:name="P302" style:family="paragraph" style:parent-style-name="Table_20_Contents">
      <style:text-properties style:font-name="Liberation Mono" fo:font-size="7pt" officeooo:rsid="011af13c" officeooo:paragraph-rsid="011af13c" style:font-size-asian="7pt" style:font-size-complex="7pt"/>
    </style:style>
    <style:style style:name="P303" style:family="paragraph" style:parent-style-name="Table_20_Contents">
      <style:text-properties style:font-name="Liberation Mono" fo:font-size="7pt" officeooo:rsid="011af13c" officeooo:paragraph-rsid="011af684" style:font-size-asian="7pt" style:font-size-complex="7pt"/>
    </style:style>
    <style:style style:name="P304" style:family="paragraph" style:parent-style-name="Table_20_Contents">
      <style:text-properties style:font-name="Liberation Mono" fo:font-size="7pt" officeooo:rsid="011d5c43" officeooo:paragraph-rsid="011d5c43" style:font-size-asian="7pt" style:font-size-complex="7pt"/>
    </style:style>
    <style:style style:name="P305" style:family="paragraph" style:parent-style-name="Table_20_Contents">
      <style:text-properties style:font-name="Liberation Mono" fo:font-size="7pt" officeooo:rsid="011e662a" officeooo:paragraph-rsid="011e662a" style:font-size-asian="7pt" style:font-size-complex="7pt"/>
    </style:style>
    <style:style style:name="P306" style:family="paragraph" style:parent-style-name="Table_20_Contents">
      <style:text-properties style:font-name="Liberation Mono" fo:font-size="7pt" officeooo:rsid="012108ed" officeooo:paragraph-rsid="012108ed" style:font-size-asian="7pt" style:font-size-complex="7pt"/>
    </style:style>
    <style:style style:name="P307" style:family="paragraph" style:parent-style-name="Table_20_Contents">
      <style:paragraph-properties fo:text-align="center" style:justify-single-word="false"/>
      <style:text-properties style:font-name="Liberation Mono" fo:font-size="7pt" style:font-size-asian="7pt" style:font-size-complex="7pt"/>
    </style:style>
    <style:style style:name="P308" style:family="paragraph" style:parent-style-name="Table_20_Contents">
      <style:paragraph-properties fo:text-align="center" style:justify-single-word="false"/>
      <style:text-properties style:font-name="Liberation Mono" fo:font-size="7pt" officeooo:rsid="0122cc24" officeooo:paragraph-rsid="0122cc24" style:font-size-asian="7pt" style:font-size-complex="7pt"/>
    </style:style>
    <style:style style:name="P309" style:family="paragraph" style:parent-style-name="Table_20_Contents">
      <style:paragraph-properties fo:text-align="center" style:justify-single-word="false"/>
      <style:text-properties style:font-name="Liberation Mono" fo:font-size="7pt" officeooo:rsid="012391cb" officeooo:paragraph-rsid="012391cb" style:font-size-asian="7pt" style:font-size-complex="7pt"/>
    </style:style>
    <style:style style:name="P310" style:family="paragraph" style:parent-style-name="Table_20_Contents">
      <style:text-properties style:font-name="Liberation Mono" fo:font-size="7pt" officeooo:rsid="012d472c" officeooo:paragraph-rsid="012d472c" style:font-size-asian="7pt" style:font-size-complex="7pt"/>
    </style:style>
    <style:style style:name="P311" style:family="paragraph" style:parent-style-name="Table_20_Contents">
      <style:text-properties style:font-name="Liberation Mono" fo:font-size="7pt" officeooo:rsid="012d472c" officeooo:paragraph-rsid="0133ce6b" style:font-size-asian="7pt" style:font-size-complex="7pt"/>
    </style:style>
    <style:style style:name="P312" style:family="paragraph" style:parent-style-name="Table_20_Contents">
      <style:text-properties style:font-name="Liberation Mono" fo:font-size="7pt" officeooo:rsid="01303f91" officeooo:paragraph-rsid="01303f91" style:font-size-asian="7pt" style:font-size-complex="7pt"/>
    </style:style>
    <style:style style:name="P313" style:family="paragraph" style:parent-style-name="Table_20_Contents">
      <style:text-properties style:font-name="Liberation Mono" fo:font-size="7pt" officeooo:rsid="01310d44" officeooo:paragraph-rsid="01310d44" style:font-size-asian="7pt" style:font-size-complex="7pt"/>
    </style:style>
    <style:style style:name="P314" style:family="paragraph" style:parent-style-name="Table_20_Contents">
      <style:text-properties style:font-name="Liberation Mono" fo:font-size="7pt" officeooo:rsid="013158e8" officeooo:paragraph-rsid="0133ce6b" style:font-size-asian="7pt" style:font-size-complex="7pt"/>
    </style:style>
    <style:style style:name="P315" style:family="paragraph" style:parent-style-name="Table_20_Contents">
      <style:text-properties style:font-name="Liberation Mono" fo:font-size="7pt" officeooo:rsid="0132a38a" officeooo:paragraph-rsid="0132a38a" style:font-size-asian="7pt" style:font-size-complex="7pt"/>
    </style:style>
    <style:style style:name="P316" style:family="paragraph" style:parent-style-name="Table_20_Contents">
      <style:text-properties style:font-name="Liberation Mono" fo:font-size="7pt" officeooo:rsid="0132a38a" officeooo:paragraph-rsid="0133ce6b" style:font-size-asian="7pt" style:font-size-complex="7pt"/>
    </style:style>
    <style:style style:name="P317" style:family="paragraph" style:parent-style-name="Table_20_Contents">
      <style:text-properties style:font-name="Liberation Mono" fo:font-size="7pt" officeooo:rsid="013730d5" officeooo:paragraph-rsid="013730d5" style:font-size-asian="7pt" style:font-size-complex="7pt"/>
    </style:style>
    <style:style style:name="P318" style:family="paragraph" style:parent-style-name="Table_20_Contents">
      <style:text-properties style:font-name="Liberation Mono" fo:font-size="7pt" officeooo:rsid="0138d5a8" officeooo:paragraph-rsid="0138d5a8" style:font-size-asian="7pt" style:font-size-complex="7pt"/>
    </style:style>
    <style:style style:name="P319" style:family="paragraph" style:parent-style-name="Table_20_Contents">
      <style:text-properties style:font-name="Liberation Mono" fo:font-size="7pt" officeooo:rsid="0138d5a8" officeooo:paragraph-rsid="01397b2e" style:font-size-asian="7pt" style:font-size-complex="7pt"/>
    </style:style>
    <style:style style:name="P320" style:family="paragraph" style:parent-style-name="Table_20_Contents">
      <style:text-properties style:font-name="Liberation Mono" fo:font-size="7pt" officeooo:rsid="013a81a9" officeooo:paragraph-rsid="013a81a9" style:font-size-asian="7pt" style:font-size-complex="7pt"/>
    </style:style>
    <style:style style:name="P321" style:family="paragraph" style:parent-style-name="Table_20_Contents">
      <style:text-properties style:font-name="Liberation Mono" fo:font-size="7pt" officeooo:rsid="013a81a9" officeooo:paragraph-rsid="013bc37b" style:font-size-asian="7pt" style:font-size-complex="7pt"/>
    </style:style>
    <style:style style:name="P322" style:family="paragraph" style:parent-style-name="Table_20_Contents">
      <style:text-properties style:font-name="Liberation Mono" fo:font-size="7pt" officeooo:rsid="013d39b1" officeooo:paragraph-rsid="013d39b1" style:font-size-asian="7pt" style:font-size-complex="7pt"/>
    </style:style>
    <style:style style:name="P323" style:family="paragraph" style:parent-style-name="Table_20_Contents">
      <style:text-properties style:font-name="Liberation Mono" fo:font-size="7pt" officeooo:rsid="013d39b1" officeooo:paragraph-rsid="013d7f65" style:font-size-asian="7pt" style:font-size-complex="7pt"/>
    </style:style>
    <style:style style:name="P324" style:family="paragraph" style:parent-style-name="Table_20_Contents">
      <style:text-properties style:font-name="Liberation Mono" fo:font-size="7pt" officeooo:rsid="013d39b1" officeooo:paragraph-rsid="013eefab" style:font-size-asian="7pt" style:font-size-complex="7pt"/>
    </style:style>
    <style:style style:name="P325" style:family="paragraph" style:parent-style-name="Table_20_Contents">
      <style:text-properties style:font-name="Liberation Mono" fo:font-size="7pt" officeooo:rsid="0142dfee" officeooo:paragraph-rsid="0142dfee" style:font-size-asian="7pt" style:font-size-complex="7pt"/>
    </style:style>
    <style:style style:name="P326" style:family="paragraph" style:parent-style-name="Table_20_Contents">
      <style:text-properties style:font-name="Liberation Mono" fo:font-size="7pt" officeooo:rsid="0144d72f" officeooo:paragraph-rsid="0144d72f" style:font-size-asian="7pt" style:font-size-complex="7pt"/>
    </style:style>
    <style:style style:name="P327" style:family="paragraph" style:parent-style-name="Table_20_Contents">
      <style:text-properties style:font-name="Liberation Mono" fo:font-size="7pt" officeooo:rsid="0145306e" officeooo:paragraph-rsid="0145306e" style:font-size-asian="7pt" style:font-size-complex="7pt"/>
    </style:style>
    <style:style style:name="P328" style:family="paragraph" style:parent-style-name="Table_20_Contents">
      <style:text-properties style:font-name="Liberation Mono" fo:font-size="7pt" officeooo:rsid="014cb929" officeooo:paragraph-rsid="014cb929" style:font-size-asian="7pt" style:font-size-complex="7pt"/>
    </style:style>
    <style:style style:name="P329" style:family="paragraph" style:parent-style-name="Table_20_Contents">
      <style:text-properties style:font-name="Liberation Mono" fo:font-size="7pt" officeooo:rsid="00e763ec" officeooo:paragraph-rsid="014d146b" style:font-size-asian="7pt" style:font-size-complex="7pt"/>
    </style:style>
    <style:style style:name="P330" style:family="paragraph" style:parent-style-name="Table_20_Contents">
      <style:text-properties style:font-name="Liberation Mono" fo:font-size="7pt" officeooo:rsid="014f388c" officeooo:paragraph-rsid="014f388c" style:font-size-asian="7pt" style:font-size-complex="7pt"/>
    </style:style>
    <style:style style:name="P331" style:family="paragraph" style:parent-style-name="Table_20_Contents">
      <style:text-properties style:font-name="Liberation Mono" fo:font-size="7pt" officeooo:rsid="014f388c" officeooo:paragraph-rsid="0150c9e9" style:font-size-asian="7pt" style:font-size-complex="7pt"/>
    </style:style>
    <style:style style:name="P332" style:family="paragraph" style:parent-style-name="Table_20_Contents">
      <style:text-properties style:font-name="Liberation Mono" fo:font-size="7pt" officeooo:rsid="01576642" officeooo:paragraph-rsid="01576642" style:font-size-asian="7pt" style:font-size-complex="7pt"/>
    </style:style>
    <style:style style:name="P333" style:family="paragraph" style:parent-style-name="Table_20_Contents">
      <style:text-properties style:font-name="Liberation Mono" fo:font-size="7pt" officeooo:rsid="015987cf" officeooo:paragraph-rsid="015987cf" style:font-size-asian="7pt" style:font-size-complex="7pt"/>
    </style:style>
    <style:style style:name="P334" style:family="paragraph" style:parent-style-name="Table_20_Contents">
      <style:text-properties style:font-name="Liberation Mono" fo:font-size="7pt" fo:font-weight="bold" officeooo:rsid="000cebef" officeooo:paragraph-rsid="000cebef" style:font-size-asian="7pt" style:font-weight-asian="bold" style:font-size-complex="7pt" style:font-weight-complex="bold"/>
    </style:style>
    <style:style style:name="P335" style:family="paragraph" style:parent-style-name="Table_20_Contents">
      <style:text-properties style:font-name="Liberation Mono" fo:font-size="7pt" fo:font-weight="bold" officeooo:rsid="0027ff66" officeooo:paragraph-rsid="0027ff66" style:font-size-asian="7pt" style:font-weight-asian="bold" style:font-size-complex="7pt" style:font-weight-complex="bold"/>
    </style:style>
    <style:style style:name="P336" style:family="paragraph" style:parent-style-name="Table_20_Contents">
      <style:text-properties style:font-name="Liberation Mono" fo:font-size="7pt" fo:font-weight="bold" officeooo:rsid="003c40d9" officeooo:paragraph-rsid="003c40d9" style:font-size-asian="7pt" style:font-weight-asian="bold" style:font-size-complex="7pt" style:font-weight-complex="bold"/>
    </style:style>
    <style:style style:name="P337" style:family="paragraph" style:parent-style-name="Table_20_Contents">
      <style:text-properties style:font-name="Liberation Mono" fo:font-size="7pt" fo:font-weight="bold" officeooo:rsid="0042f281" officeooo:paragraph-rsid="00497bec" style:font-size-asian="7pt" style:font-weight-asian="bold" style:font-size-complex="7pt" style:font-weight-complex="bold"/>
    </style:style>
    <style:style style:name="P338" style:family="paragraph" style:parent-style-name="Table_20_Contents">
      <style:text-properties style:font-name="Liberation Mono" fo:font-size="7pt" fo:font-weight="bold" officeooo:rsid="00471daa" officeooo:paragraph-rsid="004b1b68" style:font-size-asian="7pt" style:font-weight-asian="bold" style:font-size-complex="7pt" style:font-weight-complex="bold"/>
    </style:style>
    <style:style style:name="P339" style:family="paragraph" style:parent-style-name="Table_20_Contents">
      <style:text-properties style:font-name="Liberation Mono" fo:font-size="7pt" fo:font-weight="bold" officeooo:rsid="00407a47" officeooo:paragraph-rsid="00521947" style:font-size-asian="7pt" style:font-weight-asian="bold" style:font-size-complex="7pt" style:font-weight-complex="bold"/>
    </style:style>
    <style:style style:name="P340" style:family="paragraph" style:parent-style-name="Table_20_Contents">
      <style:text-properties style:font-name="Liberation Mono" fo:font-size="7pt" fo:font-weight="bold" officeooo:rsid="005426e0" officeooo:paragraph-rsid="005426e0" style:font-size-asian="7pt" style:font-weight-asian="bold" style:font-size-complex="7pt" style:font-weight-complex="bold"/>
    </style:style>
    <style:style style:name="P341" style:family="paragraph" style:parent-style-name="Table_20_Contents">
      <style:text-properties style:font-name="Liberation Mono" fo:font-size="7pt" fo:font-weight="bold" officeooo:rsid="002c79c6" officeooo:paragraph-rsid="00625412" style:font-size-asian="7pt" style:font-weight-asian="bold" style:font-size-complex="7pt" style:font-weight-complex="bold"/>
    </style:style>
    <style:style style:name="P342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2c79c6" officeooo:paragraph-rsid="00625412" style:font-size-asian="7pt" style:font-weight-asian="bold" style:font-size-complex="7pt" style:font-weight-complex="bold"/>
    </style:style>
    <style:style style:name="P343" style:family="paragraph" style:parent-style-name="Table_20_Contents">
      <style:text-properties style:font-name="Liberation Mono" fo:font-size="7pt" fo:font-weight="bold" officeooo:rsid="00342c0e" officeooo:paragraph-rsid="00625412" style:font-size-asian="7pt" style:font-weight-asian="bold" style:font-size-complex="7pt" style:font-weight-complex="bold"/>
    </style:style>
    <style:style style:name="P344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342c0e" officeooo:paragraph-rsid="00625412" style:font-size-asian="7pt" style:font-weight-asian="bold" style:font-size-complex="7pt" style:font-weight-complex="bold"/>
    </style:style>
    <style:style style:name="P345" style:family="paragraph" style:parent-style-name="Table_20_Contents">
      <style:text-properties style:font-name="Liberation Mono" fo:font-size="7pt" fo:font-weight="bold" officeooo:rsid="00651826" officeooo:paragraph-rsid="00651826" style:font-size-asian="7pt" style:font-weight-asian="bold" style:font-size-complex="7pt" style:font-weight-complex="bold"/>
    </style:style>
    <style:style style:name="P346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67e149" officeooo:paragraph-rsid="0067e149" style:font-size-asian="7pt" style:font-weight-asian="bold" style:font-size-complex="7pt" style:font-weight-complex="bold"/>
    </style:style>
    <style:style style:name="P347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3ece33" officeooo:paragraph-rsid="0040150c" style:font-size-asian="7pt" style:font-weight-asian="bold" style:font-size-complex="7pt" style:font-weight-complex="bold"/>
    </style:style>
    <style:style style:name="P348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6bcde2" officeooo:paragraph-rsid="006bcde2" style:font-size-asian="7pt" style:font-weight-asian="bold" style:font-size-complex="7pt" style:font-weight-complex="bold"/>
    </style:style>
    <style:style style:name="P349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6dd1e6" officeooo:paragraph-rsid="006dd1e6" style:font-size-asian="7pt" style:font-weight-asian="bold" style:font-size-complex="7pt" style:font-weight-complex="bold"/>
    </style:style>
    <style:style style:name="P350" style:family="paragraph" style:parent-style-name="Table_20_Contents">
      <style:text-properties style:font-name="Liberation Mono" fo:font-size="7pt" fo:font-weight="bold" officeooo:rsid="006dd1e6" officeooo:paragraph-rsid="00f6f63b" style:font-size-asian="7pt" style:font-weight-asian="bold" style:font-size-complex="7pt" style:font-weight-complex="bold"/>
    </style:style>
    <style:style style:name="P351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74ac54" officeooo:paragraph-rsid="0074ac54" style:font-size-asian="7pt" style:font-weight-asian="bold" style:font-size-complex="7pt" style:font-weight-complex="bold"/>
    </style:style>
    <style:style style:name="P352" style:family="paragraph" style:parent-style-name="Table_20_Contents">
      <style:text-properties style:font-name="Liberation Mono" fo:font-size="7pt" fo:font-weight="bold" officeooo:rsid="0074ac54" officeooo:paragraph-rsid="009fd9a8" style:font-size-asian="7pt" style:font-weight-asian="bold" style:font-size-complex="7pt" style:font-weight-complex="bold"/>
    </style:style>
    <style:style style:name="P353" style:family="paragraph" style:parent-style-name="Table_20_Contents">
      <style:text-properties style:font-name="Liberation Mono" fo:font-size="7pt" fo:font-weight="bold" officeooo:rsid="0077385e" officeooo:paragraph-rsid="007e528a" style:font-size-asian="7pt" style:font-weight-asian="bold" style:font-size-complex="7pt" style:font-weight-complex="bold"/>
    </style:style>
    <style:style style:name="P354" style:family="paragraph" style:parent-style-name="Table_20_Contents">
      <style:text-properties style:font-name="Liberation Mono" fo:font-size="7pt" fo:font-weight="bold" officeooo:rsid="0078aba6" officeooo:paragraph-rsid="007e528a" style:font-size-asian="7pt" style:font-weight-asian="bold" style:font-size-complex="7pt" style:font-weight-complex="bold"/>
    </style:style>
    <style:style style:name="P355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9fb387" officeooo:paragraph-rsid="00a68740" style:font-size-asian="7pt" style:font-weight-asian="bold" style:font-size-complex="7pt" style:font-weight-complex="bold"/>
    </style:style>
    <style:style style:name="P356" style:family="paragraph" style:parent-style-name="Table_20_Contents">
      <style:text-properties style:font-name="Liberation Mono" fo:font-size="7pt" fo:font-weight="bold" officeooo:rsid="005c454b" officeooo:paragraph-rsid="00ad9d6d" style:font-size-asian="7pt" style:font-weight-asian="bold" style:font-size-complex="7pt" style:font-weight-complex="bold"/>
    </style:style>
    <style:style style:name="P357" style:family="paragraph" style:parent-style-name="Table_20_Contents">
      <style:text-properties style:font-name="Liberation Mono" fo:font-size="7pt" fo:font-weight="bold" officeooo:rsid="00b0ad80" officeooo:paragraph-rsid="00b0ad80" style:font-size-asian="7pt" style:font-weight-asian="bold" style:font-size-complex="7pt" style:font-weight-complex="bold"/>
    </style:style>
    <style:style style:name="P358" style:family="paragraph" style:parent-style-name="Table_20_Contents">
      <style:text-properties style:font-name="Liberation Mono" fo:font-size="7pt" fo:font-weight="bold" officeooo:rsid="00b44bc0" officeooo:paragraph-rsid="00b44bc0" style:font-size-asian="7pt" style:font-weight-asian="bold" style:font-size-complex="7pt" style:font-weight-complex="bold"/>
    </style:style>
    <style:style style:name="P359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bce438" officeooo:paragraph-rsid="00bce438" style:font-size-asian="7pt" style:font-weight-asian="bold" style:font-size-complex="7pt" style:font-weight-complex="bold"/>
    </style:style>
    <style:style style:name="P360" style:family="paragraph" style:parent-style-name="Table_20_Contents">
      <style:text-properties style:font-name="Liberation Mono" fo:font-size="7pt" fo:font-weight="bold" officeooo:rsid="00be20fb" officeooo:paragraph-rsid="00be20fb" style:font-size-asian="7pt" style:font-weight-asian="bold" style:font-size-complex="7pt" style:font-weight-complex="bold"/>
    </style:style>
    <style:style style:name="P361" style:family="paragraph" style:parent-style-name="Table_20_Contents">
      <style:text-properties style:font-name="Liberation Mono" fo:font-size="7pt" fo:font-weight="bold" officeooo:rsid="00d5026d" officeooo:paragraph-rsid="00d5026d" style:font-size-asian="7pt" style:font-weight-asian="bold" style:font-size-complex="7pt" style:font-weight-complex="bold"/>
    </style:style>
    <style:style style:name="P362" style:family="paragraph" style:parent-style-name="Table_20_Contents">
      <style:text-properties style:font-name="Liberation Mono" fo:font-size="7pt" fo:font-weight="bold" officeooo:rsid="00d5d77f" officeooo:paragraph-rsid="00d5d77f" style:font-size-asian="7pt" style:font-weight-asian="bold" style:font-size-complex="7pt" style:font-weight-complex="bold"/>
    </style:style>
    <style:style style:name="P363" style:family="paragraph" style:parent-style-name="Table_20_Contents">
      <style:text-properties style:font-name="Liberation Mono" fo:font-size="7pt" fo:font-weight="bold" officeooo:rsid="00d999ef" officeooo:paragraph-rsid="00d999ef" style:font-size-asian="7pt" style:font-weight-asian="bold" style:font-size-complex="7pt" style:font-weight-complex="bold"/>
    </style:style>
    <style:style style:name="P364" style:family="paragraph" style:parent-style-name="Table_20_Contents">
      <style:text-properties style:font-name="Liberation Mono" fo:font-size="7pt" fo:font-weight="bold" officeooo:rsid="00f80d5d" officeooo:paragraph-rsid="00f80d5d" style:font-size-asian="7pt" style:font-weight-asian="bold" style:font-size-complex="7pt" style:font-weight-complex="bold"/>
    </style:style>
    <style:style style:name="P365" style:family="paragraph" style:parent-style-name="Table_20_Contents">
      <style:text-properties style:font-name="Liberation Mono" fo:font-size="7pt" fo:font-weight="bold" officeooo:rsid="0108460a" officeooo:paragraph-rsid="0108460a" style:font-size-asian="7pt" style:font-weight-asian="bold" style:font-size-complex="7pt" style:font-weight-complex="bold"/>
    </style:style>
    <style:style style:name="P366" style:family="paragraph" style:parent-style-name="Table_20_Contents">
      <style:text-properties style:font-name="Liberation Mono" fo:font-size="7pt" fo:font-weight="bold" officeooo:rsid="010b4f19" officeooo:paragraph-rsid="010b4f19" style:font-size-asian="7pt" style:font-weight-asian="bold" style:font-size-complex="7pt" style:font-weight-complex="bold"/>
    </style:style>
    <style:style style:name="P367" style:family="paragraph" style:parent-style-name="Table_20_Contents">
      <style:text-properties style:font-name="Liberation Mono" fo:font-size="7pt" fo:font-weight="bold" officeooo:rsid="010fcec4" officeooo:paragraph-rsid="010fcec4" style:font-size-asian="7pt" style:font-weight-asian="bold" style:font-size-complex="7pt" style:font-weight-complex="bold"/>
    </style:style>
    <style:style style:name="P368" style:family="paragraph" style:parent-style-name="Table_20_Contents">
      <style:text-properties style:font-name="Liberation Mono" fo:font-size="7pt" fo:font-weight="bold" officeooo:rsid="00fb02e8" officeooo:paragraph-rsid="011fe117" style:font-size-asian="7pt" style:font-weight-asian="bold" style:font-size-complex="7pt" style:font-weight-complex="bold"/>
    </style:style>
    <style:style style:name="P369" style:family="paragraph" style:parent-style-name="Table_20_Contents">
      <style:text-properties style:font-name="Liberation Mono" fo:font-size="7pt" fo:font-weight="bold" officeooo:rsid="011fe117" officeooo:paragraph-rsid="011fe117" style:font-size-asian="7pt" style:font-weight-asian="bold" style:font-size-complex="7pt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12108ed" officeooo:paragraph-rsid="012108ed" style:font-size-asian="7pt" style:font-weight-asian="bold" style:font-size-complex="7pt" style:font-weight-complex="bold"/>
    </style:style>
    <style:style style:name="P371" style:family="paragraph" style:parent-style-name="Table_20_Contents">
      <style:text-properties style:font-name="Liberation Mono" fo:font-size="7pt" fo:font-weight="bold" officeooo:rsid="012d472c" officeooo:paragraph-rsid="012d472c" style:font-size-asian="7pt" style:font-weight-asian="bold" style:font-size-complex="7pt" style:font-weight-complex="bold"/>
    </style:style>
    <style:style style:name="P372" style:family="paragraph" style:parent-style-name="Table_20_Contents">
      <style:text-properties style:font-name="Liberation Mono" fo:font-size="7pt" fo:font-weight="bold" officeooo:rsid="012d472c" officeooo:paragraph-rsid="0133ce6b" style:font-size-asian="7pt" style:font-weight-asian="bold" style:font-size-complex="7pt" style:font-weight-complex="bold"/>
    </style:style>
    <style:style style:name="P373" style:family="paragraph" style:parent-style-name="Table_20_Contents">
      <style:text-properties style:font-name="Liberation Mono" fo:font-size="7pt" fo:font-weight="bold" officeooo:rsid="01303f91" officeooo:paragraph-rsid="01303f91" style:font-size-asian="7pt" style:font-weight-asian="bold" style:font-size-complex="7pt" style:font-weight-complex="bold"/>
    </style:style>
    <style:style style:name="P374" style:family="paragraph" style:parent-style-name="Table_20_Contents">
      <style:text-properties style:font-name="Liberation Mono" fo:font-size="7pt" fo:font-weight="bold" officeooo:rsid="01310d44" officeooo:paragraph-rsid="01310d44" style:font-size-asian="7pt" style:font-weight-asian="bold" style:font-size-complex="7pt" style:font-weight-complex="bold"/>
    </style:style>
    <style:style style:name="P375" style:family="paragraph" style:parent-style-name="Table_20_Contents">
      <style:text-properties style:font-name="Liberation Mono" fo:font-size="7pt" fo:font-weight="bold" officeooo:rsid="013158e8" officeooo:paragraph-rsid="0133ce6b" style:font-size-asian="7pt" style:font-weight-asian="bold" style:font-size-complex="7pt" style:font-weight-complex="bold"/>
    </style:style>
    <style:style style:name="P376" style:family="paragraph" style:parent-style-name="Table_20_Contents">
      <style:text-properties style:font-name="Liberation Mono" fo:font-size="7pt" fo:font-weight="bold" officeooo:rsid="0132a38a" officeooo:paragraph-rsid="0132a38a" style:font-size-asian="7pt" style:font-weight-asian="bold" style:font-size-complex="7pt" style:font-weight-complex="bold"/>
    </style:style>
    <style:style style:name="P377" style:family="paragraph" style:parent-style-name="Table_20_Contents">
      <style:text-properties style:font-name="Liberation Mono" fo:font-size="7pt" fo:font-weight="bold" officeooo:rsid="0132a38a" officeooo:paragraph-rsid="0133ce6b" style:font-size-asian="7pt" style:font-weight-asian="bold" style:font-size-complex="7pt" style:font-weight-complex="bold"/>
    </style:style>
    <style:style style:name="P378" style:family="paragraph" style:parent-style-name="Table_20_Contents">
      <style:text-properties style:font-name="Liberation Mono" fo:font-size="7pt" fo:font-weight="bold" officeooo:rsid="0138d5a8" officeooo:paragraph-rsid="0138d5a8" style:font-size-asian="7pt" style:font-weight-asian="bold" style:font-size-complex="7pt" style:font-weight-complex="bold"/>
    </style:style>
    <style:style style:name="P379" style:family="paragraph" style:parent-style-name="Table_20_Contents">
      <style:text-properties style:font-name="Liberation Mono" fo:font-size="7pt" fo:font-weight="normal" officeooo:rsid="001108d0" officeooo:paragraph-rsid="001adca9" style:font-size-asian="7pt" style:font-weight-asian="normal" style:font-size-complex="7pt" style:font-weight-complex="normal"/>
    </style:style>
    <style:style style:name="P380" style:family="paragraph" style:parent-style-name="Table_20_Contents">
      <style:text-properties style:font-name="Liberation Mono" fo:font-size="7pt" fo:font-weight="normal" officeooo:rsid="000d9f12" officeooo:paragraph-rsid="000d9f12" style:font-size-asian="7pt" style:font-weight-asian="normal" style:font-size-complex="7pt" style:font-weight-complex="normal"/>
    </style:style>
    <style:style style:name="P381" style:family="paragraph" style:parent-style-name="Table_20_Contents">
      <style:text-properties style:font-name="Liberation Mono" fo:font-size="7pt" fo:font-weight="normal" officeooo:rsid="00342c0e" officeooo:paragraph-rsid="00625412" style:font-size-asian="7pt" style:font-weight-asian="normal" style:font-size-complex="7pt" style:font-weight-complex="normal"/>
    </style:style>
    <style:style style:name="P382" style:family="paragraph" style:parent-style-name="Table_20_Contents">
      <style:paragraph-properties fo:text-align="center" style:justify-single-word="false"/>
      <style:text-properties style:font-name="Liberation Mono" fo:font-size="7pt" fo:font-weight="normal" officeooo:rsid="00f6f6f7" officeooo:paragraph-rsid="00f6f6f7" style:font-size-asian="7pt" style:font-weight-asian="normal" style:font-size-complex="7pt" style:font-weight-complex="normal"/>
    </style:style>
    <style:style style:name="P383" style:family="paragraph" style:parent-style-name="Table_20_Contents">
      <style:paragraph-properties fo:text-align="center" style:justify-single-word="false"/>
      <style:text-properties style:font-name="Liberation Mono" fo:font-size="7pt" fo:font-weight="normal" officeooo:rsid="0074ac54" officeooo:paragraph-rsid="0074ac54" style:font-size-asian="7pt" style:font-weight-asian="normal" style:font-size-complex="7pt" style:font-weight-complex="normal"/>
    </style:style>
    <style:style style:name="P384" style:family="paragraph" style:parent-style-name="Table_20_Contents">
      <style:text-properties style:font-name="Liberation Mono" fo:font-size="7pt" fo:font-weight="normal" officeooo:rsid="011fe117" officeooo:paragraph-rsid="011fe117" style:font-size-asian="7pt" style:font-weight-asian="normal" style:font-size-complex="7pt" style:font-weight-complex="normal"/>
    </style:style>
    <style:style style:name="P385" style:family="paragraph" style:parent-style-name="Table_20_Contents">
      <style:text-properties style:font-name="Liberation Mono" fo:font-size="7pt" fo:font-weight="normal" officeooo:rsid="012d472c" officeooo:paragraph-rsid="012d472c" style:font-size-asian="7pt" style:font-weight-asian="normal" style:font-size-complex="7pt" style:font-weight-complex="normal"/>
    </style:style>
    <style:style style:name="P386" style:family="paragraph" style:parent-style-name="Table_20_Contents">
      <style:text-properties style:font-name="Liberation Mono" fo:font-size="7pt" fo:font-weight="normal" officeooo:rsid="00fb02e8" officeooo:paragraph-rsid="011fe117" style:font-size-asian="7pt" style:font-weight-asian="normal" style:font-size-complex="7pt" style:font-weight-complex="normal"/>
    </style:style>
    <style:style style:name="P387" style:family="paragraph" style:parent-style-name="Table_20_Contents">
      <style:text-properties style:font-name="Liberation Mono" fo:font-size="7pt" fo:font-style="normal" officeooo:rsid="003745c6" officeooo:paragraph-rsid="0037d8d2" style:font-size-asian="7pt" style:font-style-asian="normal" style:font-size-complex="7pt" style:font-style-complex="normal"/>
    </style:style>
    <style:style style:name="P388" style:family="paragraph" style:parent-style-name="Table_20_Contents">
      <style:text-properties style:font-name="Liberation Mono" fo:font-size="7pt" fo:font-style="normal" officeooo:rsid="003745c6" officeooo:paragraph-rsid="003745c6" style:font-size-asian="7pt" style:font-style-asian="normal" style:font-size-complex="7pt" style:font-style-complex="normal"/>
    </style:style>
    <style:style style:name="P389" style:family="paragraph" style:parent-style-name="Table_20_Contents">
      <style:text-properties style:font-name="Liberation Mono" fo:font-size="7pt" fo:font-style="normal" style:text-underline-style="none" officeooo:rsid="00f7f217" officeooo:paragraph-rsid="00f7f217" style:font-size-asian="7pt" style:font-style-asian="normal" style:font-size-complex="7pt" style:font-style-complex="normal"/>
    </style:style>
    <style:style style:name="P390" style:family="paragraph" style:parent-style-name="Table_20_Contents">
      <style:text-properties style:font-name="Liberation Mono" fo:font-size="7pt" fo:font-style="normal" style:text-underline-style="none" officeooo:rsid="015b9cba" officeooo:paragraph-rsid="015b9cba" style:font-size-asian="7pt" style:font-style-asian="normal" style:font-size-complex="7pt" style:font-style-complex="normal"/>
    </style:style>
    <style:style style:name="P391" style:family="paragraph" style:parent-style-name="Table_20_Contents">
      <style:text-properties style:font-name="Liberation Mono" fo:font-size="7pt" fo:font-style="italic" officeooo:rsid="00104766" officeooo:paragraph-rsid="001ac0db" style:font-size-asian="7pt" style:font-style-asian="italic" style:font-size-complex="7pt" style:font-style-complex="italic"/>
    </style:style>
    <style:style style:name="P392" style:family="paragraph" style:parent-style-name="Table_20_Contents">
      <style:paragraph-properties fo:text-align="center" style:justify-single-word="false"/>
      <style:text-properties style:font-name="Liberation Mono" fo:font-size="7pt" fo:font-style="italic" fo:font-weight="bold" officeooo:rsid="000cebef" officeooo:paragraph-rsid="00abe184" style:font-size-asian="7pt" style:font-style-asian="italic" style:font-weight-asian="bold" style:font-size-complex="7pt" style:font-style-complex="italic" style:font-weight-complex="bold"/>
    </style:style>
    <style:style style:name="P39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29ddb5" officeooo:paragraph-rsid="0029ddb5" style:font-size-asian="7pt" style:font-size-complex="7pt"/>
    </style:style>
    <style:style style:name="P39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2c40b4" officeooo:paragraph-rsid="002c40b4" style:font-size-asian="7pt" style:font-size-complex="7pt"/>
    </style:style>
    <style:style style:name="P39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2c40b4" officeooo:paragraph-rsid="002c79c6" style:font-size-asian="7pt" style:font-size-complex="7pt"/>
    </style:style>
    <style:style style:name="P39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3d4653" officeooo:paragraph-rsid="0042f281" style:font-size-asian="7pt" style:font-size-complex="7pt"/>
    </style:style>
    <style:style style:name="P39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3d4653" officeooo:paragraph-rsid="00536558" style:font-size-asian="7pt" style:font-size-complex="7pt"/>
    </style:style>
    <style:style style:name="P39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42f281" officeooo:paragraph-rsid="00497bec" style:font-size-asian="7pt" style:font-size-complex="7pt"/>
    </style:style>
    <style:style style:name="P39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471daa" officeooo:paragraph-rsid="004b1b68" style:font-size-asian="7pt" style:font-size-complex="7pt"/>
    </style:style>
    <style:style style:name="P40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104766" officeooo:paragraph-rsid="001ac0db" style:font-size-asian="7pt" style:font-size-complex="7pt"/>
    </style:style>
    <style:style style:name="P40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104766" officeooo:paragraph-rsid="004ce4af" style:font-size-asian="7pt" style:font-size-complex="7pt"/>
    </style:style>
    <style:style style:name="P40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104766" officeooo:paragraph-rsid="001e53bc" style:font-size-asian="7pt" style:font-size-complex="7pt"/>
    </style:style>
    <style:style style:name="P40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104766" officeooo:paragraph-rsid="00a80673" style:font-size-asian="7pt" style:font-size-complex="7pt"/>
    </style:style>
    <style:style style:name="P40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1b53c5" officeooo:paragraph-rsid="001b53c5" style:font-size-asian="7pt" style:font-size-complex="7pt"/>
    </style:style>
    <style:style style:name="P40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0d9f12" officeooo:paragraph-rsid="000d9f12" style:font-size-asian="7pt" style:font-size-complex="7pt"/>
    </style:style>
    <style:style style:name="P40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407a47" officeooo:paragraph-rsid="00521947" style:font-size-asian="7pt" style:font-size-complex="7pt"/>
    </style:style>
    <style:style style:name="P40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426e0" officeooo:paragraph-rsid="005426e0" style:font-size-asian="7pt" style:font-size-complex="7pt"/>
    </style:style>
    <style:style style:name="P40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4d0f5" officeooo:paragraph-rsid="0054d0f5" style:font-size-asian="7pt" style:font-size-complex="7pt"/>
    </style:style>
    <style:style style:name="P40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4d0f5" officeooo:paragraph-rsid="0059281f" style:font-size-asian="7pt" style:font-size-complex="7pt"/>
    </style:style>
    <style:style style:name="P41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27ff66" officeooo:paragraph-rsid="0027ff66" style:font-size-asian="7pt" style:font-size-complex="7pt"/>
    </style:style>
    <style:style style:name="P41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3c40d9" officeooo:paragraph-rsid="003c40d9" style:font-size-asian="7pt" style:font-size-complex="7pt"/>
    </style:style>
    <style:style style:name="P41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6bcde2" officeooo:paragraph-rsid="006bcde2" style:font-size-asian="7pt" style:font-size-complex="7pt"/>
    </style:style>
    <style:style style:name="P41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67e149" officeooo:paragraph-rsid="0067e149" style:font-size-asian="7pt" style:font-size-complex="7pt"/>
    </style:style>
    <style:style style:name="P41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77385e" officeooo:paragraph-rsid="007e528a" style:font-size-asian="7pt" style:font-size-complex="7pt"/>
    </style:style>
    <style:style style:name="P41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2c3a0" officeooo:paragraph-rsid="0082c3a0" style:font-size-asian="7pt" style:font-size-complex="7pt"/>
    </style:style>
    <style:style style:name="P41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47e3f" officeooo:paragraph-rsid="00847e3f" style:font-size-asian="7pt" style:font-size-complex="7pt"/>
    </style:style>
    <style:style style:name="P41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47e3f" officeooo:paragraph-rsid="00f436f5" style:font-size-asian="7pt" style:font-size-complex="7pt"/>
    </style:style>
    <style:style style:name="P41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98093" officeooo:paragraph-rsid="00aede7d" style:font-size-asian="7pt" style:font-size-complex="7pt"/>
    </style:style>
    <style:style style:name="P41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98093" officeooo:paragraph-rsid="014c4d82" style:font-size-asian="7pt" style:font-size-complex="7pt"/>
    </style:style>
    <style:style style:name="P42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980b7f" officeooo:paragraph-rsid="00980b7f" style:font-size-asian="7pt" style:font-size-complex="7pt"/>
    </style:style>
    <style:style style:name="P42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9ca615" officeooo:paragraph-rsid="009ca615" style:font-size-asian="7pt" style:font-size-complex="7pt"/>
    </style:style>
    <style:style style:name="P42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9fb387" officeooo:paragraph-rsid="00a68740" style:font-size-asian="7pt" style:font-size-complex="7pt"/>
    </style:style>
    <style:style style:name="P42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a078af" officeooo:paragraph-rsid="00a078af" style:font-size-asian="7pt" style:font-size-complex="7pt"/>
    </style:style>
    <style:style style:name="P42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9e1c8" officeooo:paragraph-rsid="00a406d9" style:font-size-asian="7pt" style:font-size-complex="7pt"/>
    </style:style>
    <style:style style:name="P42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61cc61" officeooo:paragraph-rsid="00ad9d6d" style:font-size-asian="7pt" style:font-size-complex="7pt"/>
    </style:style>
    <style:style style:name="P42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b4291" officeooo:paragraph-rsid="00ad9d6d" style:font-size-asian="7pt" style:font-size-complex="7pt"/>
    </style:style>
    <style:style style:name="P42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c454b" officeooo:paragraph-rsid="00ad9d6d" style:font-size-asian="7pt" style:font-size-complex="7pt"/>
    </style:style>
    <style:style style:name="P42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6a00c5" officeooo:paragraph-rsid="00aede7d" style:font-size-asian="7pt" style:font-size-complex="7pt"/>
    </style:style>
    <style:style style:name="P42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330cc" officeooo:paragraph-rsid="00aede7d" style:font-size-asian="7pt" style:font-size-complex="7pt"/>
    </style:style>
    <style:style style:name="P43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0ad80" officeooo:paragraph-rsid="00b0ad80" style:font-size-asian="7pt" style:font-size-complex="7pt"/>
    </style:style>
    <style:style style:name="P43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3fd02" officeooo:paragraph-rsid="00b3fd02" style:font-size-asian="7pt" style:font-size-complex="7pt"/>
    </style:style>
    <style:style style:name="P43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44bc0" officeooo:paragraph-rsid="00b44bc0" style:font-size-asian="7pt" style:font-size-complex="7pt"/>
    </style:style>
    <style:style style:name="P43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77033" officeooo:paragraph-rsid="00b77033" style:font-size-asian="7pt" style:font-size-complex="7pt"/>
    </style:style>
    <style:style style:name="P43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815be" officeooo:paragraph-rsid="00b89a2c" style:font-size-asian="7pt" style:font-size-complex="7pt"/>
    </style:style>
    <style:style style:name="P43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815be" officeooo:paragraph-rsid="00bc7ea4" style:font-size-asian="7pt" style:font-size-complex="7pt"/>
    </style:style>
    <style:style style:name="P43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d5026d" officeooo:paragraph-rsid="00d5026d" style:font-size-asian="7pt" style:font-size-complex="7pt"/>
    </style:style>
    <style:style style:name="P43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d8793c" officeooo:paragraph-rsid="00d8793c" style:font-size-asian="7pt" style:font-size-complex="7pt"/>
    </style:style>
    <style:style style:name="P43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d999ef" officeooo:paragraph-rsid="00d999ef" style:font-size-asian="7pt" style:font-size-complex="7pt"/>
    </style:style>
    <style:style style:name="P43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ec4368" officeooo:paragraph-rsid="00ec4368" style:font-size-asian="7pt" style:font-size-complex="7pt"/>
    </style:style>
    <style:style style:name="P44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ef494a" officeooo:paragraph-rsid="00ef494a" style:font-size-asian="7pt" style:font-size-complex="7pt"/>
    </style:style>
    <style:style style:name="P44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04d2c" officeooo:paragraph-rsid="00f1d875" style:font-size-asian="7pt" style:font-size-complex="7pt"/>
    </style:style>
    <style:style style:name="P44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1d875" officeooo:paragraph-rsid="00f1d875" style:font-size-asian="7pt" style:font-size-complex="7pt"/>
    </style:style>
    <style:style style:name="P44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c9f82f" officeooo:paragraph-rsid="00d49691" style:font-size-asian="7pt" style:font-size-complex="7pt"/>
    </style:style>
    <style:style style:name="P44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6dd1e6" officeooo:paragraph-rsid="006dd1e6" style:font-size-asian="7pt" style:font-size-complex="7pt"/>
    </style:style>
    <style:style style:name="P44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6dd1e6" officeooo:paragraph-rsid="00f6f63b" style:font-size-asian="7pt" style:font-size-complex="7pt"/>
    </style:style>
    <style:style style:name="P44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6f6f7" officeooo:paragraph-rsid="00f6f6f7" style:font-size-asian="7pt" style:font-size-complex="7pt"/>
    </style:style>
    <style:style style:name="P44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7f217" officeooo:paragraph-rsid="00f7f217" style:font-size-asian="7pt" style:font-size-complex="7pt"/>
    </style:style>
    <style:style style:name="P44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9cb85" officeooo:paragraph-rsid="00f9cb85" style:font-size-asian="7pt" style:font-size-complex="7pt"/>
    </style:style>
    <style:style style:name="P44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08460a" officeooo:paragraph-rsid="0108460a" style:font-size-asian="7pt" style:font-size-complex="7pt"/>
    </style:style>
    <style:style style:name="P45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0fcec4" officeooo:paragraph-rsid="010fcec4" style:font-size-asian="7pt" style:font-size-complex="7pt"/>
    </style:style>
    <style:style style:name="P45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59147" officeooo:paragraph-rsid="01168370" style:font-size-asian="7pt" style:font-size-complex="7pt"/>
    </style:style>
    <style:style style:name="P45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1af13c" officeooo:paragraph-rsid="011af13c" style:font-size-asian="7pt" style:font-size-complex="7pt"/>
    </style:style>
    <style:style style:name="P45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29bc6d" officeooo:paragraph-rsid="0129bc6d" style:font-size-asian="7pt" style:font-size-complex="7pt"/>
    </style:style>
    <style:style style:name="P45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38d5a8" officeooo:paragraph-rsid="0138d5a8" style:font-size-asian="7pt" style:font-size-complex="7pt"/>
    </style:style>
    <style:style style:name="P45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38d5a8" officeooo:paragraph-rsid="01397b2e" style:font-size-asian="7pt" style:font-size-complex="7pt"/>
    </style:style>
    <style:style style:name="P45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3a81a9" officeooo:paragraph-rsid="013a81a9" style:font-size-asian="7pt" style:font-size-complex="7pt"/>
    </style:style>
    <style:style style:name="P45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3d39b1" officeooo:paragraph-rsid="013d39b1" style:font-size-asian="7pt" style:font-size-complex="7pt"/>
    </style:style>
    <style:style style:name="P45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3d39b1" officeooo:paragraph-rsid="013d7f65" style:font-size-asian="7pt" style:font-size-complex="7pt"/>
    </style:style>
    <style:style style:name="P45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42dfee" officeooo:paragraph-rsid="0142dfee" style:font-size-asian="7pt" style:font-size-complex="7pt"/>
    </style:style>
    <style:style style:name="P46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44d72f" officeooo:paragraph-rsid="0144d72f" style:font-size-asian="7pt" style:font-size-complex="7pt"/>
    </style:style>
    <style:style style:name="P46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4f388c" officeooo:paragraph-rsid="014f388c" style:font-size-asian="7pt" style:font-size-complex="7pt"/>
    </style:style>
    <style:style style:name="P46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4f388c" officeooo:paragraph-rsid="0150c9e9" style:font-size-asian="7pt" style:font-size-complex="7pt"/>
    </style:style>
    <style:style style:name="P46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5b9cba" officeooo:paragraph-rsid="015b9cba" style:font-size-asian="7pt" style:font-size-complex="7pt"/>
    </style:style>
    <style:style style:name="P46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42f281" officeooo:paragraph-rsid="00497bec" style:font-size-asian="7pt" style:font-weight-asian="bold" style:font-size-complex="7pt" style:font-weight-complex="bold"/>
    </style:style>
    <style:style style:name="P46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04766" officeooo:paragraph-rsid="001ac0db" style:font-size-asian="7pt" style:font-weight-asian="bold" style:font-size-complex="7pt" style:font-weight-complex="bold"/>
    </style:style>
    <style:style style:name="P46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04766" officeooo:paragraph-rsid="001e53bc" style:font-size-asian="7pt" style:font-weight-asian="bold" style:font-size-complex="7pt" style:font-weight-complex="bold"/>
    </style:style>
    <style:style style:name="P46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4ded8f" officeooo:paragraph-rsid="004ded8f" style:font-size-asian="7pt" style:font-weight-asian="bold" style:font-size-complex="7pt" style:font-weight-complex="bold"/>
    </style:style>
    <style:style style:name="P46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f7a66" officeooo:paragraph-rsid="001f7a66" style:font-size-asian="7pt" style:font-weight-asian="bold" style:font-size-complex="7pt" style:font-weight-complex="bold"/>
    </style:style>
    <style:style style:name="P46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d094c" officeooo:paragraph-rsid="001b53c5" style:font-size-asian="7pt" style:font-weight-asian="bold" style:font-size-complex="7pt" style:font-weight-complex="bold"/>
    </style:style>
    <style:style style:name="P47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108d0" officeooo:paragraph-rsid="001b53c5" style:font-size-asian="7pt" style:font-weight-asian="bold" style:font-size-complex="7pt" style:font-weight-complex="bold"/>
    </style:style>
    <style:style style:name="P47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ac0db" officeooo:paragraph-rsid="001adca9" style:font-size-asian="7pt" style:font-weight-asian="bold" style:font-size-complex="7pt" style:font-weight-complex="bold"/>
    </style:style>
    <style:style style:name="P47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0cebef" officeooo:paragraph-rsid="000cebef" style:font-size-asian="7pt" style:font-weight-asian="bold" style:font-size-complex="7pt" style:font-weight-complex="bold"/>
    </style:style>
    <style:style style:name="P47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50346b" officeooo:paragraph-rsid="0050346b" style:font-size-asian="7pt" style:font-weight-asian="bold" style:font-size-complex="7pt" style:font-weight-complex="bold"/>
    </style:style>
    <style:style style:name="P47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407a47" officeooo:paragraph-rsid="00521947" style:font-size-asian="7pt" style:font-weight-asian="bold" style:font-size-complex="7pt" style:font-weight-complex="bold"/>
    </style:style>
    <style:style style:name="P47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54d0f5" officeooo:paragraph-rsid="0054d0f5" style:font-size-asian="7pt" style:font-weight-asian="bold" style:font-size-complex="7pt" style:font-weight-complex="bold"/>
    </style:style>
    <style:style style:name="P47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77385e" officeooo:paragraph-rsid="007e528a" style:font-size-asian="7pt" style:font-weight-asian="bold" style:font-size-complex="7pt" style:font-weight-complex="bold"/>
    </style:style>
    <style:style style:name="P47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82c3a0" officeooo:paragraph-rsid="0082c3a0" style:font-size-asian="7pt" style:font-weight-asian="bold" style:font-size-complex="7pt" style:font-weight-complex="bold"/>
    </style:style>
    <style:style style:name="P47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8cea0b" officeooo:paragraph-rsid="008cea0b" style:font-size-asian="7pt" style:font-weight-asian="bold" style:font-size-complex="7pt" style:font-weight-complex="bold"/>
    </style:style>
    <style:style style:name="P47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89e1c8" officeooo:paragraph-rsid="00a406d9" style:font-size-asian="7pt" style:font-weight-asian="bold" style:font-size-complex="7pt" style:font-weight-complex="bold"/>
    </style:style>
    <style:style style:name="P48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980b7f" officeooo:paragraph-rsid="00980b7f" style:font-size-asian="7pt" style:font-weight-asian="bold" style:font-size-complex="7pt" style:font-weight-complex="bold"/>
    </style:style>
    <style:style style:name="P48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9ca615" officeooo:paragraph-rsid="009ca615" style:font-size-asian="7pt" style:font-weight-asian="bold" style:font-size-complex="7pt" style:font-weight-complex="bold"/>
    </style:style>
    <style:style style:name="P48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61cc61" officeooo:paragraph-rsid="00ad9d6d" style:font-size-asian="7pt" style:font-weight-asian="bold" style:font-size-complex="7pt" style:font-weight-complex="bold"/>
    </style:style>
    <style:style style:name="P48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5b4291" officeooo:paragraph-rsid="00ad9d6d" style:font-size-asian="7pt" style:font-weight-asian="bold" style:font-size-complex="7pt" style:font-weight-complex="bold"/>
    </style:style>
    <style:style style:name="P48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6a00c5" officeooo:paragraph-rsid="00aede7d" style:font-size-asian="7pt" style:font-weight-asian="bold" style:font-size-complex="7pt" style:font-weight-complex="bold"/>
    </style:style>
    <style:style style:name="P48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6a00c5" officeooo:paragraph-rsid="0129bc6d" style:font-size-asian="7pt" style:font-weight-asian="bold" style:font-size-complex="7pt" style:font-weight-complex="bold"/>
    </style:style>
    <style:style style:name="P48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b0ad80" officeooo:paragraph-rsid="00b0ad80" style:font-size-asian="7pt" style:font-weight-asian="bold" style:font-size-complex="7pt" style:font-weight-complex="bold"/>
    </style:style>
    <style:style style:name="P48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4ce4af" officeooo:paragraph-rsid="001ac0db" style:font-size-asian="7pt" style:font-weight-asian="bold" style:font-size-complex="7pt" style:font-weight-complex="bold"/>
    </style:style>
    <style:style style:name="P48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c7cc50" officeooo:paragraph-rsid="00c8e8c4" style:font-size-asian="7pt" style:font-weight-asian="bold" style:font-size-complex="7pt" style:font-weight-complex="bold"/>
    </style:style>
    <style:style style:name="P48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cd3880" officeooo:paragraph-rsid="00cfda0a" style:font-size-asian="7pt" style:font-weight-asian="bold" style:font-size-complex="7pt" style:font-weight-complex="bold"/>
    </style:style>
    <style:style style:name="P49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04d2c" officeooo:paragraph-rsid="00f1d875" style:font-size-asian="7pt" style:font-weight-asian="bold" style:font-size-complex="7pt" style:font-weight-complex="bold"/>
    </style:style>
    <style:style style:name="P49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1d875" officeooo:paragraph-rsid="00f1d875" style:font-size-asian="7pt" style:font-weight-asian="bold" style:font-size-complex="7pt" style:font-weight-complex="bold"/>
    </style:style>
    <style:style style:name="P49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5da75" officeooo:paragraph-rsid="00f5da75" style:font-size-asian="7pt" style:font-weight-asian="bold" style:font-size-complex="7pt" style:font-weight-complex="bold"/>
    </style:style>
    <style:style style:name="P49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6f63b" officeooo:paragraph-rsid="00f6f63b" style:font-size-asian="7pt" style:font-weight-asian="bold" style:font-size-complex="7pt" style:font-weight-complex="bold"/>
    </style:style>
    <style:style style:name="P49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7f217" officeooo:paragraph-rsid="00f7f217" style:font-size-asian="7pt" style:font-weight-asian="bold" style:font-size-complex="7pt" style:font-weight-complex="bold"/>
    </style:style>
    <style:style style:name="P49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e3b027" officeooo:paragraph-rsid="00e99ea3" style:font-size-asian="7pt" style:font-weight-asian="bold" style:font-size-complex="7pt" style:font-weight-complex="bold"/>
    </style:style>
    <style:style style:name="P49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e3b027" officeooo:paragraph-rsid="00fc7b28" style:font-size-asian="7pt" style:font-weight-asian="bold" style:font-size-complex="7pt" style:font-weight-complex="bold"/>
    </style:style>
    <style:style style:name="P49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0fcec4" officeooo:paragraph-rsid="010fcec4" style:font-size-asian="7pt" style:font-weight-asian="bold" style:font-size-complex="7pt" style:font-weight-complex="bold"/>
    </style:style>
    <style:style style:name="P49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168370" officeooo:paragraph-rsid="011c4d81" style:font-size-asian="7pt" style:font-weight-asian="bold" style:font-size-complex="7pt" style:font-weight-complex="bold"/>
    </style:style>
    <style:style style:name="P49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1af13c" officeooo:paragraph-rsid="011af13c" style:font-size-asian="7pt" style:font-weight-asian="bold" style:font-size-complex="7pt" style:font-weight-complex="bold"/>
    </style:style>
    <style:style style:name="P50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29bc6d" officeooo:paragraph-rsid="0129bc6d" style:font-size-asian="7pt" style:font-weight-asian="bold" style:font-size-complex="7pt" style:font-weight-complex="bold"/>
    </style:style>
    <style:style style:name="P50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3730d5" officeooo:paragraph-rsid="013730d5" style:font-size-asian="7pt" style:font-weight-asian="bold" style:font-size-complex="7pt" style:font-weight-complex="bold"/>
    </style:style>
    <style:style style:name="P50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38d5a8" officeooo:paragraph-rsid="0138d5a8" style:font-size-asian="7pt" style:font-weight-asian="bold" style:font-size-complex="7pt" style:font-weight-complex="bold"/>
    </style:style>
    <style:style style:name="P50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42dfee" officeooo:paragraph-rsid="0142dfee" style:font-size-asian="7pt" style:font-weight-asian="bold" style:font-size-complex="7pt" style:font-weight-complex="bold"/>
    </style:style>
    <style:style style:name="P50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44d72f" officeooo:paragraph-rsid="0144d72f" style:font-size-asian="7pt" style:font-weight-asian="bold" style:font-size-complex="7pt" style:font-weight-complex="bold"/>
    </style:style>
    <style:style style:name="P50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45306e" officeooo:paragraph-rsid="0145306e" style:font-size-asian="7pt" style:font-weight-asian="bold" style:font-size-complex="7pt" style:font-weight-complex="bold"/>
    </style:style>
    <style:style style:name="P50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4f388c" officeooo:paragraph-rsid="014f388c" style:font-size-asian="7pt" style:font-weight-asian="bold" style:font-size-complex="7pt" style:font-weight-complex="bold"/>
    </style:style>
    <style:style style:name="P50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576642" officeooo:paragraph-rsid="01576642" style:font-size-asian="7pt" style:font-weight-asian="bold" style:font-size-complex="7pt" style:font-weight-complex="bold"/>
    </style:style>
    <style:style style:name="P50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5987cf" officeooo:paragraph-rsid="015987cf" style:font-size-asian="7pt" style:font-weight-asian="bold" style:font-size-complex="7pt" style:font-weight-complex="bold"/>
    </style:style>
    <style:style style:name="P50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5b9cba" officeooo:paragraph-rsid="015b9cba" style:font-size-asian="7pt" style:font-weight-asian="bold" style:font-size-complex="7pt" style:font-weight-complex="bold"/>
    </style:style>
    <style:style style:name="P51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50346b" officeooo:paragraph-rsid="0050346b" style:font-size-asian="7pt" style:font-weight-asian="normal" style:font-size-complex="7pt" style:font-weight-complex="normal"/>
    </style:style>
    <style:style style:name="P51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625412" officeooo:paragraph-rsid="00625412" style:font-size-asian="7pt" style:font-weight-asian="normal" style:font-size-complex="7pt" style:font-weight-complex="normal"/>
    </style:style>
    <style:style style:name="P51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625412" officeooo:paragraph-rsid="00aede7d" style:font-size-asian="7pt" style:font-weight-asian="normal" style:font-size-complex="7pt" style:font-weight-complex="normal"/>
    </style:style>
    <style:style style:name="P51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f5da75" officeooo:paragraph-rsid="00f5da75" style:font-size-asian="7pt" style:font-weight-asian="normal" style:font-size-complex="7pt" style:font-weight-complex="normal"/>
    </style:style>
    <style:style style:name="P51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54d0f5" officeooo:paragraph-rsid="01020345" style:font-size-asian="7pt" style:font-weight-asian="normal" style:font-size-complex="7pt" style:font-weight-complex="normal"/>
    </style:style>
    <style:style style:name="P51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129bc6d" officeooo:paragraph-rsid="0129bc6d" style:font-size-asian="7pt" style:font-weight-asian="normal" style:font-size-complex="7pt" style:font-weight-complex="normal"/>
    </style:style>
    <style:style style:name="P51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style="normal" officeooo:rsid="003745c6" officeooo:paragraph-rsid="003745c6" style:font-size-asian="7pt" style:font-style-asian="normal" style:font-size-complex="7pt" style:font-style-complex="normal"/>
    </style:style>
    <style:style style:name="P517" style:family="paragraph" style:parent-style-name="Table_20_Contents">
      <style:paragraph-properties fo:margin-top="0in" fo:margin-bottom="0.0201in" loext:contextual-spacing="false" fo:text-align="center" style:justify-single-word="false"/>
      <style:text-properties style:font-name="Liberation Mono" fo:font-size="7pt" fo:font-style="italic" fo:font-weight="normal" officeooo:rsid="00625412" officeooo:paragraph-rsid="00625412" style:font-size-asian="7pt" style:font-style-asian="italic" style:font-weight-asian="normal" style:font-size-complex="7pt" style:font-style-complex="italic" style:font-weight-complex="normal"/>
    </style:style>
    <style:style style:name="P51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style="italic" officeooo:rsid="00b0ad80" officeooo:paragraph-rsid="00b0ad80" style:font-size-asian="7pt" style:font-style-asian="italic" style:font-size-complex="7pt" style:font-style-complex="italic"/>
    </style:style>
    <style:style style:name="P519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0cebef" officeooo:paragraph-rsid="000cebef" style:font-size-asian="7pt" style:font-size-complex="7pt"/>
    </style:style>
    <style:style style:name="P520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416f56" officeooo:paragraph-rsid="00416f56" style:font-size-asian="7pt" style:font-size-complex="7pt"/>
    </style:style>
    <style:style style:name="P521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5426e0" officeooo:paragraph-rsid="005426e0" style:font-size-asian="7pt" style:font-size-complex="7pt"/>
    </style:style>
    <style:style style:name="P522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27ff66" officeooo:paragraph-rsid="0027ff66" style:font-size-asian="7pt" style:font-size-complex="7pt"/>
    </style:style>
    <style:style style:name="P523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09b010" officeooo:paragraph-rsid="000a344f" style:font-size-asian="7pt" style:font-size-complex="7pt"/>
    </style:style>
    <style:style style:name="P524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a4360c" officeooo:paragraph-rsid="00a4360c" style:font-size-asian="7pt" style:font-size-complex="7pt"/>
    </style:style>
    <style:style style:name="P525" style:family="paragraph" style:parent-style-name="Table_20_Contents">
      <style:paragraph-properties fo:margin-top="0in" fo:margin-bottom="0.0402in" loext:contextual-spacing="false" fo:text-align="center" style:justify-single-word="false"/>
      <style:text-properties style:font-name="Liberation Mono" fo:font-size="7pt" officeooo:rsid="00b0ad80" officeooo:paragraph-rsid="00b0ad80" style:font-size-asian="7pt" style:font-size-complex="7pt"/>
    </style:style>
    <style:style style:name="P526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b3fd02" officeooo:paragraph-rsid="00b3fd02" style:font-size-asian="7pt" style:font-size-complex="7pt"/>
    </style:style>
    <style:style style:name="P527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b77033" officeooo:paragraph-rsid="00b77033" style:font-size-asian="7pt" style:font-size-complex="7pt"/>
    </style:style>
    <style:style style:name="P528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c9f82f" officeooo:paragraph-rsid="00d49691" style:font-size-asian="7pt" style:font-size-complex="7pt"/>
    </style:style>
    <style:style style:name="P529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cd3880" officeooo:paragraph-rsid="00d1e172" style:font-size-asian="7pt" style:font-size-complex="7pt"/>
    </style:style>
    <style:style style:name="P530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e205f2" officeooo:paragraph-rsid="00e205f2" style:font-size-asian="7pt" style:font-size-complex="7pt"/>
    </style:style>
    <style:style style:name="P531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fc7b28" officeooo:paragraph-rsid="00fc7b28" style:font-size-asian="7pt" style:font-size-complex="7pt"/>
    </style:style>
    <style:style style:name="P532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898093" officeooo:paragraph-rsid="00aede7d" style:font-size-asian="7pt" style:font-size-complex="7pt"/>
    </style:style>
    <style:style style:name="P533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1e662a" officeooo:paragraph-rsid="011e662a" style:font-size-asian="7pt" style:font-size-complex="7pt"/>
    </style:style>
    <style:style style:name="P534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1af13c" officeooo:paragraph-rsid="011af13c" style:font-size-asian="7pt" style:font-size-complex="7pt"/>
    </style:style>
    <style:style style:name="P535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651826" officeooo:paragraph-rsid="00dfeed5" style:font-size-asian="7pt" style:font-size-complex="7pt"/>
    </style:style>
    <style:style style:name="P536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3a81a9" officeooo:paragraph-rsid="013a81a9" style:font-size-asian="7pt" style:font-size-complex="7pt"/>
    </style:style>
    <style:style style:name="P537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3a81a9" officeooo:paragraph-rsid="013bc37b" style:font-size-asian="7pt" style:font-size-complex="7pt"/>
    </style:style>
    <style:style style:name="P538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3d39b1" officeooo:paragraph-rsid="013d7f65" style:font-size-asian="7pt" style:font-size-complex="7pt"/>
    </style:style>
    <style:style style:name="P539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3d39b1" officeooo:paragraph-rsid="0140cee1" style:font-size-asian="7pt" style:font-size-complex="7pt"/>
    </style:style>
    <style:style style:name="P540" style:family="paragraph" style:parent-style-name="Table_20_Contents">
      <style:paragraph-properties fo:margin-top="0in" fo:margin-bottom="0.0402in" loext:contextual-spacing="false"/>
      <style:text-properties style:font-name="Liberation Mono" fo:font-size="7pt" fo:font-style="normal" style:text-underline-style="none" officeooo:rsid="003745c6" officeooo:paragraph-rsid="003745c6" style:font-size-asian="7pt" style:font-style-asian="normal" style:font-size-complex="7pt" style:font-style-complex="normal"/>
    </style:style>
    <style:style style:name="P541" style:family="paragraph" style:parent-style-name="Table_20_Contents">
      <style:paragraph-properties fo:margin-top="0in" fo:margin-bottom="0.0402in" loext:contextual-spacing="false"/>
      <style:text-properties style:font-name="Liberation Mono" fo:font-size="7pt" fo:font-style="normal" officeooo:rsid="003745c6" officeooo:paragraph-rsid="0037d8d2" style:font-size-asian="7pt" style:font-style-asian="normal" style:font-size-complex="7pt" style:font-style-complex="normal"/>
    </style:style>
    <style:style style:name="P542" style:family="paragraph" style:parent-style-name="Table_20_Contents">
      <style:paragraph-properties fo:margin-top="0in" fo:margin-bottom="0.0402in" loext:contextual-spacing="false"/>
      <style:text-properties style:font-name="Liberation Mono" fo:font-size="7pt" fo:font-style="normal" officeooo:rsid="003745c6" officeooo:paragraph-rsid="003745c6" style:font-size-asian="7pt" style:font-style-asian="normal" style:font-size-complex="7pt" style:font-style-complex="normal"/>
    </style:style>
    <style:style style:name="P543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050346b" officeooo:paragraph-rsid="0050346b" style:font-size-asian="7pt" style:font-weight-asian="bold" style:font-size-complex="7pt" style:font-weight-complex="bold"/>
    </style:style>
    <style:style style:name="P544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0cd3880" officeooo:paragraph-rsid="00d1e172" style:font-size-asian="7pt" style:font-weight-asian="bold" style:font-size-complex="7pt" style:font-weight-complex="bold"/>
    </style:style>
    <style:style style:name="P545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11af13c" officeooo:paragraph-rsid="011af13c" style:font-size-asian="7pt" style:font-weight-asian="bold" style:font-size-complex="7pt" style:font-weight-complex="bold"/>
    </style:style>
    <style:style style:name="P546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042f281" officeooo:paragraph-rsid="00aede7d" style:font-size-asian="7pt" style:font-weight-asian="bold" style:font-size-complex="7pt" style:font-weight-complex="bold"/>
    </style:style>
    <style:style style:name="P547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138d5a8" officeooo:paragraph-rsid="0138d5a8" style:font-size-asian="7pt" style:font-weight-asian="bold" style:font-size-complex="7pt" style:font-weight-complex="bold"/>
    </style:style>
    <style:style style:name="P548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13d39b1" officeooo:paragraph-rsid="013d7f65" style:font-size-asian="7pt" style:font-weight-asian="bold" style:font-size-complex="7pt" style:font-weight-complex="bold"/>
    </style:style>
    <style:style style:name="P549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13d39b1" officeooo:paragraph-rsid="0140cee1" style:font-size-asian="7pt" style:font-weight-asian="bold" style:font-size-complex="7pt" style:font-weight-complex="bold"/>
    </style:style>
    <style:style style:name="P550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050346b" officeooo:paragraph-rsid="0050346b" style:font-size-asian="7pt" style:font-weight-asian="normal" style:font-size-complex="7pt" style:font-weight-complex="normal"/>
    </style:style>
    <style:style style:name="P551" style:family="paragraph" style:parent-style-name="Standard">
      <style:paragraph-properties fo:break-before="page"/>
      <style:text-properties style:font-name="Liberation Mono" fo:font-size="7pt" officeooo:rsid="00367f52" officeooo:paragraph-rsid="00367f52" style:font-size-asian="7pt" style:font-size-complex="7pt"/>
    </style:style>
    <style:style style:name="P552" style:family="paragraph" style:parent-style-name="Standard">
      <style:paragraph-properties fo:break-before="page"/>
      <style:text-properties style:font-name="Liberation Mono" fo:font-size="7pt" officeooo:rsid="00367f52" officeooo:paragraph-rsid="00898093" style:font-size-asian="7pt" style:font-size-complex="7pt"/>
    </style:style>
    <style:style style:name="P553" style:family="paragraph" style:parent-style-name="Standard">
      <style:paragraph-properties fo:break-before="page"/>
      <style:text-properties style:font-name="Liberation Mono" fo:font-size="7pt" officeooo:rsid="00367f52" officeooo:paragraph-rsid="00aede7d" style:font-size-asian="7pt" style:font-size-complex="7pt"/>
    </style:style>
    <style:style style:name="P554" style:family="paragraph" style:parent-style-name="Standard">
      <style:paragraph-properties fo:break-before="page"/>
      <style:text-properties style:font-name="Liberation Mono" fo:font-size="7pt" officeooo:rsid="00b0ad80" officeooo:paragraph-rsid="00b0ad80" style:font-size-asian="7pt" style:font-size-complex="7pt"/>
    </style:style>
    <style:style style:name="P555" style:family="paragraph" style:parent-style-name="Standard">
      <style:paragraph-properties fo:break-before="page"/>
      <style:text-properties style:font-name="Liberation Mono" fo:font-size="7pt" officeooo:rsid="0027ff66" officeooo:paragraph-rsid="00625412" style:font-size-asian="7pt" style:font-size-complex="7pt"/>
    </style:style>
    <style:style style:name="P556" style:family="paragraph" style:parent-style-name="Standard">
      <style:paragraph-properties fo:break-before="page"/>
      <style:text-properties style:font-name="Liberation Mono" fo:font-size="7pt" officeooo:rsid="0138d5a8" officeooo:paragraph-rsid="0138d5a8" style:font-size-asian="7pt" style:font-size-complex="7pt"/>
    </style:style>
    <style:style style:name="P557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b0ad80" officeooo:paragraph-rsid="00b0ad80" style:font-size-asian="7pt" style:font-size-complex="7pt"/>
    </style:style>
    <style:style style:name="P558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cd3880" officeooo:paragraph-rsid="00d1d7e3" style:font-size-asian="7pt" style:font-size-complex="7pt"/>
    </style:style>
    <style:style style:name="P559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cd3880" officeooo:paragraph-rsid="00d3b38e" style:font-size-asian="7pt" style:font-size-complex="7pt"/>
    </style:style>
    <style:style style:name="P560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f9cb85" officeooo:paragraph-rsid="00f9cb85" style:font-size-asian="7pt" style:font-size-complex="7pt"/>
    </style:style>
    <style:style style:name="P561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13730d5" officeooo:paragraph-rsid="013730d5" style:font-size-asian="7pt" style:font-size-complex="7pt"/>
    </style:style>
    <style:style style:name="P562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bold" officeooo:rsid="00cd3880" officeooo:paragraph-rsid="00d3b38e" style:font-size-asian="7pt" style:font-weight-asian="bold" style:font-size-complex="7pt" style:font-weight-complex="bold"/>
    </style:style>
    <style:style style:name="P563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0fe9cd3" officeooo:paragraph-rsid="0100605a" style:font-size-asian="7pt" style:font-weight-asian="normal" style:font-size-complex="7pt" style:font-weight-complex="normal"/>
    </style:style>
    <style:style style:name="P564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0fe9cd3" officeooo:paragraph-rsid="00fe9cd3" style:font-size-asian="7pt" style:font-weight-asian="normal" style:font-size-complex="7pt" style:font-weight-complex="normal"/>
    </style:style>
    <style:style style:name="P565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0625412" officeooo:paragraph-rsid="01209131" style:font-size-asian="7pt" style:font-weight-asian="normal" style:font-size-complex="7pt" style:font-weight-complex="normal"/>
    </style:style>
    <style:style style:name="P566" style:family="paragraph" style:parent-style-name="Table_20_Contents">
      <style:paragraph-properties fo:margin-top="0.0201in" fo:margin-bottom="0.0402in" loext:contextual-spacing="false"/>
      <style:text-properties style:font-name="Liberation Mono" fo:font-size="7pt" officeooo:rsid="0082c3a0" officeooo:paragraph-rsid="00a078af" style:font-size-asian="7pt" style:font-size-complex="7pt"/>
    </style:style>
    <style:style style:name="P567" style:family="paragraph" style:parent-style-name="Table_20_Contents">
      <style:paragraph-properties fo:margin-top="0.0201in" fo:margin-bottom="0.0402in" loext:contextual-spacing="false"/>
      <style:text-properties style:font-name="Liberation Mono" fo:font-size="7pt" officeooo:rsid="00a078af" officeooo:paragraph-rsid="00a078af" style:font-size-asian="7pt" style:font-size-complex="7pt"/>
    </style:style>
    <style:style style:name="P568" style:family="paragraph" style:parent-style-name="Table_20_Contents">
      <style:paragraph-properties fo:margin-top="0.0201in" fo:margin-bottom="0.0402in" loext:contextual-spacing="false"/>
      <style:text-properties style:font-name="Liberation Mono" fo:font-size="7pt" officeooo:rsid="00b0ad80" officeooo:paragraph-rsid="00b0ad80" style:font-size-asian="7pt" style:font-size-complex="7pt"/>
    </style:style>
    <style:style style:name="P569" style:family="paragraph" style:parent-style-name="Table_20_Contents">
      <style:paragraph-properties fo:margin-top="0.0201in" fo:margin-bottom="0.0402in" loext:contextual-spacing="false"/>
      <style:text-properties style:font-name="Liberation Mono" fo:font-size="7pt" officeooo:rsid="013730d5" officeooo:paragraph-rsid="013730d5" style:font-size-asian="7pt" style:font-size-complex="7pt"/>
    </style:style>
    <style:style style:name="P570" style:family="paragraph" style:parent-style-name="Table_20_Contents">
      <style:paragraph-properties fo:margin-top="0.0201in" fo:margin-bottom="0.0402in" loext:contextual-spacing="false"/>
      <style:text-properties style:font-name="Liberation Mono" fo:font-size="7pt" fo:font-style="italic" officeooo:rsid="00b0ad80" officeooo:paragraph-rsid="00b0ad80" style:font-size-asian="7pt" style:font-style-asian="italic" style:font-size-complex="7pt" style:font-style-complex="italic"/>
    </style:style>
    <style:style style:name="P571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abe184" officeooo:paragraph-rsid="00abe184" style:font-size-asian="7pt" style:font-size-complex="7pt"/>
    </style:style>
    <style:style style:name="P572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b44bc0" officeooo:paragraph-rsid="00b44bc0" style:font-size-asian="7pt" style:font-size-complex="7pt"/>
    </style:style>
    <style:style style:name="P573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c45e32" officeooo:paragraph-rsid="00c45e32" style:font-size-asian="7pt" style:font-size-complex="7pt"/>
    </style:style>
    <style:style style:name="P574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c9f82f" officeooo:paragraph-rsid="00d49691" style:font-size-asian="7pt" style:font-size-complex="7pt"/>
    </style:style>
    <style:style style:name="P575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651826" officeooo:paragraph-rsid="00dfeed5" style:font-size-asian="7pt" style:font-size-complex="7pt"/>
    </style:style>
    <style:style style:name="P576" style:family="paragraph" style:parent-style-name="Table_20_Contents">
      <style:paragraph-properties fo:margin-top="0.0402in" fo:margin-bottom="0in" loext:contextual-spacing="false"/>
      <style:text-properties style:font-name="Liberation Mono" fo:font-size="7pt" fo:font-weight="bold" officeooo:rsid="00c45e32" officeooo:paragraph-rsid="00c45e32" style:font-size-asian="7pt" style:font-weight-asian="bold" style:font-size-complex="7pt" style:font-weight-complex="bold"/>
    </style:style>
    <style:style style:name="P577" style:family="paragraph" style:parent-style-name="Table_20_Contents">
      <style:paragraph-properties fo:margin-top="0.0402in" fo:margin-bottom="0.0402in" loext:contextual-spacing="false"/>
      <style:text-properties style:font-name="Liberation Mono" fo:font-size="7pt" officeooo:rsid="00b44bc0" officeooo:paragraph-rsid="00b44bc0" style:font-size-asian="7pt" style:font-size-complex="7pt"/>
    </style:style>
    <style:style style:name="P578" style:family="paragraph" style:parent-style-name="Table_20_Contents">
      <style:paragraph-properties fo:margin-top="0.0402in" fo:margin-bottom="0.0402in" loext:contextual-spacing="false"/>
      <style:text-properties style:font-name="Liberation Mono" fo:font-size="7pt" officeooo:rsid="00c275fc" officeooo:paragraph-rsid="00c275fc" style:font-size-asian="7pt" style:font-size-complex="7pt"/>
    </style:style>
    <style:style style:name="P579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Liberation Mono" fo:font-size="7pt" officeooo:rsid="011af13c" officeooo:paragraph-rsid="011af684" style:font-size-asian="7pt" style:font-size-complex="7pt"/>
    </style:style>
    <style:style style:name="P580" style:family="paragraph" style:parent-style-name="Table_20_Contents">
      <style:paragraph-properties fo:margin-top="0.0402in" fo:margin-bottom="0.0402in" loext:contextual-spacing="false"/>
      <style:text-properties style:font-name="Liberation Mono" fo:font-size="7pt" fo:font-weight="bold" officeooo:rsid="00b44bc0" officeooo:paragraph-rsid="00b44bc0" style:font-size-asian="7pt" style:font-weight-asian="bold" style:font-size-complex="7pt" style:font-weight-complex="bold"/>
    </style:style>
    <style:style style:name="P581" style:family="paragraph" style:parent-style-name="Table_20_Contents">
      <style:paragraph-properties fo:margin-top="0in" fo:margin-bottom="0.0598in" loext:contextual-spacing="false"/>
      <style:text-properties style:font-name="Liberation Mono" fo:font-size="7pt" officeooo:rsid="00e1ac0d" officeooo:paragraph-rsid="00e1ac0d" style:font-size-asian="7pt" style:font-size-complex="7pt"/>
    </style:style>
    <style:style style:name="P582" style:family="paragraph" style:parent-style-name="Standard">
      <style:paragraph-properties fo:margin-top="0in" fo:margin-bottom="0.0598in" loext:contextual-spacing="false"/>
      <style:text-properties style:font-name="Liberation Mono" fo:font-size="7pt" officeooo:rsid="00367f52" officeooo:paragraph-rsid="00aede7d" style:font-size-asian="7pt" style:font-size-complex="7pt"/>
    </style:style>
    <style:style style:name="P583" style:family="paragraph" style:parent-style-name="Table_20_Contents">
      <style:paragraph-properties fo:margin-top="0.0201in" fo:margin-bottom="0in" loext:contextual-spacing="false"/>
      <style:text-properties style:font-name="Liberation Mono" fo:font-size="7pt" fo:font-weight="normal" officeooo:rsid="0054d0f5" officeooo:paragraph-rsid="01020345" style:font-size-asian="7pt" style:font-weight-asian="normal" style:font-size-complex="7pt" style:font-weight-complex="normal"/>
    </style:style>
    <style:style style:name="P584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13a81a9" officeooo:paragraph-rsid="013a81a9" style:font-size-asian="7pt" style:font-size-complex="7pt"/>
    </style:style>
    <style:style style:name="P585" style:family="paragraph" style:parent-style-name="Table_20_Contents">
      <style:paragraph-properties fo:margin-top="0.0598in" fo:margin-bottom="0in" loext:contextual-spacing="false"/>
      <style:text-properties style:font-name="Liberation Mono" fo:font-size="7pt" officeooo:rsid="012d472c" officeooo:paragraph-rsid="0133ce6b" style:font-size-asian="7pt" style:font-size-complex="7pt"/>
    </style:style>
    <style:style style:name="P586" style:family="paragraph" style:parent-style-name="Standard">
      <style:paragraph-properties fo:break-before="column"/>
      <style:text-properties style:font-name="Liberation Mono" fo:font-size="7pt" officeooo:rsid="00367f52" officeooo:paragraph-rsid="009dcd28" style:font-size-asian="7pt" style:font-size-complex="7pt"/>
    </style:style>
    <style:style style:name="P587" style:family="paragraph" style:parent-style-name="Standard">
      <style:paragraph-properties fo:break-before="column"/>
      <style:text-properties style:font-name="Liberation Mono" fo:font-size="9pt" officeooo:rsid="00651826" officeooo:paragraph-rsid="0133ce6b" style:font-size-asian="9pt" style:font-size-complex="9pt"/>
    </style:style>
    <style:style style:name="P588" style:family="paragraph" style:parent-style-name="Standard">
      <style:text-properties style:font-name="Liberation Mono" fo:font-size="7pt" officeooo:rsid="00d8793c" officeooo:paragraph-rsid="00e99ea3" style:font-size-asian="7pt" style:font-size-complex="7pt"/>
    </style:style>
    <style:style style:name="P589" style:family="paragraph" style:parent-style-name="Standard">
      <style:text-properties style:font-name="Liberation Mono" fo:font-size="7pt" officeooo:rsid="00d8793c" officeooo:paragraph-rsid="0165880e" style:font-size-asian="7pt" style:font-size-complex="7pt"/>
    </style:style>
    <style:style style:name="P590" style:family="paragraph" style:parent-style-name="Standard">
      <style:text-properties style:font-name="Liberation Mono" fo:font-size="7pt" officeooo:rsid="00d8793c" officeooo:paragraph-rsid="00b0ad80" style:font-size-asian="7pt" style:font-size-complex="7pt"/>
    </style:style>
    <style:style style:name="P591" style:family="paragraph" style:parent-style-name="Standard">
      <style:text-properties style:font-name="Liberation Mono" fo:font-size="7pt" officeooo:rsid="00d8793c" officeooo:paragraph-rsid="016ccb73" style:font-size-asian="7pt" style:font-size-complex="7pt"/>
    </style:style>
    <style:style style:name="P592" style:family="paragraph" style:parent-style-name="Standard">
      <style:text-properties style:font-name="Liberation Mono" fo:font-size="7pt" officeooo:rsid="00d8793c" officeooo:paragraph-rsid="014f388c" style:font-size-asian="7pt" style:font-size-complex="7pt"/>
    </style:style>
    <style:style style:name="P593" style:family="paragraph" style:parent-style-name="Standard">
      <style:text-properties style:font-name="Liberation Mono" fo:font-size="7pt" officeooo:rsid="00d8793c" officeooo:paragraph-rsid="01778d63" style:font-size-asian="7pt" style:font-size-complex="7pt"/>
    </style:style>
    <style:style style:name="P594" style:family="paragraph" style:parent-style-name="Standard">
      <style:text-properties style:font-name="Liberation Mono" fo:font-size="7pt" officeooo:paragraph-rsid="013d39b1" style:font-size-asian="7pt" style:font-size-complex="7pt"/>
    </style:style>
    <style:style style:name="P595" style:family="paragraph" style:parent-style-name="Standard">
      <style:text-properties style:font-name="Liberation Mono" fo:font-size="7pt" officeooo:paragraph-rsid="004b1b68" style:font-size-asian="7pt" style:font-size-complex="7pt"/>
    </style:style>
    <style:style style:name="P596" style:family="paragraph" style:parent-style-name="Standard">
      <style:text-properties style:font-name="Liberation Mono" fo:font-size="7pt" officeooo:rsid="0138d5a8" officeooo:paragraph-rsid="00e99ea3" style:font-size-asian="7pt" style:font-size-complex="7pt"/>
    </style:style>
    <style:style style:name="P597" style:family="paragraph" style:parent-style-name="Standard">
      <style:text-properties style:font-name="Liberation Mono" fo:font-size="7pt" officeooo:rsid="00b0ad80" officeooo:paragraph-rsid="00b0ad80" style:font-size-asian="7pt" style:font-size-complex="7pt"/>
    </style:style>
    <style:style style:name="P598" style:family="paragraph" style:parent-style-name="Standard">
      <style:text-properties fo:color="#ffffff" style:font-name="Liberation Mono" fo:font-size="9pt" fo:font-weight="bold" officeooo:rsid="00d8793c" officeooo:paragraph-rsid="0165880e" fo:background-color="#000000" style:font-size-asian="9pt" style:font-weight-asian="bold" style:font-size-complex="9pt" style:font-weight-complex="bold"/>
    </style:style>
    <style:style style:name="P599" style:family="paragraph" style:parent-style-name="Standard">
      <style:text-properties fo:color="#ffffff" style:font-name="Liberation Mono" fo:font-size="9pt" fo:font-weight="bold" officeooo:rsid="00d8793c" officeooo:paragraph-rsid="016ccb73" fo:background-color="#000000" style:font-size-asian="9pt" style:font-weight-asian="bold" style:font-size-complex="9pt" style:font-weight-complex="bold"/>
    </style:style>
    <style:style style:name="P600" style:family="paragraph" style:parent-style-name="Standard">
      <style:text-properties fo:color="#ffffff" style:font-name="Liberation Mono" fo:font-size="9pt" fo:font-weight="bold" officeooo:rsid="00d8793c" officeooo:paragraph-rsid="01689399" fo:background-color="#000000" style:font-size-asian="9pt" style:font-weight-asian="bold" style:font-size-complex="9pt" style:font-weight-complex="bold"/>
    </style:style>
    <style:style style:name="P601" style:family="paragraph" style:parent-style-name="Standard">
      <style:text-properties fo:color="#ffffff" style:font-name="Liberation Mono" fo:font-size="9pt" fo:font-weight="bold" officeooo:rsid="00d8793c" officeooo:paragraph-rsid="01778d63" fo:background-color="#000000" style:font-size-asian="9pt" style:font-weight-asian="bold" style:font-size-complex="9pt" style:font-weight-complex="bold"/>
    </style:style>
    <style:style style:name="P602" style:family="paragraph" style:parent-style-name="Standard">
      <style:text-properties fo:color="#ffffff" style:font-name="Liberation Mono" fo:font-size="9pt" fo:font-weight="bold" officeooo:rsid="0164c80c" officeooo:paragraph-rsid="0164c80c" fo:background-color="#000000" style:font-size-asian="9pt" style:font-weight-asian="bold" style:font-size-complex="9pt" style:font-weight-complex="bold"/>
    </style:style>
    <style:style style:name="P603" style:family="paragraph" style:parent-style-name="Standard">
      <style:text-properties fo:color="#ffffff" style:font-name="Liberation Mono" fo:font-size="9pt" fo:font-weight="bold" officeooo:rsid="015226ef" officeooo:paragraph-rsid="01689399" fo:background-color="#000000" style:font-size-asian="9pt" style:font-weight-asian="bold" style:font-size-complex="9pt" style:font-weight-complex="bold"/>
    </style:style>
    <style:style style:name="P604" style:family="paragraph" style:parent-style-name="Standard">
      <style:text-properties style:font-name="Liberation Mono1" fo:font-size="7pt" officeooo:rsid="00d8793c" officeooo:paragraph-rsid="016ccb73" style:font-size-asian="7pt" style:font-size-complex="7pt"/>
    </style:style>
    <style:style style:name="P605" style:family="paragraph" style:parent-style-name="Standard">
      <style:paragraph-properties fo:break-before="page"/>
      <style:text-properties style:font-name="Liberation Mono" fo:font-size="9pt" officeooo:rsid="014f388c" officeooo:paragraph-rsid="014f388c" style:font-size-asian="9pt" style:font-size-complex="9pt"/>
    </style:style>
    <style:style style:name="P606" style:family="paragraph" style:parent-style-name="Standard">
      <style:paragraph-properties fo:margin-top="0in" fo:margin-bottom="0in" loext:contextual-spacing="false"/>
      <style:text-properties style:font-name="Liberation Mono1" fo:font-size="7pt" officeooo:rsid="001c247d" officeooo:paragraph-rsid="016ccb73" style:font-size-asian="7pt" style:font-size-complex="7pt"/>
    </style:style>
    <style:style style:name="P607" style:family="paragraph" style:parent-style-name="Standard">
      <style:paragraph-properties fo:break-before="column"/>
      <style:text-properties style:font-name="Liberation Mono" fo:font-size="7pt" officeooo:rsid="00d8793c" officeooo:paragraph-rsid="00e99ea3" style:font-size-asian="7pt" style:font-size-complex="7pt"/>
    </style:style>
    <style:style style:name="P608" style:family="paragraph" style:parent-style-name="Table_20_Contents">
      <style:text-properties style:font-name="Liberation Mono" fo:font-size="7pt" officeooo:rsid="0161f346" officeooo:paragraph-rsid="0165880e" style:font-size-asian="7pt" style:font-size-complex="7pt"/>
    </style:style>
    <style:style style:name="P609" style:family="paragraph" style:parent-style-name="Table_20_Contents">
      <style:paragraph-properties fo:text-align="center" style:justify-single-word="false"/>
      <style:text-properties style:font-name="Liberation Mono" fo:font-size="7pt" officeooo:rsid="0161f8cd" officeooo:paragraph-rsid="0165880e" style:font-size-asian="7pt" style:font-size-complex="7pt"/>
    </style:style>
    <style:style style:name="P610" style:family="paragraph" style:parent-style-name="Table_20_Contents">
      <style:text-properties style:font-name="Liberation Mono" fo:font-size="7pt" officeooo:rsid="0163e89e" officeooo:paragraph-rsid="0163e89e" style:font-size-asian="7pt" style:font-size-complex="7pt"/>
    </style:style>
    <style:style style:name="P611" style:family="paragraph" style:parent-style-name="Table_20_Contents">
      <style:text-properties style:font-name="Liberation Mono" fo:font-size="7pt" officeooo:rsid="0164c80c" officeooo:paragraph-rsid="0164c80c" style:font-size-asian="7pt" style:font-size-complex="7pt"/>
    </style:style>
    <style:style style:name="P612" style:family="paragraph" style:parent-style-name="Table_20_Contents">
      <style:text-properties style:font-name="Liberation Mono" fo:font-size="7pt" officeooo:rsid="0164c80c" officeooo:paragraph-rsid="016d42f1" style:font-size-asian="7pt" style:font-size-complex="7pt"/>
    </style:style>
    <style:style style:name="P613" style:family="paragraph" style:parent-style-name="Table_20_Contents">
      <style:text-properties style:font-name="Liberation Mono" fo:font-size="7pt" officeooo:rsid="0164c80c" officeooo:paragraph-rsid="01741bec" style:font-size-asian="7pt" style:font-size-complex="7pt"/>
    </style:style>
    <style:style style:name="P614" style:family="paragraph" style:parent-style-name="Table_20_Contents">
      <style:text-properties style:font-name="Liberation Mono" fo:font-size="7pt" officeooo:rsid="015226ef" officeooo:paragraph-rsid="01689399" style:font-size-asian="7pt" style:font-size-complex="7pt"/>
    </style:style>
    <style:style style:name="P615" style:family="paragraph" style:parent-style-name="Table_20_Contents">
      <style:text-properties style:font-name="Liberation Mono" fo:font-size="7pt" officeooo:rsid="015226ef" officeooo:paragraph-rsid="01754478" style:font-size-asian="7pt" style:font-size-complex="7pt"/>
    </style:style>
    <style:style style:name="P616" style:family="paragraph" style:parent-style-name="Table_20_Contents">
      <style:text-properties style:font-name="Liberation Mono" fo:font-size="7pt" officeooo:rsid="00e4a4e4" officeooo:paragraph-rsid="01689399" style:font-size-asian="7pt" style:font-size-complex="7pt"/>
    </style:style>
    <style:style style:name="P617" style:family="paragraph" style:parent-style-name="Table_20_Contents">
      <style:text-properties style:font-name="Liberation Mono" fo:font-size="7pt" officeooo:rsid="00e4a4e4" officeooo:paragraph-rsid="01778d63" style:font-size-asian="7pt" style:font-size-complex="7pt"/>
    </style:style>
    <style:style style:name="P618" style:family="paragraph" style:parent-style-name="Table_20_Contents">
      <style:text-properties style:font-name="Liberation Mono" fo:font-size="7pt" officeooo:rsid="00dbde72" officeooo:paragraph-rsid="016ccb73" style:font-size-asian="7pt" style:font-size-complex="7pt"/>
    </style:style>
    <style:style style:name="P619" style:family="paragraph" style:parent-style-name="Table_20_Contents">
      <style:text-properties style:font-name="Liberation Mono" fo:font-size="7pt" officeooo:rsid="00de634f" officeooo:paragraph-rsid="016ccb73" style:font-size-asian="7pt" style:font-size-complex="7pt"/>
    </style:style>
    <style:style style:name="P620" style:family="paragraph" style:parent-style-name="Table_20_Contents">
      <style:text-properties style:font-name="Liberation Mono" fo:font-size="7pt" officeooo:rsid="01725d28" officeooo:paragraph-rsid="01725d28" style:font-size-asian="7pt" style:font-size-complex="7pt"/>
    </style:style>
    <style:style style:name="P621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161f346" officeooo:paragraph-rsid="0165880e" style:font-size-asian="7pt" style:font-weight-asian="bold" style:font-size-complex="7pt" style:font-weight-complex="bold"/>
    </style:style>
    <style:style style:name="P622" style:family="paragraph" style:parent-style-name="Table_20_Contents">
      <style:text-properties style:font-name="Liberation Mono" fo:font-size="7pt" fo:font-weight="bold" officeooo:rsid="0164c80c" officeooo:paragraph-rsid="0164c80c" style:font-size-asian="7pt" style:font-weight-asian="bold" style:font-size-complex="7pt" style:font-weight-complex="bold"/>
    </style:style>
    <style:style style:name="P62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42dfee" officeooo:paragraph-rsid="0142dfee" style:font-size-asian="7pt" style:font-size-complex="7pt"/>
    </style:style>
    <style:style style:name="P62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e4a4e4" officeooo:paragraph-rsid="01689399" style:font-size-asian="7pt" style:font-size-complex="7pt"/>
    </style:style>
    <style:style style:name="P62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e4a4e4" officeooo:paragraph-rsid="01778d63" style:font-size-asian="7pt" style:font-size-complex="7pt"/>
    </style:style>
    <style:style style:name="P62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4f388c" officeooo:paragraph-rsid="014f388c" style:font-size-asian="7pt" style:font-size-complex="7pt"/>
    </style:style>
    <style:style style:name="P62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754478" officeooo:paragraph-rsid="01754478" style:font-size-asian="7pt" style:font-size-complex="7pt"/>
    </style:style>
    <style:style style:name="P62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5226ef" officeooo:paragraph-rsid="01754478" style:font-size-asian="7pt" style:font-size-complex="7pt"/>
    </style:style>
    <style:style style:name="P62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5226ef" officeooo:paragraph-rsid="01689399" style:font-size-asian="7pt" style:font-weight-asian="bold" style:font-size-complex="7pt" style:font-weight-complex="bold"/>
    </style:style>
    <style:style style:name="P63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5226ef" officeooo:paragraph-rsid="01754478" style:font-size-asian="7pt" style:font-weight-asian="bold" style:font-size-complex="7pt" style:font-weight-complex="bold"/>
    </style:style>
    <style:style style:name="P63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e4a4e4" officeooo:paragraph-rsid="01689399" style:font-size-asian="7pt" style:font-weight-asian="bold" style:font-size-complex="7pt" style:font-weight-complex="bold"/>
    </style:style>
    <style:style style:name="P63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e4a4e4" officeooo:paragraph-rsid="01778d63" style:font-size-asian="7pt" style:font-weight-asian="bold" style:font-size-complex="7pt" style:font-weight-complex="bold"/>
    </style:style>
    <style:style style:name="P633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754478" officeooo:paragraph-rsid="01754478" style:font-size-asian="7pt" style:font-size-complex="7pt"/>
    </style:style>
    <style:style style:name="P634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5226ef" officeooo:paragraph-rsid="01754478" style:font-size-asian="7pt" style:font-size-complex="7pt"/>
    </style:style>
    <style:style style:name="P635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164c80c" officeooo:paragraph-rsid="0164c80c" style:font-size-asian="7pt" style:font-size-complex="7pt"/>
    </style:style>
    <style:style style:name="P636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0e4a4e4" officeooo:paragraph-rsid="01689399" style:font-size-asian="7pt" style:font-weight-asian="bold" style:font-size-complex="7pt" style:font-weight-complex="bold"/>
    </style:style>
    <style:style style:name="P637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0e4a4e4" officeooo:paragraph-rsid="01778d63" style:font-size-asian="7pt" style:font-weight-asian="bold" style:font-size-complex="7pt" style:font-weight-complex="bold"/>
    </style:style>
    <style:style style:name="P638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e4a4e4" officeooo:paragraph-rsid="01689399" style:font-size-asian="7pt" style:font-size-complex="7pt"/>
    </style:style>
    <style:style style:name="P639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e4a4e4" officeooo:paragraph-rsid="01778d63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79c6" style:font-weight-asian="bold" style:font-weight-complex="bold"/>
    </style:style>
    <style:style style:name="T3" style:family="text">
      <style:text-properties fo:font-weight="bold" officeooo:rsid="004ce4af" style:font-weight-asian="bold" style:font-weight-complex="bold"/>
    </style:style>
    <style:style style:name="T4" style:family="text">
      <style:text-properties fo:font-weight="bold" officeooo:rsid="007c03c3" style:font-weight-asian="bold" style:font-weight-complex="bold"/>
    </style:style>
    <style:style style:name="T5" style:family="text">
      <style:text-properties fo:font-weight="bold" officeooo:rsid="008f7607" style:font-weight-asian="bold" style:font-weight-complex="bold"/>
    </style:style>
    <style:style style:name="T6" style:family="text">
      <style:text-properties fo:font-weight="bold" officeooo:rsid="00a23f47" style:font-weight-asian="bold" style:font-weight-complex="bold"/>
    </style:style>
    <style:style style:name="T7" style:family="text">
      <style:text-properties fo:font-weight="bold" officeooo:rsid="00b89a2c" style:font-weight-asian="bold" style:font-weight-complex="bold"/>
    </style:style>
    <style:style style:name="T8" style:family="text">
      <style:text-properties fo:font-weight="bold" officeooo:rsid="00c121bf" style:font-weight-asian="bold" style:font-weight-complex="bold"/>
    </style:style>
    <style:style style:name="T9" style:family="text">
      <style:text-properties fo:font-weight="bold" officeooo:rsid="00c26e9d" style:font-weight-asian="bold" style:font-weight-complex="bold"/>
    </style:style>
    <style:style style:name="T10" style:family="text">
      <style:text-properties fo:font-weight="bold" officeooo:rsid="00f436f5" style:font-weight-asian="bold" style:font-weight-complex="bold"/>
    </style:style>
    <style:style style:name="T11" style:family="text">
      <style:text-properties fo:font-weight="bold" officeooo:rsid="01126aa1" style:font-weight-asian="bold" style:font-weight-complex="bold"/>
    </style:style>
    <style:style style:name="T12" style:family="text">
      <style:text-properties fo:font-weight="bold" officeooo:rsid="012108ed" style:font-weight-asian="bold" style:font-weight-complex="bold"/>
    </style:style>
    <style:style style:name="T13" style:family="text">
      <style:text-properties fo:font-weight="bold" officeooo:rsid="01261057" style:font-weight-asian="bold" style:font-weight-complex="bold"/>
    </style:style>
    <style:style style:name="T14" style:family="text">
      <style:text-properties fo:font-weight="bold" officeooo:rsid="01283ad0" style:font-weight-asian="bold" style:font-weight-complex="bold"/>
    </style:style>
    <style:style style:name="T15" style:family="text">
      <style:text-properties fo:font-weight="bold" officeooo:rsid="015e51a9" style:font-weight-asian="bold" style:font-weight-complex="bold"/>
    </style:style>
    <style:style style:name="T16" style:family="text">
      <style:text-properties fo:font-weight="bold" officeooo:rsid="0167239e" style:font-weight-asian="bold" style:font-weight-complex="bold"/>
    </style:style>
    <style:style style:name="T17" style:family="text">
      <style:text-properties fo:font-weight="bold" officeooo:rsid="016ccb73" style:font-weight-asian="bold" style:font-weight-complex="bold"/>
    </style:style>
    <style:style style:name="T18" style:family="text">
      <style:text-properties fo:font-weight="bold" officeooo:rsid="016d42f1" style:font-weight-asian="bold" style:font-weight-complex="bold"/>
    </style:style>
    <style:style style:name="T19" style:family="text">
      <style:text-properties fo:font-weight="bold" officeooo:rsid="01778d63" style:font-weight-asian="bold" style:font-weight-complex="bold"/>
    </style:style>
    <style:style style:name="T20" style:family="text">
      <style:text-properties officeooo:rsid="0014e177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c79c6" style:font-style-asian="italic" style:font-style-complex="italic"/>
    </style:style>
    <style:style style:name="T23" style:family="text">
      <style:text-properties fo:font-style="italic" officeooo:rsid="004ce4af" style:font-style-asian="italic" style:font-style-complex="italic"/>
    </style:style>
    <style:style style:name="T24" style:family="text">
      <style:text-properties fo:font-style="italic" officeooo:rsid="00a23f47" style:font-style-asian="italic" style:font-style-complex="italic"/>
    </style:style>
    <style:style style:name="T25" style:family="text">
      <style:text-properties fo:font-style="italic" officeooo:rsid="006dd1e6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23d212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d1d7e3" style:font-style-asian="italic" style:font-weight-asian="bold" style:font-style-complex="italic" style:font-weight-complex="bold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0a80673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style:text-underline-style="none" officeooo:rsid="00a80673" style:font-style-asian="italic" style:font-style-complex="italic"/>
    </style:style>
    <style:style style:name="T33" style:family="text">
      <style:text-properties officeooo:rsid="00191bdc"/>
    </style:style>
    <style:style style:name="T34" style:family="text">
      <style:text-properties officeooo:rsid="001adca9"/>
    </style:style>
    <style:style style:name="T35" style:family="text">
      <style:text-properties officeooo:rsid="001d094c"/>
    </style:style>
    <style:style style:name="T36" style:family="text">
      <style:text-properties officeooo:rsid="0022786f"/>
    </style:style>
    <style:style style:name="T37" style:family="text">
      <style:text-properties officeooo:rsid="0023d212"/>
    </style:style>
    <style:style style:name="T38" style:family="text">
      <style:text-properties officeooo:rsid="002c79c6"/>
    </style:style>
    <style:style style:name="T39" style:family="text">
      <style:text-properties officeooo:rsid="003106cd"/>
    </style:style>
    <style:style style:name="T40" style:family="text">
      <style:text-properties officeooo:rsid="0032f4b4"/>
    </style:style>
    <style:style style:name="T41" style:family="text">
      <style:text-properties officeooo:rsid="0035d0a1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fo:font-weight="bold" style:font-weight-asian="bold" style:font-weight-complex="bold"/>
    </style:style>
    <style:style style:name="T44" style:family="text">
      <style:text-properties officeooo:rsid="0037d8d2"/>
    </style:style>
    <style:style style:name="T45" style:family="text">
      <style:text-properties officeooo:rsid="003af08a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4347b9" style:font-weight-asian="normal" style:font-weight-complex="normal"/>
    </style:style>
    <style:style style:name="T48" style:family="text">
      <style:text-properties fo:font-weight="normal" officeooo:rsid="00f1d875" style:font-weight-asian="normal" style:font-weight-complex="normal"/>
    </style:style>
    <style:style style:name="T49" style:family="text">
      <style:text-properties fo:font-weight="normal" officeooo:rsid="00fb02e8" style:font-weight-asian="normal" style:font-weight-complex="normal"/>
    </style:style>
    <style:style style:name="T50" style:family="text">
      <style:text-properties fo:font-weight="normal" officeooo:rsid="011fe117" style:font-weight-asian="normal" style:font-weight-complex="normal"/>
    </style:style>
    <style:style style:name="T51" style:family="text">
      <style:text-properties fo:font-weight="normal" officeooo:rsid="015b9cba" style:font-weight-asian="normal" style:font-weight-complex="normal"/>
    </style:style>
    <style:style style:name="T52" style:family="text">
      <style:text-properties officeooo:rsid="003ece33"/>
    </style:style>
    <style:style style:name="T53" style:family="text">
      <style:text-properties officeooo:rsid="00407a47"/>
    </style:style>
    <style:style style:name="T54" style:family="text">
      <style:text-properties fo:color="#ffffff" fo:font-weight="bold" fo:background-color="#000000" loext:char-shading-value="0" style:font-weight-asian="bold" style:font-weight-complex="bold"/>
    </style:style>
    <style:style style:name="T55" style:family="text">
      <style:text-properties fo:color="#ffffff" fo:font-weight="bold" officeooo:rsid="00407a47" fo:background-color="#000000" loext:char-shading-value="0" style:font-weight-asian="bold" style:font-weight-complex="bold"/>
    </style:style>
    <style:style style:name="T56" style:family="text">
      <style:text-properties fo:color="#ffffff" fo:font-weight="bold" officeooo:rsid="00898093" fo:background-color="#000000" loext:char-shading-value="0" style:font-weight-asian="bold" style:font-weight-complex="bold"/>
    </style:style>
    <style:style style:name="T57" style:family="text">
      <style:text-properties fo:color="#ffffff" fo:font-weight="bold" officeooo:rsid="00bc9fef" fo:background-color="#000000" loext:char-shading-value="0" style:font-weight-asian="bold" style:font-weight-complex="bold"/>
    </style:style>
    <style:style style:name="T58" style:family="text">
      <style:text-properties fo:color="#ffffff" fo:font-weight="bold" officeooo:rsid="012e94a2" fo:background-color="#000000" loext:char-shading-value="0" style:font-weight-asian="bold" style:font-weight-complex="bold"/>
    </style:style>
    <style:style style:name="T59" style:family="text">
      <style:text-properties fo:color="#ffffff" fo:font-weight="bold" officeooo:rsid="00ec4368" fo:background-color="#000000" loext:char-shading-value="0" style:font-weight-asian="bold" style:font-weight-complex="bold"/>
    </style:style>
    <style:style style:name="T60" style:family="text">
      <style:text-properties fo:color="#ffffff" fo:font-size="9pt" fo:font-weight="bold" fo:background-color="#000000" loext:char-shading-value="0" style:font-size-asian="9pt" style:font-weight-asian="bold" style:font-size-complex="9pt" style:font-weight-complex="bold"/>
    </style:style>
    <style:style style:name="T61" style:family="text">
      <style:text-properties fo:color="#ffffff" fo:font-size="9pt" fo:font-weight="bold" officeooo:rsid="003d4653" fo:background-color="#000000" loext:char-shading-value="0" style:font-size-asian="9pt" style:font-weight-asian="bold" style:font-size-complex="9pt" style:font-weight-complex="bold"/>
    </style:style>
    <style:style style:name="T62" style:family="text">
      <style:text-properties fo:color="#ffffff" fo:font-size="9pt" fo:font-weight="bold" officeooo:rsid="00d999ef" fo:background-color="#000000" loext:char-shading-value="0" style:font-size-asian="9pt" style:font-weight-asian="bold" style:font-size-complex="9pt" style:font-weight-complex="bold"/>
    </style:style>
    <style:style style:name="T63" style:family="text">
      <style:text-properties fo:color="#ffffff" fo:font-size="9pt" fo:font-weight="bold" officeooo:rsid="00db68df" fo:background-color="#000000" loext:char-shading-value="0" style:font-size-asian="9pt" style:font-weight-asian="bold" style:font-size-complex="9pt" style:font-weight-complex="bold"/>
    </style:style>
    <style:style style:name="T64" style:family="text">
      <style:text-properties fo:color="#ffffff" fo:font-size="9pt" fo:font-weight="bold" officeooo:rsid="00db819c" fo:background-color="#000000" loext:char-shading-value="0" style:font-size-asian="9pt" style:font-weight-asian="bold" style:font-size-complex="9pt" style:font-weight-complex="bold"/>
    </style:style>
    <style:style style:name="T65" style:family="text">
      <style:text-properties fo:color="#ffffff" fo:font-size="9pt" fo:font-weight="bold" officeooo:rsid="00dbde72" fo:background-color="#000000" loext:char-shading-value="0" style:font-size-asian="9pt" style:font-weight-asian="bold" style:font-size-complex="9pt" style:font-weight-complex="bold"/>
    </style:style>
    <style:style style:name="T66" style:family="text">
      <style:text-properties fo:color="#ffffff" fo:font-size="9pt" fo:font-weight="bold" officeooo:rsid="00de634f" fo:background-color="#000000" loext:char-shading-value="0" style:font-size-asian="9pt" style:font-weight-asian="bold" style:font-size-complex="9pt" style:font-weight-complex="bold"/>
    </style:style>
    <style:style style:name="T67" style:family="text">
      <style:text-properties fo:color="#ffffff" fo:font-size="9pt" fo:font-weight="bold" officeooo:rsid="00e3b027" fo:background-color="#000000" loext:char-shading-value="0" style:font-size-asian="9pt" style:font-weight-asian="bold" style:font-size-complex="9pt" style:font-weight-complex="bold"/>
    </style:style>
    <style:style style:name="T68" style:family="text">
      <style:text-properties fo:color="#ffffff" fo:font-size="9pt" fo:font-weight="bold" officeooo:rsid="00fcb11d" fo:background-color="#000000" loext:char-shading-value="0" style:font-size-asian="9pt" style:font-weight-asian="bold" style:font-size-complex="9pt" style:font-weight-complex="bold"/>
    </style:style>
    <style:style style:name="T69" style:family="text">
      <style:text-properties fo:color="#ffffff" fo:font-size="9pt" fo:font-style="italic" fo:font-weight="bold" officeooo:rsid="00de634f" fo:background-color="#000000" loext:char-shading-value="0" style:font-size-asian="9pt" style:font-style-asian="italic" style:font-weight-asian="bold" style:font-size-complex="9pt" style:font-style-complex="italic" style:font-weight-complex="bold"/>
    </style:style>
    <style:style style:name="T70" style:family="text">
      <style:text-properties officeooo:rsid="004347b9"/>
    </style:style>
    <style:style style:name="T71" style:family="text">
      <style:text-properties officeooo:rsid="004ce4af"/>
    </style:style>
    <style:style style:name="T72" style:family="text">
      <style:text-properties style:text-underline-style="solid" style:text-underline-width="auto" style:text-underline-color="font-color"/>
    </style:style>
    <style:style style:name="T7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4" style:family="text">
      <style:text-properties style:text-underline-style="solid" style:text-underline-width="auto" style:text-underline-color="font-color" fo:font-weight="normal" officeooo:rsid="005d4496" style:font-weight-asian="normal" style:font-weight-complex="normal"/>
    </style:style>
    <style:style style:name="T75" style:family="text">
      <style:text-properties style:text-underline-style="solid" style:text-underline-width="auto" style:text-underline-color="font-color" officeooo:rsid="005d4496"/>
    </style:style>
    <style:style style:name="T76" style:family="text">
      <style:text-properties style:text-underline-style="solid" style:text-underline-width="auto" style:text-underline-color="font-color" officeooo:rsid="005e8387"/>
    </style:style>
    <style:style style:name="T77" style:family="text">
      <style:text-properties style:text-underline-style="solid" style:text-underline-width="auto" style:text-underline-color="font-color" officeooo:rsid="00752b0c"/>
    </style:style>
    <style:style style:name="T7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9" style:family="text">
      <style:text-properties fo:font-style="normal" style:text-underline-style="none" style:font-style-asian="normal" style:font-style-complex="normal"/>
    </style:style>
    <style:style style:name="T80" style:family="text">
      <style:text-properties fo:font-style="normal" style:text-underline-style="none" officeooo:rsid="00a80673" style:font-style-asian="normal" style:font-style-complex="normal"/>
    </style:style>
    <style:style style:name="T81" style:family="text">
      <style:text-properties fo:font-style="normal" style:text-underline-style="none" officeooo:rsid="00f7f217" style:font-style-asian="normal" style:font-style-complex="normal"/>
    </style:style>
    <style:style style:name="T8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style:font-style-asian="normal" style:font-weight-asian="bold" style:font-style-complex="normal" style:font-weight-complex="bold"/>
    </style:style>
    <style:style style:name="T84" style:family="text">
      <style:text-properties officeooo:rsid="0056c0da"/>
    </style:style>
    <style:style style:name="T85" style:family="text">
      <style:text-properties officeooo:rsid="0059281f"/>
    </style:style>
    <style:style style:name="T86" style:family="text">
      <style:text-properties officeooo:rsid="005e7274"/>
    </style:style>
    <style:style style:name="T87" style:family="text">
      <style:text-properties officeooo:rsid="005e8387"/>
    </style:style>
    <style:style style:name="T88" style:family="text">
      <style:text-properties officeooo:rsid="00625412"/>
    </style:style>
    <style:style style:name="T89" style:family="text">
      <style:text-properties officeooo:rsid="00635300"/>
    </style:style>
    <style:style style:name="T90" style:family="text">
      <style:text-properties officeooo:rsid="00651826"/>
    </style:style>
    <style:style style:name="T91" style:family="text">
      <style:text-properties officeooo:rsid="006a00c5"/>
    </style:style>
    <style:style style:name="T92" style:family="text">
      <style:text-properties officeooo:rsid="007096b4"/>
    </style:style>
    <style:style style:name="T93" style:family="text">
      <style:text-properties officeooo:rsid="00717e93"/>
    </style:style>
    <style:style style:name="T94" style:family="text">
      <style:text-properties officeooo:rsid="0074a1b3"/>
    </style:style>
    <style:style style:name="T95" style:family="text">
      <style:text-properties officeooo:rsid="00752b0c"/>
    </style:style>
    <style:style style:name="T96" style:family="text">
      <style:text-properties officeooo:rsid="0077385e"/>
    </style:style>
    <style:style style:name="T97" style:family="text">
      <style:text-properties officeooo:rsid="0078e110"/>
    </style:style>
    <style:style style:name="T98" style:family="text">
      <style:text-properties officeooo:rsid="007a1834"/>
    </style:style>
    <style:style style:name="T99" style:family="text">
      <style:text-properties officeooo:rsid="007c03c3"/>
    </style:style>
    <style:style style:name="T100" style:family="text">
      <style:text-properties officeooo:rsid="00807e0d"/>
    </style:style>
    <style:style style:name="T101" style:family="text">
      <style:text-properties officeooo:rsid="00847e3f"/>
    </style:style>
    <style:style style:name="T102" style:family="text">
      <style:text-properties officeooo:rsid="008cea0b"/>
    </style:style>
    <style:style style:name="T103" style:family="text">
      <style:text-properties officeooo:rsid="008e8866"/>
    </style:style>
    <style:style style:name="T104" style:family="text">
      <style:text-properties officeooo:rsid="0090e2f7"/>
    </style:style>
    <style:style style:name="T105" style:family="text">
      <style:text-properties officeooo:rsid="0093234e"/>
    </style:style>
    <style:style style:name="T106" style:family="text">
      <style:text-properties officeooo:rsid="00971432"/>
    </style:style>
    <style:style style:name="T107" style:family="text">
      <style:text-properties officeooo:rsid="009fd9a8"/>
    </style:style>
    <style:style style:name="T108" style:family="text">
      <style:text-properties officeooo:rsid="00a078af"/>
    </style:style>
    <style:style style:name="T109" style:family="text">
      <style:text-properties officeooo:rsid="00a23f47"/>
    </style:style>
    <style:style style:name="T110" style:family="text">
      <style:text-properties officeooo:rsid="00a68740"/>
    </style:style>
    <style:style style:name="T111" style:family="text">
      <style:text-properties officeooo:rsid="00a80673"/>
    </style:style>
    <style:style style:name="T112" style:family="text">
      <style:text-properties officeooo:rsid="00aa06d6"/>
    </style:style>
    <style:style style:name="T113" style:family="text">
      <style:text-properties officeooo:rsid="00abe184"/>
    </style:style>
    <style:style style:name="T114" style:family="text">
      <style:text-properties officeooo:rsid="00ad9d6d"/>
    </style:style>
    <style:style style:name="T115" style:family="text">
      <style:text-properties officeooo:rsid="00b3fd02"/>
    </style:style>
    <style:style style:name="T116" style:family="text">
      <style:text-properties officeooo:rsid="00b44668"/>
    </style:style>
    <style:style style:name="T117" style:family="text">
      <style:text-properties officeooo:rsid="00b89a2c"/>
    </style:style>
    <style:style style:name="T118" style:family="text">
      <style:text-properties officeooo:rsid="00bc9fef"/>
    </style:style>
    <style:style style:name="T119" style:family="text">
      <style:text-properties officeooo:rsid="00bce438"/>
    </style:style>
    <style:style style:name="T120" style:family="text">
      <style:text-properties officeooo:rsid="00c61c2d"/>
    </style:style>
    <style:style style:name="T121" style:family="text">
      <style:text-properties officeooo:rsid="00cb9435"/>
    </style:style>
    <style:style style:name="T122" style:family="text">
      <style:text-properties fo:font-size="5pt" style:font-size-asian="5pt" style:font-size-complex="5pt"/>
    </style:style>
    <style:style style:name="T123" style:family="text">
      <style:text-properties officeooo:rsid="00cdedc2"/>
    </style:style>
    <style:style style:name="T124" style:family="text">
      <style:text-properties officeooo:rsid="00d1d7e3"/>
    </style:style>
    <style:style style:name="T125" style:family="text">
      <style:text-properties officeooo:rsid="00d1e172"/>
    </style:style>
    <style:style style:name="T126" style:family="text">
      <style:text-properties officeooo:rsid="00d39b3b"/>
    </style:style>
    <style:style style:name="T127" style:family="text">
      <style:text-properties officeooo:rsid="00d5026d"/>
    </style:style>
    <style:style style:name="T128" style:family="text">
      <style:text-properties officeooo:rsid="00dfeed5"/>
    </style:style>
    <style:style style:name="T129" style:family="text">
      <style:text-properties officeooo:rsid="00e1ac0d"/>
    </style:style>
    <style:style style:name="T130" style:family="text">
      <style:text-properties officeooo:rsid="00cd3880"/>
    </style:style>
    <style:style style:name="T131" style:family="text">
      <style:text-properties officeooo:rsid="00e4a4e4"/>
    </style:style>
    <style:style style:name="T132" style:family="text">
      <style:text-properties officeooo:rsid="00e95257"/>
    </style:style>
    <style:style style:name="T133" style:family="text">
      <style:text-properties officeooo:rsid="00ef494a"/>
    </style:style>
    <style:style style:name="T134" style:family="text">
      <style:text-properties officeooo:rsid="00f1d875"/>
    </style:style>
    <style:style style:name="T135" style:family="text">
      <style:text-properties officeooo:rsid="00f436f5"/>
    </style:style>
    <style:style style:name="T136" style:family="text">
      <style:text-properties officeooo:rsid="00f6f63b"/>
    </style:style>
    <style:style style:name="T137" style:family="text">
      <style:text-properties officeooo:rsid="00f6f6f7"/>
    </style:style>
    <style:style style:name="T138" style:family="text">
      <style:text-properties officeooo:rsid="00f80d5d"/>
    </style:style>
    <style:style style:name="T139" style:family="text">
      <style:text-properties officeooo:rsid="00fc7b28"/>
    </style:style>
    <style:style style:name="T140" style:family="text">
      <style:text-properties officeooo:rsid="00fe9cd3"/>
    </style:style>
    <style:style style:name="T141" style:family="text">
      <style:text-properties officeooo:rsid="0100605a"/>
    </style:style>
    <style:style style:name="T142" style:family="text">
      <style:text-properties officeooo:rsid="01020345"/>
    </style:style>
    <style:style style:name="T143" style:family="text">
      <style:text-properties officeooo:rsid="01038b1e"/>
    </style:style>
    <style:style style:name="T144" style:family="text">
      <style:text-properties officeooo:rsid="0108460a"/>
    </style:style>
    <style:style style:name="T145" style:family="text">
      <style:text-properties officeooo:rsid="010c5411"/>
    </style:style>
    <style:style style:name="T146" style:family="text">
      <style:text-properties officeooo:rsid="010e3fa8"/>
    </style:style>
    <style:style style:name="T147" style:family="text">
      <style:text-properties officeooo:rsid="010fcec4"/>
    </style:style>
    <style:style style:name="T148" style:family="text">
      <style:text-properties officeooo:rsid="0111472e"/>
    </style:style>
    <style:style style:name="T149" style:family="text">
      <style:text-properties officeooo:rsid="01126aa1"/>
    </style:style>
    <style:style style:name="T150" style:family="text">
      <style:text-properties officeooo:rsid="0114c8d5"/>
    </style:style>
    <style:style style:name="T151" style:family="text">
      <style:text-properties officeooo:rsid="011af684"/>
    </style:style>
    <style:style style:name="T152" style:family="text">
      <style:text-properties officeooo:rsid="011d5c43"/>
    </style:style>
    <style:style style:name="T153" style:family="text">
      <style:text-properties officeooo:rsid="011e662a"/>
    </style:style>
    <style:style style:name="T154" style:family="text">
      <style:text-properties officeooo:rsid="00898093"/>
    </style:style>
    <style:style style:name="T155" style:family="text">
      <style:text-properties officeooo:rsid="011fbed0"/>
    </style:style>
    <style:style style:name="T156" style:family="text">
      <style:text-properties officeooo:rsid="00fb02e8"/>
    </style:style>
    <style:style style:name="T157" style:family="text">
      <style:text-properties officeooo:rsid="01209131"/>
    </style:style>
    <style:style style:name="T158" style:family="text">
      <style:text-properties officeooo:rsid="012108ed"/>
    </style:style>
    <style:style style:name="T159" style:family="text">
      <style:text-properties officeooo:rsid="01217bc2"/>
    </style:style>
    <style:style style:name="T160" style:family="text">
      <style:text-properties officeooo:rsid="012484aa"/>
    </style:style>
    <style:style style:name="T161" style:family="text">
      <style:text-properties officeooo:rsid="01261057"/>
    </style:style>
    <style:style style:name="T162" style:family="text">
      <style:text-properties officeooo:rsid="0129bc6d"/>
    </style:style>
    <style:style style:name="T163" style:family="text">
      <style:text-properties officeooo:rsid="012ca249"/>
    </style:style>
    <style:style style:name="T164" style:family="text">
      <style:text-properties officeooo:rsid="012e94a2"/>
    </style:style>
    <style:style style:name="T165" style:family="text">
      <style:text-properties officeooo:rsid="0137045a"/>
    </style:style>
    <style:style style:name="T166" style:family="text">
      <style:text-properties officeooo:rsid="01374a97"/>
    </style:style>
    <style:style style:name="T167" style:family="text">
      <style:text-properties officeooo:rsid="01397b2e"/>
    </style:style>
    <style:style style:name="T168" style:family="text">
      <style:text-properties officeooo:rsid="013a81a9"/>
    </style:style>
    <style:style style:name="T169" style:family="text">
      <style:text-properties officeooo:rsid="013bb77e"/>
    </style:style>
    <style:style style:name="T170" style:family="text">
      <style:text-properties officeooo:rsid="013bc37b"/>
    </style:style>
    <style:style style:name="T171" style:family="text">
      <style:text-properties officeooo:rsid="013ca9f5"/>
    </style:style>
    <style:style style:name="T172" style:family="text">
      <style:text-properties officeooo:rsid="013eefab"/>
    </style:style>
    <style:style style:name="T173" style:family="text">
      <style:text-properties officeooo:rsid="0140cee1"/>
    </style:style>
    <style:style style:name="T174" style:family="text">
      <style:text-properties officeooo:rsid="0142cb62"/>
    </style:style>
    <style:style style:name="T175" style:family="text">
      <style:text-properties officeooo:rsid="014d146b"/>
    </style:style>
    <style:style style:name="T176" style:family="text">
      <style:text-properties officeooo:rsid="015b9cba"/>
    </style:style>
    <style:style style:name="T177" style:family="text">
      <style:text-properties officeooo:rsid="015d03b5"/>
    </style:style>
    <style:style style:name="T178" style:family="text">
      <style:text-properties officeooo:rsid="015d4a64"/>
    </style:style>
    <style:style style:name="T179" style:family="text">
      <style:text-properties officeooo:rsid="015d79a0"/>
    </style:style>
    <style:style style:name="T180" style:family="text">
      <style:text-properties officeooo:rsid="015e51a9"/>
    </style:style>
    <style:style style:name="T181" style:family="text">
      <style:text-properties officeooo:rsid="015ec1f2"/>
    </style:style>
    <style:style style:name="T182" style:family="text">
      <style:text-properties officeooo:rsid="0160cb2b"/>
    </style:style>
    <style:style style:name="T183" style:family="text">
      <style:text-properties officeooo:rsid="0161f346"/>
    </style:style>
    <style:style style:name="T184" style:family="text">
      <style:text-properties officeooo:rsid="0167239e"/>
    </style:style>
    <style:style style:name="T185" style:family="text">
      <style:text-properties officeooo:rsid="016c8cf8"/>
    </style:style>
    <style:style style:name="T186" style:family="text">
      <style:text-properties officeooo:rsid="016ccb73"/>
    </style:style>
    <style:style style:name="T187" style:family="text">
      <style:text-properties officeooo:rsid="016d42f1"/>
    </style:style>
    <style:style style:name="T188" style:family="text">
      <style:text-properties officeooo:rsid="01714c6c"/>
    </style:style>
    <style:style style:name="T189" style:family="text">
      <style:text-properties officeooo:rsid="014f388c"/>
    </style:style>
    <style:style style:name="T190" style:family="text">
      <style:text-properties officeooo:rsid="015226ef"/>
    </style:style>
    <style:style style:name="T191" style:family="text">
      <style:text-properties officeooo:rsid="01778d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8">C++ Beginning Basic Summary Sheet</text:p>
      <text:p text:style-name="P146">Problem Solving with C++ by Walter Savitch</text:p>
      <text:p text:style-name="P147"/>
      <text:p text:style-name="P150"><text:s/>C++ Program Structure 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59">#include &lt;directives&gt; </text:p>
            <text:p text:style-name="P523">// no spaces around # or within &lt;&gt;</text:p>
            <text:p text:style-name="P523">const variable DECLARATIONS;</text:p>
            <text:p text:style-name="P160">struct Structure_Tag</text:p>
            <text:p text:style-name="P160">{</text:p>
            <text:p text:style-name="P160"><text:s text:c="4"/>type member_name ...</text:p>
            <text:p text:style-name="P524">};</text:p>
            <text:p text:style-name="P523">function_declarations();</text:p>
            <text:p text:style-name="P159">int main()</text:p>
            <text:p text:style-name="P159">{</text:p>
            <text:p text:style-name="P159"><text:s text:c="4"/>using namespace std; <text:s text:c="7"/>// see p. 228-29</text:p>
            <text:p text:style-name="P159"><text:s text:c="4"/>... <text:s text:c="24"/>// do something</text:p>
            <text:p text:style-name="P159"><text:s text:c="4"/>return 0;</text:p>
            <text:p text:style-name="P523">}</text:p>
            <text:p text:style-name="P159">function_definitions()</text:p>
            <text:p text:style-name="P159">{</text:p>
            <text:p text:style-name="P159"><text:s text:c="4"/>using namespace std;</text:p>
            <text:p text:style-name="P159"><text:s text:c="4"/>...</text:p>
            <text:p text:style-name="P159">}</text:p>
          </table:table-cell>
        </table:table-row>
      </table:table>
      <text:p text:style-name="P84"/>
      <text:p text:style-name="P2"><text:s/>General 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65"><text:span text:style-name="T33">Variable Declarations</text:span>: </text:p>
            <text:p text:style-name="P400">- <text:span text:style-name="T111">V</text:span>ariables must be declared before use.</text:p>
            <text:p text:style-name="P161">- <text:span text:style-name="T111">Declaring the variable tells the compiler what </text:span><text:span text:style-name="T30">type</text:span></text:p>
            <text:p text:style-name="P403"><text:span text:style-name="T32"><text:s text:c="2"/></text:span><text:span text:style-name="T80">of data to store.</text:span></text:p>
            <text:p text:style-name="P400">- Syntax: <text:span text:style-name="T21">type_name variable_name1, variable_name2;</text:span></text:p>
            <text:p text:style-name="P184">- Examples: <text:s/>int count, rate;</text:p>
            <text:p text:style-name="P184"><text:s text:c="13"/>double distance;</text:p>
          </table:table-cell>
        </table:table-row>
        <table:table-row>
          <table:table-cell table:style-name="Table4.A2" office:value-type="string">
            <text:p text:style-name="P487">Initializing Variables</text:p>
            <text:p text:style-name="P400">- <text:span text:style-name="T71">G</text:span>ive the variable a value when you declare it.</text:p>
            <text:p text:style-name="P400">- <text:span text:style-name="T111">Initializing gives the variable its </text:span><text:span text:style-name="T30">first</text:span><text:span text:style-name="T80"> </text:span><text:span text:style-name="T30">value</text:span><text:span text:style-name="T80">. </text:span></text:p>
            <text:p text:style-name="P400">- Syntax (either or):</text:p>
            <text:p text:style-name="P184"><text:s text:c="4"/><text:span text:style-name="T21">type_name var_name1 = val</text:span><text:span text:style-name="T23">ue</text:span><text:span text:style-name="T21">1, var_name2 = value2</text:span>;</text:p>
            <text:p text:style-name="P400"><text:s text:c="4"/><text:span text:style-name="T21">type_name var_name1(value1), var_name2(value2);</text:span></text:p>
            <text:p text:style-name="P400">- Examples:</text:p>
            <text:p text:style-name="P184"><text:s text:c="4"/>int count = 100, rate = 10;</text:p>
            <text:p text:style-name="P184"><text:s text:c="4"/>double distance(24.2);</text:p>
          </table:table-cell>
        </table:table-row>
        <table:table-row>
          <table:table-cell table:style-name="Table4.A2" office:value-type="string">
            <text:p text:style-name="P400"><text:span text:style-name="T3">Constants</text:span><text:span text:style-name="T1">:</text:span> variables that cannot be changed</text:p>
            <text:p text:style-name="P391"><text:s text:c="2"/>const type_name VARIABLE_NAME = constant_value;</text:p>
            <text:p text:style-name="P184"><text:s text:c="2"/>const double PI(3.14159);</text:p>
          </table:table-cell>
        </table:table-row>
        <table:table-row>
          <table:table-cell table:style-name="Table4.A2" office:value-type="string">
            <text:p text:style-name="P465"><text:span text:style-name="T71">Raw String Literals</text:span>:</text:p>
            <text:p text:style-name="P185">- Convenient if you have multiple escape sequences in</text:p>
            <text:p text:style-name="P401"><text:s text:c="2"/>a stat<text:span text:style-name="T176">e</text:span>ment. </text:p>
            <text:p text:style-name="P185"><text:span text:style-name="T71">- Example: </text:span>cout &lt;&lt; R"(c:\files\path\here)"; </text:p>
            <text:p text:style-name="P185"><text:s text:c="11"/>// output: c:\files\path\here</text:p>
          </table:table-cell>
        </table:table-row>
        <table:table-row>
          <table:table-cell table:style-name="Table4.A2" office:value-type="string">
            <text:p text:style-name="P467">Quotes: </text:p>
            <text:p text:style-name="P400"><text:s text:c="2"/><text:span text:style-name="T72">Single</text:span>: used around type char (e.g. 'a')</text:p>
            <text:p text:style-name="P184"><text:s text:c="2"/><text:span text:style-name="T72">Double</text:span>: used around strings (e.g., cout &lt;&lt; "This";)</text:p>
          </table:table-cell>
        </table:table-row>
      </table:table>
      <text:p text:style-name="P117"/>
      <text:p text:style-name="P117"/>
      <text:p text:style-name="P117"/>
      <text:p text:style-name="P117"/>
      <text:p text:style-name="P117"/>
      <text:p text:style-name="P119"/>
      <text:p text:style-name="P53"><text:s/>Compile in Linux (g++) 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82">Single File C++ Programs</text:p>
            <text:p text:style-name="P237"><text:s text:c="2"/><text:span text:style-name="T72">Format1</text:span>: <text:s text:c="2"/>g++ filename.cpp // default output: a.out</text:p>
            <text:p text:style-name="P425"><text:s text:c="4"/>Execute: <text:s/>./a.out</text:p>
            <text:p text:style-name="P237"><text:s text:c="2"/><text:span text:style-name="T72">Format2</text:span>: <text:s text:c="2"/>g++ filename.cpp -o outputFilename</text:p>
            <text:p text:style-name="P237"><text:s text:c="4"/>Execute: <text:s/>./outputFilename</text:p>
          </table:table-cell>
        </table:table-row>
      </table:table>
      <text:p text:style-name="P119"/>
      <text:p text:style-name="P4"><text:s/>Operators 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71">Assignment Operator Shortcuts</text:p>
            <text:p text:style-name="P379"><text:s text:c="2"/>count <text:span text:style-name="T1">+=</text:span> 2;<text:tab/><text:tab/><text:span text:style-name="T34">=&gt;</text:span><text:tab/><text:span text:style-name="T34">count = count + 2;</text:span></text:p>
            <text:p text:style-name="P379"><text:s text:c="2"/>count <text:span text:style-name="T1">-+</text:span> 2;<text:tab/><text:tab/><text:span text:style-name="T34">=&gt;</text:span><text:tab/><text:span text:style-name="T34">count = count - 2;</text:span></text:p>
            <text:p text:style-name="P379"><text:s text:c="2"/>count <text:span text:style-name="T1">*=</text:span> 2;<text:tab/><text:tab/><text:span text:style-name="T34">=&gt;</text:span><text:tab/><text:span text:style-name="T34">count = count * 2;</text:span></text:p>
            <text:p text:style-name="P379"><text:s text:c="2"/>count <text:span text:style-name="T1">/=</text:span> 2;<text:tab/><text:tab/><text:span text:style-name="T34">=&gt;</text:span><text:tab/><text:span text:style-name="T34">count = count / 2;</text:span></text:p>
            <text:p text:style-name="P379"><text:s text:c="2"/>count <text:span text:style-name="T1">%=</text:span> 2;<text:tab/><text:tab/><text:span text:style-name="T34">=&gt;</text:span><text:tab/><text:span text:style-name="T34">count = count % 2;</text:span></text:p>
            <text:p text:style-name="P379"><text:s text:c="2"/>count <text:span text:style-name="T1">*=</text:span> v1 + v2;<text:tab/><text:span text:style-name="T34">=&gt;</text:span><text:tab/><text:span text:style-name="T34">count = count * (v1 + v2);</text:span></text:p>
          </table:table-cell>
        </table:table-row>
        <table:table-row>
          <table:table-cell table:style-name="Table8.A2" office:value-type="string">
            <text:p text:style-name="P404"><text:span text:style-name="T1">Increment / Decrement Operators</text:span> (use only w/variables)</text:p>
            <text:p text:style-name="P188"><text:s text:c="2"/>var<text:span text:style-name="T1">++</text:span> =&gt; increment 1 <text:s/>AFTER <text:s/>the value is returned</text:p>
            <text:p text:style-name="P188"><text:span text:style-name="T1"><text:s text:c="2"/>++</text:span>var =&gt; increment 1 <text:s/>BEFORE the value is returned</text:p>
            <text:p text:style-name="P188"><text:s text:c="2"/>var<text:span text:style-name="T1">--</text:span> =&gt; decrement 1 <text:s/>AFTER <text:s/>the value is returned</text:p>
            <text:p text:style-name="P188"><text:span text:style-name="T1"><text:s text:c="2"/>--</text:span>var =&gt; decrement 1 <text:s/>BEFORE the value is returned</text:p>
          </table:table-cell>
        </table:table-row>
        <table:table-row>
          <table:table-cell table:style-name="Table8.A2" office:value-type="string">
            <text:p text:style-name="P470"><text:span text:style-name="T35">Comparison Operators</text:span> (<text:span text:style-name="T176">Boolean</text:span> results)</text:p>
            <text:p text:style-name="P187"><text:s text:c="2"/><text:span text:style-name="T1">==</text:span> <text:s text:c="3"/>equal to </text:p>
            <text:p text:style-name="P187"><text:s text:c="2"/><text:span text:style-name="T1">!=</text:span> <text:s text:c="3"/>not equal to</text:p>
            <text:p text:style-name="P187"><text:s text:c="2"/><text:span text:style-name="T1">&lt;</text:span> <text:s text:c="4"/>less than</text:p>
            <text:p text:style-name="P187"><text:s text:c="2"/><text:span text:style-name="T1">&lt;=</text:span> <text:s text:c="3"/>less than or equal to</text:p>
            <text:p text:style-name="P187"><text:s text:c="2"/><text:span text:style-name="T1">&gt; </text:span><text:s text:c="4"/>greater than</text:p>
            <text:p text:style-name="P187"><text:s text:c="2"/><text:span text:style-name="T1">&gt;=</text:span> <text:s text:c="3"/>greater than or equal to</text:p>
          </table:table-cell>
        </table:table-row>
        <table:table-row>
          <table:table-cell table:style-name="Table8.A2" office:value-type="string">
            <text:p text:style-name="P469">Boolean Operators</text:p>
            <text:p text:style-name="P187"><text:s text:c="2"/><text:span text:style-name="T1">&amp;&amp;</text:span> <text:s text:c="3"/>and <text:s text:c="26"/><text:span text:style-name="T5">0 = false</text:span></text:p>
            <text:p text:style-name="P187"><text:s text:c="2"/><text:span text:style-name="T1">||</text:span> <text:s text:c="3"/>or <text:s text:c="27"/><text:span text:style-name="T5">non-zero = true</text:span></text:p>
            <text:p text:style-name="P187"><text:s text:c="2"/><text:span text:style-name="T1">!</text:span> <text:s text:c="4"/>not (avoid using this one)</text:p>
          </table:table-cell>
        </table:table-row>
      </table:table>
      <text:p text:style-name="P112"/>
      <text:p text:style-name="P3"><text:s/>Data Types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68">Commonly Used Types</text:p>
            <text:p text:style-name="P186"><text:s text:c="2"/><text:span text:style-name="T1">int</text:span> <text:s text:c="4"/>integer</text:p>
            <text:p text:style-name="P186"><text:s text:c="2"/><text:span text:style-name="T1">double</text:span> <text:s/>integer plus decimal</text:p>
            <text:p text:style-name="P186"><text:s text:c="2"/><text:span text:style-name="T1">char</text:span> <text:s text:c="3"/>one character</text:p>
            <text:p text:style-name="P186"><text:s text:c="2"/><text:span text:style-name="T1">bool</text:span> <text:s text:c="3"/>true (non-zero) or false (0)</text:p>
            <text:p text:style-name="P186"><text:s text:c="2"/><text:span text:style-name="T1">enum</text:span> <text:s text:c="3"/>list of constants (use enum classes)</text:p>
          </table:table-cell>
        </table:table-row>
        <table:table-row>
          <table:table-cell table:style-name="Table5.A2" office:value-type="string">
            <text:p text:style-name="P466">Type Casting: <text:span text:style-name="T20">Changing Data Types</text:span></text:p>
            <text:p text:style-name="P402"><text:s text:c="2"/><text:span text:style-name="T21">static_cast&lt;new_type&gt;(expression);</text:span></text:p>
            <text:p text:style-name="P186"><text:s text:c="2"/>new_double = static_cast&lt;double&gt;(var_of_type_int);</text:p>
          </table:table-cell>
        </table:table-row>
      </table:table>
      <text:p text:style-name="P118"/>
      <text:p text:style-name="P51"><text:s/><text:span text:style-name="T103">Variables </text:span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236"><text:span text:style-name="T1">Identifiers:</text:span> Variable <text:span text:style-name="T29">names</text:span><text:span text:style-name="T79"> are called </text:span><text:span text:style-name="T29">identifier</text:span><text:span text:style-name="T79">. </text:span></text:p>
          </table:table-cell>
        </table:table-row>
        <table:table-row>
          <table:table-cell table:style-name="Table66.A2" office:value-type="string">
            <text:p text:style-name="P232"><text:span text:style-name="T1">1. Automatic (i.e., ordinary):</text:span> all dynamic properties are controlled automatically.</text:p>
          </table:table-cell>
        </table:table-row>
        <table:table-row>
          <table:table-cell table:style-name="Table66.A2" office:value-type="string">
            <text:p text:style-name="P232"><text:span text:style-name="T1">2. Dynamic: </text:span>created and destroyed while program is running (see pointers).</text:p>
          </table:table-cell>
        </table:table-row>
        <table:table-row>
          <table:table-cell table:style-name="Table66.A2" office:value-type="string">
            <text:p text:style-name="P232"><text:span text:style-name="T1">3. Global:</text:span> declared outside any function (including main); seldom needed.</text:p>
          </table:table-cell>
        </table:table-row>
      </table:table>
      <text:p text:style-name="P118"/>
      <text:p text:style-name="P118"/>
      <text:p text:style-name="P118"/>
      <text:p text:style-name="P118"/>
      <text:p text:style-name="P118"/>
      <text:p text:style-name="P118"/>
      <text:p text:style-name="P1"><text:s/>Flow of Control 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34">Break</text:p>
            <text:p text:style-name="P180"><text:s text:c="2"/>use "break" to exit a loop before it ends normally.</text:p>
          </table:table-cell>
        </table:table-row>
        <table:table-row>
          <table:table-cell table:style-name="Table3.A2" office:value-type="string">
            <text:p text:style-name="P334">Exit</text:p>
            <text:p text:style-name="P180"><text:s text:c="2"/>use "exit(0)" to exit the entire program altogether.</text:p>
          </table:table-cell>
        </table:table-row>
        <table:table-row>
          <table:table-cell table:style-name="Table3.A2" office:value-type="string">
            <text:p text:style-name="P472">If... Else If... Else... </text:p>
            <text:p text:style-name="P180"><text:s text:c="4"/>if (bool exp) <text:s text:c="5"/>// do something; </text:p>
            <text:p text:style-name="P182"><text:s text:c="4"/><text:span text:style-name="T112">else </text:span>if (bool exp) // do something <text:span text:style-name="T112">else</text:span>;</text:p>
            <text:p text:style-name="P182"><text:s text:c="4"/>else <text:s text:c="14"/>// do something <text:span text:style-name="T113">else</text:span>;</text:p>
            <text:p text:style-name="P392">Need { } if more than one line</text:p>
          </table:table-cell>
        </table:table-row>
        <table:table-row>
          <table:table-cell table:style-name="Table3.A2" office:value-type="string">
            <text:p text:style-name="P472">Switch</text:p>
            <text:p text:style-name="P519"><text:span text:style-name="T113">L</text:span>eave out "break" to apply one statement sequence to more than one case.</text:p>
            <text:p text:style-name="P180"><text:s text:c="4"/>switch (controlling_statement)</text:p>
            <text:p text:style-name="P180"><text:s text:c="4"/>{</text:p>
            <text:p text:style-name="P180"><text:s text:c="8"/>case constant_1:</text:p>
            <text:p text:style-name="P180"><text:s text:c="12"/>statement_sequence_1;</text:p>
            <text:p text:style-name="P180"><text:s text:c="8"/>case constant_2:</text:p>
            <text:p text:style-name="P180"><text:s text:c="12"/>statement_sequence_2;</text:p>
            <text:p text:style-name="P180"><text:s text:c="12"/>break;</text:p>
            <text:p text:style-name="P180"><text:s text:c="8"/>...</text:p>
            <text:p text:style-name="P180"><text:s text:c="8"/>case constant_n:</text:p>
            <text:p text:style-name="P180"><text:s text:c="12"/>statement_sequence_n;</text:p>
            <text:p text:style-name="P180"><text:s text:c="12"/>break;</text:p>
            <text:p text:style-name="P180"><text:s text:c="8"/>default:</text:p>
            <text:p text:style-name="P180"><text:s text:c="12"/>default_statement_sequence;</text:p>
            <text:p text:style-name="P180"><text:s text:c="4"/>}</text:p>
            <text:p text:style-name="P571"><text:span text:style-name="T1">Controlling statement can be:</text:span> bool, enum, int, char</text:p>
          </table:table-cell>
        </table:table-row>
        <table:table-row>
          <table:table-cell table:style-name="Table3.A2" office:value-type="string">
            <text:p text:style-name="P472">While</text:p>
            <text:p text:style-name="P180"><text:s text:c="4"/>while (bool exp) <text:span text:style-name="T36">{</text:span></text:p>
            <text:p text:style-name="P181"><text:s text:c="7"/>// do something</text:p>
            <text:p text:style-name="P181"><text:s text:c="7"/>// Compound statements require <text:span text:style-name="T36">brackets</text:span></text:p>
            <text:p text:style-name="P181"><text:s text:c="4"/>}</text:p>
          </table:table-cell>
        </table:table-row>
        <table:table-row>
          <table:table-cell table:style-name="Table3.A2" office:value-type="string">
            <text:p text:style-name="P472">Do-While</text:p>
            <text:p text:style-name="P180"><text:s text:c="4"/>do <text:span text:style-name="T37">{</text:span></text:p>
            <text:p text:style-name="P180"><text:s text:c="8"/>// do something</text:p>
            <text:p text:style-name="P180"><text:s text:c="4"/><text:span text:style-name="T37">} </text:span>while (bool exp); <text:s text:c="4"/>// <text:span text:style-name="T27">remember the </text:span><text:span text:style-name="T26">semicolon</text:span></text:p>
          </table:table-cell>
        </table:table-row>
        <table:table-row>
          <table:table-cell table:style-name="Table3.A2" office:value-type="string">
            <text:p text:style-name="P472">For</text:p>
            <text:p text:style-name="P405"><text:span text:style-name="T46"><text:s text:c="2"/></text:span><text:span text:style-name="T74">Syntax</text:span><text:span text:style-name="T46">:</text:span> <text:s text:c="2"/><text:span text:style-name="T21">for ( initialize; bool_eval; update)</text:span></text:p>
            <text:p text:style-name="P380"><text:s text:c="2"/><text:span text:style-name="T75">Example</text:span>: <text:s/>for ( int n = 1; n &lt;= 10; n++ )</text:p>
            <text:p text:style-name="P183"><text:s text:c="12"/>{</text:p>
            <text:p text:style-name="P183"><text:s text:c="16"/>// do something in each iteration</text:p>
            <text:p text:style-name="P183"><text:s text:c="12"/>}</text:p>
          </table:table-cell>
        </table:table-row>
        <table:table-row>
          <table:table-cell table:style-name="Table3.A2" office:value-type="string">
            <text:p text:style-name="P543">Range-Based For Loop<text:span text:style-name="T46"> (simpl</text:span><text:span text:style-name="T51">if</text:span><text:span text:style-name="T46">ies array iteration)</text:span></text:p>
            <text:p text:style-name="P510"><text:s/><text:span text:style-name="T72">Simple loop</text:span>:</text:p>
            <text:p text:style-name="P510"><text:s text:c="4"/>int my_array[] = {2, 3, 4, 5, 10};</text:p>
            <text:p text:style-name="P510"><text:s text:c="4"/>for ( int x : my_array )</text:p>
            <text:p text:style-name="P550"><text:s text:c="8"/>cout &lt;&lt; x; <text:s text:c="13"/>// output: 234510</text:p>
            <text:p text:style-name="P473"><text:span text:style-name="T46"><text:s/></text:span><text:span text:style-name="T73">Pass-by-reference</text:span><text:span text:style-name="T46"> to change the element values:</text:span></text:p>
            <text:p text:style-name="P510"><text:s text:c="4"/>int my_array[] = {2, 3, 4, 5, 10};</text:p>
            <text:p text:style-name="P510"><text:s text:c="4"/>for ( int&amp; x : my_array )</text:p>
            <text:p text:style-name="P510"><text:s text:c="8"/>x++;</text:p>
            <text:p text:style-name="P510"><text:s text:c="4"/>for ( auto x : my_array ) <text:s text:c="2"/></text:p>
            <text:p text:style-name="P510"><text:s text:c="8"/>// auto: automatically determine type</text:p>
            <text:p text:style-name="P510"><text:s text:c="8"/>cout &lt;&lt; x; <text:s text:c="13"/>// output: 345611</text:p>
          </table:table-cell>
        </table:table-row>
      </table:table>
      <text:p text:style-name="P85"/>
      <text:p text:style-name="P84"><text:soft-page-break/></text:p>
      <text:p text:style-name="P35"><text:s/>FUNCTIONS: General 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35">1. function declaration:</text:p>
            <text:p text:style-name="P189"><text:s text:c="5"/>type_returned function_name(para_type para_list);</text:p>
            <text:p text:style-name="P189"><text:s text:c="5"/>// Precondition: what the function needs</text:p>
            <text:p text:style-name="P522"><text:s text:c="5"/>// Postcondition: what the function does/returns</text:p>
            <text:p text:style-name="P335">2. function call: </text:p>
            <text:p text:style-name="P522"><text:s text:c="5"/>function_name(argument_list); <text:s text:c="7"/></text:p>
            <text:p text:style-name="P335">3. function definition:</text:p>
            <text:p text:style-name="P189"><text:s text:c="5"/>type_returned function_name(para_type para_list)</text:p>
            <text:p text:style-name="P189"><text:s text:c="7"/>{</text:p>
            <text:p text:style-name="P189"><text:s text:c="10"/>do something;</text:p>
            <text:p text:style-name="P189"><text:s text:c="10"/>return something;</text:p>
            <text:p text:style-name="P189"><text:s text:c="7"/>}</text:p>
          </table:table-cell>
        </table:table-row>
        <table:table-row>
          <table:table-cell table:style-name="Table7.A2" office:value-type="string">
            <text:p text:style-name="P410"><text:span text:style-name="T1">Void Functions:</text:span> return no value. Use keyword "void" <text:span text:style-name="T39">and</text:span> no value returned.</text:p>
            <text:p text:style-name="P190"><text:s text:c="3"/>void function_name(para_type para_list)</text:p>
            <text:p text:style-name="P189"><text:s text:c="3"/>{</text:p>
            <text:p text:style-name="P189"><text:s text:c="7"/>do something;</text:p>
            <text:p text:style-name="P189"><text:s text:c="7"/>return; // return is optional in void functions</text:p>
            <text:p text:style-name="P189"><text:s text:c="3"/>}</text:p>
          </table:table-cell>
        </table:table-row>
        <table:table-row>
          <table:table-cell table:style-name="Table7.A2" office:value-type="string">
            <text:p text:style-name="P393"><text:span text:style-name="T1">Overloading:</text:span> give two or more different definitions to the same name.</text:p>
            <text:p text:style-name="P151"><text:s text:c="2"/>1. Each definition must have a different NUMBER of</text:p>
            <text:p text:style-name="P393"><text:s text:c="5"/>parameters, AND/OR</text:p>
            <text:p text:style-name="P151"><text:s text:c="2"/>2. Each definition must have different parameter</text:p>
            <text:p text:style-name="P151"><text:s text:c="5"/>TYPES.</text:p>
          </table:table-cell>
        </table:table-row>
      </table:table>
      <text:p text:style-name="P110"/>
      <text:p text:style-name="P5"><text:s/>FUNCTIONS: Parameters 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94"><text:span text:style-name="T1">Parameters:</text:span> these are the "placeholders" in the function declaration and definition.</text:p>
            <text:p text:style-name="P394"><text:s/>- Can be call-by-value, call-by-reference, or mixed.</text:p>
            <text:p text:style-name="P191"><text:s/>- Call-by-reference is determined by the addition of</text:p>
            <text:p text:style-name="P191"><text:s text:c="3"/>an "<text:span text:style-name="T1">&amp;</text:span>".</text:p>
          </table:table-cell>
        </table:table-row>
        <table:table-row>
          <table:table-cell table:style-name="Table9.A2" office:value-type="string">
            <text:p text:style-name="P191"><text:span text:style-name="T1">Arguments:</text:span> these are what the user passes to the function in place of the parameters.</text:p>
          </table:table-cell>
        </table:table-row>
        <table:table-row>
          <table:table-cell table:style-name="Table9.A2" office:value-type="string">
            <text:p text:style-name="P394"><text:span text:style-name="T2">Call-By-Value</text:span><text:span text:style-name="T1">:</text:span> (<text:span text:style-name="T21">type parameter</text:span>) <text:span text:style-name="T38">| (</text:span><text:span text:style-name="T22">int num1</text:span><text:span text:style-name="T38">)</text:span></text:p>
            <text:p text:style-name="P192"><text:s/>- When called, the VALUES of the arguments are</text:p>
            <text:p text:style-name="P395"><text:s text:c="3"/>substituted for the parameters</text:p>
            <text:p text:style-name="P192"><text:s/>- Can use variables (containing values) or literals</text:p>
            <text:p text:style-name="P192"><text:s text:c="3"/>(values themselves)</text:p>
          </table:table-cell>
        </table:table-row>
        <table:table-row>
          <table:table-cell table:style-name="Table9.A2" office:value-type="string">
            <text:p text:style-name="P394"><text:span text:style-name="T2">Call-By-Reference</text:span><text:span text:style-name="T1">: </text:span>(<text:span text:style-name="T21">type</text:span><text:span text:style-name="T26">&amp;</text:span><text:span text:style-name="T21"> parameter</text:span>)</text:p>
            <text:p text:style-name="P191"><text:s/>- Example: <text:s/>void get_input (double&amp; f_variable)</text:p>
            <text:p text:style-name="P191"><text:s text:c="17"/>cin &gt;&gt; f_variable; <text:s text:c="12"/>}</text:p>
            <text:p text:style-name="P192"><text:s/>- Indicated with an "&amp;" appended to the parameter</text:p>
            <text:p text:style-name="P395"><text:s text:c="3"/>type name.</text:p>
            <text:p text:style-name="P192"><text:s/>- When called, the argument VARIABLES are substituted</text:p>
            <text:p text:style-name="P395"><text:s text:c="3"/>for the parameters.</text:p>
            <text:p text:style-name="P193"><text:s/>- The reference to the memory address of the variable</text:p>
            <text:p text:style-name="P193"><text:s text:c="3"/>is passed <text:span text:style-name="T100">to the function</text:span></text:p>
            <text:p text:style-name="P192"><text:s text:c="3"/>~ The memory address of the argument is passed to</text:p>
            <text:p text:style-name="P395"><text:s text:c="5"/>the parameter.</text:p>
            <text:p text:style-name="P192"><text:s text:c="3"/>~ Therefore the parameter (as a variable) in the</text:p>
            <text:p text:style-name="P395"><text:s text:c="5"/>function has the same address.</text:p>
            <text:p text:style-name="P394"><text:s/>- Therefore, the arguments MUST be VARIABLES.</text:p>
            <text:p text:style-name="P192"><text:s/>- The function code, then, can change the argument</text:p>
            <text:p text:style-name="P395"><text:s text:c="3"/>variable (change value at memory address).</text:p>
            <text:p text:style-name="P192"><text:s/>- You must include the <text:span text:style-name="T1">&amp;</text:span> in both the declaration</text:p>
            <text:p text:style-name="P192"><text:s text:c="3"/>and the definition, not the call.</text:p>
          </table:table-cell>
        </table:table-row>
      </table:table>
      <text:p text:style-name="P109"/>
      <text:p text:style-name="P31"><text:s/><text:span text:style-name="T88">FUNCTIONS: U</text:span>s<text:span text:style-name="T114">age</text:span> 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94"><text:s/>1. Use <text:span text:style-name="T1">call-by-reference</text:span> when you need to CHANGE</text:p>
            <text:p text:style-name="P194"><text:s text:c="4"/>the VALUE of a passed-in VARIABLE.</text:p>
            <text:p text:style-name="P194"><text:s/>2. Use <text:span text:style-name="T1">call-by-value</text:span> in all other cases (when you</text:p>
            <text:p text:style-name="P194"><text:s text:c="4"/>just need to pass in a value).</text:p>
          </table:table-cell>
        </table:table-row>
      </table:table>
      <text:p text:style-name="P145"/>
      <text:p text:style-name="P34"><text:s/><text:span text:style-name="T88">FUNCTIONS: </text:span>Default Arguments 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99">You can assign a default value to function parameters: </text:p>
            <text:p text:style-name="P211"><text:s text:c="4"/>void new_line(istream&amp; in_stream = cin);</text:p>
          </table:table-cell>
        </table:table-row>
        <table:table-row>
          <table:table-cell table:style-name="Table22.A2" office:value-type="string">
            <text:p text:style-name="P210">If you mix &amp; match parameters, ALL the parameters with defaults must go at the END of the parameter list.</text:p>
          </table:table-cell>
        </table:table-row>
      </table:table>
      <text:p text:style-name="P108"/>
      <text:p text:style-name="P30"><text:s/><text:span text:style-name="T88">FUNCTIONS: </text:span>Streams as Arguments 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08">Streams can be arguments to functions but the<text:span text:style-name="T90">y</text:span> must be <text:span text:style-name="T1">CALL-BY-REFERENCE</text:span>; they cannot be call-by-value. <text:span text:style-name="T171">Ex:</text:span></text:p>
            <text:p text:style-name="P208"><text:s text:c="4"/><text:span text:style-name="T171">input( istream&amp; ins );</text:span></text:p>
            <text:p text:style-name="P208"><text:s text:c="4"/><text:span text:style-name="T171">output( ostream&amp; outs );</text:span></text:p>
          </table:table-cell>
        </table:table-row>
      </table:table>
      <text:p text:style-name="P113"/>
      <text:p text:style-name="P113"/>
      <text:p text:style-name="P113"/>
      <text:p text:style-name="P113"/>
      <text:p text:style-name="P78"><text:s/>Constant Parameter: const </text:p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P457">Place the keyword "const" before the call-by-reference parameter type so the function cannot change the parameter.</text:p>
            <text:p text:style-name="P323">- const must be included in BOTH the function</text:p>
            <text:p text:style-name="P458"><text:s text:c="2"/>declaration and defin<text:span text:style-name="T176">i</text:span>tion.</text:p>
            <text:p text:style-name="P323">- const is usually only used for call-by-reference</text:p>
            <text:p text:style-name="P323"><text:s text:c="2"/>parameters for classes.</text:p>
          </table:table-cell>
        </table:table-row>
        <table:table-row>
          <table:table-cell table:style-name="Table127.A2" office:value-type="string">
            <text:p text:style-name="P548">Example: <text:s/></text:p>
            <text:p text:style-name="P323"><text:s text:c="2"/>// declaration:</text:p>
            <text:p text:style-name="P538"><text:s text:c="2"/>Money add(const Money&amp; amt1, const Money&amp; amt2);</text:p>
            <text:p text:style-name="P323"><text:s text:c="2"/>// definition</text:p>
            <text:p text:style-name="P323"><text:s text:c="2"/>Money add(const Money&amp; amt1, const Money&amp; amt2) <text:s/></text:p>
            <text:p text:style-name="P322"><text:s text:c="2"/>{ ...add the two and return new object...}</text:p>
          </table:table-cell>
        </table:table-row>
      </table:table>
      <text:p text:style-name="P135"/>
      <text:p text:style-name="P78"><text:s/>Constant Calling Object: const </text:p>
      <table:table table:name="Table128" table:style-name="Table128">
        <table:table-column table:style-name="Table128.A"/>
        <table:table-row>
          <table:table-cell table:style-name="Table128.A1" office:value-type="string">
            <text:p text:style-name="P322">Place the keyword "const" at the end of the function declaration.</text:p>
            <text:p text:style-name="P324">- const must be included in BOTH the function</text:p>
            <text:p text:style-name="P324"><text:s text:c="2"/>declaration and defin<text:span text:style-name="T176">i</text:span>tion.</text:p>
            <text:p text:style-name="P324">- Th<text:span text:style-name="T173">is</text:span> indicate<text:span text:style-name="T173">s</text:span> to the comp<text:span text:style-name="T172">i</text:span>ler that the function</text:p>
            <text:p text:style-name="P324"><text:s text:c="2"/>cannot change the calling object.</text:p>
          </table:table-cell>
        </table:table-row>
        <table:table-row>
          <table:table-cell table:style-name="Table128.A2" office:value-type="string">
            <text:p text:style-name="P549">Example: <text:s/></text:p>
            <text:p text:style-name="P539"><text:s/>void output(ostream&amp; outs) const; <text:s text:c="5"/>// declaration</text:p>
            <text:p text:style-name="P322"><text:s/>void Money::output(ostream&amp; outs const // definition</text:p>
            <text:p text:style-name="P322"><text:s/>{ ...output routine...}</text:p>
          </table:table-cell>
        </table:table-row>
      </table:table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79"><text:s/><text:span text:style-name="T174">Friend Functions </text:span></text:p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P459">Construct used to give non-member functions the same access privileges as a member function.</text:p>
            <text:p text:style-name="P325">- So they can, for example, access private member</text:p>
            <text:p text:style-name="P459"><text:s text:c="2"/>variables directly.</text:p>
            <text:p text:style-name="P325">- You simply make the function a "friend" of the class</text:p>
            <text:p text:style-name="P325"><text:s text:c="2"/>you want to access.</text:p>
          </table:table-cell>
        </table:table-row>
        <table:table-row>
          <table:table-cell table:style-name="Table129.A2" office:value-type="string">
            <text:p text:style-name="P503">Explanation:</text:p>
            <text:p text:style-name="P325">1. They are NOT members of the class (they are</text:p>
            <text:p text:style-name="P459"><text:s text:c="3"/>ordinary functions).</text:p>
            <text:p text:style-name="P325">2. But they have access to the private members of the</text:p>
            <text:p text:style-name="P325"><text:s text:c="3"/>class (access and change).</text:p>
          </table:table-cell>
        </table:table-row>
      </table:table>
      <text:p text:style-name="P113"/>
      <text:p text:style-name="P79"><text:s/><text:span text:style-name="T174">Friend Functions: Rules </text:span></text:p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P325">1. Use a <text:span text:style-name="T1">member function</text:span> if the task performed</text:p>
            <text:p text:style-name="P459"><text:s text:c="3"/>involves <text:span text:style-name="T1">only ONE object</text:span>.</text:p>
            <text:p text:style-name="P325">2. Use a <text:span text:style-name="T1">friend function</text:span> if the task performed</text:p>
            <text:p text:style-name="P325"><text:s text:c="3"/>involves <text:span text:style-name="T1">MORE THAN ONE object</text:span> (like comparing two</text:p>
            <text:p text:style-name="P459"><text:s text:c="3"/>objects).</text:p>
            <text:p text:style-name="P610">3. <text:span text:style-name="T72">Overloaded operators</text:span>: When the <text:span text:style-name="T1">invoking object</text:span></text:p>
            <text:p text:style-name="P610"><text:s text:c="3"/>(left operand) is <text:span text:style-name="T1">not a member</text:span> of the class, the</text:p>
            <text:p text:style-name="P610"><text:s text:c="3"/>function <text:span text:style-name="T1">must</text:span> be declared as a friend function. </text:p>
          </table:table-cell>
        </table:table-row>
      </table:table>
      <text:p text:style-name="P113"/>
      <text:p text:style-name="P79"><text:s/><text:span text:style-name="T174">Friend Functions: Declaration </text:span></text:p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P460">Friend functions are declared as "friends" INSIDE the class definition (header.h file) using the <text:span text:style-name="T1">keyword "friend"</text:span> in front of the declaration.</text:p>
            <text:p text:style-name="P326">- It can be placed in either the public or the private</text:p>
            <text:p text:style-name="P460"><text:s text:c="2"/>section.</text:p>
            <text:p text:style-name="P326">- However it will always be considered public</text:p>
            <text:p text:style-name="P326"><text:s text:c="2"/>regardless.</text:p>
          </table:table-cell>
        </table:table-row>
        <table:table-row>
          <table:table-cell table:style-name="Table131.A2" office:value-type="string">
            <text:p text:style-name="P504">Example: </text:p>
            <text:p text:style-name="P326">class DayOfYear</text:p>
            <text:p text:style-name="P326">{</text:p>
            <text:p text:style-name="P326"><text:s text:c="2"/>public</text:p>
            <text:p text:style-name="P326"><text:s text:c="2"/>friend bool equal(DayOfYear date1, DayOfYear date2);</text:p>
            <text:p text:style-name="P326"><text:s text:c="2"/>...</text:p>
            <text:p text:style-name="P326"><text:s text:c="2"/>private</text:p>
            <text:p text:style-name="P326"><text:s text:c="2"/>int month, day;</text:p>
            <text:p text:style-name="P326">}</text:p>
          </table:table-cell>
        </table:table-row>
      </table:table>
      <text:p text:style-name="P113"/>
      <text:p text:style-name="P79"><text:s/><text:span text:style-name="T174">Friend Functions: Definition </text:span></text:p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P327">Friend functions are defined outside the class definition (implementation.cpp file; <text:span text:style-name="T1">NOT scoped to the class</text:span>) without the keyword "friend".</text:p>
          </table:table-cell>
        </table:table-row>
        <table:table-row>
          <table:table-cell table:style-name="Table132.A2" office:value-type="string">
            <text:p text:style-name="P505">Example:</text:p>
            <text:p text:style-name="P327"><text:s/>bool equal(DayOfYear date1, DayOfYear date2)</text:p>
            <text:p text:style-name="P327"><text:s/>{</text:p>
            <text:p text:style-name="P327"><text:s text:c="4"/>return ( date1.month == date2.month &amp;&amp;</text:p>
            <text:p text:style-name="P327"><text:s text:c="13"/>date1.day <text:s text:c="2"/>== date2.day );</text:p>
            <text:p text:style-name="P327"><text:s/>}</text:p>
          </table:table-cell>
        </table:table-row>
      </table:table>
      <text:p text:style-name="P113"/>
      <text:p text:style-name="P79"><text:s/><text:span text:style-name="T174">Friend Functions: Call (usage) </text:span></text:p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P327">The friend function is called WITHOUT the dot operator (it is NOT a member function).</text:p>
          </table:table-cell>
        </table:table-row>
        <table:table-row>
          <table:table-cell table:style-name="Table133.A2" office:value-type="string">
            <text:p text:style-name="P505">Example:</text:p>
            <text:p text:style-name="P327"><text:s text:c="4"/>if ( equal( myDate, yourDate ) )</text:p>
            <text:p text:style-name="P327"><text:s text:c="4"/>{ ... do something... }</text:p>
          </table:table-cell>
        </table:table-row>
      </table:table>
      <text:p text:style-name="P113"><text:soft-page-break/></text:p>
      <text:p text:style-name="P36"><text:s/>I/O Member Functions 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09">All data is input and output as CHARACTER data.</text:p>
            <text:p text:style-name="P209">- <text:span text:style-name="T89">I/O =&gt; cin, cout, ifstream, ofstream.</text:span></text:p>
            <text:p text:style-name="P209">- All numbers are regarded as characters <text:span text:style-name="T70">&amp; </text:span>converted.</text:p>
            <text:p text:style-name="P209">- <text:span text:style-name="T70">get() and put() can side-step this conversion...</text:span></text:p>
          </table:table-cell>
        </table:table-row>
        <table:table-row>
          <table:table-cell table:style-name="Table21.A2" office:value-type="string">
            <text:p text:style-name="P464">.get()</text:p>
            <text:p text:style-name="P398"><text:span text:style-name="T47">R</text:span>eads in one char of input <text:span text:style-name="T70">&amp;</text:span> stores it in <text:span text:style-name="T70">a char</text:span> var.</text:p>
            <text:p text:style-name="P398">- <text:span text:style-name="T70">E</text:span>very input stream (cin, ifstream) has .get()</text:p>
            <text:p text:style-name="P209">- <text:span text:style-name="T70">With .get() </text:span>you get EVERY character input, including</text:p>
            <text:p text:style-name="P398"><text:s text:c="2"/>spaces and newlines (\n).</text:p>
            <text:p text:style-name="P209">- <text:span text:style-name="T70">T</text:span>akes one argument: variable to type char to receive</text:p>
            <text:p text:style-name="P398"><text:s text:c="2"/>input from stream</text:p>
            <text:p text:style-name="P209"><text:s/>char c1, c2, c3, c4; <text:span text:style-name="T21">OR:</text:span> <text:s/>char symbol;</text:p>
            <text:p text:style-name="P209"><text:s/>cin.get(c1); <text:s text:c="13"/>do {</text:p>
            <text:p text:style-name="P209"><text:s/>cin.get(c2); <text:s text:c="17"/>cin.get(symbol);</text:p>
            <text:p text:style-name="P209"><text:s/>cin.get(c3); <text:s text:c="17"/>cout &lt;&lt; symbol;</text:p>
            <text:p text:style-name="P209"><text:s/>cin.get(c3); <text:s text:c="13"/>} while ( symbol != '\n' );</text:p>
          </table:table-cell>
        </table:table-row>
        <table:table-row>
          <table:table-cell table:style-name="Table21.A2" office:value-type="string">
            <text:p text:style-name="P464">.<text:span text:style-name="T88">getline()</text:span></text:p>
            <text:p text:style-name="P511">Reads entire line of input into a C-String variable. </text:p>
            <text:p text:style-name="P517">cin.getline(Cstring_var, max_char + 1)</text:p>
            <text:p text:style-name="P170">Reads in until end of line or end of max_char in 2nd parameter (+1 for null char at end: '\<text:span text:style-name="T91">0</text:span>').</text:p>
          </table:table-cell>
        </table:table-row>
        <table:table-row>
          <table:table-cell table:style-name="Table21.A2" office:value-type="string">
            <text:p text:style-name="P464">.put() <text:s/></text:p>
            <text:p text:style-name="P398"><text:span text:style-name="T70">O</text:span>utputs one character to the indicated output stream</text:p>
            <text:p text:style-name="P398">- <text:span text:style-name="T70">T</text:span>akes one argument that should be a <text:span text:style-name="T70">char</text:span> expression</text:p>
            <text:p text:style-name="P209">- Examples: cout.put(next_symbol); <text:s/><text:span text:style-name="T21">OR</text:span> <text:s/>cout.put('a');</text:p>
          </table:table-cell>
        </table:table-row>
        <table:table-row>
          <table:table-cell table:style-name="Table21.A2" office:value-type="string">
            <text:p text:style-name="P337">.putback() </text:p>
            <text:p text:style-name="P209"><text:span text:style-name="T70">P</text:span>laces one character back in the input stream</text:p>
            <text:p text:style-name="P209">- <text:span text:style-name="T70">G</text:span>ood for reading up to a certain character (like a</text:p>
            <text:p text:style-name="P209"><text:s text:c="2"/>blank), stop processing and put flag character back.</text:p>
            <text:p text:style-name="P209">- Example: <text:s/>file_in.get(next);</text:p>
            <text:p text:style-name="P209"><text:s text:c="12"/>while ( next != ' ' ) {</text:p>
            <text:p text:style-name="P209"><text:s text:c="16"/>file_out.put(next);</text:p>
            <text:p text:style-name="P209"><text:s text:c="16"/>file_in.get(next);</text:p>
            <text:p text:style-name="P209"><text:s text:c="12"/>}</text:p>
            <text:p text:style-name="P209"><text:s text:c="12"/>file_in.putback(next);</text:p>
          </table:table-cell>
        </table:table-row>
      </table:table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34"><text:s/>Predefined <text:span text:style-name="T88">CHARACTER</text:span> Functions 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11">Functions that operate on characters. Must include the header... <text:s text:c="4"/>#include &lt;cctype&gt;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338">toupper(char_expr)*</text:p>
          </table:table-cell>
          <table:table-cell table:style-name="Table24.B1" office:value-type="string">
            <text:p text:style-name="P211">returns upper case</text:p>
          </table:table-cell>
        </table:table-row>
        <table:table-row>
          <table:table-cell table:style-name="Table24.A2" office:value-type="string">
            <text:p text:style-name="P338">tolower(char_expr)*</text:p>
          </table:table-cell>
          <table:table-cell table:style-name="Table24.B2" office:value-type="string">
            <text:p text:style-name="P211">returns lower case</text:p>
          </table:table-cell>
        </table:table-row>
        <table:table-row>
          <table:table-cell table:style-name="Table24.A2" office:value-type="string">
            <text:p text:style-name="P338">isupper(char_expr)</text:p>
          </table:table-cell>
          <table:table-cell table:style-name="Table24.B2" office:value-type="string">
            <text:p text:style-name="P211">true if uppercase, else false</text:p>
          </table:table-cell>
        </table:table-row>
        <table:table-row>
          <table:table-cell table:style-name="Table24.A2" office:value-type="string">
            <text:p text:style-name="P338">islower(char_expr)</text:p>
          </table:table-cell>
          <table:table-cell table:style-name="Table24.B2" office:value-type="string">
            <text:p text:style-name="P211">true if lowercase, else false</text:p>
          </table:table-cell>
        </table:table-row>
        <table:table-row>
          <table:table-cell table:style-name="Table24.A2" office:value-type="string">
            <text:p text:style-name="P338">isalpha(char_expr)</text:p>
          </table:table-cell>
          <table:table-cell table:style-name="Table24.B2" office:value-type="string">
            <text:p text:style-name="P211">true if alpha, else false</text:p>
          </table:table-cell>
        </table:table-row>
        <table:table-row>
          <table:table-cell table:style-name="Table24.A2" office:value-type="string">
            <text:p text:style-name="P338">isdigit(char_expr)</text:p>
          </table:table-cell>
          <table:table-cell table:style-name="Table24.B2" office:value-type="string">
            <text:p text:style-name="P211">true if digit, else false</text:p>
          </table:table-cell>
        </table:table-row>
        <table:table-row>
          <table:table-cell table:style-name="Table24.A2" office:value-type="string">
            <text:p text:style-name="P338">isspace(char_expr)</text:p>
          </table:table-cell>
          <table:table-cell table:style-name="Table24.B2" office:value-type="string">
            <text:p text:style-name="P211">true if whitespace, else false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99"><text:span text:style-name="T1">*</text:span> <text:span text:style-name="T21">toupper</text:span> and <text:span text:style-name="T21">tolower</text:span> return NUMERIC VALUES that<text:line-break/> <text:s/>corresponde to the letter.</text:p>
            <text:p text:style-name="P211"><text:s text:c="2"/>- You must indicate expressly that you want a char</text:p>
            <text:p text:style-name="P399"><text:s text:c="4"/>returned, not a number.</text:p>
            <text:p text:style-name="P211"><text:s text:c="2"/>- One way to do that is assign the return value to a</text:p>
            <text:p text:style-name="P399"><text:s text:c="4"/>variable of type char:</text:p>
            <text:p text:style-name="P399"><text:s text:c="8"/>char c = toupper('a');</text:p>
            <text:p text:style-name="P399"><text:s text:c="2"/>- OR type-cast the output:</text:p>
            <text:p text:style-name="P211"><text:s text:c="8"/>cout &lt;&lt; static_cast&lt;char&gt;(toupper('a'));</text:p>
          </table:table-cell>
        </table:table-row>
      </table:table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40"><text:s/>Predefined <text:span text:style-name="T88">MATH Functions</text:span> 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42">sqrt</text:p>
          </table:table-cell>
          <table:table-cell table:style-name="Table10.B1" office:value-type="string">
            <text:p text:style-name="P341">square root</text:p>
            <text:p text:style-name="P216"><text:s text:c="2"/>#include &lt;cmath&gt;</text:p>
            <text:p text:style-name="P216"><text:s text:c="2"/>using namespace std;</text:p>
            <text:p text:style-name="P216"><text:s text:c="2"/>...</text:p>
            <text:p text:style-name="P216"><text:s text:c="2"/>x = sqrt(y);</text:p>
          </table:table-cell>
        </table:table-row>
        <table:table-row>
          <table:table-cell table:style-name="Table10.A2" office:value-type="string">
            <text:p text:style-name="P342">rand</text:p>
          </table:table-cell>
          <table:table-cell table:style-name="Table10.B2" office:value-type="string">
            <text:p text:style-name="P341">random number generator</text:p>
            <text:p text:style-name="P216"><text:s text:c="2"/>#include &lt;cstdlib&gt;</text:p>
            <text:p text:style-name="P216"><text:s text:c="2"/>#include &lt;ctime&gt;</text:p>
            <text:p text:style-name="P216"><text:s text:c="2"/>...</text:p>
            <text:p text:style-name="P216"><text:s text:c="2"/>srand( time(0) ); // seed only once!</text:p>
            <text:p text:style-name="P216"><text:s text:c="2"/>int num1 = ( rand() % 6) + 1 ) // <text:span text:style-name="T40">random, </text:span>1-6</text:p>
            <text:p text:style-name="P216"><text:s text:c="2"/>int num2 = ( rand() % 9) + 1 ) // <text:span text:style-name="T40">random, </text:span>1-10</text:p>
          </table:table-cell>
        </table:table-row>
        <table:table-row>
          <table:table-cell table:style-name="Table10.A2" office:value-type="string">
            <text:p text:style-name="P344">abs</text:p>
          </table:table-cell>
          <table:table-cell table:style-name="Table10.B2" office:value-type="string">
            <text:p text:style-name="P343">absolute value for int</text:p>
            <text:p text:style-name="P381"><text:s text:c="2"/>#include &lt;cstdlib&gt;</text:p>
            <text:p text:style-name="P381"><text:s text:c="2"/>using namespace std;</text:p>
            <text:p text:style-name="P381"><text:s text:c="2"/>...</text:p>
            <text:p text:style-name="P381"><text:s text:c="2"/>int abs_value = abs(-7) <text:s text:c="2"/>// value: 7</text:p>
            <text:p text:style-name="P381"><text:s text:c="2"/>int abs_value = abs(7) <text:s text:c="3"/>// value: 7</text:p>
          </table:table-cell>
        </table:table-row>
        <table:table-row>
          <table:table-cell table:style-name="Table10.A2" office:value-type="string">
            <text:p text:style-name="P344">ceil</text:p>
          </table:table-cell>
          <table:table-cell table:style-name="Table10.B2" office:value-type="string">
            <text:p text:style-name="P343">ceiling (round up)</text:p>
            <text:p text:style-name="P381"><text:s text:c="2"/>#include &lt;cmath&gt;</text:p>
            <text:p text:style-name="P381"><text:s text:c="2"/>using namespace std;</text:p>
            <text:p text:style-name="P381"><text:s text:c="2"/>...</text:p>
            <text:p text:style-name="P381"><text:s text:c="2"/>double ceil_value = ceil(3.2) // value: 4.0</text:p>
            <text:p text:style-name="P381"><text:s text:c="2"/>double ceil_value = ceil(3.9) // value: 4.0</text:p>
          </table:table-cell>
        </table:table-row>
        <table:table-row>
          <table:table-cell table:style-name="Table10.A2" office:value-type="string">
            <text:p text:style-name="P344">floor</text:p>
          </table:table-cell>
          <table:table-cell table:style-name="Table10.B2" office:value-type="string">
            <text:p text:style-name="P343">floor (round down)</text:p>
            <text:p text:style-name="P381"><text:s text:c="2"/>#include &lt;cmath&gt;</text:p>
            <text:p text:style-name="P381"><text:s text:c="2"/>using namespace std;</text:p>
            <text:p text:style-name="P381"><text:s text:c="2"/>...</text:p>
            <text:p text:style-name="P381"><text:s text:c="2"/>double ceil_value = ceil(3.2) // value: 3.0</text:p>
            <text:p text:style-name="P381"><text:s text:c="2"/>double ceil_value = ceil(3.9) // value: 3.0</text:p>
          </table:table-cell>
        </table:table-row>
      </table:table>
      <text:p text:style-name="P111"/>
      <text:p text:style-name="P111"/>
      <text:p text:style-name="P111"/>
      <text:p text:style-name="P111"/>
      <text:p text:style-name="P111"/>
      <text:p text:style-name="P555"/>
      <text:p text:style-name="P7"><text:s/>File I/O Includes 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00"><text:s/>#include &lt;iostream&gt; // for cin and cout</text:p>
            <text:p text:style-name="P200"><text:s/>#include &lt;fstream&gt; <text:s/>// file I/O (ifstream &amp; o<text:span text:style-name="T106">f</text:span>stream)</text:p>
            <text:p text:style-name="P199"><text:s/>#include &lt;cstdlib&gt; <text:s/>// for exit()</text:p>
            <text:p text:style-name="P199"><text:s/>using namespace std;</text:p>
          </table:table-cell>
        </table:table-row>
      </table:table>
      <text:p text:style-name="P86"/>
      <text:p text:style-name="P19"><text:s/>I/O Streams 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42">A stream is a variable, an OBJECT <text:span text:style-name="T45">created from a CLASS</text:span></text:p>
            <text:p text:style-name="P388">- You have to <text:span text:style-name="T1">(1) declare</text:span> the stream and </text:p>
            <text:p text:style-name="P542"><text:s text:c="14"/><text:span text:style-name="T1">(2) connect</text:span> the stream to a file.</text:p>
            <text:p text:style-name="P388">- The value of the stream "variable" is the file it's</text:p>
            <text:p text:style-name="P388"><text:s text:c="2"/>connect to.</text:p>
          </table:table-cell>
        </table:table-row>
        <table:table-row>
          <table:table-cell table:style-name="Table12.A2" office:value-type="string">
            <text:p text:style-name="P540"><text:span text:style-name="T1">TYPES:</text:span> Defined in the <text:span text:style-name="T21">fstream</text:span> library</text:p>
            <text:p text:style-name="P388"><text:span text:style-name="T42"><text:s text:c="2"/></text:span><text:span text:style-name="T43">ifstream</text:span> - the type for input-file stream variables</text:p>
            <text:p text:style-name="P388"><text:s text:c="2"/><text:span text:style-name="T1">ofstream</text:span> - the type for output-file stream variables</text:p>
          </table:table-cell>
        </table:table-row>
        <table:table-row>
          <table:table-cell table:style-name="Table12.A2" office:value-type="string">
            <text:p text:style-name="P169"><text:span text:style-name="T1">[1] DECLARING STREAMS:</text:span> </text:p>
            <text:p text:style-name="P541"><text:span text:style-name="T44"><text:s text:c="4"/>(</text:span>creates objects of class ifstream &amp; ofstream<text:span text:style-name="T44">)</text:span></text:p>
            <text:p text:style-name="P387"><text:s text:c="2"/>ifstream in_stream; <text:s/>// declares variable in_stream</text:p>
            <text:p text:style-name="P541"><text:s text:c="26"/>of type ifstream</text:p>
            <text:p text:style-name="P387"><text:s text:c="2"/>ofstream out_stream; // declares variable out_stream</text:p>
            <text:p text:style-name="P387"><text:s text:c="26"/>of type ofstream</text:p>
          </table:table-cell>
        </table:table-row>
        <table:table-row>
          <table:table-cell table:style-name="Table12.A2" office:value-type="string">
            <text:p text:style-name="P542"><text:span text:style-name="T1">[2] CONNECT: </text:span>stream var<text:span text:style-name="T44">s</text:span> must be "connected" to file<text:span text:style-name="T44">s</text:span></text:p>
            <text:p text:style-name="P387"><text:s text:c="2"/>in_stream.open("infile.dat");</text:p>
            <text:p text:style-name="P541"><text:s text:c="2"/>// connects in_stream to file infile.dat</text:p>
            <text:p text:style-name="P387"><text:s text:c="2"/>out_stream.open("outfile.dat");</text:p>
            <text:p text:style-name="P387"><text:s text:c="2"/>// connects out_stream to outfile.dat</text:p>
            <text:p text:style-name="P388"><text:s text:c="2"/></text:p>
            <text:p text:style-name="P542"><text:span text:style-name="T1">Note:</text:span> APPEND to an existing file by adding a <text:span text:style-name="T44">2nd</text:span> arg:</text:p>
            <text:p text:style-name="P387"><text:s text:c="2"/>out_stream.open("outfile.dat", ios::app); </text:p>
          </table:table-cell>
        </table:table-row>
        <table:table-row>
          <table:table-cell table:style-name="Table12.A2" office:value-type="string">
            <text:p text:style-name="P387"><text:span text:style-name="T1">[3] USE: </text:span>Send/Receive data to/from files using <text:span text:style-name="T44">the</text:span></text:p>
            <text:p text:style-name="P541"><text:s text:c="9"/>&lt;&lt; and &gt;&gt; operators...</text:p>
            <text:p text:style-name="P516"><text:s text:c="2"/>int one_number, another_number;</text:p>
            <text:p text:style-name="P516"><text:s text:c="2"/>in_stream &gt;&gt; one_number &gt;&gt; another_number;</text:p>
            <text:p text:style-name="P388"><text:s text:c="2"/>out_stream &lt;&lt; "one_number = " &lt;&lt; one_number;</text:p>
          </table:table-cell>
        </table:table-row>
        <table:table-row>
          <table:table-cell table:style-name="Table12.A2" office:value-type="string">
            <text:p text:style-name="P542"><text:span text:style-name="T1">[4] CLOSE: </text:span>close every stream...</text:p>
            <text:p text:style-name="P388"><text:s text:c="2"/>in_stream.close();</text:p>
            <text:p text:style-name="P388"><text:s text:c="2"/>out_stream.close();</text:p>
          </table:table-cell>
        </table:table-row>
      </table:table>
      <text:p text:style-name="P88"/>
      <text:p text:style-name="P20"><text:s/>File Names as Input 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02">Use a character array / <text:span text:style-name="T86">C-String</text:span> (array that ends in in the null character "<text:span text:style-name="T86">\0</text:span>")</text:p>
          </table:table-cell>
        </table:table-row>
        <table:table-row>
          <table:table-cell table:style-name="Table14.A2" office:value-type="string">
            <text:p text:style-name="P396"><text:span text:style-name="T1">[1] DECLARATION: </text:span>char file_name[16]</text:p>
            <text:p text:style-name="P203"><text:s text:c="2"/><text:span text:style-name="T72">Argument</text:span>: Use one more than the maximum number of</text:p>
            <text:p text:style-name="P397"><text:s text:c="2"/>characters (additional char is for the null char).</text:p>
            <text:p text:style-name="P397"><text:s text:c="2"/><text:span text:style-name="T76">Initialize</text:span><text:span text:style-name="T87">: Can initialize when declared. </text:span></text:p>
            <text:p text:style-name="P203"><text:s text:c="4"/><text:span text:style-name="T87">char var1[20] = "Hi There"; // need not fill all</text:span></text:p>
            <text:p text:style-name="P203"><text:s text:c="4"/><text:span text:style-name="T87">char var1[] = "Hi There";</text:span></text:p>
          </table:table-cell>
        </table:table-row>
        <table:table-row>
          <table:table-cell table:style-name="Table14.A2" office:value-type="string">
            <text:p text:style-name="P202"><text:span text:style-name="T1">[2] INPUT:</text:span><text:span text:style-name="T46"> c</text:span>out &lt;&lt; "Enter file name (15 char max): ";</text:p>
            <text:p text:style-name="P202"><text:s text:c="11"/>cin &gt;&gt; file_name[16];</text:p>
          </table:table-cell>
        </table:table-row>
        <table:table-row>
          <table:table-cell table:style-name="Table14.A2" office:value-type="string">
            <text:p text:style-name="P153"><text:span text:style-name="T1">[3] USE</text:span> the string variable (character array) as the</text:p>
            <text:p text:style-name="P397"><text:s text:c="4"/>argument to open: <text:s/></text:p>
            <text:p text:style-name="P202"><text:s text:c="11"/>in_stream.open(file_name);</text:p>
          </table:table-cell>
        </table:table-row>
      </table:table>
      <text:p text:style-name="P107"/>
      <text:p text:style-name="P107"/>
      <text:p text:style-name="P37"><text:s/>Check File Open 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11">Always follow a call to "open" with a test to assure it was successful.</text:p>
            <text:p text:style-name="P411">- Use <text:span text:style-name="T1">.fail() </text:span>to test if the stream operation failed.</text:p>
            <text:p text:style-name="P201">- Example: <text:s/>in_stream.open("stuff.data");</text:p>
            <text:p text:style-name="P201"><text:s text:c="12"/>if ( in_stream.fail() )</text:p>
            <text:p text:style-name="P201"><text:s text:c="12"/>{</text:p>
            <text:p text:style-name="P201"><text:s text:c="16"/>cout &lt;&lt; "Fail, maggot!";</text:p>
            <text:p text:style-name="P201"><text:s text:c="16"/>exit(1);</text:p>
            <text:p text:style-name="P201"><text:s text:c="12"/>}</text:p>
          </table:table-cell>
        </table:table-row>
        <table:table-row>
          <table:table-cell table:style-name="Table13.A2" office:value-type="string">
            <text:p text:style-name="P201"><text:span text:style-name="T1">exit(int): </text:span>exits program immediately</text:p>
            <text:p text:style-name="P201">- <text:span text:style-name="T21">int</text:span> can be any integer; non-zero for errors</text:p>
          </table:table-cell>
        </table:table-row>
        <table:table-row>
          <table:table-cell table:style-name="Table13.A2" office:value-type="string">
            <text:p text:style-name="P336">Member Functions that check the state of a stream:</text:p>
            <text:p text:style-name="P201"><text:span text:style-name="T1"><text:s/>.bad()</text:span> <text:s/>Check whether badbit is set</text:p>
            <text:p text:style-name="P201"><text:span text:style-name="T1"><text:s/>.good()</text:span> Check whether state of stream is good</text:p>
            <text:p text:style-name="P201"><text:span text:style-name="T1"><text:s/>.fail()</text:span> Check whether either failbit or badbit is set</text:p>
            <text:p text:style-name="P201"><text:span text:style-name="T1"><text:s/>.eof()</text:span> <text:s/>Check whether eofbit is set</text:p>
          </table:table-cell>
        </table:table-row>
      </table:table>
      <text:p text:style-name="P86"/>
      <text:p text:style-name="P32"><text:s/>Input Until EOF 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520">Every input-file stream has an .eof() member function</text:p>
            <text:p text:style-name="P207">EXAMPLE: <text:s text:c="3"/>in_stream.get(var_next)</text:p>
            <text:p text:style-name="P207"><text:s text:c="12"/>while ( ! in_stream<text:span text:style-name="T1">.eof()</text:span> ) <text:s/>// boolean</text:p>
            <text:p text:style-name="P207"><text:s text:c="12"/>{</text:p>
            <text:p text:style-name="P207"><text:s text:c="16"/>// do something with each variable</text:p>
            <text:p text:style-name="P207"><text:s text:c="16"/>in_stream.get(var_next)</text:p>
            <text:p text:style-name="P207"><text:s text:c="12"/>}</text:p>
          </table:table-cell>
        </table:table-row>
        <table:table-row>
          <table:table-cell table:style-name="Table20.A2" office:value-type="string">
            <text:p text:style-name="P520">OR: Read numbers from a file until there are no more numbers to read (control stmt is input stmt, too):</text:p>
            <text:p text:style-name="P207"><text:s text:c="12"/>while (in_stream &gt;&gt; var_next)</text:p>
            <text:p text:style-name="P207"><text:s text:c="12"/>{</text:p>
            <text:p text:style-name="P207"><text:s text:c="16"/>// do something with each variable</text:p>
            <text:p text:style-name="P207"><text:s text:c="12"/>}</text:p>
          </table:table-cell>
        </table:table-row>
        <table:table-row>
          <table:table-cell table:style-name="Table20.A2" office:value-type="string">
            <text:p text:style-name="P480">cin.eof()</text:p>
            <text:p text:style-name="P420">- EOF for cin: "<text:span text:style-name="T1">ctrl-z</text:span>" (Windows) or "<text:span text:style-name="T1">ctrl-d</text:span>" (Linux)</text:p>
            <text:p text:style-name="P420">- Example: loop input until EOF</text:p>
            <text:p text:style-name="P155"><text:s text:c="4"/>while ( !cin.eof() )</text:p>
            <text:p text:style-name="P155"><text:s text:c="4"/>{</text:p>
            <text:p text:style-name="P155"><text:s text:c="8"/>cin &gt;&gt; str;</text:p>
            <text:p text:style-name="P155"><text:s text:c="8"/>... do fancy things... </text:p>
            <text:p text:style-name="P155"><text:s text:c="4"/>}</text:p>
          </table:table-cell>
        </table:table-row>
      </table:table>
      <text:p text:style-name="P115"/>
      <text:p text:style-name="P115"/>
      <text:p text:style-name="P115"/>
      <text:p text:style-name="P115"/>
      <text:p text:style-name="P115"/>
      <text:p text:style-name="P33"><text:s/><text:span text:style-name="T129">cin.ignore(int, char)</text:span> </text:p>
      <table:table table:name="Table97" table:style-name="Table97">
        <table:table-column table:style-name="Table97.A"/>
        <table:table-row>
          <table:table-cell table:style-name="Table97.A1" office:value-type="string">
            <text:p text:style-name="P275">Used to ignore up to int characters or until char d<text:span text:style-name="T176">e</text:span>l<text:span text:style-name="T176">i</text:span>m<text:span text:style-name="T176">it</text:span>er.</text:p>
          </table:table-cell>
        </table:table-row>
        <table:table-row>
          <table:table-cell table:style-name="Table97.A2" office:value-type="string">
            <text:p text:style-name="P581"><text:span text:style-name="T1">Example:</text:span> read in a fraction...</text:p>
            <text:p text:style-name="P275"><text:s text:c="4"/>int numerator, denominator;</text:p>
            <text:p text:style-name="P275"><text:s text:c="4"/>cin &gt;&gt; numerator;</text:p>
            <text:p text:style-name="P275"><text:s text:c="4"/>cin.ignore(256, '/'); </text:p>
            <text:p text:style-name="P581"><text:s text:c="4"/>cin &gt;&gt; denominator;</text:p>
            <text:p text:style-name="P275">That will read in an int, ignore up to 256 characters or until the '/' and then read in the next in.</text:p>
          </table:table-cell>
        </table:table-row>
      </table:table>
      <text:p text:style-name="P115"/>
      <text:p text:style-name="P115"/>
      <text:p text:style-name="P115"/>
      <text:p text:style-name="P29"><text:s/><text:span text:style-name="T52">Formatting</text:span> Output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6">cout.setf(ios::fixed);</text:p>
            <text:p text:style-name="P196">cout.setf(ios::showpoint);</text:p>
            <text:p text:style-name="P196">cout.precision(2);</text:p>
          </table:table-cell>
          <table:table-cell table:style-name="Table1.B1" table:number-rows-spanned="2" office:value-type="string">
            <text:p text:style-name="P195">Change the precision by issuing a new .precision(4) <text:span text:style-name="T41">statement.</text:span></text:p>
            <text:p text:style-name="P197">Don't need to set the flags again.</text:p>
          </table:table-cell>
        </table:table-row>
        <table:table-row>
          <table:table-cell table:style-name="Table1.A2" office:value-type="string">
            <text:p text:style-name="P198">out_stream.setf(ios::fixed);</text:p>
            <text:p text:style-name="P198">out_stream.setf(ios::showpoint);</text:p>
            <text:p text:style-name="P198">out_stream.precision(2);</text:p>
          </table:table-cell>
          <table:covered-table-cell/>
        </table:table-row>
      </table:table>
      <text:p text:style-name="P87"/>
      <text:p text:style-name="P28"><text:s/>Formatting Flags 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347">ios::fixed</text:p>
          </table:table-cell>
          <table:table-cell table:style-name="Table16.B1" office:value-type="string">
            <text:p text:style-name="P204">floating-point numbers not written in e-notation</text:p>
          </table:table-cell>
        </table:table-row>
        <table:table-row>
          <table:table-cell table:style-name="Table16.A2" office:value-type="string">
            <text:p text:style-name="P347">ios::scientific</text:p>
          </table:table-cell>
          <table:table-cell table:style-name="Table16.B2" office:value-type="string">
            <text:p text:style-name="P204">floating-point numbers written in e-notation</text:p>
          </table:table-cell>
        </table:table-row>
        <table:table-row>
          <table:table-cell table:style-name="Table16.A2" office:value-type="string">
            <text:p text:style-name="P347">ios::showpoint</text:p>
          </table:table-cell>
          <table:table-cell table:style-name="Table16.B3" office:value-type="string">
            <text:p text:style-name="P204">always show decimal point and trailing zeros</text:p>
          </table:table-cell>
        </table:table-row>
        <table:table-row>
          <table:table-cell table:style-name="Table16.A2" office:value-type="string">
            <text:p text:style-name="P347">ios::showpos</text:p>
          </table:table-cell>
          <table:table-cell table:style-name="Table16.B4" office:value-type="string">
            <text:p text:style-name="P204">always show + for positive numbers</text:p>
          </table:table-cell>
        </table:table-row>
        <table:table-row>
          <table:table-cell table:style-name="Table16.A2" office:value-type="string">
            <text:p text:style-name="P347">ios::right</text:p>
          </table:table-cell>
          <table:table-cell table:style-name="Table16.B5" office:value-type="string">
            <text:p text:style-name="P204">right justified in space specified [this is DEFAULT behavior]</text:p>
          </table:table-cell>
        </table:table-row>
        <table:table-row>
          <table:table-cell table:style-name="Table16.A2" office:value-type="string">
            <text:p text:style-name="P347">ios::left</text:p>
          </table:table-cell>
          <table:table-cell table:style-name="Table16.B6" office:value-type="string">
            <text:p text:style-name="P204">left justified in space specified</text:p>
          </table:table-cell>
        </table:table-row>
      </table:table>
      <text:p text:style-name="P87"/>
      <text:p text:style-name="P139"><text:span text:style-name="T54"><text:s/></text:span><text:span text:style-name="T55">Set Width 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05"><text:span text:style-name="T1">width</text:span> - member function, must be accompanied by dot (.) operator; applies ONLY to the NEXT item output. </text:p>
            <text:p text:style-name="P205"><text:s text:c="8"/>cout.width(4);</text:p>
            <text:p text:style-name="P205"><text:s text:c="8"/>cout &lt;&lt; 7 &lt;&lt; endl; <text:s/>// prints " <text:s text:c="2"/>7"</text:p>
          </table:table-cell>
        </table:table-row>
        <table:table-row>
          <table:table-cell table:style-name="Table17.A2" office:value-type="string">
            <text:p text:style-name="P205"><text:span text:style-name="T1">setw()</text:span> - manipulator (see below)</text:p>
          </table:table-cell>
        </table:table-row>
      </table:table>
      <text:p text:style-name="P87"/>
      <text:p text:style-name="P8"><text:s/><text:span text:style-name="T53">Manipulators 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06">A manipulator is a function that is called in a non-traditional way and placed after insertion operator &lt;&lt;</text:p>
          </table:table-cell>
        </table:table-row>
        <table:table-row>
          <table:table-cell table:style-name="Table18.A2" office:value-type="string">
            <text:p text:style-name="P474">endl</text:p>
            <text:p text:style-name="P206">- Inserts a new-line character and flushes the stream</text:p>
          </table:table-cell>
        </table:table-row>
        <table:table-row>
          <table:table-cell table:style-name="Table18.A2" office:value-type="string">
            <text:p text:style-name="P474">setw (int n);</text:p>
            <text:p text:style-name="P406">- Sets field width to be used on output operations.</text:p>
            <text:p text:style-name="P406">- n = number of characters to be used as field width.</text:p>
            <text:p text:style-name="P406">- declared in header <text:span text:style-name="T21">&lt;iomanip&gt; </text:span></text:p>
            <text:p text:style-name="P206">- Example: cout &lt;&lt; setw(4) &lt;&lt; 10 &lt;&lt; setw(4) &lt;&lt; 30 ;</text:p>
          </table:table-cell>
        </table:table-row>
        <table:table-row>
          <table:table-cell table:style-name="Table18.A2" office:value-type="string">
            <text:p text:style-name="P339">setprecision (int n);</text:p>
            <text:p text:style-name="P206">- Sets the decimal precision used to format output</text:p>
            <text:p text:style-name="P406"><text:s text:c="2"/>floating-point values</text:p>
            <text:p text:style-name="P406">- n = new value for the decimal precision.</text:p>
            <text:p text:style-name="P406">- declared in header &lt;iomanip&gt;.</text:p>
            <text:p text:style-name="P152">- Example: <text:s/></text:p>
            <text:p text:style-name="P206"><text:s text:c="5"/>cout.setf(ios::fixed);</text:p>
            <text:p text:style-name="P206"><text:s text:c="5"/>cout.setf(ios::showpoint);</text:p>
            <text:p text:style-name="P206"><text:s text:c="5"/>cout &lt;&lt; "$" &lt;&lt; setprecision(2) &lt;&lt; 10.3 &lt;&lt; endl</text:p>
          </table:table-cell>
        </table:table-row>
      </table:table>
      <text:p text:style-name="P89"/>
      <text:p text:style-name="P89"/>
      <text:p text:style-name="P87"/>
      <text:p text:style-name="P87"/>
      <text:p text:style-name="P86"/>
      <text:p text:style-name="P86"/>
      <text:p text:style-name="P86"/>
      <text:p text:style-name="P551"/>
      <text:p text:style-name="P39"><text:s/>Arrays – General 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340">Declare:</text:p>
            <text:p text:style-name="P521"><text:s text:c="4"/>double score[5] <text:s/>// Declare array of 5 <text:span text:style-name="T177">integers</text:span></text:p>
            <text:p text:style-name="P407"><text:span text:style-name="T73">DO NOT</text:span> use <text:span text:style-name="T72">variables</text:span> in array declarations</text:p>
            <text:p text:style-name="P212"><text:s text:c="4"/>cin &gt;&gt; number;</text:p>
            <text:p text:style-name="P521"><text:s text:c="4"/>char score[number]; // use a dynam array (pointer)</text:p>
            <text:p text:style-name="P407"><text:span text:style-name="T72">You can</text:span>, however, use <text:span text:style-name="T78">CONSTANTS</text:span> in array declarations</text:p>
            <text:p text:style-name="P212"><text:s text:c="4"/>const int NUMBER = 5;</text:p>
            <text:p text:style-name="P212"><text:s text:c="4"/>int score[NUMBER];</text:p>
          </table:table-cell>
        </table:table-row>
        <table:table-row>
          <table:table-cell table:style-name="Table26.A2" office:value-type="string">
            <text:p text:style-name="P407"><text:span text:style-name="T1">Initialize:</text:span> ...when you declare it by using<text:span text:style-name="T1"> { }</text:span></text:p>
            <text:p text:style-name="P212"><text:s text:c="4"/>int children[3] = {3, 12, 1} <text:s/>// can omit argument</text:p>
            <text:p text:style-name="P407"><text:s text:c="4"/>int children[] = {3, 12, 1} <text:s text:c="2"/>// same as above</text:p>
            <text:p text:style-name="P212">Any array values not initialized are set to 0 of the base type.</text:p>
          </table:table-cell>
        </table:table-row>
        <table:table-row>
          <table:table-cell table:style-name="Table26.A2" office:value-type="string">
            <text:p text:style-name="P407"><text:span text:style-name="T1">Reference: </text:span><text:s/>score[0] <text:s/>// Ref to the int at first index</text:p>
            <text:p text:style-name="P212">- An indexed variable can be used any place an</text:p>
            <text:p text:style-name="P407"><text:s text:c="2"/><text:span text:style-name="T177">ordinary</text:span> variable of this type can be used.</text:p>
            <text:p text:style-name="P212">- Expressions can be used in the brackets as long as</text:p>
            <text:p text:style-name="P212"><text:s text:c="2"/>they <text:span text:style-name="T177">evaluate</text:span> to integers within the range of the</text:p>
            <text:p text:style-name="P212"><text:s text:c="2"/>array's indexes ( score[n+1] ).</text:p>
          </table:table-cell>
        </table:table-row>
      </table:table>
      <text:p text:style-name="P86"/>
      <text:p text:style-name="P54"><text:s/>Partially-Filled Arrays 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426">Requires an additional call-by-reference value.</text:p>
            <text:p text:style-name="P238">- Additional parameter in functions to keep track of</text:p>
            <text:p text:style-name="P238"><text:s text:c="2"/>how many elements of the array have been used.</text:p>
          </table:table-cell>
        </table:table-row>
        <table:table-row>
          <table:table-cell table:style-name="Table29.A2" office:value-type="string">
            <text:p text:style-name="P483">Example: </text:p>
            <text:p text:style-name="P426"><text:s text:c="4"/>void funct(int a[], int size, <text:span text:style-name="T1">int&amp; number_used</text:span>);</text:p>
            <text:p text:style-name="P238"><text:s text:c="4"/>// array "a" is passed with its declared size</text:p>
            <text:p text:style-name="P238"><text:s text:c="4"/>// number_used is computed in the <text:span text:style-name="T177">function</text:span></text:p>
          </table:table-cell>
        </table:table-row>
      </table:table>
      <text:p text:style-name="P93"/>
      <text:p text:style-name="P55"><text:s/>Multidimensional Arrays: "Pages" 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39"><text:span text:style-name="T1">1. Declaration: </text:span><text:s/>char page[30][100] </text:p>
            <text:p text:style-name="P239"><text:s text:c="3"/>// declares 30 arrays of 100 elements each</text:p>
          </table:table-cell>
        </table:table-row>
        <table:table-row>
          <table:table-cell table:style-name="Table30.A2" office:value-type="string">
            <text:p text:style-name="P427"><text:span text:style-name="T1">2. Indexed Variable</text:span> (will have two indexes)</text:p>
            <text:p text:style-name="P239"><text:s text:c="3"/>SYNTAX: <text:s/>page[which array][which element]</text:p>
            <text:p text:style-name="P427"><text:s text:c="12"/>page[row][column]</text:p>
            <text:p text:style-name="P239"><text:s text:c="3"/>EXAMPLE: page[2][50]</text:p>
            <text:p text:style-name="P239"><text:s text:c="12"/>page[0][0], page [0][1], page [0][2] ...</text:p>
            <text:p text:style-name="P239"><text:s text:c="12"/>page[1][0], page [1][1], page [1][2] ...</text:p>
            <text:p text:style-name="P239"><text:s text:c="12"/>page[2][0], page [2][1], page [2][2] ...</text:p>
          </table:table-cell>
        </table:table-row>
        <table:table-row>
          <table:table-cell table:style-name="Table30.A2" office:value-type="string">
            <text:p text:style-name="P356">3. As a function parameter:</text:p>
            <text:p text:style-name="P239"><text:s text:c="3"/>void funct(const char p[][100], int size_dim_1);</text:p>
            <text:p text:style-name="P239"><text:s text:c="3"/>// The size_dim_1 is the first dimension (not</text:p>
            <text:p text:style-name="P239"><text:s text:c="6"/>given in the first parameter when declared).</text:p>
          </table:table-cell>
        </table:table-row>
      </table:table>
      <text:p text:style-name="P93"/>
      <text:p text:style-name="P38"><text:s/>Arrays in Functions 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13">You can pass entire arrays or indexed variables...</text:p>
          </table:table-cell>
        </table:table-row>
        <table:table-row>
          <table:table-cell table:style-name="Table27.A2" office:value-type="string">
            <text:p text:style-name="P475">Indexed Variables:</text:p>
            <text:p text:style-name="P213"><text:s text:c="2"/>my_funct(score[i]) // pass an indexed var to a funct</text:p>
          </table:table-cell>
        </table:table-row>
        <table:table-row>
          <table:table-cell table:style-name="Table27.A2" office:value-type="string">
            <text:p text:style-name="P408"><text:span text:style-name="T1">Entire Array:</text:span> </text:p>
            <text:p text:style-name="P213"><text:s text:c="2"/>The parameter is an ARRAY PARAMETER. See below... </text:p>
          </table:table-cell>
        </table:table-row>
        <table:table-row>
          <table:table-cell table:style-name="Table27.A2" office:value-type="string">
            <text:p text:style-name="P481">Functions CANNOT Return Arrays</text:p>
            <text:p text:style-name="P421">- You can return a pointer* to an array, though.</text:p>
          </table:table-cell>
        </table:table-row>
      </table:table>
      <text:p text:style-name="P116"/>
      <text:p text:style-name="P38"><text:s/>Arrays as Parameters (in Functions) 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408">Indicated with empty square brackets. <text:s/><text:span text:style-name="T1">[]</text:span></text:p>
            <text:p text:style-name="P213">- An array parameter functions similar to a</text:p>
            <text:p text:style-name="P408"><text:s text:c="2"/>call-by-reference.</text:p>
            <text:p text:style-name="P213">- The array passed as an argument is changed by</text:p>
            <text:p text:style-name="P213"><text:s text:c="2"/>the function.</text:p>
          </table:table-cell>
        </table:table-row>
        <table:table-row>
          <table:table-cell table:style-name="Table28.A2" office:value-type="string">
            <text:p text:style-name="P475">1. Function Declaration:</text:p>
            <text:p text:style-name="P213"><text:s text:c="3"/>void fill_up(int a[], int size);</text:p>
          </table:table-cell>
        </table:table-row>
        <table:table-row>
          <table:table-cell table:style-name="Table28.A2" office:value-type="string">
            <text:p text:style-name="P475">2. Function Call: </text:p>
            <text:p text:style-name="P213"><text:s text:c="3"/>int score[5], array_size(5); </text:p>
            <text:p text:style-name="P408"><text:s text:c="6"/>// declares array &amp; integer variables</text:p>
            <text:p text:style-name="P213"><text:s text:c="3"/>fill_up(score, array_size); <text:s/></text:p>
            <text:p text:style-name="P213"><text:s text:c="6"/>// array argument WITHOUT BRACKETS <text:span text:style-name="T84">(see below*)</text:span></text:p>
          </table:table-cell>
        </table:table-row>
        <table:table-row>
          <table:table-cell table:style-name="Table28.A2" office:value-type="string">
            <text:p text:style-name="P475">3. Function Definition:</text:p>
            <text:p text:style-name="P213"><text:s text:c="3"/>void fill_up(int a[], int size) { ... }</text:p>
          </table:table-cell>
        </table:table-row>
        <table:table-row>
          <table:table-cell table:style-name="Table28.A2" office:value-type="string">
            <text:p text:style-name="P214">* Just like the "&amp;" for the call-by-reference is used</text:p>
            <text:p text:style-name="P214"><text:s text:c="2"/>only in the decl. and def., not in the call. The</text:p>
            <text:p text:style-name="P214"><text:s text:c="2"/>mechanism (array, call-by-ref) is established in the</text:p>
            <text:p text:style-name="P214"><text:s text:c="2"/>declaration and definition. The call just plugs a</text:p>
            <text:p text:style-name="P214"><text:s text:c="2"/>variable into that mechanism.</text:p>
          </table:table-cell>
        </table:table-row>
        <table:table-row>
          <table:table-cell table:style-name="Table28.A2" office:value-type="string">
            <text:p text:style-name="P475">Constant Array Parameter: </text:p>
            <text:p text:style-name="P215">- Used as a precaution to make sure the array is not</text:p>
            <text:p text:style-name="P409"><text:s text:c="2"/>changed <text:span text:style-name="T85">when passed into the function</text:span></text:p>
            <text:p text:style-name="P215">- Include the key word "const" in the Function</text:p>
            <text:p text:style-name="P409"><text:s text:c="2"/>Declaration/Definition:</text:p>
            <text:p text:style-name="P213"><text:s text:c="3"/>void <text:span text:style-name="T85">function</text:span>(const int a[], int size_of_a);</text:p>
          </table:table-cell>
        </table:table-row>
        <table:table-row>
          <table:table-cell table:style-name="Table28.A2" office:value-type="string">
            <text:p text:style-name="P179">[ ] is same as * in function parameters</text:p>
            <text:p text:style-name="P583"><text:s text:c="3"/>void fill_up(int a[], int size); <text:s/>// <text:span text:style-name="T142">same</text:span></text:p>
            <text:p text:style-name="P514"><text:s text:c="3"/>void fill_up(int *a, int size); <text:s text:c="2"/>// <text:span text:style-name="T142">same</text:span></text:p>
            <text:p text:style-name="P174">- The array parameter is changed to a pointer by the</text:p>
            <text:p text:style-name="P174"><text:s text:c="2"/>compiler, <text:span text:style-name="T143">so you can pass a pointer instead</text:span>.</text:p>
            <text:p text:style-name="P174">- An array variable is a pointer variable containing</text:p>
            <text:p text:style-name="P174"><text:s text:c="2"/>the address to the first element of the array.</text:p>
            <text:p text:style-name="P564">- Example 1:</text:p>
            <text:p text:style-name="P174"><text:s text:c="4"/>int a[10];</text:p>
            <text:p text:style-name="P174"><text:s text:c="4"/>int *p;</text:p>
            <text:p text:style-name="P174"><text:s text:c="4"/>p = a; <text:s/>// p points to same address as a</text:p>
            <text:p text:style-name="P174"><text:s text:c="4"/><text:span text:style-name="T141">assert( p[0] == a[0] ); // true</text:span></text:p>
            <text:p text:style-name="P175"><text:s text:c="4"/><text:span text:style-name="T141">assert( p[1] == a[1] ); // true, etc.</text:span></text:p>
            <text:p text:style-name="P563">- <text:span text:style-name="T141">Example 2:</text:span></text:p>
            <text:p text:style-name="P175"><text:s text:c="4"/><text:span text:style-name="T141">a = p; // illegal: cannot change array's pointer</text:span></text:p>
          </table:table-cell>
        </table:table-row>
      </table:table>
      <text:p text:style-name="P86"/>
      <text:p text:style-name="P14"><text:s/><text:span text:style-name="T140">Array of Pointers </text:span></text:p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P290"><text:s text:c="2"/>int **array_ptr_var; </text:p>
            <text:p text:style-name="P290"><text:s text:c="6"/>// declare a pointer to pointers</text:p>
            <text:p text:style-name="P290"><text:s text:c="2"/>array_ptr_var = new int*[100]</text:p>
            <text:p text:style-name="P290"><text:s text:c="5"/>// create 100 new pointers in the pointer array</text:p>
          </table:table-cell>
        </table:table-row>
      </table:table>
      <text:p text:style-name="P86"/>
      <text:p text:style-name="P86"/>
      <text:p text:style-name="P86"/>
      <text:p text:style-name="P86"/>
      <text:p text:style-name="P86"/>
      <text:p text:style-name="P10"><text:s/><text:span text:style-name="T96">Vectors: General </text:span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224"><text:span text:style-name="T97">Vectors are l</text:span>ike <text:span text:style-name="T29">arrays</text:span> that can <text:span text:style-name="T29">grow and shrink</text:span> while a program is running. A vector has a <text:span text:style-name="T29">base type</text:span> and stores values of that base type.</text:p>
          </table:table-cell>
        </table:table-row>
        <table:table-row>
          <table:table-cell table:style-name="Table45.A2" office:value-type="string">
            <text:p text:style-name="P224"><text:span text:style-name="T1">Library: </text:span><text:s text:c="3"/>#include &lt;vector&gt;</text:p>
            <text:p text:style-name="P224"><text:s text:c="12"/>using namespace std;</text:p>
          </table:table-cell>
        </table:table-row>
        <table:table-row>
          <table:table-cell table:style-name="Table45.A2" office:value-type="string">
            <text:p text:style-name="P353">Declare:<text:span text:style-name="T46"> declare variable v, vector of type int...</text:span></text:p>
            <text:p text:style-name="P224"><text:s text:c="4"/>vector&lt;int&gt; v;</text:p>
          </table:table-cell>
        </table:table-row>
        <table:table-row>
          <table:table-cell table:style-name="Table45.A2" office:value-type="string">
            <text:p text:style-name="P414"><text:span text:style-name="T1">Constructor: </text:span><text:span text:style-name="T98">i</text:span>nitializ<text:span text:style-name="T98">e</text:span> 10 positions to 0...</text:p>
            <text:p text:style-name="P224"><text:s text:c="4"/>vector&lt;int&gt; v(10); <text:s/></text:p>
          </table:table-cell>
        </table:table-row>
        <table:table-row>
          <table:table-cell table:style-name="Table45.A2" office:value-type="string">
            <text:p text:style-name="P476">Declare &amp; Initialize:</text:p>
            <text:p text:style-name="P224"><text:s text:c="4"/>vector&lt;double&gt; sample = {0.0, 1.1, 2.2};</text:p>
          </table:table-cell>
        </table:table-row>
        <table:table-row>
          <table:table-cell table:style-name="Table45.A2" office:value-type="string">
            <text:p text:style-name="P476">Use: </text:p>
            <text:p text:style-name="P154"><text:s text:c="4"/>v[i] = 42; <text:s/>// square brackets: change elements</text:p>
            <text:p text:style-name="P224"><text:s text:c="4"/>v[i]; <text:s text:c="6"/>// square brackets: access elements</text:p>
          </table:table-cell>
        </table:table-row>
        <table:table-row>
          <table:table-cell table:style-name="Table45.A2" office:value-type="string">
            <text:p text:style-name="P476">Restriction:</text:p>
            <text:p text:style-name="P414">You cannot initialize <text:span text:style-name="T99">new </text:span>elements <text:span text:style-name="T99">in a current vector </text:span>with the square bracket notation.</text:p>
            <text:p text:style-name="P224">- You can only change element<text:span text:style-name="T99">s</text:span> that ha<text:span text:style-name="T99">ve</text:span> already been</text:p>
            <text:p text:style-name="P414"><text:s text:c="2"/>assigned <text:span text:style-name="T99">in the vector</text:span>.</text:p>
            <text:p text:style-name="P224">- <text:span text:style-name="T99">To add new elements to the end of an existing vector</text:span></text:p>
            <text:p text:style-name="P224"><text:s text:c="2"/><text:span text:style-name="T99">use the member function </text:span><text:span text:style-name="T4">.push_back()</text:span></text:p>
          </table:table-cell>
        </table:table-row>
      </table:table>
      <text:p text:style-name="P91"/>
      <text:p text:style-name="P45"><text:s/>Vector Member Functions 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53">.push_back(value) <text:s/></text:p>
            <text:p text:style-name="P224">Adds elements to the end of a vector. Example:</text:p>
            <text:p text:style-name="P224"><text:s text:c="4"/>vector&lt;double&gt; sample;</text:p>
            <text:p text:style-name="P224"><text:s text:c="4"/>sample.push_back(0.0);</text:p>
            <text:p text:style-name="P224"><text:s text:c="4"/>sample.push_back(1.1);</text:p>
            <text:p text:style-name="P224"><text:s text:c="4"/>sample.push_back(2.2);</text:p>
          </table:table-cell>
        </table:table-row>
        <table:table-row>
          <table:table-cell table:style-name="Table46.A2" office:value-type="string">
            <text:p text:style-name="P224"><text:span text:style-name="T1">.size()</text:span> <text:s text:c="33"/><text:span text:style-name="T21">sample.size()</text:span></text:p>
            <text:p text:style-name="P224">Returns number of elements in vector (returns unsigned int, not int; type cast if needed)</text:p>
          </table:table-cell>
        </table:table-row>
        <table:table-row>
          <table:table-cell table:style-name="Table46.A2" office:value-type="string">
            <text:p text:style-name="P224"><text:span text:style-name="T1">.capacity() <text:s text:c="8"/></text:span><text:s text:c="17"/><text:span text:style-name="T21">sample.capacity()</text:span></text:p>
            <text:p text:style-name="P224">Returns number of total potential elements (when size reaches capacity, capacity is doubled).</text:p>
          </table:table-cell>
        </table:table-row>
        <table:table-row>
          <table:table-cell table:style-name="Table46.A2" office:value-type="string">
            <text:p text:style-name="P224"><text:span text:style-name="T1">.reserve(num)</text:span> <text:s text:c="21"/><text:span text:style-name="T21">sample.reserve(num)</text:span></text:p>
            <text:p text:style-name="P224">Explicitly increase vector capacity to num</text:p>
          </table:table-cell>
        </table:table-row>
        <table:table-row>
          <table:table-cell table:style-name="Table46.A2" office:value-type="string">
            <text:p text:style-name="P224"><text:span text:style-name="T1">.resize(num)</text:span> <text:s text:c="23"/><text:span text:style-name="T21">sample.resize(num)</text:span></text:p>
            <text:p text:style-name="P224">Change vector size (up or down) to num.</text:p>
          </table:table-cell>
        </table:table-row>
      </table:table>
      <text:p text:style-name="P91"/>
      <text:p text:style-name="P46"><text:s/>Vectors &amp; Loops 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54">For-Loop:</text:p>
            <text:p text:style-name="P225"><text:s/>for (unsigned int i = 0; i &lt; sample.size(); i++)</text:p>
            <text:p text:style-name="P225"><text:s text:c="5"/>cout &lt;&lt; sample[i] &lt;&lt; endl;</text:p>
          </table:table-cell>
        </table:table-row>
        <table:table-row>
          <table:table-cell table:style-name="Table47.A2" office:value-type="string">
            <text:p text:style-name="P354">Ranged For-Loop:</text:p>
            <text:p text:style-name="P225"><text:s/>for (auto i : sample)</text:p>
            <text:p text:style-name="P225"><text:s text:c="5"/>cout &lt;&lt; sample[i] &lt;&lt; endl;</text:p>
          </table:table-cell>
        </table:table-row>
      </table:table>
      <text:p text:style-name="P91"/>
      <text:p text:style-name="P11"><text:s/><text:span text:style-name="T102">Vectors in Functions </text:span></text:p>
      <table:table table:name="Table65" table:style-name="Table65">
        <table:table-column table:style-name="Table65.A"/>
        <table:table-row>
          <table:table-cell table:style-name="Table65.A1" office:value-type="string">
            <text:p text:style-name="P478">Call-by-Value:</text:p>
            <text:p text:style-name="P231"><text:s text:c="2"/>void func_name(vector&lt;int&gt; var);</text:p>
          </table:table-cell>
        </table:table-row>
        <table:table-row>
          <table:table-cell table:style-name="Table65.A2" office:value-type="string">
            <text:p text:style-name="P478">Call-by-Reference: </text:p>
            <text:p text:style-name="P231"><text:s text:c="2"/>void func_name(vector&lt;int&gt;&amp; var);</text:p>
          </table:table-cell>
        </table:table-row>
        <table:table-row>
          <table:table-cell table:style-name="Table65.A2" office:value-type="string">
            <text:p text:style-name="P478">Pointer: </text:p>
            <text:p text:style-name="P231"><text:s text:c="2"/>void func_name(vector&lt;int&gt;* var);</text:p>
          </table:table-cell>
        </table:table-row>
      </table:table>
      <text:p text:style-name="P91"/>
      <text:p text:style-name="P91"/>
      <text:p text:style-name="P551"/>
      <text:p text:style-name="P41"><text:s/>C-Strings 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06">A C-style string is simply an <text:span text:style-name="T1">array of characters</text:span> that uses a <text:span text:style-name="T1">null terminator</text:span> (‘\0’, ascii code 0).</text:p>
            <text:p text:style-name="P218">- The null character serves as an end marker (<text:span text:style-name="T177">sentinel</text:span></text:p>
            <text:p text:style-name="P218"><text:s text:c="2"/>value) <text:span text:style-name="T128">and </text:span>is placed immediately after the last</text:p>
            <text:p text:style-name="P535"><text:s text:c="2"/>char of the array <text:span text:style-name="T158">(</text:span><text:span text:style-name="T12">not</text:span><text:span text:style-name="T158"> the </text:span><text:span text:style-name="T12">final</text:span><text:span text:style-name="T158"> char of the array)</text:span></text:p>
            <table:table table:name="Table57" table:style-name="Table57">
              <table:table-column table:style-name="Table57.A" table:number-columns-repeated="10"/>
              <table:table-row>
                <table:table-cell table:style-name="Table57.A1" office:value-type="string">
                  <text:p text:style-name="P309">H</text:p>
                </table:table-cell>
                <table:table-cell table:style-name="Table57.A1" office:value-type="string">
                  <text:p text:style-name="P308">o</text:p>
                </table:table-cell>
                <table:table-cell table:style-name="Table57.A1" office:value-type="string">
                  <text:p text:style-name="P308">w</text:p>
                </table:table-cell>
                <table:table-cell table:style-name="Table57.A1" office:value-type="string">
                  <text:p text:style-name="P308">d</text:p>
                </table:table-cell>
                <table:table-cell table:style-name="Table57.A1" office:value-type="string">
                  <text:p text:style-name="P308">y</text:p>
                </table:table-cell>
                <table:table-cell table:style-name="Table57.A1" office:value-type="string">
                  <text:p text:style-name="P370">\0</text:p>
                </table:table-cell>
                <table:table-cell table:style-name="Table57.A1" office:value-type="string">
                  <text:p text:style-name="P307"/>
                </table:table-cell>
                <table:table-cell table:style-name="Table57.A1" office:value-type="string">
                  <text:p text:style-name="P307"/>
                </table:table-cell>
                <table:table-cell table:style-name="Table57.A1" office:value-type="string">
                  <text:p text:style-name="P307"/>
                </table:table-cell>
                <table:table-cell table:style-name="Table57.J1" office:value-type="string">
                  <text:p text:style-name="P307"/>
                </table:table-cell>
              </table:table-row>
            </table:table>
            <text:p text:style-name="P575">- The null character distinguishes the C-string from</text:p>
            <text:p text:style-name="P218"><text:s text:c="2"/>a n<text:span text:style-name="T158">ormal</text:span> array of char.</text:p>
          </table:table-cell>
        </table:table-row>
      </table:table>
      <text:p text:style-name="P114"/>
      <text:p text:style-name="P41"><text:s/>C-String Variables 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345">Declare:</text:p>
            <text:p text:style-name="P217">char s[10]; // holds 9 letters + the null at the end</text:p>
          </table:table-cell>
        </table:table-row>
        <table:table-row>
          <table:table-cell table:style-name="Table33.A2" office:value-type="string">
            <text:p text:style-name="P345"><text:span text:style-name="T159">Declare &amp; </text:span>Initialize: </text:p>
            <text:p text:style-name="P219">char msg[20] = "Howdy"; // partially filled C-String</text:p>
            <text:p text:style-name="P219"><text:s text:c="24"/>// 20 char long including null</text:p>
            <text:p text:style-name="P219">char msg[] = "Howdy"; <text:s text:c="2"/>// auto sizes the C-String to</text:p>
            <text:p text:style-name="P219"><text:s text:c="24"/>// 6 (5 char + null)</text:p>
          </table:table-cell>
        </table:table-row>
        <table:table-row>
          <table:table-cell table:style-name="Table33.A2" office:value-type="string">
            <text:p text:style-name="P345">Usage: </text:p>
            <text:p text:style-name="P217">C-String variables can be partially filled or filled.</text:p>
          </table:table-cell>
        </table:table-row>
      </table:table>
      <text:p text:style-name="P114"/>
      <text:p text:style-name="P41"><text:s/>C-Strings: Assig<text:span text:style-name="T165">n</text:span>ment Operator (=) 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17"><text:span text:style-name="T161">You </text:span><text:span text:style-name="T13">c</text:span><text:span text:style-name="T1">annot</text:span> use a C-string variable in an assig<text:span text:style-name="T160">n</text:span>ment stat<text:span text:style-name="T160">e</text:span>ment ( <text:span text:style-name="T160">= only works when </text:span>initial<text:span text:style-name="T160">i</text:span>zing).</text:p>
            <text:p text:style-name="P217">- <text:span text:style-name="T14">C-Strings follow all the same rules as arrays.</text:span></text:p>
          </table:table-cell>
        </table:table-row>
        <table:table-row>
          <table:table-cell table:style-name="Table34.A2" office:value-type="string">
            <text:p text:style-name="P217">- Example: <text:s/>char a_string[10];</text:p>
            <text:p text:style-name="P217"><text:s text:c="12"/>a_string = "Hello"; <text:s/>// <text:span text:style-name="T1">ILLEGAL STMT. </text:span><text:span text:style-name="T13">BAD!</text:span></text:p>
          </table:table-cell>
        </table:table-row>
      </table:table>
      <text:p text:style-name="P114"/>
      <text:p text:style-name="P94"/>
      <text:p text:style-name="P13"><text:s/><text:span text:style-name="T91">C-String Input 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84">cin</text:p>
            <text:p text:style-name="P428">Will read input into a C-Str until the 1st whitespace.</text:p>
            <text:p text:style-name="P240"><text:s text:c="5"/>char a[50], b[50];</text:p>
            <text:p text:style-name="P240"><text:s text:c="5"/>cin &gt;&gt; a &gt;&gt; b; </text:p>
          </table:table-cell>
        </table:table-row>
        <table:table-row>
          <table:table-cell table:style-name="Table37.A2" office:value-type="string">
            <text:p text:style-name="P546">.<text:span text:style-name="T88">getline( cstring_var, max_char + 1, 'delim' )</text:span></text:p>
            <text:p text:style-name="P512">Reads entire line of input into a C-String variable. </text:p>
            <text:p text:style-name="P171">- Reads in until <text:span text:style-name="T157">'delim" char or</text:span> end of max_char in</text:p>
            <text:p text:style-name="P171"><text:s text:c="2"/>2nd parameter (+1 for null char at end: '\<text:span text:style-name="T91">0</text:span>').</text:p>
            <text:p text:style-name="P565">- <text:span text:style-name="T157">Example:</text:span></text:p>
            <text:p text:style-name="P171"><text:s text:c="4"/><text:span text:style-name="T157">char string[256];</text:span></text:p>
            <text:p text:style-name="P171"><text:s text:c="4"/><text:span text:style-name="T157">cin.getline( string, 256, '\n' );</text:span></text:p>
            <text:p text:style-name="P171"><text:s text:c="4"/><text:span text:style-name="T157">cout &lt;&lt; string;</text:span></text:p>
          </table:table-cell>
        </table:table-row>
      </table:table>
      <text:p text:style-name="P94"/>
      <text:p text:style-name="P100"/>
      <text:p text:style-name="P17"><text:s/><text:span text:style-name="T91">C-String Output </text:span></text:p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485">c<text:span text:style-name="T162">out</text:span></text:p>
            <text:p text:style-name="P453">Prints characters until it encounters the null char.</text:p>
          </table:table-cell>
        </table:table-row>
        <table:table-row>
          <table:table-cell table:style-name="Table117.A2" office:value-type="string">
            <text:p text:style-name="P500">Example:</text:p>
            <text:p text:style-name="P176"><text:s text:c="3"/>char name[20] = "Dipweed"; </text:p>
            <text:p text:style-name="P515"><text:s text:c="3"/>cout &lt;&lt; "My name is: " &lt;&lt; name <text:span text:style-name="T163">&lt;</text:span>&lt; <text:span text:style-name="T163">endl</text:span>;</text:p>
          </table:table-cell>
        </table:table-row>
      </table:table>
      <text:p text:style-name="P100"/>
      <text:p text:style-name="P94"/>
      <text:p text:style-name="P94"/>
      <text:p text:style-name="P94"/>
      <text:p text:style-name="P94"/>
      <text:p text:style-name="P42"><text:s/>C-Strings: Pred<text:span text:style-name="T164">e</text:span>fined Functions </text:p>
      <text:p text:style-name="P94"/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P371">strcpy( destination, source );</text:p>
          </table:table-cell>
        </table:table-row>
        <table:table-row>
          <table:table-cell table:style-name="Table118.A2" office:value-type="string">
            <text:p text:style-name="P310"><text:span text:style-name="T1">Copy string:</text:span> copies source into destination, including the null character (and stopping at that point).</text:p>
          </table:table-cell>
        </table:table-row>
        <table:table-row>
          <table:table-cell table:style-name="Table118.A2" office:value-type="string">
            <text:p text:style-name="P371">Parameters:</text:p>
            <text:p text:style-name="P310">- <text:span text:style-name="T1">destination:</text:span> destination array (or pointer to said</text:p>
            <text:p text:style-name="P310"><text:s text:c="2"/>array) where the content is to be copied.</text:p>
            <text:p text:style-name="P310"><text:s text:c="4"/><text:span text:style-name="T72">Remember</text:span>: an array variable (or cstring variable)</text:p>
            <text:p text:style-name="P310"><text:s text:c="4"/>is a pointer variable containing the address of</text:p>
            <text:p text:style-name="P310"><text:s text:c="4"/>the first element of the array.</text:p>
            <text:p text:style-name="P310"><text:s text:c="4"/><text:span text:style-name="T72">Therefore</text:span> passing an array/cstring variable to</text:p>
            <text:p text:style-name="P310"><text:s text:c="4"/>strcpy is in effect passing a pointer variable.</text:p>
            <text:p text:style-name="P385">- <text:span text:style-name="T1">source:</text:span> Cstring (or "string literal") to be copied.</text:p>
          </table:table-cell>
        </table:table-row>
        <table:table-row>
          <table:table-cell table:style-name="Table118.A2" office:value-type="string">
            <text:p text:style-name="P310"><text:span text:style-name="T1">Return Value: </text:span>destination is returned.</text:p>
          </table:table-cell>
        </table:table-row>
        <table:table-row>
          <table:table-cell table:style-name="Table118.A2" office:value-type="string">
            <text:p text:style-name="P310">Examples: strcpy (str2,str1);</text:p>
            <text:p text:style-name="P310"><text:s text:c="10"/>strcpy (str3,"copy successful")</text:p>
          </table:table-cell>
        </table:table-row>
      </table:table>
      <text:p text:style-name="P94"/>
      <text:p text:style-name="P94"/>
      <text:p text:style-name="P582"/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373">strcat( destination, source );</text:p>
          </table:table-cell>
        </table:table-row>
        <table:table-row>
          <table:table-cell table:style-name="Table120.A2" office:value-type="string">
            <text:p text:style-name="P312"><text:span text:style-name="T1">Concatenate strings: </text:span>Appends source to destination. </text:p>
            <text:p text:style-name="P312">- The terminating null character in destination is</text:p>
            <text:p text:style-name="P312"><text:s text:c="2"/>overwritten by the first character of source</text:p>
            <text:p text:style-name="P312">- A null-character is included at the end of the new</text:p>
            <text:p text:style-name="P312"><text:s text:c="2"/>string formed by the concatenation of both in</text:p>
            <text:p text:style-name="P312"><text:s text:c="2"/>destination.</text:p>
          </table:table-cell>
        </table:table-row>
        <table:table-row>
          <table:table-cell table:style-name="Table120.A2" office:value-type="string">
            <text:p text:style-name="P373">Parameters: </text:p>
            <text:p text:style-name="P312">- <text:span text:style-name="T1">destination: </text:span>Cstring large enough to contain <text:s/>result</text:p>
            <text:p text:style-name="P312">- <text:span text:style-name="T1">source:</text:span> Cstring (or "string literal" to be appended.</text:p>
          </table:table-cell>
        </table:table-row>
        <table:table-row>
          <table:table-cell table:style-name="Table120.A2" office:value-type="string">
            <text:p text:style-name="P312"><text:span text:style-name="T1">Return Value:</text:span> destination is returned.</text:p>
          </table:table-cell>
        </table:table-row>
        <table:table-row>
          <table:table-cell table:style-name="Table120.A2" office:value-type="string">
            <text:p text:style-name="P312"><text:span text:style-name="T1">Examples: </text:span>char str[80];</text:p>
            <text:p text:style-name="P312"><text:s text:c="10"/>strcpy (str,"these ");</text:p>
            <text:p text:style-name="P312"><text:s text:c="10"/>strcat (str,"strings ");</text:p>
            <text:p text:style-name="P312"><text:s text:c="10"/>strcat (str,"are ");</text:p>
            <text:p text:style-name="P312"><text:s text:c="10"/>strcat (str,"concatenated.");</text:p>
          </table:table-cell>
        </table:table-row>
      </table:table>
      <text:p text:style-name="P94"/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P377">strcmp( c-str1, c-str2 );</text:p>
          </table:table-cell>
        </table:table-row>
        <table:table-row>
          <table:table-cell table:style-name="Table119.A2" office:value-type="string">
            <text:p text:style-name="P316">Compare two cstrings (lexicographically: alpha-num)</text:p>
          </table:table-cell>
        </table:table-row>
        <table:table-row>
          <table:table-cell table:style-name="Table119.A2" office:value-type="string">
            <text:p text:style-name="P377">Return Value: </text:p>
            <text:p text:style-name="P316"><text:s text:c="3"/><text:span text:style-name="T1">0</text:span> <text:s/>the contents of both strings are equal</text:p>
            <text:p text:style-name="P316"><text:s text:c="2"/><text:span text:style-name="T1">&lt;0</text:span> <text:s/>c-str1 has a lower value than c-str2</text:p>
            <text:p text:style-name="P316"><text:s text:c="2"/><text:span text:style-name="T1">&gt;0</text:span> <text:s/>c-str1 has a greater value than c-str2</text:p>
          </table:table-cell>
        </table:table-row>
      </table:table>
      <text:p text:style-name="P101"/>
      <table:table table:name="Table122" table:style-name="Table122">
        <table:table-column table:style-name="Table122.A"/>
        <table:table-row>
          <table:table-cell table:style-name="Table122.A1" office:value-type="string">
            <text:p text:style-name="P375">strlen( c-str );</text:p>
          </table:table-cell>
        </table:table-row>
        <table:table-row>
          <table:table-cell table:style-name="Table122.A2" office:value-type="string">
            <text:p text:style-name="P314"><text:span text:style-name="T1">Returns</text:span> the length of the cstring c-str.</text:p>
            <text:p text:style-name="P314">- Length is up to but not including the null char.</text:p>
          </table:table-cell>
        </table:table-row>
        <table:table-row>
          <table:table-cell table:style-name="Table122.A2" office:value-type="string">
            <text:p text:style-name="P375">sizeof() vs. strlen()</text:p>
            <text:p text:style-name="P314">1. sizeof() returns the size of the entire array.</text:p>
            <text:p text:style-name="P314">2. strlen() returns the number of characters before</text:p>
            <text:p text:style-name="P314"><text:s text:c="12"/>the null terminator.</text:p>
          </table:table-cell>
        </table:table-row>
        <table:table-row>
          <table:table-cell table:style-name="Table122.A2" office:value-type="string">
            <text:p text:style-name="P314"><text:span text:style-name="T1">Example: </text:span>char name[20] = "Greg";</text:p>
            <text:p text:style-name="P314"><text:s text:c="9"/>sizeof(name); <text:s text:c="11"/>// returns 20</text:p>
            <text:p text:style-name="P314"><text:s text:c="9"/>strlen(name); <text:s text:c="11"/>// returns 4</text:p>
          </table:table-cell>
        </table:table-row>
      </table:table>
      <text:p text:style-name="P101"/>
      <text:p text:style-name="P587"><text:span text:style-name="T54"><text:s/>C-Strings: Pred</text:span><text:span text:style-name="T58">e</text:span><text:span text:style-name="T54">fined Functions </text:span></text:p>
      <text:p text:style-name="P101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72">strncpy( destination, source, num );</text:p>
          </table:table-cell>
        </table:table-row>
        <table:table-row>
          <table:table-cell table:style-name="Table35.A2" office:value-type="string">
            <text:p text:style-name="P311"><text:span text:style-name="T1">Copy string:</text:span> Copies the first num characters of source to destination. </text:p>
            <text:p text:style-name="P311">- Destination padded with zeros if longer than source.</text:p>
            <text:p text:style-name="P311">- No null-character is implicitly appended at the end</text:p>
            <text:p text:style-name="P311"><text:s text:c="2"/>of destination if source is longer than num.</text:p>
          </table:table-cell>
        </table:table-row>
        <table:table-row>
          <table:table-cell table:style-name="Table35.A2" office:value-type="string">
            <text:p text:style-name="P372">Parameters:</text:p>
            <text:p text:style-name="P311">- <text:span text:style-name="T1">destination: </text:span>destination array (or pointer to said</text:p>
            <text:p text:style-name="P311"><text:s text:c="2"/>array) where the content is to be copied.</text:p>
            <text:p text:style-name="P311">- <text:span text:style-name="T1">source: </text:span>Cstring (or "string literal") to be copied.</text:p>
            <text:p text:style-name="P311">- <text:span text:style-name="T1">num: </text:span>Max number of chars to be copied from source.</text:p>
          </table:table-cell>
        </table:table-row>
        <table:table-row>
          <table:table-cell table:style-name="Table35.A2" office:value-type="string">
            <text:p text:style-name="P311"><text:span text:style-name="T1">Return Value: </text:span>destination is returned.</text:p>
          </table:table-cell>
        </table:table-row>
        <table:table-row>
          <table:table-cell table:style-name="Table35.A2" office:value-type="string">
            <text:p text:style-name="P311"><text:span text:style-name="T1">Examples: </text:span>// copy to sized buffer (overflow safe):</text:p>
            <text:p text:style-name="P311"><text:s text:c="10"/>strncpy ( str2, str1, sizeof(str2) );</text:p>
            <text:p text:style-name="P585"><text:s text:c="9"/>// partial copy (only 5 chars):</text:p>
            <text:p text:style-name="P311"><text:s text:c="9"/>strncpy ( str3, str2, 5 );</text:p>
            <text:p text:style-name="P311"><text:s text:c="9"/>str3[5] = '\0';</text:p>
          </table:table-cell>
        </table:table-row>
      </table:table>
      <text:p text:style-name="P149"/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P374">strncat( destination, source, num );</text:p>
          </table:table-cell>
        </table:table-row>
        <table:table-row>
          <table:table-cell table:style-name="Table121.A2" office:value-type="string">
            <text:p text:style-name="P313"><text:span text:style-name="T1">Concatenate strings:</text:span> Appends the first num characters of source to destination, plus a null-character.</text:p>
            <text:p text:style-name="P313">- If the length of the C string in source is less than</text:p>
            <text:p text:style-name="P313"><text:s text:c="2"/>num, only the content up to the terminating null-</text:p>
            <text:p text:style-name="P313"><text:s text:c="2"/>character is copied.</text:p>
          </table:table-cell>
        </table:table-row>
        <table:table-row>
          <table:table-cell table:style-name="Table121.A2" office:value-type="string">
            <text:p text:style-name="P374">Parameters:</text:p>
            <text:p text:style-name="P313">- <text:span text:style-name="T1">destination: </text:span>Cstring large enough to contain <text:s/>result</text:p>
            <text:p text:style-name="P313">- <text:span text:style-name="T1">source:</text:span> Cstring (or "string literal") to be appended</text:p>
            <text:p text:style-name="P313">- <text:span text:style-name="T1">num:</text:span> Maximum number of characters to be appended.</text:p>
          </table:table-cell>
        </table:table-row>
        <table:table-row>
          <table:table-cell table:style-name="Table121.A2" office:value-type="string">
            <text:p text:style-name="P313"><text:span text:style-name="T1">Return Value: </text:span>destination is returned.</text:p>
          </table:table-cell>
        </table:table-row>
        <table:table-row>
          <table:table-cell table:style-name="Table121.A2" office:value-type="string">
            <text:p text:style-name="P313"><text:span text:style-name="T1">Examples: </text:span>char str1[20];</text:p>
            <text:p text:style-name="P313"><text:s text:c="10"/>char str2[20];</text:p>
            <text:p text:style-name="P313"><text:s text:c="10"/>strcpy (str1,"To be ");</text:p>
            <text:p text:style-name="P313"><text:s text:c="10"/>strcpy (str2,"or not to be");</text:p>
            <text:p text:style-name="P313"><text:s text:c="10"/>strncat (str1, str2, 6); //out: To be or not</text:p>
          </table:table-cell>
        </table:table-row>
      </table:table>
      <text:p text:style-name="P94"/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P376">strncmp( c-str1, c-str2, num );</text:p>
          </table:table-cell>
        </table:table-row>
        <table:table-row>
          <table:table-cell table:style-name="Table124.A2" office:value-type="string">
            <text:p text:style-name="P315">Compare two cstrings (lexicographically: alpha-num) up to num characters.</text:p>
          </table:table-cell>
        </table:table-row>
        <table:table-row>
          <table:table-cell table:style-name="Table124.A2" office:value-type="string">
            <text:p text:style-name="P376">Return Value: </text:p>
            <text:p text:style-name="P315"><text:s text:c="3"/><text:span text:style-name="T1">0</text:span> <text:s/>the contents of both strings are equal</text:p>
            <text:p text:style-name="P315"><text:s text:c="2"/><text:span text:style-name="T1">&lt;0</text:span> <text:s/>c-str1 has a lower value than c-str2</text:p>
            <text:p text:style-name="P315"><text:s text:c="2"/><text:span text:style-name="T1">&gt;0</text:span> <text:s/>c-str1 has a greater value than c-str2</text:p>
          </table:table-cell>
        </table:table-row>
      </table:table>
      <text:p text:style-name="P94"/>
      <text:p text:style-name="P553"/>
      <text:p text:style-name="P43"><text:s/>C-Strings-to-Number Functions 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table:number-columns-spanned="2" office:value-type="string">
            <text:p text:style-name="P220"><text:span text:style-name="T43">Requires</text:span>: #include &lt;cstdlib&gt;</text:p>
          </table:table-cell>
          <table:covered-table-cell/>
        </table:table-row>
        <table:table-row>
          <table:table-cell table:style-name="Table36.A2" office:value-type="string">
            <text:p text:style-name="P346">atoi</text:p>
          </table:table-cell>
          <table:table-cell table:style-name="Table36.B2" office:value-type="string">
            <text:p text:style-name="P413">alpha to integer</text:p>
            <text:p text:style-name="P220"><text:s text:c="3"/>Example: int x = atoi(c_str_var);</text:p>
          </table:table-cell>
        </table:table-row>
        <table:table-row>
          <table:table-cell table:style-name="Table36.A2" office:value-type="string">
            <text:p text:style-name="P346">atol</text:p>
          </table:table-cell>
          <table:table-cell table:style-name="Table36.B2" office:value-type="string">
            <text:p text:style-name="P413">alpha to long</text:p>
            <text:p text:style-name="P220"><text:s text:c="3"/>Example: long x = atol(c_str_var);</text:p>
          </table:table-cell>
        </table:table-row>
        <table:table-row>
          <table:table-cell table:style-name="Table36.A2" office:value-type="string">
            <text:p text:style-name="P346">atof</text:p>
          </table:table-cell>
          <table:table-cell table:style-name="Table36.B2" office:value-type="string">
            <text:p text:style-name="P413">alpha to float/double</text:p>
            <text:p text:style-name="P220"><text:s text:c="3"/>Example: double x = atof(c_str_var);</text:p>
          </table:table-cell>
        </table:table-row>
      </table:table>
      <text:p text:style-name="P86"/>
      <text:p text:style-name="P86"/>
      <text:p text:style-name="P12"><text:s/><text:span text:style-name="T104">C-Strings as Function Args/Parameters </text:span>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P233"><text:span text:style-name="T1">Declaration: </text:span>void funcName(char cstr[]); // no &amp;</text:p>
          </table:table-cell>
        </table:table-row>
        <table:table-row>
          <table:table-cell table:style-name="Table67.A2" office:value-type="string">
            <text:p text:style-name="P233"><text:span text:style-name="T1">Call:</text:span> <text:s text:c="7"/>funcName(cstr_var_name);</text:p>
          </table:table-cell>
        </table:table-row>
        <table:table-row>
          <table:table-cell table:style-name="Table67.A2" office:value-type="string">
            <text:p text:style-name="P233"><text:span text:style-name="T1">Definition:</text:span> <text:s/>void funcName(char cstr[]) <text:s/>// no &amp;</text:p>
            <text:p text:style-name="P233"><text:s text:c="13"/>{ ... do something ... }</text:p>
          </table:table-cell>
        </table:table-row>
        <table:table-row>
          <table:table-cell table:style-name="Table67.A2" office:value-type="string">
            <text:p text:style-name="P501">[ ] is same as * in function parameters</text:p>
            <text:p text:style-name="P317">Remember: a cstring is an array with a null char terminator. <text:span text:style-name="T166">Therefore... </text:span></text:p>
            <text:p text:style-name="P317">- An array variable is a pointer variable containing</text:p>
            <text:p text:style-name="P317"><text:s text:c="2"/>the address of the first element of the array.</text:p>
            <text:p text:style-name="P317">- Therefore, you can use either the array or the</text:p>
            <text:p text:style-name="P317"><text:s text:c="2"/>pointer operator in the function:</text:p>
            <text:p text:style-name="P569">- <text:span text:style-name="T1">Example:</text:span></text:p>
            <text:p text:style-name="P317"><text:s text:c="4"/>Declaration: <text:s text:c="3"/>void funcName(char * cstr);</text:p>
            <text:p text:style-name="P561"><text:s text:c="4"/>Call: <text:s text:c="10"/>funcName(cstr_var_name);</text:p>
            <text:p text:style-name="P317"><text:s text:c="4"/>Definition: <text:s text:c="4"/>void funcName(char * cstr)</text:p>
            <text:p text:style-name="P317"><text:s text:c="20"/>{ ... do something ... }</text:p>
          </table:table-cell>
        </table:table-row>
      </table:table>
      <text:p text:style-name="P92"/>
      <text:p text:style-name="P92"/>
      <text:p text:style-name="P12"><text:s/><text:span text:style-name="T136">Multi-Dimensional Character Arrays </text:span></text:p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P282">These are arrays of C-Strings. </text:p>
          </table:table-cell>
        </table:table-row>
        <table:table-row>
          <table:table-cell table:style-name="Table105.A2" office:value-type="string">
            <text:p text:style-name="P493">Example: Array of 4 C-Strings 8-char long</text:p>
            <text:p text:style-name="P282"><text:s/>char gasgiants[4][8];</text:p>
          </table:table-cell>
        </table:table-row>
        <table:table-row>
          <table:table-cell table:style-name="Table105.A2" office:value-type="string">
            <text:p text:style-name="P493">Example: Array of 3 C-Strings 6-char long</text:p>
            <text:p text:style-name="P282"><text:s/>char stooges[3][6] = {"moe", "larry", "curly"};</text:p>
          </table:table-cell>
        </table:table-row>
      </table:table>
      <text:p text:style-name="P92"/>
      <text:p text:style-name="P92"/>
      <text:p text:style-name="P92"/>
      <text:p text:style-name="P586"/>
      <text:p text:style-name="P76"><text:s/>Strings: Standard Class string 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221"><text:s/>#include &lt;string&gt; <text:s text:c="4"/>// library, include</text:p>
            <text:p text:style-name="P221"><text:s/>using namespace std; <text:s/>// std namespace</text:p>
            <text:p text:style-name="P221"><text:s/>string phrase; <text:s text:c="7"/>// declaration</text:p>
            <text:p text:style-name="P221"><text:s/>string word("ants"); <text:s/>// declaration &amp; initialization</text:p>
            <text:p text:style-name="P221"><text:s/>string word = "ants"; // same as above</text:p>
          </table:table-cell>
        </table:table-row>
      </table:table>
      <text:p text:style-name="P86"/>
      <text:p text:style-name="P44"><text:s/>String Operators 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348">=</text:p>
          </table:table-cell>
          <table:table-cell table:style-name="Table39.B1" office:value-type="string">
            <text:p text:style-name="P222"><text:span text:style-name="T72">Assign</text:span> value to string variable (s1 = "Hello";)</text:p>
          </table:table-cell>
        </table:table-row>
        <table:table-row>
          <table:table-cell table:style-name="Table39.A2" office:value-type="string">
            <text:p text:style-name="P348">+</text:p>
          </table:table-cell>
          <table:table-cell table:style-name="Table39.B2" office:value-type="string">
            <text:p text:style-name="P222"><text:span text:style-name="T72">Concatenate</text:span> two strings </text:p>
          </table:table-cell>
        </table:table-row>
        <table:table-row>
          <table:table-cell table:style-name="Table39.A2" office:value-type="string">
            <text:p text:style-name="P348">&lt;&lt;</text:p>
          </table:table-cell>
          <table:table-cell table:style-name="Table39.B2" office:value-type="string">
            <text:p text:style-name="P412"><text:span text:style-name="T72">Insertion</text:span>: output string objects</text:p>
            <text:p text:style-name="P222"><text:s text:c="2"/>cout &lt;&lt; s1; </text:p>
          </table:table-cell>
        </table:table-row>
        <table:table-row>
          <table:table-cell table:style-name="Table39.A2" office:value-type="string">
            <text:p text:style-name="P348">&gt;&gt;</text:p>
          </table:table-cell>
          <table:table-cell table:style-name="Table39.B2" office:value-type="string">
            <text:p text:style-name="P412"><text:span text:style-name="T72">Extraction</text:span>: stops at whitespace; use getline() for lines</text:p>
            <text:p text:style-name="P222"><text:s text:c="2"/>cin &gt;&gt; s1; </text:p>
          </table:table-cell>
        </table:table-row>
        <table:table-row>
          <table:table-cell table:style-name="Table39.A2" office:value-type="string">
            <text:p text:style-name="P355">==</text:p>
            <text:p text:style-name="P355">!=</text:p>
          </table:table-cell>
          <table:table-cell table:style-name="Table39.B2" office:value-type="string">
            <text:p text:style-name="P234">Compar<text:span text:style-name="T110">isons</text:span> for equality or inequality.</text:p>
            <text:p text:style-name="P422">- returns a Boolean value (true/false)</text:p>
          </table:table-cell>
        </table:table-row>
        <table:table-row>
          <table:table-cell table:style-name="Table39.A2" office:value-type="string">
            <text:p text:style-name="P355">&lt; &lt;=</text:p>
            <text:p text:style-name="P355">&gt; &gt;=</text:p>
          </table:table-cell>
          <table:table-cell table:style-name="Table39.B6" office:value-type="string">
            <text:p text:style-name="P422"><text:span text:style-name="T110">L</text:span>exicographical Comparisons: Alphabetical order.</text:p>
          </table:table-cell>
        </table:table-row>
      </table:table>
      <text:p text:style-name="P86"/>
      <text:p text:style-name="P66"><text:s/>Predefined <text:span text:style-name="T138">String</text:span> Function: <text:span text:style-name="T136">getline()</text:span> </text:p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P282"><text:span text:style-name="T1">Syntax: </text:span><text:span text:style-name="T25">getline (inputStream, stringVar, 'delim')</text:span></text:p>
          </table:table-cell>
        </table:table-row>
        <table:table-row>
          <table:table-cell table:style-name="Table107.A2" office:value-type="string">
            <text:p text:style-name="P284"><text:span text:style-name="T137">Example: <text:s/></text:span><text:s text:c="2"/>#include &lt;string&gt;</text:p>
            <text:p text:style-name="P284"><text:s text:c="12"/>using namespace std;</text:p>
            <text:p text:style-name="P284"><text:s text:c="12"/>string string1</text:p>
            <text:p text:style-name="P445"><text:s text:c="12"/>getline(cin, string1);</text:p>
            <text:p text:style-name="P284">Extracts characters from input stream <text:span text:style-name="T136">cin</text:span> and stores them in <text:span text:style-name="T93">the </text:span>string <text:span text:style-name="T92">variable string1 </text:span>until the delim char or the newline <text:span text:style-name="T21">('\n') character is found.</text:span></text:p>
          </table:table-cell>
        </table:table-row>
        <table:table-row>
          <table:table-cell table:style-name="Table107.A2" office:value-type="string">
            <text:p text:style-name="P285"><text:span text:style-name="T1">Note:</text:span> getline() removes the newline from the input</text:p>
            <text:p text:style-name="P285"><text:s text:c="6"/>buffer.</text:p>
          </table:table-cell>
        </table:table-row>
      </table:table>
      <text:p text:style-name="P86"/>
      <text:p text:style-name="P6"><text:s/><text:span text:style-name="T137">cin.ignore() </text:span></text:p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P446">cin does <text:span text:style-name="T29">not</text:span><text:span text:style-name="T79"> remove the newline from the input buffer.</text:span></text:p>
            <text:p text:style-name="P286"><text:span text:style-name="T79">- </text:span><text:span text:style-name="T81">If you follow cin with another cin, cin will just</text:span></text:p>
            <text:p text:style-name="P389"><text:s text:c="2"/>skip the first whitespace (newline) and read the</text:p>
            <text:p text:style-name="P389"><text:s text:c="2"/>input until the next whitespace. All is good.</text:p>
          </table:table-cell>
        </table:table-row>
        <table:table-row>
          <table:table-cell table:style-name="Table108.A2" office:value-type="string">
            <text:p text:style-name="P287"><text:span text:style-name="T1">Problem:</text:span> If you follow cin with a string getline(), you need to <text:span text:style-name="T29">first</text:span><text:span text:style-name="T79"> clear the input buffer of the newline by using cin.ignore().</text:span></text:p>
          </table:table-cell>
        </table:table-row>
        <table:table-row>
          <table:table-cell table:style-name="Table108.A2" office:value-type="string">
            <text:p text:style-name="P494">Syntax 1: cin.ignore()</text:p>
            <text:p text:style-name="P287">With no arguments, skips the next input character.</text:p>
          </table:table-cell>
        </table:table-row>
        <table:table-row>
          <table:table-cell table:style-name="Table108.A2" office:value-type="string">
            <text:p text:style-name="P494">Syntax 2: cin.ignore(n, delim)</text:p>
            <text:p text:style-name="P287">n <text:s text:c="4"/>=&gt; max number of characters to extra and ignore.</text:p>
            <text:p text:style-name="P447"><text:s text:c="9"/>The default is 1 (i.e., w/o the n parameter).</text:p>
            <text:p text:style-name="P287">delim =&gt; stops extracting/ignoring characters at this</text:p>
            <text:p text:style-name="P287"><text:s text:c="9"/>char (delim char <text:span text:style-name="T29">is</text:span><text:span text:style-name="T79"> extracted/ignored).</text:span></text:p>
          </table:table-cell>
        </table:table-row>
        <table:table-row>
          <table:table-cell table:style-name="Table108.A2" office:value-type="string">
            <text:p text:style-name="P364">Example:</text:p>
            <text:p text:style-name="P288"><text:s text:c="4"/>cin &gt;&gt; string_var; // newline left in input buffer</text:p>
            <text:p text:style-name="P288"><text:s text:c="4"/>cin.ignore(1000, '\n') // removes newline</text:p>
            <text:p text:style-name="P288"><text:s text:c="4"/>getline(cin, string_var2) // line into variable</text:p>
          </table:table-cell>
        </table:table-row>
      </table:table>
      <text:p text:style-name="P86"/>
      <text:p text:style-name="P86"/>
      <text:p text:style-name="P86"/>
      <text:p text:style-name="P9"><text:s/><text:span text:style-name="T94">String Member Functions </text:span></text:p>
      <table:table table:name="Table41" table:style-name="Table41">
        <table:table-column table:style-name="Table41.A"/>
        <table:table-column table:style-name="Table41.B"/>
        <table:table-row>
          <table:table-cell table:style-name="Table41.A1" table:number-columns-spanned="2" office:value-type="string">
            <text:p text:style-name="P352"><text:span text:style-name="T107">STRING </text:span>CONSTRUCTORS:</text:p>
          </table:table-cell>
          <table:covered-table-cell/>
        </table:table-row>
        <table:table-row>
          <table:table-cell table:style-name="Table41.A2" office:value-type="string">
            <text:p text:style-name="P351">string str;</text:p>
          </table:table-cell>
          <table:table-cell table:style-name="Table41.B2" office:value-type="string">
            <text:p text:style-name="P223">Declares empty str variable</text:p>
          </table:table-cell>
        </table:table-row>
        <table:table-row>
          <table:table-cell table:style-name="Table41.A2" office:value-type="string">
            <text:p text:style-name="P351">string str("sample");</text:p>
          </table:table-cell>
          <table:table-cell table:style-name="Table41.B2" office:value-type="string">
            <text:p text:style-name="P223">Declares and initializes str variable</text:p>
          </table:table-cell>
        </table:table-row>
        <table:table-row>
          <table:table-cell table:style-name="Table41.A2" office:value-type="string">
            <text:p text:style-name="P351">string str(a_string);</text:p>
          </table:table-cell>
          <table:table-cell table:style-name="Table41.B2" office:value-type="string">
            <text:p text:style-name="P223">Creates str that is a copy of a_string</text:p>
          </table:table-cell>
        </table:table-row>
      </table:table>
      <text:p text:style-name="P143"/>
      <table:table table:name="Table42" table:style-name="Table42">
        <table:table-column table:style-name="Table42.A"/>
        <table:table-column table:style-name="Table42.B"/>
        <table:table-row>
          <table:table-cell table:style-name="Table42.A1" table:number-columns-spanned="2" office:value-type="string">
            <text:p text:style-name="P352"><text:span text:style-name="T107">STRING </text:span>ACCESSORS:</text:p>
          </table:table-cell>
          <table:covered-table-cell/>
        </table:table-row>
        <table:table-row>
          <table:table-cell table:style-name="Table42.A2" office:value-type="string">
            <text:p text:style-name="P351">str[i]</text:p>
          </table:table-cell>
          <table:table-cell table:style-name="Table42.B2" office:value-type="string">
            <text:p text:style-name="P223">returns ref to char at index i</text:p>
          </table:table-cell>
        </table:table-row>
        <table:table-row>
          <table:table-cell table:style-name="Table42.A2" office:value-type="string">
            <text:p text:style-name="P351">str.at(i)</text:p>
          </table:table-cell>
          <table:table-cell table:style-name="Table42.B2" office:value-type="string">
            <text:p text:style-name="P223">returns ref to char at index i, checks <text:span text:style-name="T95">for illegal</text:span> index</text:p>
          </table:table-cell>
        </table:table-row>
        <table:table-row>
          <table:table-cell table:style-name="Table42.A2" office:value-type="string">
            <text:p text:style-name="P351">str.substr(pos, len)</text:p>
          </table:table-cell>
          <table:table-cell table:style-name="Table42.B2" office:value-type="string">
            <text:p text:style-name="P223">returns substring len long in chars from pos <text:span text:style-name="T105">(w/o len: to end)</text:span></text:p>
          </table:table-cell>
        </table:table-row>
        <table:table-row>
          <table:table-cell table:style-name="Table42.A2" office:value-type="string">
            <text:p text:style-name="P351">str.length()</text:p>
          </table:table-cell>
          <table:table-cell table:style-name="Table42.B2" office:value-type="string">
            <text:p text:style-name="P223">returns the length of a string</text:p>
          </table:table-cell>
        </table:table-row>
      </table:table>
      <text:p text:style-name="P143"/>
      <table:table table:name="Table43" table:style-name="Table43">
        <table:table-column table:style-name="Table43.A"/>
        <table:table-column table:style-name="Table43.B"/>
        <table:table-row>
          <table:table-cell table:style-name="Table43.A1" table:number-columns-spanned="2" office:value-type="string">
            <text:p text:style-name="P352"><text:span text:style-name="T107">STRING </text:span>ASSIGNMENT/MODIFIERS:</text:p>
          </table:table-cell>
          <table:covered-table-cell/>
        </table:table-row>
        <table:table-row>
          <table:table-cell table:style-name="Table43.A2" office:value-type="string">
            <text:p text:style-name="P351">str.empty()</text:p>
          </table:table-cell>
          <table:table-cell table:style-name="Table43.B2" office:value-type="string">
            <text:p text:style-name="P223"><text:span text:style-name="T77">Boolean</text:span><text:span text:style-name="T95">: </text:span>returns true if str is empty, false if not</text:p>
          </table:table-cell>
        </table:table-row>
        <table:table-row>
          <table:table-cell table:style-name="Table43.A2" office:value-type="string">
            <text:p text:style-name="P351">str.insert(pos, str2)</text:p>
          </table:table-cell>
          <table:table-cell table:style-name="Table43.B2" office:value-type="string">
            <text:p text:style-name="P223">insert str2 in str beginning at pos</text:p>
          </table:table-cell>
        </table:table-row>
        <table:table-row>
          <table:table-cell table:style-name="Table43.A2" office:value-type="string">
            <text:p text:style-name="P351">str.erase(pos, len)</text:p>
          </table:table-cell>
          <table:table-cell table:style-name="Table43.B2" office:value-type="string">
            <text:p text:style-name="P223">remove substring of size len beginning at pos</text:p>
          </table:table-cell>
        </table:table-row>
        <table:table-row>
          <table:table-cell table:style-name="Table43.A2" office:value-type="string">
            <text:p text:style-name="P351">str.c_str()</text:p>
          </table:table-cell>
          <table:table-cell table:style-name="Table43.B2" office:value-type="string">
            <text:p text:style-name="P223">returns corresponding C-string</text:p>
          </table:table-cell>
        </table:table-row>
      </table:table>
      <text:p text:style-name="P143"/>
      <table:table table:name="Table44" table:style-name="Table44">
        <table:table-column table:style-name="Table44.A"/>
        <table:table-column table:style-name="Table44.B"/>
        <table:table-row>
          <table:table-cell table:style-name="Table44.A1" table:number-columns-spanned="2" office:value-type="string">
            <text:p text:style-name="P352"><text:span text:style-name="T107">STRING </text:span>FINDS:</text:p>
          </table:table-cell>
          <table:covered-table-cell/>
        </table:table-row>
        <table:table-row>
          <table:table-cell table:style-name="Table44.A2" office:value-type="string">
            <text:p text:style-name="P351">str.find(str1)</text:p>
          </table:table-cell>
          <table:table-cell table:style-name="Table44.B2" office:value-type="string">
            <text:p text:style-name="P223">returns index of 1st* occurrence of str1 in str</text:p>
          </table:table-cell>
        </table:table-row>
        <table:table-row>
          <table:table-cell table:style-name="Table44.B2" table:number-columns-spanned="2" office:value-type="string">
            <text:p text:style-name="P383">* <text:span text:style-name="T137">If not found, returns "string::npos". Usage Example:</text:span></text:p>
            <text:p text:style-name="P382">while(str.find(".")) == string::npos</text:p>
          </table:table-cell>
          <table:covered-table-cell/>
        </table:table-row>
        <table:table-row>
          <table:table-cell table:style-name="Table44.A2" office:value-type="string">
            <text:p text:style-name="P351">str.find(str1, pos)</text:p>
          </table:table-cell>
          <table:table-cell table:style-name="Table44.B2" office:value-type="string">
            <text:p text:style-name="P223">...same but search starts at pos</text:p>
          </table:table-cell>
        </table:table-row>
        <table:table-row>
          <table:table-cell table:style-name="Table44.A2" office:value-type="string">
            <text:p text:style-name="P351">str.find_first_of(s, p)</text:p>
          </table:table-cell>
          <table:table-cell table:style-name="Table44.B2" office:value-type="string">
            <text:p text:style-name="P223">returns index of 1st occurrence in str of any char in s, starting at position p</text:p>
          </table:table-cell>
        </table:table-row>
        <table:table-row>
          <table:table-cell table:style-name="Table44.A2" office:value-type="string">
            <text:p text:style-name="P351">str.find_first_not_of(s, p)</text:p>
          </table:table-cell>
          <table:table-cell table:style-name="Table44.B2" office:value-type="string">
            <text:p text:style-name="P223">returns index of 1st occurrence in str of any char not in s, starting at position p</text:p>
          </table:table-cell>
        </table:table-row>
      </table:table>
      <text:p text:style-name="P144"/>
      <table:table table:name="Table106" table:style-name="Table106">
        <table:table-column table:style-name="Table106.A"/>
        <table:table-column table:style-name="Table106.B"/>
        <table:table-row>
          <table:table-cell table:style-name="Table106.A1" table:number-columns-spanned="2" office:value-type="string">
            <text:p text:style-name="P350">String-to-Number Functions:</text:p>
          </table:table-cell>
          <table:covered-table-cell/>
        </table:table-row>
        <table:table-row>
          <table:table-cell table:style-name="Table106.A2" office:value-type="string">
            <text:p text:style-name="P349">stoi(str)</text:p>
          </table:table-cell>
          <table:table-cell table:style-name="Table106.B2" office:value-type="string">
            <text:p text:style-name="P444">string to integer</text:p>
            <text:p text:style-name="P283"><text:span text:style-name="T78">Example</text:span>: int x = stoi(c_str_var);</text:p>
          </table:table-cell>
        </table:table-row>
        <table:table-row>
          <table:table-cell table:style-name="Table106.A2" office:value-type="string">
            <text:p text:style-name="P349">stol(str)</text:p>
          </table:table-cell>
          <table:table-cell table:style-name="Table106.B2" office:value-type="string">
            <text:p text:style-name="P444">string to long</text:p>
            <text:p text:style-name="P283"><text:span text:style-name="T72">Example</text:span>: long x = stol(c_str_var);</text:p>
          </table:table-cell>
        </table:table-row>
        <table:table-row>
          <table:table-cell table:style-name="Table106.A2" office:value-type="string">
            <text:p text:style-name="P349">stof(str)</text:p>
          </table:table-cell>
          <table:table-cell table:style-name="Table106.B2" office:value-type="string">
            <text:p text:style-name="P444">string to float</text:p>
            <text:p text:style-name="P283"><text:span text:style-name="T72">Example</text:span>: float x = stof(c_str_var);</text:p>
          </table:table-cell>
        </table:table-row>
        <table:table-row>
          <table:table-cell table:style-name="Table106.A2" office:value-type="string">
            <text:p text:style-name="P349">stod(str)</text:p>
          </table:table-cell>
          <table:table-cell table:style-name="Table106.B2" office:value-type="string">
            <text:p text:style-name="P444">string to double</text:p>
            <text:p text:style-name="P283"><text:span text:style-name="T72">Example</text:span>: double x = stof(c_str_var); </text:p>
          </table:table-cell>
        </table:table-row>
      </table:table>
      <text:p text:style-name="P102"><text:soft-page-break/></text:p>
      <text:p text:style-name="P142"><text:span text:style-name="T54"><text:s/></text:span><text:span text:style-name="T59">References - &amp;</text:span><text:span text:style-name="T54"> </text:span></text:p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439"><text:span text:style-name="T1">What is a reference?</text:span> A reference is an alias, or an alternate name, to an existing variable. </text:p>
            <text:p text:style-name="P439"><text:span text:style-name="T1">- Objects:</text:span> References must always alias objects.</text:p>
            <text:p text:style-name="P278"><text:span text:style-name="T1">- Main use:</text:span> as function parameters to support</text:p>
            <text:p text:style-name="P278"><text:s text:c="2"/>pass-by-reference.</text:p>
          </table:table-cell>
        </table:table-row>
      </table:table>
      <text:p text:style-name="P86"/>
      <text:p text:style-name="P48"><text:s/>Pointers <text:span text:style-name="T133">&amp; References</text:span> </text:p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440">C++ inherited pointers from C.</text:p>
            <text:p text:style-name="P279"><text:span text:style-name="T1">- When to use:</text:span> Use references when you can.</text:p>
            <text:p text:style-name="P440"><text:s text:c="15"/>Use pointers when you have to.</text:p>
            <text:p text:style-name="P440">- <text:span text:style-name="T1">References:</text:span> preferred in a class’s public interface</text:p>
            <text:p text:style-name="P279">- <text:span text:style-name="T1">Pointers:</text:span> preferred in a class's private interface.</text:p>
          </table:table-cell>
        </table:table-row>
      </table:table>
      <text:p text:style-name="P86"/>
      <text:p text:style-name="P47"><text:s/>Pointers 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15">A pointer is the memory address of a variable. </text:p>
            <text:p text:style-name="P226">- The address points to the variable b/c it identifies</text:p>
            <text:p text:style-name="P226"><text:s text:c="2"/>the variable by telling WHERE the variable is,</text:p>
            <text:p text:style-name="P415"><text:s text:c="2"/>rather than what the variable name is.</text:p>
            <text:p text:style-name="P226">- Call-by-ref arguments in functions are pointers.</text:p>
          </table:table-cell>
        </table:table-row>
      </table:table>
      <text:p text:style-name="P86"/>
      <text:p text:style-name="P47"><text:s/>Pointer Variables 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415">- A pointer can be stored in a variable.</text:p>
            <text:p text:style-name="P226">- The pointer itself is a memory address.</text:p>
          </table:table-cell>
        </table:table-row>
      </table:table>
      <text:p text:style-name="P86"/>
      <text:p text:style-name="P47"><text:s/>Pointers: Uses of the Asterisk (*) </text:p>
      <table:table table:name="Table50" table:style-name="Table50">
        <table:table-column table:style-name="Table50.A"/>
        <table:table-row>
          <table:table-cell table:style-name="Table50.A1" office:value-type="string">
            <text:p text:style-name="P156">1. <text:span text:style-name="T108">In a declaration, the * defines a pointer:</text:span></text:p>
            <text:p text:style-name="P566"><text:s text:c="5"/>double *p; </text:p>
            <text:p text:style-name="P157">2. <text:span text:style-name="T108">In an executable, the * dereferences a pointer</text:span></text:p>
            <text:p text:style-name="P566"><text:s text:c="5"/>*p = 9.99;</text:p>
            <text:p text:style-name="P158">3. In a function declaration or definition, the * can</text:p>
            <text:p text:style-name="P158"><text:s text:c="3"/>define a pointer return type:</text:p>
            <text:p text:style-name="P567"><text:s text:c="5"/>type_name* func_name(type para1, type para2);</text:p>
            <text:p text:style-name="P423"><text:s text:c="3"/><text:span text:style-name="T6">Note:</text:span><text:span text:style-name="T109"> The function will return a point of </text:span><text:span text:style-name="T24">type_name</text:span></text:p>
          </table:table-cell>
        </table:table-row>
      </table:table>
      <text:p text:style-name="P86"/>
      <text:p text:style-name="P47"><text:s/>Declaring Pointer Variables </text:p>
      <table:table table:name="Table51" table:style-name="Table51">
        <table:table-column table:style-name="Table51.A"/>
        <table:table-row>
          <table:table-cell table:style-name="Table51.A1" office:value-type="string">
            <text:p text:style-name="P415">For a variable to hold a pointer, it must be declared a pointer type.</text:p>
            <text:p text:style-name="P415">- Each variable type requires a different pointer type</text:p>
            <text:p text:style-name="P226">- Pointer variables are declared like ord. variables</text:p>
            <text:p text:style-name="P226"><text:s text:c="2"/>but with an asterisk (*) in front of the variable. </text:p>
          </table:table-cell>
        </table:table-row>
        <table:table-row>
          <table:table-cell table:style-name="Table51.A2" office:value-type="string">
            <text:p text:style-name="P477">Examples:</text:p>
            <text:p text:style-name="P415"><text:s/>double *p; <text:s text:c="2"/>// declares variable p of pointer type</text:p>
            <text:p text:style-name="P226"><text:s/>int *p1, p2; // declares 1 pointer variable &amp; 1 ord.</text:p>
          </table:table-cell>
        </table:table-row>
      </table:table>
      <text:p text:style-name="P131"/>
      <text:p text:style-name="P49"><text:s/>Dereferencing Operator: * </text:p>
      <table:table table:name="Table53" table:style-name="Table53">
        <table:table-column table:style-name="Table53.A"/>
        <table:table-row>
          <table:table-cell table:style-name="Table53.A1" office:value-type="string">
            <text:p text:style-name="P227">The * in front of a pointer variable produces the variable (the data) the pointer points to. </text:p>
          </table:table-cell>
        </table:table-row>
        <table:table-row>
          <table:table-cell table:style-name="Table53.A2" office:value-type="string">
            <text:p text:style-name="P416">Example: <text:s/>int *p, v(0);</text:p>
            <text:p text:style-name="P416"><text:s text:c="10"/>p = &amp;v; // v and p refer to same variable</text:p>
            <text:p text:style-name="P416"><text:s text:c="10"/>*p = 42;</text:p>
            <text:p text:style-name="P416"><text:s text:c="10"/>cout &lt;&lt; v &lt;&lt; endl; <text:s/>// output: 42</text:p>
            <text:p text:style-name="P227"><text:s text:c="10"/>cout &lt;&lt; *p &lt;&lt; endl; // output: 42</text:p>
          </table:table-cell>
        </table:table-row>
      </table:table>
      <text:p text:style-name="P131"/>
      <text:p text:style-name="P50"><text:s/>Copy Pointer Variables </text:p>
      <table:table table:name="Table55" table:style-name="Table55">
        <table:table-column table:style-name="Table55.A"/>
        <table:table-row>
          <table:table-cell table:style-name="Table55.A1" office:value-type="string">
            <text:p text:style-name="P417"><text:s text:c="2"/>int *p1, *p2, v(0);</text:p>
            <text:p text:style-name="P417"><text:s text:c="2"/>p1 = &amp;v;</text:p>
            <text:p text:style-name="P228"><text:s text:c="2"/>p2 = p1; <text:s/>// copies the address from p1 to p2</text:p>
          </table:table-cell>
        </table:table-row>
      </table:table>
      <text:p text:style-name="P97"/>
      <text:p text:style-name="P49"><text:s/>Address-Of Operator: &amp; 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227">The operator &amp; in front of an ordinary variable produces the address of that variable (i.e., the pointer that points to that variable).</text:p>
          </table:table-cell>
        </table:table-row>
        <table:table-row>
          <table:table-cell table:style-name="Table54.A2" office:value-type="string">
            <text:p text:style-name="P416">Example: <text:s/>double *p, v;</text:p>
            <text:p text:style-name="P416"><text:s text:c="10"/>p = &amp;v; <text:s text:c="6"/>// p now points to variable v</text:p>
            <text:p text:style-name="P227"><text:s text:c="10"/>*p = 9.99 <text:s text:c="4"/>// sets the value of v to 9.99</text:p>
          </table:table-cell>
        </table:table-row>
      </table:table>
      <text:p text:style-name="P86"/>
      <text:p text:style-name="P65"><text:s/>Pointers in Functions </text:p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P442">Pass a pointer to a function: </text:p>
            <text:p text:style-name="P442"><text:s/>1. Declare the function <text:span text:style-name="T1">*</text:span>parameter as a pointer type.</text:p>
            <text:p text:style-name="P442"><text:s/>2. Pass in the <text:span text:style-name="T1">&amp;</text:span>address of the argument variable.</text:p>
            <text:p text:style-name="P281"><text:s/>3. <text:span text:style-name="T1">*</text:span>Dereference in the definition to assign data.</text:p>
          </table:table-cell>
        </table:table-row>
        <table:table-row>
          <table:table-cell table:style-name="Table104.A2" office:value-type="string">
            <text:p text:style-name="P491">Example: </text:p>
            <text:p text:style-name="P281"><text:span text:style-name="T1">1. Declaration:</text:span> declare the parameter as a pointer</text:p>
            <text:p text:style-name="P442"><text:s text:c="12"/>void func(int *param);</text:p>
            <text:p text:style-name="P281"><text:span text:style-name="T1">2. Call:</text:span> pass in the address of the argument</text:p>
            <text:p text:style-name="P442"><text:s text:c="12"/>func( &amp;variable );</text:p>
            <text:p text:style-name="P281"><text:span text:style-name="T1">3. Definition: </text:span>dereference pointer to assign data</text:p>
            <text:p text:style-name="P281"><text:s text:c="12"/>void func(int *param) </text:p>
            <text:p text:style-name="P281"><text:s text:c="12"/>*param = 10; </text:p>
          </table:table-cell>
        </table:table-row>
      </table:table>
      <text:p text:style-name="P86"/>
      <text:p text:style-name="P64"><text:s/><text:span text:style-name="T134">Pass</text:span>-by-Reference with Pointer Arguments </text:p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P441">A pointer is just a variable that holds an address.</text:p>
            <text:p text:style-name="P280">- You would want to pass a pointer by reference if you</text:p>
            <text:p text:style-name="P280"><text:s text:c="2"/>need to modify the pointer rather than the object</text:p>
            <text:p text:style-name="P280"><text:s text:c="2"/>the pointer is pointing to.</text:p>
          </table:table-cell>
        </table:table-row>
        <table:table-row>
          <table:table-cell table:style-name="Table103.A2" office:value-type="string">
            <text:p text:style-name="P490">Example: </text:p>
            <text:p text:style-name="P441"><text:s text:c="4"/>void func(int*&amp; param)</text:p>
            <text:p text:style-name="P441"><text:s text:c="4"/>// param is a reference to a pointer of type int</text:p>
          </table:table-cell>
        </table:table-row>
        <table:table-row>
          <table:table-cell table:style-name="Table103.A2" office:value-type="string">
            <text:p text:style-name="P490">Example (same as above but with typedef)</text:p>
            <text:p text:style-name="P172"><text:s text:c="4"/>typedef int* IntPtr <text:s text:c="5"/>// define pointer type</text:p>
            <text:p text:style-name="P172"><text:s text:c="4"/>IntPtr p1; <text:s text:c="14"/>// p1 is pointer type int</text:p>
            <text:p text:style-name="P177"><text:span text:style-name="T46"><text:s text:c="4"/>void func(IntPtr&amp; param) // </text:span><text:span text:style-name="T48">call-by-ref pointer</text:span></text:p>
          </table:table-cell>
        </table:table-row>
      </table:table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86"/>
      <text:p text:style-name="P56"><text:s/>typedef 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429">Define your own pointer type so you don't have to declare with an *.</text:p>
            <text:p text:style-name="P241">- <text:span text:style-name="T1">typedef</text:span> can be used to define an alias for any type.</text:p>
          </table:table-cell>
        </table:table-row>
        <table:table-row>
          <table:table-cell table:style-name="Table52.A2" office:value-type="string">
            <text:p text:style-name="P429"><text:span text:style-name="T1">Example: </text:span>typedef int* IntPtr; // defines pointer type</text:p>
            <text:p text:style-name="P241"><text:s text:c="9"/>IntPtr p; <text:s text:c="11"/>// same as: int *p</text:p>
          </table:table-cell>
        </table:table-row>
        <table:table-row>
          <table:table-cell table:style-name="Table52.A2" office:value-type="string">
            <text:p text:style-name="P241"><text:span text:style-name="T1">Function:</text:span> void func_name(IntPtr&amp; pointer_variable);</text:p>
          </table:table-cell>
        </table:table-row>
      </table:table>
      <text:p text:style-name="P94"/>
      <text:p text:style-name="P86"/>
      <text:p text:style-name="P68"><text:s/>Function Parameters: char* vs const char* </text:p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P369">char * name</text:p>
            <text:p text:style-name="P384">- A<text:span text:style-name="T156"> pointer that be changed and that also allows</text:span></text:p>
            <text:p text:style-name="P386"><text:s text:c="2"/>writing through it when dereferenced via * or [].</text:p>
            <text:p text:style-name="P384">- You can change the char to which name points, and</text:p>
            <text:p text:style-name="P384"><text:s text:c="2"/>also the pointer value (address).</text:p>
          </table:table-cell>
        </table:table-row>
        <table:table-row>
          <table:table-cell table:style-name="Table109.A2" office:value-type="string">
            <text:p text:style-name="P369">const char * name<text:span text:style-name="T46"> <text:s/>| <text:s text:c="2"/></text:span>char const * name</text:p>
            <text:p text:style-name="P384">- A constant char pointer, or a char pointer that</text:p>
            <text:p text:style-name="P384"><text:s text:c="2"/>cannot be modified, </text:p>
            <text:p text:style-name="P369"><text:span text:style-name="T46">- The</text:span><text:span text:style-name="T49"> pointer </text:span><text:span text:style-name="T46">can </text:span><text:span text:style-name="T49">be changed </text:span><text:span text:style-name="T46">but</text:span><text:span text:style-name="T49"> </text:span><text:span text:style-name="T46">it </text:span><text:span text:style-name="T49">does NOT allow</text:span></text:p>
            <text:p text:style-name="P386"><text:s text:c="2"/>writing through it when dereferenced via * or [].</text:p>
            <text:p text:style-name="P368"><text:span text:style-name="T46">- </text:span><text:span text:style-name="T50">You can change the pointer, but not the char to</text:span></text:p>
            <text:p text:style-name="P384"><text:s text:c="2"/>which name points to.</text:p>
          </table:table-cell>
        </table:table-row>
        <table:table-row>
          <table:table-cell table:style-name="Table109.A2" office:value-type="string">
            <text:p text:style-name="P369">const char * const name</text:p>
            <text:p text:style-name="P384">- A constant pointer to a constant char (so nothing</text:p>
            <text:p text:style-name="P384"><text:s text:c="2"/>about it can be changed).</text:p>
          </table:table-cell>
        </table:table-row>
      </table:table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04"/>
      <text:p text:style-name="P104"/>
      <text:p text:style-name="P104"/>
      <text:p text:style-name="P140"><text:span text:style-name="T54"><text:s/></text:span><text:span text:style-name="T56">Pointer Arithetic </text:span></text:p>
      <table:table table:name="Table62" table:style-name="Table62">
        <table:table-column table:style-name="Table62.A"/>
        <table:table-row>
          <table:table-cell table:style-name="Table62.A1" office:value-type="string">
            <text:p text:style-name="P230">An alternative way to manipulate dynamic arrays.</text:p>
          </table:table-cell>
        </table:table-row>
        <table:table-row>
          <table:table-cell table:style-name="Table62.A2" office:value-type="string">
            <text:p text:style-name="P419"><text:span text:style-name="T1">Example:</text:span> <text:s/>typedef double* DoublePtr;</text:p>
            <text:p text:style-name="P419"><text:s text:c="10"/>DoublePtr d;</text:p>
            <text:p text:style-name="P419"><text:s text:c="10"/>d = new double[10];</text:p>
            <text:p text:style-name="P419"><text:s text:c="10"/>for (int i = 0; i &lt; array_size; i++)</text:p>
            <text:p text:style-name="P419"><text:s text:c="14"/>cout &lt;&lt; *(d + i) &lt;&lt; " ";</text:p>
            <text:p text:style-name="P230"><text:s text:c="10"/>delete[] d;</text:p>
          </table:table-cell>
        </table:table-row>
        <table:table-row>
          <table:table-cell table:style-name="Table62.A2" office:value-type="string">
            <text:p text:style-name="P419">This dereferences (*) each successive element in the dynamic array.</text:p>
            <text:p text:style-name="P230">- The "+1" evaluates to the next memory address of the</text:p>
            <text:p text:style-name="P419"><text:s text:c="2"/>array "d".</text:p>
            <text:p text:style-name="P230">- This only works with addition/subtraction (so "++"</text:p>
            <text:p text:style-name="P230"><text:s text:c="2"/>and "--" work).</text:p>
          </table:table-cell>
        </table:table-row>
      </table:table>
      <text:p text:style-name="P104"/>
      <text:p text:style-name="P551"/>
      <text:p text:style-name="P15"><text:s/><text:span text:style-name="T101">Dynamic Variables </text:span></text:p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P449"><text:span text:style-name="T1">Use:</text:span> Generally used when the size of a variable/array is not known at compile time (only at run time).</text:p>
            <text:p text:style-name="P291">- Dynamic memory allocation allows running programs to</text:p>
            <text:p text:style-name="P291"><text:s text:c="2"/>request memory from the heap (the large pool of</text:p>
            <text:p text:style-name="P291"><text:s text:c="2"/>unused memory allocated by the operating system).</text:p>
          </table:table-cell>
        </table:table-row>
      </table:table>
      <text:p text:style-name="P86"/>
      <text:p text:style-name="P15"><text:s/><text:span text:style-name="T144">Single Dynamic Variables </text:span></text:p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P365">[1] new int;</text:p>
            <text:p text:style-name="P291">- This dynamically allocates an integer (and discards</text:p>
            <text:p text:style-name="P291"><text:s text:c="2"/>the result).</text:p>
            <text:p text:style-name="P291">- It requests an integer’s worth of memory from the</text:p>
            <text:p text:style-name="P291"><text:s text:c="2"/>operating system. </text:p>
            <text:p text:style-name="P291">- The <text:span text:style-name="T1">new</text:span> operator <text:span text:style-name="T1">returns a pointer</text:span> containing the</text:p>
            <text:p text:style-name="P291"><text:s text:c="2"/>address of the memory that has been allocated.</text:p>
            <text:p text:style-name="P291">- We can assign the return value to a pointer variable</text:p>
            <text:p text:style-name="P291"><text:s text:c="2"/>to access the allocated memory later.</text:p>
          </table:table-cell>
        </table:table-row>
        <table:table-row>
          <table:table-cell table:style-name="Table112.A2" office:value-type="string">
            <text:p text:style-name="P365">[2] int *ptr = new int;</text:p>
            <text:p text:style-name="P291">- Dynamically allocate an integer's worth of memory.</text:p>
            <text:p text:style-name="P291">- Assign the address returned by new to the variable</text:p>
            <text:p text:style-name="P291"><text:s text:c="2"/>ptr so we can access it later.</text:p>
          </table:table-cell>
        </table:table-row>
        <table:table-row>
          <table:table-cell table:style-name="Table112.A2" office:value-type="string">
            <text:p text:style-name="P365">[3] *ptr = 7; </text:p>
            <text:p text:style-name="P291">- Assign value of 7 to allocated memory.</text:p>
            <text:p text:style-name="P291">- Dereference the pointer (with *) to access the</text:p>
            <text:p text:style-name="P291"><text:s text:c="2"/>memory.</text:p>
          </table:table-cell>
        </table:table-row>
        <table:table-row>
          <table:table-cell table:style-name="Table112.A2" office:value-type="string">
            <text:p text:style-name="P291"><text:span text:style-name="T1">Pointers:</text:span> One of the main uses of pointer variables is to store the addresses of <text:span text:style-name="T178">dynamic</text:span> variables.</text:p>
          </table:table-cell>
        </table:table-row>
      </table:table>
      <text:p text:style-name="P86"/>
      <text:p text:style-name="P69"><text:s/>Initializing Dynamical Variables </text:p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P292"><text:span text:style-name="T1">Initialize</text:span> a dynamic variable <text:span text:style-name="T1">when you allocate</text:span> it (using either direct or uniform initialization).</text:p>
          </table:table-cell>
        </table:table-row>
        <table:table-row>
          <table:table-cell table:style-name="Table113.A2" office:value-type="string">
            <text:p text:style-name="P366">Example:</text:p>
            <text:p text:style-name="P292"><text:s text:c="2"/>int *ptr1 = new int (5); <text:s text:c="2"/>// direct initialization</text:p>
            <text:p text:style-name="P292"><text:s text:c="2"/>int *ptr2 = new int { 6 }; // uniform initialization</text:p>
          </table:table-cell>
        </table:table-row>
      </table:table>
      <text:p text:style-name="P86"/>
      <text:p text:style-name="P98"/>
      <text:p text:style-name="P71"><text:s/>Dynamic Variable: How To </text:p>
      <table:table table:name="Table58" table:style-name="Table58">
        <table:table-column table:style-name="Table58.A"/>
        <table:table-row>
          <table:table-cell table:style-name="Table58.A1" office:value-type="string">
            <text:p text:style-name="P451"><text:s text:c="2"/>1. Declare: <text:s text:c="4"/>int *p1; <text:s text:c="6"/>// or use a typedef</text:p>
            <text:p text:style-name="P451"><text:s text:c="2"/>2. Initialize: <text:s/>p1 = new int;</text:p>
            <text:p text:style-name="P451"><text:s text:c="2"/>3. Use: <text:s text:c="8"/>*p1 = 42; <text:s text:c="5"/>// sets value to 42</text:p>
            <text:p text:style-name="P451"><text:s/><text:span text:style-name="T150">or. All in one: <text:s/>int *p1 = new int { 42 }</text:span></text:p>
            <text:p text:style-name="P298"><text:s text:c="2"/>4. Delete: <text:s text:c="5"/>delete p1;</text:p>
            <text:p text:style-name="P298"><text:s text:c="2"/><text:span text:style-name="T150">5. set nullptr <text:s/>p1 = nullptr;</text:span></text:p>
          </table:table-cell>
        </table:table-row>
      </table:table>
      <text:p text:style-name="P98"/>
      <text:p text:style-name="P16"><text:s/><text:span text:style-name="T145">Deleting Dynamic Variables </text:span></text:p>
      <table:table table:name="Table56" table:style-name="Table56">
        <table:table-column table:style-name="Table56.A"/>
        <table:table-row>
          <table:table-cell table:style-name="Table56.A1" office:value-type="string">
            <text:p text:style-name="P293">When finished with a dynamically allocated variable (a variable created with <text:span text:style-name="T1">new</text:span>), you must explicitly tell C++ to free (deallocate) the memory for reuse. </text:p>
          </table:table-cell>
        </table:table-row>
        <table:table-row>
          <table:table-cell table:style-name="Table56.A2" office:value-type="string">
            <text:p text:style-name="P293">For single variables, this is done via the scalar (non-array) form of the <text:span text:style-name="T1">delete</text:span> operator:</text:p>
            <text:p text:style-name="P293"><text:s text:c="2"/>int *ptr = new int(1);</text:p>
            <text:p text:style-name="P293"><text:s text:c="2"/>delete ptr; <text:s text:c="4"/>// return the memory to O/S</text:p>
            <text:p text:style-name="P293"><text:s text:c="2"/>ptr = nullptr; <text:s/>// set ptr to be a null pointer</text:p>
          </table:table-cell>
        </table:table-row>
      </table:table>
      <text:p text:style-name="P86"/>
      <text:p text:style-name="P86"/>
      <text:p text:style-name="P86"/>
      <text:p text:style-name="P86"/>
      <text:p text:style-name="P86"/>
      <text:p text:style-name="P83"><text:s/><text:span text:style-name="T146">delete Operator </text:span></text:p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P294"><text:span text:style-name="T1">delete</text:span> returns the memory being pointed to back to the operating system. </text:p>
            <text:p text:style-name="P294">- The <text:span text:style-name="T147">O/S</text:span> is then free to reassign that memory.</text:p>
            <text:p text:style-name="P295">- Note: delete does NOT delete the variable; it</text:p>
            <text:p text:style-name="P295"><text:s text:c="2"/>deallocates previousl<text:span text:style-name="T147">y</text:span> allocated memory.</text:p>
          </table:table-cell>
        </table:table-row>
        <table:table-row>
          <table:table-cell table:style-name="Table114.A2" office:value-type="string">
            <text:p text:style-name="P497">Example 1:</text:p>
            <text:p text:style-name="P296"><text:s text:c="2"/>int *ptr = new int; // dynamically allocate an int</text:p>
            <text:p text:style-name="P296"><text:s text:c="2"/>*ptr = 7; <text:s text:c="10"/>// put value in that memory</text:p>
            <text:p text:style-name="P296"><text:s text:c="2"/>delete ptr; <text:s text:c="8"/>// return the memory to O/S</text:p>
            <text:p text:style-name="P296"><text:s text:c="22"/>// ptr is now a dangling pointer</text:p>
            <text:p text:style-name="P296"><text:s text:c="2"/>cout &lt;&lt; *ptr; <text:s text:c="6"/>// BAD: Deref dangling pointer</text:p>
            <text:p text:style-name="P296"><text:s text:c="2"/>delete ptr; <text:s text:c="8"/>// BAD: deallocate memory again</text:p>
          </table:table-cell>
        </table:table-row>
        <table:table-row>
          <table:table-cell table:style-name="Table114.A2" office:value-type="string">
            <text:p text:style-name="P367">Example 2:</text:p>
            <text:p text:style-name="P296"><text:s text:c="2"/>int *ptr = new int; <text:s/>// dynamically allocate an int</text:p>
            <text:p text:style-name="P296"><text:s text:c="2"/>int *otherPtr = ptr; // otherPtr point<text:span text:style-name="T148">s to same mem</text:span></text:p>
            <text:p text:style-name="P297"><text:s text:c="2"/>delete ptr; <text:s text:c="9"/>// return the memory to <text:span text:style-name="T148">O/S</text:span></text:p>
            <text:p text:style-name="P297"><text:s text:c="4"/>// ptr and otherPtr are now dangling pointers</text:p>
            <text:p text:style-name="P297"><text:s text:c="2"/>ptr = nullptr; <text:s text:c="6"/></text:p>
            <text:p text:style-name="P297"><text:s text:c="4"/>// ptr is now a nullptr (no longer dangling)</text:p>
          </table:table-cell>
        </table:table-row>
      </table:table>
      <text:p text:style-name="P86"/>
      <text:p text:style-name="P70"><text:s/>Rule: delete + nullptr </text:p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P450">After deleting the allocated memory, set all pointers <text:span text:style-name="T149">that point</text:span> to the deleted memory to nullptr.</text:p>
            <text:p text:style-name="P296"><text:span text:style-name="T46">- </text:span><text:span text:style-name="T1">nullptr: means</text:span> "no memory has been allocated to this</text:p>
            <text:p text:style-name="P296"><text:s text:c="2"/>pointer."</text:p>
            <text:p text:style-name="P296">- <text:span text:style-name="T149">if you use </text:span><text:span text:style-name="T11">delete</text:span><text:span text:style-name="T149">, follow it with </text:span><text:span text:style-name="T11">var = nullptr;</text:span></text:p>
          </table:table-cell>
        </table:table-row>
      </table:table>
      <text:p text:style-name="P99"/>
      <text:p text:style-name="P99"/>
      <text:p text:style-name="P99"/>
      <text:p text:style-name="P75"><text:s/>Dynamic Array </text:p>
      <table:table table:name="Table59" table:style-name="Table59">
        <table:table-column table:style-name="Table59.A"/>
        <table:table-row>
          <table:table-cell table:style-name="Table59.A1" office:value-type="string">
            <text:p text:style-name="P498">Dynamically allocate arrays of variables.</text:p>
            <text:p text:style-name="P299"><text:s/>Dynamically allocating an array allows you to choose</text:p>
            <text:p text:style-name="P299"><text:s/>the array length at run time (vs. compile time as</text:p>
            <text:p text:style-name="P299"><text:s/>with fixed arrays).</text:p>
          </table:table-cell>
        </table:table-row>
      </table:table>
      <text:p text:style-name="P99"/>
      <text:p text:style-name="P72"><text:s/>new[] &amp; delete[] </text:p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P300">To allocate an array dynamically, we use the array form of <text:span text:style-name="T1">new</text:span> and <text:span text:style-name="T1">delete</text:span>: <text:span text:style-name="T1">new[]</text:span> and <text:span text:style-name="T1">delete[]</text:span></text:p>
          </table:table-cell>
        </table:table-row>
      </table:table>
      <text:p text:style-name="P133"/>
      <text:p text:style-name="P74"><text:s/>Initializing Dynamic Arrays </text:p>
      <table:table table:name="Table61" table:style-name="Table61">
        <table:table-column table:style-name="Table61.A"/>
        <table:table-row>
          <table:table-cell table:style-name="Table61.A1" office:value-type="string">
            <text:p text:style-name="P499">Initialize to 0:</text:p>
            <text:p text:style-name="P302"><text:s text:c="4"/>int *array = new int[length]();</text:p>
          </table:table-cell>
        </table:table-row>
        <table:table-row>
          <table:table-cell table:style-name="Table61.A2" office:value-type="string">
            <text:p text:style-name="P545">Initialize using initializer lists:</text:p>
            <text:p text:style-name="P302"><text:s text:c="2"/>int fixedArray[5] = { 9, 7, 5, 3, 1 };</text:p>
            <text:p text:style-name="P534"><text:s text:c="4"/>// initialize a fixed array in C++03</text:p>
            <text:p text:style-name="P302"><text:s text:c="2"/>int fixedArray[5] { 9, 7, 5, 3, 1 }; </text:p>
            <text:p text:style-name="P534"><text:s text:c="4"/>// initialize a fixed array in C++11 (no = )</text:p>
            <text:p text:style-name="P302"><text:s text:c="2"/>int *array = new int[5] { 9, 7, 5, 3, 1 };</text:p>
            <text:p text:style-name="P452"><text:s text:c="4"/>// initialize a dynamic array in C++11 (no = )</text:p>
          </table:table-cell>
        </table:table-row>
        <table:table-row>
          <table:table-cell table:style-name="Table61.A2" office:value-type="string">
            <text:p text:style-name="P302"><text:span text:style-name="T151">C</text:span>aveat: in C++11 you cannot initialize a dynamically allocated char array from a C-style string:</text:p>
            <text:p text:style-name="P579">char *array = new char[14] { "Hello, world!" }; </text:p>
            <text:p text:style-name="P303"><text:span text:style-name="T151">This </text:span>does n<text:span text:style-name="T151">ot</text:span> work in C++11 <text:span text:style-name="T151">but</text:span> works in C++14.</text:p>
          </table:table-cell>
        </table:table-row>
      </table:table>
      <text:p text:style-name="P86"/>
      <text:p text:style-name="P86"/>
      <text:p text:style-name="P132"/>
      <text:p text:style-name="P73"><text:s/>Dynamic Array Variable, Example 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301"><text:s/>cout &lt;&lt; "Enter a positive integer: ";</text:p>
            <text:p text:style-name="P301"><text:s/>int length;</text:p>
            <text:p text:style-name="P301"><text:s/>cin &gt;&gt; length;</text:p>
            <text:p text:style-name="P301"><text:s/><text:span text:style-name="T1">int *array = new int[length];</text:span> // use array new[]</text:p>
            <text:p text:style-name="P301"><text:s/>array[0] = 5; <text:s text:c="16"/>// set element 0 to 5</text:p>
            <text:p text:style-name="P301"><text:s text:c="2"/>// dynamic array functions similar to a fixed array</text:p>
            <text:p text:style-name="P301"><text:s/><text:span text:style-name="T1">delete[]</text:span> array; <text:s text:c="14"/>// use array delete[]</text:p>
            <text:p text:style-name="P301"><text:s text:c="31"/>// to deallocate array</text:p>
            <text:p text:style-name="P301"><text:s/>array = <text:span text:style-name="T1">nullptr</text:span>; <text:s text:c="13"/>// don't forget nullptr</text:p>
          </table:table-cell>
        </table:table-row>
      </table:table>
      <text:p text:style-name="P103"/>
      <text:p text:style-name="P52"><text:s/>Dynamic Array: How To <text:span text:style-name="T152">w/ typedef </text:span></text:p>
      <table:table table:name="Table64" table:style-name="Table64">
        <table:table-column table:style-name="Table64.A"/>
        <table:table-row>
          <table:table-cell table:style-name="Table64.A1" office:value-type="string">
            <text:p text:style-name="P424">1. <text:span text:style-name="T1">Define: </text:span>a pointer type with typedef</text:p>
            <text:p text:style-name="P424">2. <text:span text:style-name="T1">Declare:</text:span> a pointer variable w/the new pointer type</text:p>
            <text:p text:style-name="P235">3. <text:span text:style-name="T1">Initialize:</text:span> call new and assign the <text:span text:style-name="T178">dynamic</text:span></text:p>
            <text:p text:style-name="P424"><text:s text:c="3"/>variable to your pointer</text:p>
            <text:p text:style-name="P235">4. <text:span text:style-name="T1">Use</text:span> the pointer variable just like ordinary array</text:p>
            <text:p text:style-name="P424"><text:s text:c="3"/>variable</text:p>
            <text:p text:style-name="P235">5. Call <text:span text:style-name="T1">delete[] </text:span></text:p>
            <text:p text:style-name="P304"><text:span text:style-name="T46">6. Set </text:span><text:span text:style-name="T1">nullptr;</text:span></text:p>
          </table:table-cell>
        </table:table-row>
        <table:table-row>
          <table:table-cell table:style-name="Table64.A2" office:value-type="string">
            <text:p text:style-name="P479">Example:</text:p>
            <text:p text:style-name="P424"><text:s text:c="2"/>typedef double* DoublePtr; <text:s/>// Define <text:span text:style-name="T155">custom type</text:span></text:p>
            <text:p text:style-name="P424"><text:s text:c="2"/>DoublePtr p1, p2; <text:s text:c="10"/>// Declare <text:span text:style-name="T155">pointer vars</text:span></text:p>
            <text:p text:style-name="P424"><text:s text:c="2"/>p1 = new double; <text:s text:c="7"/>// creates dynamic variable</text:p>
            <text:p text:style-name="P424"><text:s text:c="2"/>p2 = new double[10]; <text:s text:c="3"/>// creates dynamic array</text:p>
            <text:p text:style-name="P424"><text:s text:c="2"/>...</text:p>
            <text:p text:style-name="P424"><text:s text:c="2"/>delete p1;</text:p>
            <text:p text:style-name="P424"><text:s text:c="2"/><text:span text:style-name="T152">p1 = nullptr;</text:span></text:p>
            <text:p text:style-name="P235"><text:s text:c="2"/>delete[] p2; <text:s text:c="10"/>// must include brackets!</text:p>
            <text:p text:style-name="P235"><text:s text:c="2"/><text:span text:style-name="T152">p2 = nullptr;</text:span></text:p>
          </table:table-cell>
        </table:table-row>
      </table:table>
      <text:p text:style-name="P138"/>
      <text:p text:style-name="P57"><text:s/>Dyanamic Arrays in Functions </text:p>
      <table:table table:name="Table63" table:style-name="Table63">
        <table:table-column table:style-name="Table63.A"/>
        <table:table-row table:style-name="Table63.1">
          <table:table-cell table:style-name="Table63.A1" office:value-type="string">
            <text:p text:style-name="P229">You do NOT need the &amp; operator <text:span text:style-name="T135">because t</text:span>he dynamic array is <text:span text:style-name="T135">itself</text:span> a pointer <text:span text:style-name="T153">(like w/ fixed array)</text:span>.</text:p>
          </table:table-cell>
        </table:table-row>
        <table:table-row table:style-name="Table63.2">
          <table:table-cell table:style-name="Table63.A2" office:value-type="string">
            <text:p text:style-name="P418"><text:span text:style-name="T1">Example:</text:span> <text:s/>typedef double* dblPtr;</text:p>
            <text:p text:style-name="P532"><text:s text:c="10"/>double func_name(dblPtr doubleArray);</text:p>
            <text:p text:style-name="P533"><text:span text:style-name="T154"><text:s text:c="5"/></text:span>or: <text:s/><text:span text:style-name="T154">double func_name(</text:span>double<text:span text:style-name="T154"> doubleArray</text:span>[]<text:span text:style-name="T154">);</text:span></text:p>
            <text:p text:style-name="P305"><text:span text:style-name="T154"><text:s text:c="5"/></text:span>or: <text:s/><text:span text:style-name="T154">double func_name(</text:span>double<text:span text:style-name="T154"> *doubleArray);</text:span></text:p>
          </table:table-cell>
        </table:table-row>
      </table:table>
      <text:p text:style-name="P94"/>
      <text:p text:style-name="P94"/>
      <text:p text:style-name="P94"/>
      <text:p text:style-name="P553"/>
      <text:p text:style-name="P58"><text:s/>Structures 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244">STRUCTURE (variable declared from a STRUCT)</text:p>
            <text:p text:style-name="P244"><text:s text:c="2"/>|</text:p>
            <text:p text:style-name="P244"><text:s text:c="2"/>|-&gt; DATA: Member Variables (properties)</text:p>
          </table:table-cell>
        </table:table-row>
        <table:table-row>
          <table:table-cell table:style-name="Table69.A2" office:value-type="string">
            <text:p text:style-name="P244"><text:span text:style-name="T1">Structure:</text:span> A kind of <text:span text:style-name="T179">simplified</text:span> class. It is...</text:p>
            <text:p text:style-name="P244">...like an object w/o member functions (data only)</text:p>
            <text:p text:style-name="P244">...a collection of values of different types in 1 item</text:p>
            <text:p text:style-name="P244">...similar to an associate array (key:value).</text:p>
          </table:table-cell>
        </table:table-row>
      </table:table>
      <text:p text:style-name="P123"/>
      <text:p text:style-name="P58"><text:s/><text:span text:style-name="T115">Structures: Definition </text:span>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P431"><text:span text:style-name="T1">Define:</text:span> use keyword <text:span text:style-name="T26">struct</text:span> + CamelCase for Struct_Tag.</text:p>
            <text:p text:style-name="P245">- Usually defined outside all functions, including</text:p>
            <text:p text:style-name="P431"><text:s text:c="2"/>main (i.e., global).</text:p>
            <text:p text:style-name="P246">- All member variables (properties) are <text:span text:style-name="T10">p</text:span><text:span text:style-name="T1">ublic</text:span> <text:span text:style-name="T135">by</text:span></text:p>
            <text:p text:style-name="P246"><text:span text:style-name="T135"><text:s text:c="2"/></text:span><text:span text:style-name="T10">default</text:span>.</text:p>
          </table:table-cell>
        </table:table-row>
        <table:table-row>
          <table:table-cell table:style-name="Table70.A2" office:value-type="string">
            <text:p text:style-name="P245"><text:span text:style-name="T1">Example: </text:span><text:s text:c="3"/>struct Structure_Tag</text:p>
            <text:p text:style-name="P245"><text:s text:c="12"/>{</text:p>
            <text:p text:style-name="P245"><text:s text:c="16"/>type1 member_variable_name1</text:p>
            <text:p text:style-name="P245"><text:s text:c="16"/>type2 member_variable_name2</text:p>
            <text:p text:style-name="P245"><text:s text:c="16"/>...</text:p>
            <text:p text:style-name="P245"><text:s text:c="12"/>}<text:span text:style-name="T1">;</text:span> <text:s/><text:span text:style-name="T1">// </text:span><text:span text:style-name="T26">do not forget semicolon</text:span><text:span text:style-name="T1">!</text:span></text:p>
          </table:table-cell>
        </table:table-row>
        <table:table-row>
          <table:table-cell table:style-name="Table70.A2" office:value-type="string">
            <text:p text:style-name="P526"><text:span text:style-name="T1">The Semicolon:</text:span> allow<text:span text:style-name="T116">s</text:span> <text:span text:style-name="T116">you </text:span>to declare structure variables after the <text:span text:style-name="T116">structure </text:span>definition.</text:p>
            <text:p text:style-name="P526"><text:span text:style-name="T1">Example:</text:span> The following creates a struct and declares two structures <text:span text:style-name="T116">variables </text:span>of this st<text:span text:style-name="T179">r</text:span>uct type:</text:p>
            <text:p text:style-name="P245"><text:s text:c="12"/>struct WeatherData </text:p>
            <text:p text:style-name="P245"><text:s text:c="12"/>{</text:p>
            <text:p text:style-name="P245"><text:s text:c="16"/>double temp;</text:p>
            <text:p text:style-name="P245"><text:s text:c="16"/>double wind;</text:p>
            <text:p text:style-name="P431"><text:s text:c="12"/>} <text:span text:style-name="T1">data_point1, data_point2;</text:span></text:p>
          </table:table-cell>
        </table:table-row>
      </table:table>
      <text:p text:style-name="P95"/>
      <text:p text:style-name="P59"><text:s/><text:span text:style-name="T115">Structures: Declaration </text:span>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P247">Once a struct definition has been created, structures can be declared just like any other variable. </text:p>
          </table:table-cell>
        </table:table-row>
        <table:table-row>
          <table:table-cell table:style-name="Table71.A2" office:value-type="string">
            <text:p text:style-name="P247"><text:span text:style-name="T9">Syntax</text:span><text:span text:style-name="T1">:</text:span> <text:s/>Structure_Tag struct_var1, struct_var2;</text:p>
          </table:table-cell>
        </table:table-row>
      </table:table>
      <text:p text:style-name="P95"/>
      <text:p text:style-name="P59"><text:s/><text:span text:style-name="T115">Structures: Initialization </text:span>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P247">You can initialize a struc when you declare it (must define it first) or after:</text:p>
            <text:p text:style-name="P572"><text:span text:style-name="T1">1. Define: </text:span><text:s text:c="5"/>struct Date </text:p>
            <text:p text:style-name="P247"><text:s text:c="16"/>{</text:p>
            <text:p text:style-name="P247"><text:s text:c="20"/>int month;</text:p>
            <text:p text:style-name="P247"><text:s text:c="20"/>int day;</text:p>
            <text:p text:style-name="P247"><text:s text:c="20"/>int year;</text:p>
            <text:p text:style-name="P247"><text:s text:c="16"/>}; </text:p>
            <text:p text:style-name="P577"><text:span text:style-name="T1">2. Declare:</text:span> <text:s text:c="4"/>Date due_date;</text:p>
            <text:p text:style-name="P247"><text:span text:style-name="T1">3. Initialize:</text:span> <text:s/>due_date.month = 12;</text:p>
            <text:p text:style-name="P247"><text:s text:c="16"/>due_date.day = 31;</text:p>
            <text:p text:style-name="P247"><text:s text:c="16"/>due_date.year = 2004;</text:p>
            <text:p text:style-name="P580"><text:s text:c="6"/>OR</text:p>
            <text:p text:style-name="P358">2,3. Declare &amp; Initialize:<text:span text:style-name="T46"> curly braces &amp; semicolon...</text:span></text:p>
            <text:p text:style-name="P247"><text:s text:c="16"/>Date due_date = {12, 31, 2004};</text:p>
            <text:p text:style-name="P432"/>
          </table:table-cell>
        </table:table-row>
      </table:table>
      <text:p text:style-name="P95"/>
      <text:p text:style-name="P95"/>
      <text:p text:style-name="P95"/>
      <text:p text:style-name="P95"/>
      <text:p text:style-name="P95"/>
      <text:p text:style-name="P60"><text:s/><text:span text:style-name="T115">Structures: Use 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248">The member variables are specified and accessed via the dot operator.</text:p>
          </table:table-cell>
        </table:table-row>
        <table:table-row>
          <table:table-cell table:style-name="Table73.A2" office:value-type="string">
            <text:p text:style-name="P248"><text:span text:style-name="T1">Example:</text:span> <text:s/>structVar.member_variable = value;</text:p>
          </table:table-cell>
        </table:table-row>
      </table:table>
      <text:p text:style-name="P95"/>
      <text:p text:style-name="P61"><text:s/><text:span text:style-name="T115">Structures: Arrays &amp; Lists </text:span>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249"><text:span text:style-name="T1">Structures as array elements:</text:span> The member variable is specified with the dot operator after the index.</text:p>
          </table:table-cell>
        </table:table-row>
        <table:table-row>
          <table:table-cell table:style-name="Table74.A2" office:value-type="string">
            <text:p text:style-name="P249"><text:span text:style-name="T1">Example: </text:span><text:s/>structArrayVar[0].member_variable;</text:p>
            <text:p text:style-name="P249"><text:s text:c="10"/>structArrayVar[1].member_variable;</text:p>
          </table:table-cell>
        </table:table-row>
      </table:table>
      <text:p text:style-name="P95"/>
      <text:p text:style-name="P62"><text:s/><text:span text:style-name="T115">Structures: In Functions 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527">1. Structs as <text:span text:style-name="T1">Call-by-Value</text:span> parameters:</text:p>
            <text:p text:style-name="P250"><text:s text:c="4"/>return_type func_name(struct_name param_name);</text:p>
            <text:p text:style-name="P433"><text:s text:c="4"/>int get_interest(CD_account&amp; the_account);</text:p>
          </table:table-cell>
        </table:table-row>
        <table:table-row>
          <table:table-cell table:style-name="Table75.A2" office:value-type="string">
            <text:p text:style-name="P527">2. Structs as <text:span text:style-name="T1">Call-by-Reference</text:span> parameters:</text:p>
            <text:p text:style-name="P250"><text:s text:c="4"/>void func_name(struct_name&amp; param_name);</text:p>
            <text:p text:style-name="P433"><text:s text:c="4"/>void get_data(CD_account&amp; the_account);</text:p>
          </table:table-cell>
        </table:table-row>
        <table:table-row>
          <table:table-cell table:style-name="Table75.A2" office:value-type="string">
            <text:p text:style-name="P250">3. Structs as <text:span text:style-name="T1">function return type</text:span> (must return</text:p>
            <text:p text:style-name="P527"><text:s text:c="3"/>complete struct):</text:p>
            <text:p text:style-name="P250"><text:s/>CD_account build_struct( double balance, double rate,<text:line-break/> double term)</text:p>
            <text:p text:style-name="P250"><text:s/>{</text:p>
            <text:p text:style-name="P250"><text:s text:c="5"/>CD_account temp; // declare empty struct temp</text:p>
            <text:p text:style-name="P250"><text:s text:c="5"/>temp.balance = balance; <text:s text:c="4"/>// build...</text:p>
            <text:p text:style-name="P250"><text:s text:c="5"/>temp.int_rate = rate; <text:s text:c="6"/>// complete...</text:p>
            <text:p text:style-name="P250"><text:s text:c="5"/>temp.term = term; <text:s text:c="10"/>// struct...</text:p>
            <text:p text:style-name="P250"><text:s text:c="5"/>return temp; <text:s text:c="4"/>// return complete struct</text:p>
            <text:p text:style-name="P250"><text:s/>}</text:p>
          </table:table-cell>
        </table:table-row>
      </table:table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552"/>
      <text:p text:style-name="P21"><text:s/>Classes </text:p>
      <table:table table:name="Table76" table:style-name="Table76">
        <table:table-column table:style-name="Table76.A"/>
        <table:table-row>
          <table:table-cell table:style-name="Table76.A1" office:value-type="string">
            <text:p text:style-name="P251">OBJECT (variable declared from a CLASS)<text:line-break/> <text:s/>|<text:line-break/> <text:s/>|-&gt; DATA: Member Variables (properties)<text:line-break/> <text:s/>|<text:line-break/> <text:s/>|-&gt; FUNCTIONS: Member Functions (methods)</text:p>
          </table:table-cell>
        </table:table-row>
        <table:table-row>
          <table:table-cell table:style-name="Table76.A2" office:value-type="string">
            <text:p text:style-name="P434"><text:span text:style-name="T7">Class</text:span><text:span text:style-name="T1">:</text:span> A class is a type (like int or double) <text:span text:style-name="T117">that </text:span>you define and whose variables are objects.</text:p>
            <text:p text:style-name="P252">- <text:span text:style-name="T117">Classes are a form of "encapsulation" (</text:span>combining</text:p>
            <text:p text:style-name="P252"><text:s text:c="2"/>various items--variables, functions, etc.--into a</text:p>
            <text:p text:style-name="P434"><text:s text:c="2"/>single package, like an object).<text:line-break/>- <text:span text:style-name="T72">Encapsulation</text:span>: information hiding / abstraction.</text:p>
          </table:table-cell>
        </table:table-row>
        <table:table-row>
          <table:table-cell table:style-name="Table76.A2" office:value-type="string">
            <text:p text:style-name="P435"><text:span text:style-name="T7">Object</text:span><text:span text:style-name="T1">:</text:span> Objects are variables that have...</text:p>
            <text:p text:style-name="P162"><text:s/>1. Data <text:s text:c="5"/>- called Properties <text:s/>(member variables)</text:p>
            <text:p text:style-name="P162"><text:s/>2. Functions - called Methods <text:s text:c="4"/>(member functions)</text:p>
          </table:table-cell>
        </table:table-row>
        <table:table-row>
          <table:table-cell table:style-name="Table76.A2" office:value-type="string">
            <text:p text:style-name="P435"><text:span text:style-name="T7">Library</text:span><text:span text:style-name="T1">:</text:span> Classes are types you define and they should behave much like the predefined types like int, double, etc. </text:p>
            <text:p text:style-name="P162">- You can build your own personal library of class</text:p>
            <text:p text:style-name="P435"><text:s text:c="2"/>type definitions.</text:p>
            <text:p text:style-name="P254">- Then you can use your personal types just like</text:p>
            <text:p text:style-name="P253"><text:s text:c="2"/>predefined types.</text:p>
          </table:table-cell>
        </table:table-row>
      </table:table>
      <text:p text:style-name="P95"/>
      <text:p text:style-name="P23"><text:s/>Classes: <text:span text:style-name="T119">Operators</text:span> </text:p>
      <table:table table:name="Table85" table:style-name="Table85">
        <table:table-column table:style-name="Table85.A"/>
        <table:table-column table:style-name="Table85.B"/>
        <table:table-row>
          <table:table-cell table:style-name="Table85.A1" office:value-type="string">
            <text:p text:style-name="P359">::</text:p>
          </table:table-cell>
          <table:table-cell table:style-name="Table85.B1" office:value-type="string">
            <text:p text:style-name="P255">Scope Resolution Operator, used with a CLASS NAME.</text:p>
          </table:table-cell>
        </table:table-row>
        <table:table-row>
          <table:table-cell table:style-name="Table85.A2" office:value-type="string">
            <text:p text:style-name="P359">.</text:p>
          </table:table-cell>
          <table:table-cell table:style-name="Table85.B2" office:value-type="string">
            <text:p text:style-name="P255">Dot Operator, used with OBJECTS (class variables).</text:p>
          </table:table-cell>
        </table:table-row>
        <table:table-row>
          <table:table-cell table:style-name="Table85.A2" office:value-type="string">
            <text:p text:style-name="P359">=</text:p>
          </table:table-cell>
          <table:table-cell table:style-name="Table85.B2" office:value-type="string">
            <text:p text:style-name="P255">Assignment Operator, can assign objects or structures to other objects or structures.</text:p>
            <text:p text:style-name="P255">- It copies all member values.</text:p>
            <text:p text:style-name="P328">- PROBLEM: If a member variable is a POINTER, you</text:p>
            <text:p text:style-name="P328"><text:s text:c="2"/>need to overload the == operator accordingly.</text:p>
          </table:table-cell>
        </table:table-row>
      </table:table>
      <text:p text:style-name="P95"/>
      <text:p text:style-name="P22"><text:s/>Classes: <text:span text:style-name="T118">Definition</text:span> 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56">To define a class, use key word <text:span text:style-name="T26">class</text:span> + CamelCase for class type name.<text:line-break/>- Usually defined outside all functions, including</text:p>
            <text:p text:style-name="P256"><text:s text:c="2"/>main (i.e., global).<text:line-break/>- Member functions are defined before member variables</text:p>
          </table:table-cell>
        </table:table-row>
        <table:table-row>
          <table:table-cell table:style-name="Table15.A2" office:value-type="string">
            <text:p text:style-name="P360">Example:</text:p>
            <text:p text:style-name="P256"><text:s text:c="4"/>class Object_Name <text:s text:c="4"/>// creates type Object_Name<text:line-break/> <text:s text:c="3"/>{<text:line-break/> <text:s text:c="7"/>public:<text:line-break/> <text:s text:c="7"/>type member_function_name(); // method decl.<text:line-break/> <text:s text:c="7"/>type member_variable_name; <text:s text:c="2"/>// property decl.<text:line-break/> <text:s text:c="3"/>}<text:span text:style-name="T1">;</text:span> <text:s/><text:span text:style-name="T83">// </text:span><text:span text:style-name="T26">do not forget semicolon</text:span><text:span text:style-name="T83">! </text:span></text:p>
          </table:table-cell>
        </table:table-row>
      </table:table>
      <text:p text:style-name="P95"/>
      <text:p text:style-name="P24"><text:s/>Classes: <text:span text:style-name="T118">Declaration</text:span> 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P257">Once a class defin<text:span text:style-name="T175">i</text:span>tion has been defined, objects can be declared just like any other variable.</text:p>
          </table:table-cell>
        </table:table-row>
        <table:table-row>
          <table:table-cell table:style-name="Table86.A2" office:value-type="string">
            <text:p text:style-name="P257"><text:span text:style-name="T8">Syntax</text:span><text:span text:style-name="T1">: </text:span><text:s/>Object_Name object_var1, object_var1; </text:p>
          </table:table-cell>
        </table:table-row>
      </table:table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22"><text:s/>Classes: <text:span text:style-name="T118">Initialization</text:span> </text:p>
      <table:table table:name="Table77" table:style-name="Table77">
        <table:table-column table:style-name="Table77.A"/>
        <table:table-row>
          <table:table-cell table:style-name="Table77.A1" office:value-type="string">
            <text:p text:style-name="P258">You assign values to member variables (properties) with the dot operator.</text:p>
          </table:table-cell>
        </table:table-row>
        <table:table-row>
          <table:table-cell table:style-name="Table77.A2" office:value-type="string">
            <text:p text:style-name="P163"><text:span text:style-name="T1">1. Define: </text:span><text:s text:c="5"/>class Day_of_Year<text:line-break/> <text:s text:c="15"/>{<text:line-break/> <text:s text:c="19"/>public:<text:line-break/> <text:s text:c="19"/>void output();<text:line-break/> <text:s text:c="19"/>int month;<text:line-break/> <text:s text:c="19"/>int day;<text:line-break/> <text:s text:c="15"/>};</text:p>
            <text:p text:style-name="P578"><text:span text:style-name="T1">2. Declare:</text:span> <text:s text:c="4"/>Day_of_Year today, birthday;</text:p>
            <text:p text:style-name="P163"><text:span text:style-name="T1">3. Initialize:</text:span> <text:s/>birthday.month = 9;<text:line-break/> <text:s text:c="15"/>birthday.day = 17;<text:line-break/> <text:s text:c="15"/>birthday.output();</text:p>
          </table:table-cell>
        </table:table-row>
      </table:table>
      <text:p text:style-name="P95"/>
      <text:p text:style-name="P25"><text:s/>Classes: <text:span text:style-name="T118">Public vs. Private</text:span> </text:p>
      <table:table table:name="Table80" table:style-name="Table80">
        <table:table-column table:style-name="Table80.A"/>
        <table:table-row>
          <table:table-cell table:style-name="Table80.A1" office:value-type="string">
            <text:p text:style-name="P262"><text:span text:style-name="T1">Goal: </text:span>Build enough member functions so users never need to access member variables directly (<text:span text:style-name="T121">they will </text:span>access them through member functions).</text:p>
          </table:table-cell>
        </table:table-row>
        <table:table-row>
          <table:table-cell table:style-name="Table80.A2" office:value-type="string">
            <text:p text:style-name="P262"><text:span text:style-name="T1">public:</text:span> keyword making members (variables <text:span text:style-name="T121">&amp;</text:span> functions) available to all users through the dot operator.</text:p>
          </table:table-cell>
        </table:table-row>
        <table:table-row>
          <table:table-cell table:style-name="Table80.A2" office:value-type="string">
            <text:p text:style-name="P443"><text:span text:style-name="T1">private:</text:span> keyword limiting direct access to members (variables <text:span text:style-name="T121">&amp;</text:span> functions).</text:p>
            <text:p text:style-name="P262">- <text:span text:style-name="T135">Member variables &amp; functions are </text:span><text:span text:style-name="T10">private</text:span><text:span text:style-name="T135"> by </text:span><text:span text:style-name="T10">default</text:span></text:p>
            <text:p text:style-name="P574">- <text:span text:style-name="T72">Properties</text:span>: all member variables should be private</text:p>
            <text:p text:style-name="P262"><text:s/>(restrict<text:span text:style-name="T121">ed</text:span>) <text:span text:style-name="T121">&amp;</text:span> accessed via public member functions.</text:p>
            <text:p text:style-name="P574">- <text:span text:style-name="T72">Methods</text:span>: private member functions can be used in any</text:p>
            <text:p text:style-name="P262"><text:s text:c="2"/>other member functions but nowhere else (restricted)</text:p>
          </table:table-cell>
        </table:table-row>
        <table:table-row>
          <table:table-cell table:style-name="Table80.A2" office:value-type="string">
            <text:p text:style-name="P528">Example: All member variables are private and accessed or changed through public member functions.</text:p>
            <text:p text:style-name="P528"><text:s text:c="2"/>class Day_of_Year <text:s/><text:line-break/> <text:s/>{<text:line-break/> <text:s text:c="5"/>public:<text:line-break/> <text:s text:c="5"/>void input();<text:line-break/> <text:s text:c="5"/>void output(ostream&amp; out_stream); <text:span text:style-name="T122">// uses &lt;iostream&gt;</text:span><text:line-break/> <text:s text:c="5"/>void set(int new_month, int new_day);<text:line-break/> <text:s text:c="5"/>int get_month;<text:line-break/> <text:s text:c="5"/>int get_day;<text:line-break/> <text:s text:c="15"/><text:line-break/> <text:s text:c="5"/>private:<text:line-break/> <text:s text:c="5"/>void check_date();<text:line-break/> <text:s text:c="5"/>int month;<text:line-break/> <text:s text:c="5"/>int day;<text:line-break/> <text:s/>};</text:p>
            <text:p text:style-name="P528"><text:s text:c="2"/>void Day_of_Year::set(int new_month, int new_day)<text:line-break/> <text:s/>{<text:line-break/> <text:s text:c="6"/>month = new_month;<text:line-break/> <text:s text:c="6"/>day = new_day;<text:line-break/> <text:s text:c="6"/>check_date();<text:line-break/> <text:s/>}</text:p>
            <text:p text:style-name="P164"><text:s text:c="2"/>void Day_of_Year::output(ostream&amp; out_stream)<text:line-break/> <text:s/>{<text:line-break/> <text:s text:c="5"/>// out_stream parameter can be replaced with<text:line-break/> <text:s text:c="5"/>// either cout or file <text:span text:style-name="T123">stream </text:span>(see p. 574)<text:line-break/> <text:s text:c="5"/>out_stream.setf(ios::fixed);<text:line-break/> <text:s text:c="5"/>out_stream.setf(ios::showpoint);<text:line-break/> <text:s text:c="5"/>out_stream.precision(2);<text:line-break/> <text:s text:c="5"/>out_stream &lt;&lt; month &lt;&lt; day; <text:line-break/> <text:s/>}</text:p>
          </table:table-cell>
        </table:table-row>
      </table:table>
      <text:p text:style-name="P105"/>
      <text:p text:style-name="P22"><text:s/>Classes: <text:span text:style-name="T118">Member Functions</text:span> </text:p>
      <table:table table:name="Table78" table:style-name="Table78">
        <table:table-column table:style-name="Table78.A"/>
        <table:table-row>
          <table:table-cell table:style-name="Table78.A1" office:value-type="string">
            <text:p text:style-name="P259"><text:span text:style-name="T1">Declaration:</text:span> Member <text:span text:style-name="T26">functions</text:span> are declared in the class definition before the main() function.</text:p>
          </table:table-cell>
        </table:table-row>
        <table:table-row>
          <table:table-cell table:style-name="Table78.A2" office:value-type="string">
            <text:p text:style-name="P259"><text:span text:style-name="T1">Definition:</text:span> Member <text:span text:style-name="T26">functions</text:span> are defined below the main() function <text:span text:style-name="T120">and must be scoped</text:span>.</text:p>
          </table:table-cell>
        </table:table-row>
        <table:table-row>
          <table:table-cell table:style-name="Table78.A2" office:value-type="string">
            <text:p text:style-name="P259"><text:span text:style-name="T1">Scope </text:span><text:span text:style-name="T15">Resolution</text:span><text:span text:style-name="T1"> Operator:</text:span> Definitions must be SCOPED with the :: scope resolution operator.</text:p>
            <text:p text:style-name="P576">Syntax:</text:p>
            <text:p text:style-name="P259"><text:s text:c="4"/>Return_Type Object_Name::member_function_name()<text:line-break/> <text:s text:c="3"/>{<text:line-break/> <text:s text:c="7"/>...do something...;<text:line-break/> <text:s text:c="7"/>// can use all members of class w/o dot oper.<text:line-break/> <text:s text:c="3"/>}</text:p>
            <text:p text:style-name="P573"><text:span text:style-name="T1">Example:</text:span> <text:s text:c="2"/>void Day_of_Year::output()<text:line-break/> <text:s text:c="10"/>{<text:line-break/> <text:s text:c="14"/>cout &lt;&lt; "Month: " &lt;&lt; month<text:line-break/> <text:s text:c="14"/>&lt;&lt; ", Day: " &lt;&lt; day;<text:line-break/> <text:s text:c="10"/>}</text:p>
          </table:table-cell>
        </table:table-row>
      </table:table>
      <text:p text:style-name="P95"/>
      <text:p text:style-name="P22"><text:s/>Classes: <text:span text:style-name="T118">Calling Member Functions</text:span> 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P261">When you call a member function you always specify the object.<text:line-break/>- Use dot (.) operator to specify the calling object<text:line-break/>- The calling object determines the meaning of the</text:p>
            <text:p text:style-name="P261"><text:s text:c="2"/>function name.</text:p>
          </table:table-cell>
        </table:table-row>
        <table:table-row>
          <table:table-cell table:style-name="Table79.A2" office:value-type="string">
            <text:p text:style-name="P488">Syntax:</text:p>
            <text:p text:style-name="P261"><text:s text:c="2"/>Calling_Object.Member_Function_Name(Argument_List);</text:p>
          </table:table-cell>
        </table:table-row>
        <table:table-row>
          <table:table-cell table:style-name="Table79.A2" office:value-type="string">
            <text:p text:style-name="P260"><text:span text:style-name="T1">Example:</text:span> <text:s text:c="2"/>in_stream.open("infile.dat");<text:line-break/> <text:s text:c="10"/>out_stream.open("outfile.dat");<text:line-break/> <text:s text:c="10"/>out_stream.precision(2);</text:p>
          </table:table-cell>
        </table:table-row>
      </table:table>
      <text:p text:style-name="P95"/>
      <text:p text:style-name="P552"/>
      <text:p text:style-name="P22"><text:s/>Classes: <text:span text:style-name="T118">Constructors</text:span> </text:p>
      <table:table table:name="Table81" table:style-name="Table81">
        <table:table-column table:style-name="Table81.A"/>
        <table:table-row>
          <table:table-cell table:style-name="Table81.A1" office:value-type="string">
            <text:p text:style-name="P263">Constructors are functions used to initialize some or all member variables when the object is declared.</text:p>
          </table:table-cell>
        </table:table-row>
        <table:table-row>
          <table:table-cell table:style-name="Table81.A2" office:value-type="string">
            <text:p text:style-name="P263">A con<text:span text:style-name="T175">s</text:span>tructor is a member function defined within the class and automatically called when an object of that class is declared.</text:p>
          </table:table-cell>
        </table:table-row>
      </table:table>
      <text:p text:style-name="P95"/>
      <text:p text:style-name="P141"><text:span text:style-name="T54"><text:s/>Classes: </text:span><text:span text:style-name="T57">Constructors -- Declaration</text:span><text:span text:style-name="T54"> </text:span></text:p>
      <table:table table:name="Table82" table:style-name="Table82">
        <table:table-column table:style-name="Table82.A"/>
        <table:table-row>
          <table:table-cell table:style-name="Table82.A1" office:value-type="string">
            <text:p text:style-name="P489">Example:</text:p>
            <text:p text:style-name="P264"><text:s text:c="2"/>class BankAcc<text:line-break/> <text:s/>{<text:line-break/> <text:s text:c="3"/>public:<text:line-break/> <text:s text:c="3"/>BankAcc(int dollars, int cents, double rate);<text:line-break/> <text:s text:c="3"/>BankAcc(); // overloaded (default) constructor<text:line-break/> <text:s text:c="27"/><text:line-break/> <text:s text:c="3"/>void set(int dollars, int cents, double rate);<text:line-break/> <text:s text:c="3"/>void set(int dollars, double rate);<text:line-break/> <text:s text:c="3"/>void update();<text:line-break/> <text:s text:c="3"/>double get_balance();<text:line-break/> <text:s text:c="3"/>double get_rate();<text:line-break/> <text:s text:c="3"/>void output(ostream&amp; outs);<text:line-break/> <text:s text:c="15"/><text:line-break/> <text:s text:c="3"/>private:<text:line-break/> <text:s text:c="3"/>double balance;<text:line-break/> <text:s text:c="3"/>double interest_rate;<text:line-break/> <text:s text:c="3"/>double fraction(double percent);<text:line-break/> <text:s/>};</text:p>
          </table:table-cell>
        </table:table-row>
      </table:table>
      <text:p text:style-name="P95"/>
      <text:p text:style-name="P22"><text:s/>Classes: <text:span text:style-name="T118">Constructors -- Definition</text:span> </text:p>
      <table:table table:name="Table83" table:style-name="Table83">
        <table:table-column table:style-name="Table83.A"/>
        <table:table-row>
          <table:table-cell table:style-name="Table83.A1" office:value-type="string">
            <text:p text:style-name="P265">Constructor<text:span text:style-name="T124">s are </text:span>defined like other member functions <text:span text:style-name="T26">ex</text:span><text:span text:style-name="T28">ce</text:span><text:span text:style-name="T26">pt</text:span>...</text:p>
            <text:p text:style-name="P558">1. A constructor must have the <text:span text:style-name="T26">SAME NAME</text:span> as the class.</text:p>
            <text:p text:style-name="P265">2. A constructor definition <text:span text:style-name="T26">CANNOT RETURN A VALUE</text:span> (no</text:p>
            <text:p text:style-name="P265"><text:s text:c="3"/>return type).</text:p>
          </table:table-cell>
        </table:table-row>
        <table:table-row>
          <table:table-cell table:style-name="Table83.A2" office:value-type="string">
            <text:p text:style-name="P544">Example:</text:p>
            <text:p text:style-name="P165">class BankAcc</text:p>
            <text:p text:style-name="P165">{</text:p>
            <text:p text:style-name="P165"><text:s text:c="4"/><text:span text:style-name="T130">BankAcc(int dollars, int cents, double rate);</text:span></text:p>
            <text:p text:style-name="P166"><text:s text:c="4"/>BankAcc();</text:p>
            <text:p text:style-name="P165"><text:s text:c="4"/>... etc ...</text:p>
            <text:p text:style-name="P530">};</text:p>
            <text:p text:style-name="P529">BankAcc::BankAcc(int dollars, int cents, double rate)<text:line-break/>// no return type given for constructors<text:line-break/>{<text:line-break/> <text:s text:c="3"/>if ((dollars &lt; 0 || (cents &lt; 0) || (rate &lt; 0))<text:line-break/> <text:s text:c="3"/>{<text:line-break/> <text:s text:c="7"/>cout &lt;&lt; "Illegal values.\n";<text:line-break/> <text:s text:c="7"/>exit(1);<text:line-break/> <text:s text:c="3"/><text:span text:style-name="T125">}</text:span><text:line-break/> <text:s text:c="3"/>balance = dollars + ( 0.01 * cents );<text:line-break/> <text:s text:c="3"/>int_rate = rate;<text:line-break/> }</text:p>
            <text:p text:style-name="P266">BankAcc::BankAcc() : balance(0), int_rate(0)<text:line-break/>// initialization section: colon + comma-sep variables<text:line-break/> {<text:line-break/> <text:s text:c="3"/>// body intentionally left blank<text:line-break/> }<text:line-break/></text:p>
          </table:table-cell>
        </table:table-row>
      </table:table>
      <text:p text:style-name="P95"/>
      <text:p text:style-name="P95"/>
      <text:p text:style-name="P95"/>
      <text:p text:style-name="P22"><text:s/>Classes: <text:span text:style-name="T118">Constructors -- Initialization</text:span> </text:p>
      <table:table table:name="Table84" table:style-name="Table84">
        <table:table-column table:style-name="Table84.A"/>
        <table:table-row>
          <table:table-cell table:style-name="Table84.A1" office:value-type="string">
            <text:p text:style-name="P562">Example: Calling the constructor...</text:p>
            <text:p text:style-name="P267"><text:s/>BankAcc account1(10, 50, 2.0); <text:s text:c="2"/>// or...<text:line-break/> account2 = BankAcc(500, 0, 4.5); // same as above<text:line-break/> <text:s/>// account1 and account2 <text:span text:style-name="T180">declared</text:span><text:line-break/> <text:s/>// <text:span text:style-name="T180">constructor</text:span> is called<text:line-break/> <text:s/>// initial member variable values set to those given</text:p>
          </table:table-cell>
        </table:table-row>
        <table:table-row>
          <table:table-cell table:style-name="Table84.A2" office:value-type="string">
            <text:p text:style-name="P559"><text:span text:style-name="T1">Example: Calling the </text:span><text:span text:style-name="T31">default</text:span><text:span text:style-name="T1"> constructor</text:span> (no args)...</text:p>
            <text:p text:style-name="P267"><text:s/>BankAccount account1; <text:s text:c="4"/>// no paren<text:span text:style-name="T126">s</text:span> (like "int a")<text:line-break/> account2 = BankAccount(); // paren<text:span text:style-name="T126">s</text:span> w/ explicit call</text:p>
          </table:table-cell>
        </table:table-row>
      </table:table>
      <text:p text:style-name="P130"/>
      <text:p text:style-name="P129"><text:span text:style-name="T61"><text:s/></text:span><text:span text:style-name="T68">Classes: </text:span><text:span text:style-name="T67">Copy Constructors</text:span><text:span text:style-name="T61"> </text:span></text:p>
      <table:table table:name="Table98" table:style-name="Table98">
        <table:table-column table:style-name="Table98.A"/>
        <table:table-row>
          <table:table-cell table:style-name="Table98.A1" office:value-type="string">
            <text:p text:style-name="P276">A constructor that has one parameter of the same type as the class.</text:p>
            <text:p text:style-name="P276">- The one parameter must be call-by-reference</text:p>
            <text:p text:style-name="P277">- <text:span text:style-name="T139">Normally the parameter is preceded by </text:span>const <text:span text:style-name="T139">so as to</text:span></text:p>
            <text:p text:style-name="P277"><text:span text:style-name="T139"><text:s text:c="2"/>avoid inadvertent modification</text:span>.</text:p>
            <text:p text:style-name="P276">- Whenever C++ needs to make a copy of an object, it</text:p>
            <text:p text:style-name="P276"><text:s text:c="2"/>calls the copy constructor.</text:p>
          </table:table-cell>
        </table:table-row>
        <table:table-row>
          <table:table-cell table:style-name="Table98.A2" office:value-type="string">
            <text:p text:style-name="P509">new</text:p>
            <text:p text:style-name="P463">If a class definition includes a call to new, you <text:span text:style-name="T29">must</text:span><text:span text:style-name="T79"> include a copy constructor.</text:span></text:p>
            <text:p text:style-name="P390">- Else the pointers will not behave correctly. </text:p>
          </table:table-cell>
        </table:table-row>
        <table:table-row>
          <table:table-cell table:style-name="Table98.A2" office:value-type="string">
            <text:p text:style-name="P495">Example, Prototype:</text:p>
            <text:p text:style-name="P531"><text:s text:c="6"/>ClassName(const ClassName&amp; copiedObject);</text:p>
            <text:p text:style-name="P495">Example, Definition:</text:p>
            <text:p text:style-name="P167"><text:s text:c="6"/>ClassName(const ClassName&amp; copiedObject)</text:p>
            <text:p text:style-name="P167"><text:s text:c="6"/>{</text:p>
            <text:p text:style-name="P167"><text:s text:c="10"/>setVar1(copiedObject.var1); <text:s/>// or...</text:p>
            <text:p text:style-name="P167"><text:s text:c="10"/>var1 = copiedObject.var1; <text:s text:c="3"/>// etc.</text:p>
            <text:p text:style-name="P531"><text:s text:c="6"/>}</text:p>
            <text:p text:style-name="P496">Example, <text:span text:style-name="T139">Usage (declare &amp; initialize new object)</text:span>:</text:p>
            <text:p text:style-name="P167"><text:s text:c="6"/>ClassName newObject(copiedObject); // new copy</text:p>
          </table:table-cell>
        </table:table-row>
      </table:table>
      <text:p text:style-name="P122"/>
      <text:p text:style-name="P106"/>
      <text:p text:style-name="P18"><text:s/><text:span text:style-name="T132">Destructors </text:span></text:p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P329">A member function of a class that is called automatically when the class goes out of scope.</text:p>
            <text:p text:style-name="P329">- Used to eliminate any dynamic variables (via call to</text:p>
            <text:p text:style-name="P329"><text:s text:c="2"/>delete) created by the object (return memory to</text:p>
            <text:p text:style-name="P329"><text:s text:c="2"/>heap).</text:p>
            <text:p text:style-name="P329">- Can also perform other clean-up tasks (like closing</text:p>
            <text:p text:style-name="P329"><text:s text:c="2"/>i/o file streams).</text:p>
            <text:p text:style-name="P329">- This function is never called by the programmer. It</text:p>
            <text:p text:style-name="P329"><text:s text:c="2"/>is always called by the compiler.</text:p>
          </table:table-cell>
        </table:table-row>
        <table:table-row>
          <table:table-cell table:style-name="Table100.A2" office:value-type="string">
            <text:p text:style-name="P329">Syntax: same name as class preceded by the tilde (~) and followed by double parens().</text:p>
            <text:p text:style-name="P329">- No type for a return value (just like constructors).</text:p>
            <text:p text:style-name="P329">- No parameters.</text:p>
            <text:p text:style-name="P329">- One destructor allowed per class.</text:p>
          </table:table-cell>
        </table:table-row>
      </table:table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63"><text:s/>Inheritance: Derived Classes 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242">Inheritance allows you to define a general (parent) class and then define more specialized (child) classes that add details to the existing general (parent) class.</text:p>
            <text:p text:style-name="P557"><text:s/>1. <text:span text:style-name="T1">General Class:</text:span> Parent or Base Class</text:p>
            <text:p text:style-name="P242"><text:s/>2. <text:span text:style-name="T1">Derived Class:</text:span> Child Class (inherits the Parent's</text:p>
            <text:p text:style-name="P242"><text:s text:c="19"/>member functions)</text:p>
          </table:table-cell>
        </table:table-row>
        <table:table-row>
          <table:table-cell table:style-name="Table68.A2" office:value-type="string">
            <text:p text:style-name="P357">DEFINITION of a derived class</text:p>
            <text:p text:style-name="P568">- Syntax: <text:s text:c="2"/></text:p>
            <text:p text:style-name="P242"><text:s text:c="4"/>class ChildClassName : public ParentClassName</text:p>
            <text:p text:style-name="P242"><text:s text:c="4"/>{</text:p>
            <text:p text:style-name="P242"><text:s text:c="7"/>public:</text:p>
            <text:p text:style-name="P242"><text:s text:c="7"/>// additional child properties and methods</text:p>
            <text:p text:style-name="P242"><text:s text:c="7"/>private:</text:p>
            <text:p text:style-name="P242"><text:s text:c="7"/>// additional child properties and methods</text:p>
            <text:p text:style-name="P242"><text:s text:c="4"/>};</text:p>
            <text:p text:style-name="P525">All members of the ParentClass</text:p>
            <text:p text:style-name="P243">will be available to the ChildClass.</text:p>
          </table:table-cell>
        </table:table-row>
        <table:table-row>
          <table:table-cell table:style-name="Table68.A2" office:value-type="string">
            <text:p text:style-name="P486">USE of a derived class</text:p>
            <text:p text:style-name="P357">1. Declare and Initialize:</text:p>
            <text:p text:style-name="P570"><text:s text:c="2"/>ChildClassName objectVariableName(val1, val2, val3);</text:p>
            <text:p text:style-name="P242"><text:span text:style-name="T1">2. Call member functions with ChildClassName</text:span> (not</text:p>
            <text:p text:style-name="P430"><text:s text:c="3"/>parent)</text:p>
            <text:p text:style-name="P518"><text:s text:c="2"/>objectVariableName.memeberFunction();</text:p>
            <text:p text:style-name="P242"><text:span text:style-name="T21"><text:s text:c="2"/></text:span>// from child or parent </text:p>
            <text:p text:style-name="P242"><text:s text:c="2"/>// all parent member functions are available to the</text:p>
            <text:p text:style-name="P242"><text:s text:c="5"/>child via the dot operator w/the child class name</text:p>
          </table:table-cell>
        </table:table-row>
        <table:table-row>
          <table:table-cell table:style-name="Table68.A2" office:value-type="string">
            <text:p text:style-name="P492">Limitation: <text:span text:style-name="T46">Derived classes </text:span>cannot<text:span text:style-name="T46"> access the </text:span>private<text:span text:style-name="T46"> members of their base classes.</text:span></text:p>
            <text:p text:style-name="P173">- No type of inheritance allows access to private</text:p>
            <text:p text:style-name="P513"><text:s text:c="2"/>members.</text:p>
            <text:p text:style-name="P178"><text:span text:style-name="T46">- However, a "</text:span>friend<text:span text:style-name="T46">" declaration allows this. </text:span></text:p>
          </table:table-cell>
        </table:table-row>
      </table:table>
      <text:p text:style-name="P124"/>
      <text:p text:style-name="P124"/>
      <text:p text:style-name="P605"><text:span text:style-name="T54"><text:s/>Overloading Operators </text:span></text:p>
      <table:table table:name="Table134" table:style-name="Table134">
        <table:table-column table:style-name="Table134.A"/>
        <table:table-row>
          <table:table-cell table:style-name="Table134.A1" office:value-type="string">
            <text:p text:style-name="P461"><text:span text:style-name="T1">Concept:</text:span> An operator (like + or - or *) is just a function with a different syntax.</text:p>
            <text:p text:style-name="P330">- <text:s text:c="2"/><text:span text:style-name="T19">( a + b )</text:span><text:span text:style-name="T191"> <text:s/>is the same as <text:s text:c="4"/></text:span><text:span text:style-name="T19">a.operator+(b)</text:span></text:p>
          </table:table-cell>
        </table:table-row>
        <table:table-row>
          <table:table-cell table:style-name="Table134.A2" office:value-type="string">
            <text:p text:style-name="P461"><text:span text:style-name="T1">Syntax:</text:span> Use the name of the operator ( + ) instead of a function name (e.g., add) and precede the operator with the <text:span text:style-name="T1">keyword "operator"</text:span>.</text:p>
          </table:table-cell>
        </table:table-row>
        <table:table-row>
          <table:table-cell table:style-name="Table134.A2" office:value-type="string">
            <text:p text:style-name="P627"><text:span text:style-name="T1">Binary: </text:span><text:span text:style-name="T189">The parameters of the function are the left and right operands </text:span>( a + b )<text:span text:style-name="T189">.</text:span></text:p>
          </table:table-cell>
        </table:table-row>
        <table:table-row>
          <table:table-cell table:style-name="Table134.A2" office:value-type="string">
            <text:p text:style-name="P633"><text:span text:style-name="T1">Unary:</text:span> <text:span text:style-name="T190">One parameter/argument is given: it is the right (and only) operand.</text:span></text:p>
            <text:p text:style-name="P630">Example, Declaration: </text:p>
            <text:p text:style-name="P615"><text:s text:c="2"/>class Money</text:p>
            <text:p text:style-name="P615"><text:s text:c="4"/>{</text:p>
            <text:p text:style-name="P615"><text:s text:c="6"/>public:</text:p>
            <text:p text:style-name="P615"><text:s text:c="6"/>friend Money operator -(const Money&amp; amt); </text:p>
            <text:p text:style-name="P615"><text:s text:c="6"/>// overload negative sign</text:p>
            <text:p text:style-name="P615"><text:s text:c="6"/>...</text:p>
            <text:p text:style-name="P634"><text:s text:c="4"/>}</text:p>
            <text:p text:style-name="P630">Example, Definition:</text:p>
            <text:p text:style-name="P615"><text:s text:c="2"/>Money operator -(const Money&amp; amt)</text:p>
            <text:p text:style-name="P628"><text:s text:c="2"/>{ ...routine to return Money object as negative... }</text:p>
          </table:table-cell>
        </table:table-row>
      </table:table>
      <text:p text:style-name="P592"/>
      <text:p text:style-name="P598"><text:s/><text:span text:style-name="T183">Two Ways to Invoke Operators </text:span></text:p>
      <table:table table:name="Table139" table:style-name="Table139">
        <table:table-column table:style-name="Table139.A" table:number-columns-repeated="2"/>
        <table:table-row>
          <table:table-cell table:style-name="Table139.A1" table:number-columns-spanned="2" office:value-type="string">
            <text:p text:style-name="P608"><text:span text:style-name="T1">Rule: </text:span>When the invoking object (left operand) is <text:span text:style-name="T29">not</text:span><text:span text:style-name="T79"> a member of the class, the function </text:span><text:span text:style-name="T29">must</text:span><text:span text:style-name="T79"> be declared as a </text:span><text:span text:style-name="T82">friend function</text:span><text:span text:style-name="T79">. Examples...</text:span></text:p>
          </table:table-cell>
          <table:covered-table-cell/>
        </table:table-row>
        <table:table-row>
          <table:table-cell table:style-name="Table139.A2" office:value-type="string">
            <text:p text:style-name="P621">operator notation</text:p>
          </table:table-cell>
          <table:table-cell table:style-name="Table139.B2" office:value-type="string">
            <text:p text:style-name="P621">function notation</text:p>
          </table:table-cell>
        </table:table-row>
        <table:table-row>
          <table:table-cell table:style-name="Table139.A2" office:value-type="string">
            <text:p text:style-name="P609">a + b</text:p>
          </table:table-cell>
          <table:table-cell table:style-name="Table139.B2" office:value-type="string">
            <text:p text:style-name="P609">a.operator+(b)</text:p>
          </table:table-cell>
        </table:table-row>
        <table:table-row>
          <table:table-cell table:style-name="Table139.A2" office:value-type="string">
            <text:p text:style-name="P609">a + 5</text:p>
          </table:table-cell>
          <table:table-cell table:style-name="Table139.B2" office:value-type="string">
            <text:p text:style-name="P609">a.operator+(5)</text:p>
          </table:table-cell>
        </table:table-row>
        <table:table-row>
          <table:table-cell table:style-name="Table139.A2" office:value-type="string">
            <text:p text:style-name="P609">5 + a</text:p>
          </table:table-cell>
          <table:table-cell table:style-name="Table139.B2" office:value-type="string">
            <text:p text:style-name="P609">operator+(5,a)</text:p>
          </table:table-cell>
        </table:table-row>
        <table:table-row>
          <table:table-cell table:style-name="Table139.B2" table:number-columns-spanned="2" office:value-type="string">
            <text:p text:style-name="P609">In the last example, no member object calls the operator, therefore it must be a <text:span text:style-name="T1">friend function</text:span>.</text:p>
          </table:table-cell>
          <table:covered-table-cell/>
        </table:table-row>
      </table:table>
      <text:p text:style-name="P589"/>
      <text:p text:style-name="P601"><text:s/><text:span text:style-name="T131">Overloading the = Operator </text:span></text:p>
      <table:table table:name="Table99" table:style-name="Table99">
        <table:table-column table:style-name="Table99.A"/>
        <table:table-row>
          <table:table-cell table:style-name="Table99.A1" office:value-type="string">
            <text:p text:style-name="P617">The overloaded assignment operator (=) must be a member of the class, not a friend.</text:p>
            <text:p text:style-name="P617">- The right side of the = is the parameter/argument</text:p>
            <text:p text:style-name="P617"><text:s text:c="2"/>when called.</text:p>
            <text:p text:style-name="P617">- The left side of the = is the calling object ("this"</text:p>
            <text:p text:style-name="P617"><text:s text:c="2"/>inside the function). This means the call works as</text:p>
            <text:p text:style-name="P617"><text:s text:c="2"/>if there were a dot operator</text:p>
            <text:p text:style-name="P617"><text:s text:c="2"/>( left_side.=(right_side) ), but there is not</text:p>
            <text:p text:style-name="P617"><text:s text:c="2"/>( left_side = right_side).</text:p>
          </table:table-cell>
        </table:table-row>
        <table:table-row>
          <table:table-cell table:style-name="Table99.A2" office:value-type="string">
            <text:p text:style-name="P637">Declaration (in class definition):</text:p>
            <text:p text:style-name="P639"><text:s text:c="4"/><text:span text:style-name="T181">void</text:span> operator =(const Class_Name&amp; right_side);</text:p>
          </table:table-cell>
        </table:table-row>
        <table:table-row>
          <table:table-cell table:style-name="Table99.A2" office:value-type="string">
            <text:p text:style-name="P632">Definition (in implementation file):</text:p>
            <text:p text:style-name="P617"><text:span text:style-name="T181"><text:s text:c="4"/>void</text:span> Class_Name::operator =(const Class_Name&amp;</text:p>
            <text:p text:style-name="P625"><text:s text:c="32"/>right_side)</text:p>
            <text:p text:style-name="P625"><text:s text:c="4"/><text:span text:style-name="T182">{</text:span></text:p>
            <text:p text:style-name="P625"><text:s text:c="7"/>... <text:span text:style-name="T182">copy right_side.variables to calling obj...</text:span></text:p>
            <text:p text:style-name="P625"><text:s text:c="4"/><text:span text:style-name="T182">}</text:span></text:p>
          </table:table-cell>
        </table:table-row>
      </table:table>
      <text:p text:style-name="P593"/>
      <text:p text:style-name="P589"/>
      <text:p text:style-name="P589"/>
      <text:p text:style-name="P602"><text:s/>Overloading: Binary Examples ( + ) </text:p>
      <table:table table:name="Table140" table:style-name="Table140">
        <table:table-column table:style-name="Table140.A"/>
        <table:table-row>
          <table:table-cell table:style-name="Table140.A1" office:value-type="string">
            <text:p text:style-name="P611">Number a(345), b(12678); // Assume Number is a class</text:p>
          </table:table-cell>
        </table:table-row>
        <table:table-row>
          <table:table-cell table:style-name="Table140.A2" office:value-type="string">
            <text:p text:style-name="P622">Example: <text:span text:style-name="T185">object</text:span> addition ( a + b )</text:p>
            <text:p text:style-name="P635"><text:span text:style-name="T72">Declaration</text:span>: </text:p>
            <text:p text:style-name="P611"><text:s text:c="4"/>Number operator+(const Number&amp; <text:span text:style-name="T185">r</text:span>) const;</text:p>
            <text:p text:style-name="P635"><text:span text:style-name="T72">Defintion</text:span>: </text:p>
            <text:p text:style-name="P611"><text:s text:c="4"/>Number Number::operator+(const Number&amp; r) const</text:p>
            <text:p text:style-name="P611"><text:s text:c="4"/>{</text:p>
            <text:p text:style-name="P612"><text:s text:c="7"/>return Number( getInt() + r.getInt() );</text:p>
            <text:p text:style-name="P612"><text:s text:c="7"/>// <text:span text:style-name="T187">OR: </text:span></text:p>
            <text:p text:style-name="P612"><text:s text:c="7"/>return Number( <text:span text:style-name="T1">(*this)</text:span>.getInt() + r.getInt() );</text:p>
            <text:p text:style-name="P612"><text:s text:c="7"/>// <text:span text:style-name="T187">OR: </text:span></text:p>
            <text:p text:style-name="P612"><text:s text:c="7"/>return Number( <text:span text:style-name="T1">this</text:span><text:span text:style-name="T18">-&gt;</text:span><text:span text:style-name="T187">g</text:span>etInt() + r.getInt() );</text:p>
            <text:p text:style-name="P611"><text:s text:c="4"/>}</text:p>
            <text:p text:style-name="P635"><text:span text:style-name="T72">Call/Usage</text:span>: </text:p>
            <text:p text:style-name="P611"><text:s text:c="4"/>operator notation: a + b</text:p>
            <text:p text:style-name="P611"><text:s text:c="4"/>function notation: a.operator+(b)</text:p>
          </table:table-cell>
        </table:table-row>
        <table:table-row>
          <table:table-cell table:style-name="Table140.A2" office:value-type="string">
            <text:p text:style-name="P622">Example: mixed mode, int on right ( a + 7439 )</text:p>
            <text:p text:style-name="P635"><text:span text:style-name="T72">Declaration</text:span>: </text:p>
            <text:p text:style-name="P611"><text:s text:c="4"/>Number operator+(int n) const;</text:p>
            <text:p text:style-name="P635"><text:span text:style-name="T72">Defintion</text:span>: </text:p>
            <text:p text:style-name="P611"><text:s text:c="4"/>Number Number::operator+(int n) const</text:p>
            <text:p text:style-name="P611"><text:s text:c="4"/>{</text:p>
            <text:p text:style-name="P611"><text:s text:c="8"/><text:span text:style-name="T188">return </text:span>Number( getInt() + n );</text:p>
            <text:p text:style-name="P611"><text:s text:c="4"/>}</text:p>
            <text:p text:style-name="P635"><text:span text:style-name="T72">Call/Usage</text:span>:</text:p>
            <text:p text:style-name="P611"><text:s text:c="4"/>operator notation: a + 7439</text:p>
            <text:p text:style-name="P611"><text:s text:c="4"/>function notation: a.operator+(7439)</text:p>
          </table:table-cell>
        </table:table-row>
        <table:table-row>
          <table:table-cell table:style-name="Table140.A2" office:value-type="string">
            <text:p text:style-name="P622">Example: mixed mode, int on left <text:s/>( 567 + a )</text:p>
            <text:p text:style-name="P635"><text:span text:style-name="T72">Declaration</text:span>: </text:p>
            <text:p text:style-name="P613"><text:s text:c="4"/><text:span text:style-name="T1">friend</text:span> Number operator+(int n, const Number&amp; r ); </text:p>
            <text:p text:style-name="P635"><text:span text:style-name="T72">Definition</text:span>: </text:p>
            <text:p text:style-name="P611"><text:s text:c="4"/>Number operator+(int n, const Number&amp; r ) </text:p>
            <text:p text:style-name="P611"><text:s text:c="4"/>{</text:p>
            <text:p text:style-name="P611"><text:s text:c="8"/>return r + n;</text:p>
            <text:p text:style-name="P620"><text:s text:c="8"/>// The order is specific: object first. This</text:p>
            <text:p text:style-name="P620"><text:s text:c="8"/>// calls overloaded operator: r.operator+(n),</text:p>
            <text:p text:style-name="P620"><text:s text:c="8"/>// mixed mode, int on right. Then it returns</text:p>
            <text:p text:style-name="P620"><text:s text:c="8"/>// the Number object returned by the</text:p>
            <text:p text:style-name="P620"><text:s text:c="8"/>// overloaded operator.</text:p>
            <text:p text:style-name="P611"><text:s text:c="4"/>} <text:s text:c="35"/><text:span text:style-name="T184">[</text:span><text:span text:style-name="T16">OJO: friend</text:span><text:span text:style-name="T184">]</text:span></text:p>
            <text:p text:style-name="P635"><text:span text:style-name="T72">Call/Usage</text:span>: </text:p>
            <text:p text:style-name="P611"><text:s text:c="4"/>operator notation: 567 + a </text:p>
            <text:p text:style-name="P611"><text:s text:c="4"/>function notation: operator+(567,a)</text:p>
          </table:table-cell>
        </table:table-row>
      </table:table>
      <text:p text:style-name="P129"/>
      <text:p text:style-name="P129"/>
      <text:p text:style-name="P607"/>
      <text:p text:style-name="P81"><text:s/>Overload Insertion (Output) Operator: &lt;&lt; </text:p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P332">Binary operator that returns the indicated output stream.</text:p>
            <text:p text:style-name="P332">- When you return a stream, you <text:span text:style-name="T1">MUST</text:span> return a</text:p>
            <text:p text:style-name="P332"><text:s text:c="2"/><text:span text:style-name="T1">REFERENCE</text:span> to that stream: &amp; (which means you are</text:p>
            <text:p text:style-name="P332"><text:s text:c="2"/>returning the object itself, not the value of the</text:p>
            <text:p text:style-name="P332"><text:s text:c="2"/>object).</text:p>
            <text:p text:style-name="P332">- The parameters of the function are the left and</text:p>
            <text:p text:style-name="P332"><text:s text:c="2"/>right operands.</text:p>
          </table:table-cell>
        </table:table-row>
        <table:table-row>
          <table:table-cell table:style-name="Table137.A2" office:value-type="string">
            <text:p text:style-name="P507">Example, Declaration:</text:p>
            <text:p text:style-name="P332"><text:s/>class Money</text:p>
            <text:p text:style-name="P332"><text:s/>{</text:p>
            <text:p text:style-name="P332"><text:s text:c="3"/>public:</text:p>
            <text:p text:style-name="P332"><text:s text:c="3"/>friend ostream&amp; operator &lt;&lt;(ostream&amp; outs, </text:p>
            <text:p text:style-name="P332"><text:s text:c="31"/>const Money&amp; amt); ...</text:p>
            <text:p text:style-name="P332"><text:s/>}</text:p>
          </table:table-cell>
        </table:table-row>
        <table:table-row>
          <table:table-cell table:style-name="Table137.A2" office:value-type="string">
            <text:p text:style-name="P507">Example, Definition:</text:p>
            <text:p text:style-name="P332"><text:s/>ostream&amp; operator &lt;&lt;(ostream&amp; outs, const Money&amp; amt)</text:p>
            <text:p text:style-name="P332"><text:s/>{</text:p>
            <text:p text:style-name="P332"><text:s text:c="4"/>...output routine...;</text:p>
            <text:p text:style-name="P332"><text:s text:c="4"/>return outs; // returns a reference</text:p>
            <text:p text:style-name="P332"><text:s/>}</text:p>
          </table:table-cell>
        </table:table-row>
      </table:table>
      <text:p text:style-name="P129"/>
      <text:p text:style-name="P82"><text:s/>Overload Extraction (Input) Operator: &gt;&gt; </text:p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P333">Binary operator that returns a reference to the indicated input stream.</text:p>
            <text:p text:style-name="P333">- The second parameter/argument receives the value</text:p>
            <text:p text:style-name="P333"><text:s text:c="2"/>piped in from the first parameter/argument.</text:p>
          </table:table-cell>
        </table:table-row>
        <table:table-row>
          <table:table-cell table:style-name="Table138.A2" office:value-type="string">
            <text:p text:style-name="P508">Example, Declaration: </text:p>
            <text:p text:style-name="P333"><text:s/>class Money</text:p>
            <text:p text:style-name="P333"><text:s/>{</text:p>
            <text:p text:style-name="P333"><text:s text:c="3"/>public:</text:p>
            <text:p text:style-name="P333"><text:s text:c="3"/>friend istream&amp; operator &gt;&gt;(istream&amp; ins, </text:p>
            <text:p text:style-name="P333"><text:s text:c="31"/>Money&amp; amt); <text:s/>...</text:p>
            <text:p text:style-name="P333"><text:s/>}</text:p>
          </table:table-cell>
        </table:table-row>
        <table:table-row>
          <table:table-cell table:style-name="Table138.A2" office:value-type="string">
            <text:p text:style-name="P508">Example, Definition: </text:p>
            <text:p text:style-name="P333"><text:s/>istream&amp; operator &gt;&gt;(istream&amp; ins, Money&amp; amt)</text:p>
            <text:p text:style-name="P333"><text:s/>{</text:p>
            <text:p text:style-name="P333"><text:s text:c="4"/>...input routine...;</text:p>
            <text:p text:style-name="P333"><text:s text:c="4"/>return ins; // returns a reference</text:p>
            <text:p text:style-name="P333"><text:s/>}</text:p>
          </table:table-cell>
        </table:table-row>
      </table:table>
      <text:p text:style-name="P596"/>
      <text:p text:style-name="P556"/>
      <text:p text:style-name="P77"><text:s/>Static Member Variables </text:p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P454">Member variables of a class can be made static by using the <text:span text:style-name="T1">static</text:span> keyword. </text:p>
            <text:p text:style-name="P318">- Static member variables are shared by all objects of</text:p>
            <text:p text:style-name="P454"><text:s text:c="2"/>the class.</text:p>
            <text:p text:style-name="P318">- Static members exist even if no objects of the class</text:p>
            <text:p text:style-name="P318"><text:s text:c="2"/>have been instantiated. They are created when the</text:p>
            <text:p text:style-name="P454"><text:s text:c="2"/>program starts, and destroyed when the program ends.</text:p>
            <text:p text:style-name="P318">- Think of static members as belonging to the class</text:p>
            <text:p text:style-name="P318"><text:s text:c="2"/>itself, not to the objects of the class. </text:p>
          </table:table-cell>
        </table:table-row>
        <table:table-row>
          <table:table-cell table:style-name="Table123.A2" office:value-type="string">
            <text:p text:style-name="P502">Public vs. Private</text:p>
            <text:p text:style-name="P318">1. <text:span text:style-name="T1">Public:</text:span> If the static member variables are public,</text:p>
            <text:p text:style-name="P318"><text:s text:c="3"/>we can access them directly using the class name</text:p>
            <text:p text:style-name="P454"><text:s text:c="3"/>and the scope resolution operator. </text:p>
            <text:p text:style-name="P318">2. <text:span text:style-name="T1">Private:</text:span> If the static member variables are</text:p>
            <text:p text:style-name="P318"><text:s text:c="3"/>private, a static member function is necessary.</text:p>
          </table:table-cell>
        </table:table-row>
      </table:table>
      <text:p text:style-name="P134"/>
      <text:p text:style-name="P134"/>
      <text:p text:style-name="P77"><text:s/>Static Member Functions </text:p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P454">Like static member variables, static member functions are not attached to any particular object.</text:p>
            <text:p text:style-name="P319">- Static member functions can be <text:span text:style-name="T1">called</text:span> directly by</text:p>
            <text:p text:style-name="P319"><text:s text:c="2"/>using the class name and the <text:span text:style-name="T1">scope resolution</text:span></text:p>
            <text:p text:style-name="P455"><text:span text:style-name="T1"><text:s text:c="2"/>operator</text:span>. </text:p>
            <text:p text:style-name="P319">- Like static member variables, they can also be</text:p>
            <text:p text:style-name="P319"><text:s text:c="2"/>called through objects of the class type, though</text:p>
            <text:p text:style-name="P319"><text:s text:c="2"/>this is not recommended.</text:p>
          </table:table-cell>
        </table:table-row>
        <table:table-row>
          <table:table-cell table:style-name="Table125.A2" office:value-type="string">
            <text:p text:style-name="P502">Two Quirks:</text:p>
            <text:p text:style-name="P319">1. Because static member functions are not attached to</text:p>
            <text:p text:style-name="P319"><text:s text:c="3"/>an object, they have <text:span text:style-name="T1">no "this" pointer</text:span> ("this"</text:p>
            <text:p text:style-name="P319"><text:s text:c="3"/>points to the calling object and static members</text:p>
            <text:p text:style-name="P319"><text:s text:c="3"/>have no calling object; they belong to the class</text:p>
            <text:p text:style-name="P455"><text:s text:c="3"/>itself).</text:p>
            <text:p text:style-name="P319">2. Static member functions can only access static</text:p>
            <text:p text:style-name="P319"><text:s text:c="3"/>member variables (b/<text:span text:style-name="T167">c</text:span> non-static member variables</text:p>
            <text:p text:style-name="P319"><text:s text:c="3"/>must belong to a class object, and static member</text:p>
            <text:p text:style-name="P319"><text:s text:c="3"/>functions have no class object to work with).</text:p>
          </table:table-cell>
        </table:table-row>
      </table:table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77"><text:s/>Static Example: Ssn Class SEPARATOR </text:p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P378">HEADER FILE (Ssn.h): <text:s text:c="7"/><text:span text:style-name="T168">static member declaration</text:span></text:p>
            <text:p text:style-name="P584">class Ssn</text:p>
            <text:p text:style-name="P320">{</text:p>
            <text:p text:style-name="P320"><text:s text:c="2"/>public:</text:p>
            <text:p text:style-name="P320"><text:s text:c="4"/>static char getSEPARATOR(void);</text:p>
            <text:p text:style-name="P320"><text:s text:c="4"/>static const char PUBLIC_SEP; <text:s text:c="2"/>// pub or pvt</text:p>
            <text:p text:style-name="P320"><text:s text:c="4"/>...</text:p>
            <text:p text:style-name="P320"><text:s text:c="2"/>private: </text:p>
            <text:p text:style-name="P320"><text:s text:c="4"/>static const char SEPARATOR;</text:p>
            <text:p text:style-name="P320"><text:s text:c="5"/>// use keyword static in the declaration</text:p>
            <text:p text:style-name="P320"><text:s text:c="5"/>// whether declaring public or private</text:p>
            <text:p text:style-name="P320"><text:s text:c="4"/>...</text:p>
            <text:p text:style-name="P320">}</text:p>
          </table:table-cell>
        </table:table-row>
        <table:table-row>
          <table:table-cell table:style-name="Table126.A2" office:value-type="string">
            <text:p text:style-name="P547">IMPLEMENTATION FILE (Ssn.cpp): <text:s text:c="3"/><text:span text:style-name="T169">define &amp; initialize</text:span></text:p>
            <text:p text:style-name="P456">const char Ssn::SEPARATOR = '-'; <text:s/>// <text:span text:style-name="T170">member variables</text:span></text:p>
            <text:p text:style-name="P536">const char Ssn::PUBLIC_SEP = '+'; // NO keyword static</text:p>
            <text:p text:style-name="P320">char Ssn::getSEPARATOR(void) <text:s text:c="5"/>// <text:span text:style-name="T170">member functions</text:span> </text:p>
            <text:p text:style-name="P320">{</text:p>
            <text:p text:style-name="P321"><text:s text:c="2"/>return SEPARATOR; <text:s text:c="12"/></text:p>
            <text:p text:style-name="P321"><text:s text:c="2"/>// static functions CANNOT access member data</text:p>
            <text:p text:style-name="P321"><text:s text:c="2"/>// static functions ONLY access static data</text:p>
            <text:p text:style-name="P320">} <text:s text:c="32"/></text:p>
          </table:table-cell>
        </table:table-row>
        <table:table-row>
          <table:table-cell table:style-name="Table126.A2" office:value-type="string">
            <text:p text:style-name="P547">DRIVER FILE (driver.cpp): <text:s text:c="22"/><text:span text:style-name="T170">usage</text:span></text:p>
            <text:p text:style-name="P168"><text:s text:c="2"/>cout &lt;&lt; Ssn:PUBLIC_SEP</text:p>
            <text:p text:style-name="P537"><text:s text:c="4"/>// no object needed, just call with scope</text:p>
            <text:p text:style-name="P168"><text:s text:c="2"/>cout &lt;&lt; Ssn::getSEPARATOR();</text:p>
            <text:p text:style-name="P537"><text:s text:c="3"/>// static functions called with scoping (preferred)</text:p>
            <text:p text:style-name="P168"><text:s text:c="2"/>cout &lt;&lt; a.getSEPARATOR();</text:p>
            <text:p text:style-name="P168"><text:s text:c="3"/>// static functions called using an object <text:span text:style-name="T170">(bad)</text:span></text:p>
          </table:table-cell>
        </table:table-row>
      </table:table>
      <text:p text:style-name="P134"/>
      <text:p text:style-name="P129"/>
      <text:p text:style-name="P129"/>
      <text:p text:style-name="P129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4"/>
      <text:p text:style-name="P591"><text:span text:style-name="T61"><text:s/></text:span><text:span text:style-name="T65">Arrow Operator <text:s/>-&gt;</text:span><text:span text:style-name="T61"> </text:span></text:p>
      <table:table table:name="Table95" table:style-name="Table95">
        <table:table-column table:style-name="Table95.A"/>
        <table:table-row>
          <table:table-cell table:style-name="Table95.A1" office:value-type="string">
            <text:p text:style-name="P618">Specifies a member of a struct <text:span text:style-name="T175">or a</text:span> class object that is pointed to by a pointer variable.</text:p>
          </table:table-cell>
        </table:table-row>
        <table:table-row>
          <table:table-cell table:style-name="Table95.A2" office:value-type="string">
            <text:p text:style-name="P618"><text:span text:style-name="T1">Syntax:</text:span> <text:s text:c="4"/>Pointer_Variable-&gt;Member_Name;</text:p>
          </table:table-cell>
        </table:table-row>
        <table:table-row>
          <table:table-cell table:style-name="Table95.A2" office:value-type="string">
            <text:p text:style-name="P618"><text:span text:style-name="T1">Example: </text:span>1. Define a structure</text:p>
            <text:p text:style-name="P618"><text:s text:c="12"/>struct Record </text:p>
            <text:p text:style-name="P618"><text:s text:c="12"/>{</text:p>
            <text:p text:style-name="P618"><text:s text:c="16"/>int number;</text:p>
            <text:p text:style-name="P618"><text:s text:c="16"/>char grade;</text:p>
            <text:p text:style-name="P618"><text:s text:c="12"/>}</text:p>
            <text:p text:style-name="P618"><text:s text:c="9"/>2. Create a Dynamic Variable</text:p>
            <text:p text:style-name="P618"><text:s text:c="12"/>Record *p;</text:p>
            <text:p text:style-name="P618"><text:s text:c="12"/>p = new Record;</text:p>
            <text:p text:style-name="P618"><text:s text:c="12"/>p-&gt;number = 2001;</text:p>
            <text:p text:style-name="P618"><text:s text:c="12"/>p-&gt;grade = 'A'; <text:s text:c="2"/></text:p>
          </table:table-cell>
        </table:table-row>
      </table:table>
      <text:p text:style-name="P591"/>
      <text:p text:style-name="P591"><text:span text:style-name="T61"><text:s/></text:span><text:span text:style-name="T69">this</text:span><text:span text:style-name="T66"> Pointer</text:span><text:span text:style-name="T61"> </text:span></text:p>
      <table:table table:name="Table96" table:style-name="Table96">
        <table:table-column table:style-name="Table96.A"/>
        <table:table-row>
          <table:table-cell table:style-name="Table96.A1" office:value-type="string">
            <text:p text:style-name="P619">The <text:span text:style-name="T26">this</text:span> pointer is a predefined pointer that points to the calling object.</text:p>
            <text:p text:style-name="P619">- Used when defining member functions for a class and</text:p>
            <text:p text:style-name="P619"><text:s text:c="2"/>you want to refer to the calling object.</text:p>
          </table:table-cell>
        </table:table-row>
      </table:table>
      <text:p text:style-name="P591"/>
      <text:p text:style-name="P599"><text:span text:style-name="T186"><text:s/>Operators:</text:span> <text:s text:c="2"/><text:span text:style-name="T186">(*this) <text:s text:c="2"/>and <text:s text:c="2"/>this-&gt; <text:s/></text:span></text:p>
      <table:table table:name="Table141" table:style-name="Table141">
        <table:table-column table:style-name="Table141.A"/>
        <table:table-row>
          <table:table-cell table:style-name="Table141.A1" office:value-type="string">
            <text:p text:style-name="P606">Point Point::move(double xC, double yC) const</text:p>
            <text:p text:style-name="P606">{</text:p>
            <text:p text:style-name="P606"><text:s text:c="2"/>Point answer;</text:p>
            <text:p text:style-name="P606"/>
            <text:p text:style-name="P606"><text:s text:c="2"/>answer.setX( getX() + xC );</text:p>
            <text:p text:style-name="P606"><text:s text:c="6"/>// <text:s/>getX will be called by the same invoking</text:p>
            <text:p text:style-name="P606"><text:s text:c="6"/>// <text:s/>instance that called the move function</text:p>
            <text:p text:style-name="P606"><text:s text:c="6"/>// *** OR *** </text:p>
            <text:p text:style-name="P606"><text:s text:c="2"/>answer.setX( (<text:span text:style-name="T1">*this</text:span>).getX() + xC);</text:p>
            <text:p text:style-name="P606"><text:s text:c="2"/>// "this" holds the address of the invoking instance</text:p>
            <text:p text:style-name="P606"/>
            <text:p text:style-name="P606"><text:s text:c="2"/>answer.setY( getY() + yC );</text:p>
            <text:p text:style-name="P606"><text:s text:c="6"/>// *** OR *** </text:p>
            <text:p text:style-name="P606"><text:s text:c="2"/>answer.setY( <text:span text:style-name="T46">this-&gt;</text:span>getY() + yC);</text:p>
            <text:p text:style-name="P606"><text:s text:c="2"/>// <text:span text:style-name="T17">this</text:span><text:span text:style-name="T1">-&gt;</text:span> <text:s/>is the same as <text:span text:style-name="T1">(*</text:span><text:span text:style-name="T17">this</text:span><text:span text:style-name="T1">)</text:span>.</text:p>
            <text:p text:style-name="P606"/>
            <text:p text:style-name="P606"><text:s text:c="4"/>return answer;</text:p>
            <text:p text:style-name="P606">}</text:p>
          </table:table-cell>
        </table:table-row>
      </table:table>
      <text:p text:style-name="P604"/>
      <text:p text:style-name="P604"/>
      <text:p text:style-name="P591"/>
      <text:p text:style-name="P554"/>
      <text:p text:style-name="P26"><text:s/><text:span text:style-name="T127">Separate Compilation</text:span> 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268">Comprised of the use of three files:</text:p>
            <text:p text:style-name="P268"><text:s text:c="2"/>1. Interface File <text:s text:c="7"/>.h <text:s text:c="4"/>(header)</text:p>
            <text:p text:style-name="P268"><text:s text:c="2"/>2. Implementation File <text:s text:c="2"/>.cpp <text:s text:c="2"/></text:p>
            <text:p text:style-name="P268"><text:s text:c="2"/>3. Application File <text:s text:c="5"/>.cpp <text:s text:c="2"/>(driver)</text:p>
          </table:table-cell>
        </table:table-row>
      </table:table>
      <text:p text:style-name="P120"/>
      <text:p text:style-name="P26"><text:s/><text:span text:style-name="T127">Separate Compilation: How-To</text:span> </text:p>
      <table:table table:name="Table88" table:style-name="Table88">
        <table:table-column table:style-name="Table88.A"/>
        <table:table-row>
          <table:table-cell table:style-name="Table88.A1" office:value-type="string">
            <text:p text:style-name="P361">1. Interface File: <text:s text:c="28"/>dtime.h</text:p>
            <text:p text:style-name="P269">- Include class definitions, function declarations &amp;</text:p>
            <text:p text:style-name="P269"><text:s text:c="2"/>overloaded operators.</text:p>
            <text:p text:style-name="P268">- Comments to explain how they all work</text:p>
            <text:p text:style-name="P436">- Includes the #ifndef/#endif to define the header</text:p>
            <text:p text:style-name="P268"><text:s text:c="12"/>#ifndef DTIME_H</text:p>
            <text:p text:style-name="P269"><text:s text:c="12"/>#define DTIME_H</text:p>
            <text:p text:style-name="P269"><text:s text:c="12"/>&lt; ... class def, etc. ...&gt;</text:p>
            <text:p text:style-name="P269"><text:s text:c="12"/>#endif</text:p>
          </table:table-cell>
        </table:table-row>
        <table:table-row>
          <table:table-cell table:style-name="Table88.A2" office:value-type="string">
            <text:p text:style-name="P361">2. Implementation File: <text:s text:c="21"/>dtime.cpp</text:p>
            <text:p text:style-name="P268">- Include definitions of functions and overloaded</text:p>
            <text:p text:style-name="P268"><text:s text:c="2"/>operators.</text:p>
            <text:p text:style-name="P436">- Must contain the header file include directive:</text:p>
            <text:p text:style-name="P269"><text:s text:c="12"/>#include "dtime.h"</text:p>
          </table:table-cell>
        </table:table-row>
        <table:table-row>
          <table:table-cell table:style-name="Table88.A2" office:value-type="string">
            <text:p text:style-name="P361">3. Application File: <text:s text:c="21"/>timeDemo.cpp</text:p>
            <text:p text:style-name="P269">- Driver program that uses the classes, functions,</text:p>
            <text:p text:style-name="P269"><text:s text:c="2"/>and overloaded operators of above .h/.cpp combo.</text:p>
            <text:p text:style-name="P436">- Must contain the header file include directive:</text:p>
            <text:p text:style-name="P269"><text:s text:c="12"/>#include "dtime.h"</text:p>
          </table:table-cell>
        </table:table-row>
      </table:table>
      <text:p text:style-name="P120"/>
      <text:p text:style-name="P27"><text:s/><text:span text:style-name="T127">Separate Compilation: Header Directive</text:span> </text:p>
      <table:table table:name="Table89" table:style-name="Table89">
        <table:table-column table:style-name="Table89.A"/>
        <table:table-row>
          <table:table-cell table:style-name="Table89.A1" office:value-type="string">
            <text:p text:style-name="P270">Include in your header file to avoid compiling multiple copies of your header file.</text:p>
          </table:table-cell>
        </table:table-row>
        <table:table-row>
          <table:table-cell table:style-name="Table89.A2" office:value-type="string">
            <text:p text:style-name="P362">#ifnedf HEADERNAME_H</text:p>
            <text:p text:style-name="P270">- "if not defined": place on first line of header</text:p>
            <text:p text:style-name="P270">- Follow with HEADERNAME_H (header name in caps)</text:p>
          </table:table-cell>
        </table:table-row>
        <table:table-row>
          <table:table-cell table:style-name="Table89.A2" office:value-type="string">
            <text:p text:style-name="P362">#define HEADERNAME_H</text:p>
            <text:p text:style-name="P270">- Directive that "defines" (labels) HEADERNAME_H</text:p>
          </table:table-cell>
        </table:table-row>
        <table:table-row>
          <table:table-cell table:style-name="Table89.A2" office:value-type="string">
            <text:p text:style-name="P362">#endif</text:p>
            <text:p text:style-name="P270">- "end if": place on last line of header</text:p>
          </table:table-cell>
        </table:table-row>
        <table:table-row>
          <table:table-cell table:style-name="Table89.A2" office:value-type="string">
            <text:p text:style-name="P270"><text:span text:style-name="T1">Example: <text:s/></text:span><text:s text:c="2"/>#ifndef DTIME_H</text:p>
            <text:p text:style-name="P270"><text:s text:c="12"/>#define DTIME_H</text:p>
            <text:p text:style-name="P270"><text:s text:c="12"/>&lt; ... class def, etc. ...&gt;</text:p>
            <text:p text:style-name="P270"><text:s text:c="12"/>#endif</text:p>
          </table:table-cell>
        </table:table-row>
      </table:table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5"><text:span text:style-name="T61"><text:s/></text:span><text:span text:style-name="T60">Namespaces</text:span><text:span text:style-name="T61"> </text:span><text:s/></text:p>
      <table:table table:name="Table90" table:style-name="Table90">
        <table:table-column table:style-name="Table90.A"/>
        <table:table-row>
          <table:table-cell table:style-name="Table90.A1" office:value-type="string">
            <text:p text:style-name="P271">A namespace is a collection of name definitions</text:p>
            <text:p text:style-name="P271">- e.g., class definitions, variable declarations</text:p>
          </table:table-cell>
        </table:table-row>
      </table:table>
      <text:p text:style-name="P120"/>
      <text:p text:style-name="P125"><text:span text:style-name="T61"><text:s/></text:span><text:span text:style-name="T60">Namespaces: Creating</text:span><text:span text:style-name="T61"> </text:span><text:s/></text:p>
      <table:table table:name="Table91" table:style-name="Table91">
        <table:table-column table:style-name="Table91.A"/>
        <table:table-row>
          <table:table-cell table:style-name="Table91.A1" office:value-type="string">
            <text:p text:style-name="P271">Place your code in a namespace grouping above main()</text:p>
            <text:p text:style-name="P437">or in a header file. Example: </text:p>
            <text:p text:style-name="P271"><text:s text:c="4"/>namespace Name_Space_Name</text:p>
            <text:p text:style-name="P271"><text:s text:c="4"/>{</text:p>
            <text:p text:style-name="P271"><text:s text:c="8"/>Some_Code;</text:p>
            <text:p text:style-name="P271"><text:s text:c="4"/>}</text:p>
          </table:table-cell>
        </table:table-row>
        <table:table-row>
          <table:table-cell table:style-name="Table91.A2" office:value-type="string">
            <text:p text:style-name="P271">Some_Code is now in the namespace Name_Space_Name and</text:p>
            <text:p text:style-name="P437">can be made available through a namespace directive:</text:p>
            <text:p text:style-name="P271"><text:s text:c="4"/>using namespace Name_Space_Name;</text:p>
          </table:table-cell>
        </table:table-row>
      </table:table>
      <text:p text:style-name="P120"/>
      <text:p text:style-name="P121"/>
      <text:p text:style-name="P126"><text:span text:style-name="T61"><text:s/></text:span><text:span text:style-name="T60">Namespaces: </text:span><text:span text:style-name="T62">Qualifying Names</text:span><text:span text:style-name="T61"> </text:span><text:s/></text:p>
      <table:table table:name="Table92" table:style-name="Table92">
        <table:table-column table:style-name="Table92.A"/>
        <table:table-row>
          <table:table-cell table:style-name="Table92.A1" office:value-type="string">
            <text:p text:style-name="P363">1. Using Directive</text:p>
            <text:p text:style-name="P438">Makes ALL names in the namespace available. Placed at beginning of file or {code block}</text:p>
            <text:p text:style-name="P272"><text:s text:c="6"/>using namespace std;</text:p>
          </table:table-cell>
        </table:table-row>
        <table:table-row>
          <table:table-cell table:style-name="Table92.A2" office:value-type="string">
            <text:p text:style-name="P363">2. Using Declaration</text:p>
            <text:p text:style-name="P438">Makes only ONE name in the namespace available. Placed at beginning of file or {code block}</text:p>
            <text:p text:style-name="P272"><text:s text:c="6"/>using std::cout;</text:p>
          </table:table-cell>
        </table:table-row>
        <table:table-row>
          <table:table-cell table:style-name="Table92.A2" office:value-type="string">
            <text:p text:style-name="P363">3. Specific Qualifier</text:p>
            <text:p text:style-name="P438">Makes one name available for one specific instance. <text:s text:c="2"/>Place in a statement/executable (in a line of code).</text:p>
            <text:p text:style-name="P272"><text:s text:c="6"/>std::istream </text:p>
          </table:table-cell>
        </table:table-row>
      </table:table>
      <text:p text:style-name="P126"/>
      <text:p text:style-name="P127"><text:span text:style-name="T61"><text:s/></text:span><text:span text:style-name="T60">Namespaces: </text:span><text:span text:style-name="T63">Unnamed Namespace</text:span><text:span text:style-name="T61"> </text:span></text:p>
      <table:table table:name="Table93" table:style-name="Table93">
        <table:table-column table:style-name="Table93.A"/>
        <table:table-row>
          <table:table-cell table:style-name="Table93.A1" office:value-type="string">
            <text:p text:style-name="P273">Defined just like a normal namespace but w/o a name:</text:p>
            <text:p text:style-name="P273"><text:s text:c="4"/>namespace</text:p>
            <text:p text:style-name="P273"><text:s text:c="4"/>{</text:p>
            <text:p text:style-name="P273"><text:s text:c="8"/>Some_Code;</text:p>
            <text:p text:style-name="P273"><text:s text:c="4"/>} // unnamed namespace <text:s text:c="3"/></text:p>
          </table:table-cell>
        </table:table-row>
        <table:table-row>
          <table:table-cell table:style-name="Table93.A2" office:value-type="string">
            <text:p text:style-name="P273">All the names definied in the unnamed namespace are local to the compilation unit (all the files #included in compilation).</text:p>
            <text:p text:style-name="P273">- Any name defined in the unnamed namespace can be</text:p>
            <text:p text:style-name="P273"><text:s text:c="2"/>used without qualification anywhere in the</text:p>
            <text:p text:style-name="P273"><text:s text:c="2"/>compilation unit.</text:p>
            <text:p text:style-name="P273">- There is ONE unnamed namespace in each compilation</text:p>
            <text:p text:style-name="P273"><text:s text:c="2"/>unit.</text:p>
          </table:table-cell>
        </table:table-row>
      </table:table>
      <text:p text:style-name="P126"/>
      <text:p text:style-name="P128"><text:span text:style-name="T61"><text:s/></text:span><text:span text:style-name="T60">Namespaces: </text:span><text:span text:style-name="T64">Global</text:span><text:span text:style-name="T63"> Namespace</text:span><text:span text:style-name="T61"> </text:span></text:p>
      <table:table table:name="Table94" table:style-name="Table94">
        <table:table-column table:style-name="Table94.A"/>
        <table:table-row>
          <table:table-cell table:style-name="Table94.A1" office:value-type="string">
            <text:p text:style-name="P274">Names in the global namespace have a global scope (all the program file) and can be accessed w/o a qualifier.</text:p>
          </table:table-cell>
        </table:table-row>
        <table:table-row>
          <table:table-cell table:style-name="Table94.A2" office:value-type="string">
            <text:p text:style-name="P274"><text:span text:style-name="T1">Difference:</text:span> Names in an unnamed namespace are local to a complication unit. </text:p>
          </table:table-cell>
        </table:table-row>
      </table:table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67"><text:s/>Conditional (Ternary) Operator 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448"><text:span text:style-name="T1">Syntax:</text:span> (expression 1) ? expression 2 : expression 3 </text:p>
            <text:p text:style-name="P289"><text:s text:c="2"/>If expression 1 evaluates to true,</text:p>
            <text:p text:style-name="P448"><text:s text:c="4"/>then expression 2 is evaluated.</text:p>
            <text:p text:style-name="P289"><text:s text:c="2"/>If expression 1 evaluates to false, </text:p>
            <text:p text:style-name="P289"><text:s text:c="4"/>then expression 3 is evaluated instead.</text:p>
          </table:table-cell>
        </table:table-row>
        <table:table-row>
          <table:table-cell table:style-name="Table40.A2" office:value-type="string">
            <text:p text:style-name="P289"><text:span text:style-name="T1">Example:</text:span> pick which value to assign to a variable...</text:p>
            <text:p text:style-name="P560"><text:s text:c="4"/>int foo = (bar &gt; bash) ? bar : bash; </text:p>
            <text:p text:style-name="P289">If bar is bigger, bar is assigned; else bash assigned.</text:p>
          </table:table-cell>
        </table:table-row>
      </table:table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0"/>
      <text:p text:style-name="P120"/>
      <text:p text:style-name="P120"/>
      <text:p text:style-name="P1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3" fo:column-gap="0.1193in">
          <style:column style:rel-width="21845*" fo:start-indent="0in" fo:end-indent="0.0598in"/>
          <style:column style:rel-width="21845*" fo:start-indent="0.0598in" fo:end-indent="0.0598in"/>
          <style:column style:rel-width="21845*" fo:start-indent="0.059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09:17:53.810037483</meta:creation-date>
    <meta:editing-duration>P1DT3H34M57S</meta:editing-duration>
    <meta:editing-cycles>352</meta:editing-cycles>
    <meta:generator>LibreOffice/5.2.5.1$Windows_x86 LibreOffice_project/0312e1a284a7d50ca85a365c316c7abbf20a4d22</meta:generator>
    <dc:title>default-2015-01-01</dc:title>
    <dc:date>2017-02-20T10:29:18.758000000</dc:date>
    <meta:print-date>2017-02-20T09:59:10.754000000</meta:print-date>
    <meta:document-statistic meta:table-count="139" meta:image-count="0" meta:object-count="0" meta:page-count="15" meta:paragraph-count="1689" meta:word-count="9650" meta:character-count="65211" meta:non-whitespace-character-count="51339"/>
  </office:meta>
</office:document-meta>
</file>